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9.596cm" svg:height="13.393cm" svg:x="1.633cm" svg:y="3.367cm">
            <draw:object draw:notify-on-update-of-ranges="Sheet1.A2:Sheet1.A2 Sheet1.B2:Sheet1.SG2 Sheet1.A3:Sheet1.A3 Sheet1.B3:Sheet1.SG3 Sheet1.A5:Sheet1.A5 Sheet1.B5:Sheet1.SG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.366cm" svg:height="13.255cm" svg:x="1.808cm" svg:y="18.036cm">
            <draw:object draw:notify-on-update-of-ranges="Sheet1.A2:Sheet1.A2 Sheet1.B2:Sheet1.SG2 Sheet1.A6:Sheet1.A6 Sheet1.B6:Sheet1.SG6 Sheet1.A7:Sheet1.A7 Sheet1.B7:Sheet1.SG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9.375cm" svg:height="12.038cm" svg:x="1.717cm" svg:y="32.267cm">
            <draw:object draw:notify-on-update-of-ranges="Sheet1.A3:Sheet1.A3 Sheet1.B3:Sheet1.SG3 Sheet1.A4:Sheet1.A4 Sheet1.B4:Sheet1.SG4 Sheet1.A5:Sheet1.A5 Sheet1.B5:Sheet1.SG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69" table:default-cell-style-name="Default"/>
        <table:table-column table:style-name="co4" table:number-columns-repeated="424" table:default-cell-style-name="Default"/>
        <table:table-row table:style-name="ro1">
          <table:table-cell office:value-type="string" calcext:value-type="string">
            <text:p>mem</text:p>
          </table:table-cell>
          <table:table-cell table:number-columns-repeated="12" office:value-type="float" office:value="343" calcext:value-type="float">
            <text:p>343</text:p>
          </table:table-cell>
          <table:table-cell table:number-columns-repeated="4"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table:number-columns-repeated="3"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table:number-columns-repeated="3"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table:number-columns-repeated="3"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table:number-columns-repeated="5" office:value-type="float" office:value="343" calcext:value-type="float">
            <text:p>343</text:p>
          </table:table-cell>
          <table:table-cell office:value-type="float" office:value="347" calcext:value-type="float">
            <text:p>347</text:p>
          </table:table-cell>
          <table:table-cell office:value-type="float" office:value="354" calcext:value-type="float">
            <text:p>354</text:p>
          </table:table-cell>
          <table:table-cell office:value-type="float" office:value="347" calcext:value-type="float">
            <text:p>347</text:p>
          </table:table-cell>
          <table:table-cell table:number-columns-repeated="9"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table:number-columns-repeated="30" office:value-type="float" office:value="348" calcext:value-type="float">
            <text:p>348</text:p>
          </table:table-cell>
          <table:table-cell table:number-columns-repeated="4" office:value-type="float" office:value="371" calcext:value-type="float">
            <text:p>371</text:p>
          </table:table-cell>
          <table:table-cell table:number-columns-repeated="14" office:value-type="float" office:value="348" calcext:value-type="float">
            <text:p>348</text:p>
          </table:table-cell>
          <table:table-cell table:number-columns-repeated="2" office:value-type="float" office:value="349" calcext:value-type="float">
            <text:p>349</text:p>
          </table:table-cell>
          <table:table-cell table:number-columns-repeated="3" office:value-type="float" office:value="350" calcext:value-type="float">
            <text:p>350</text:p>
          </table:table-cell>
          <table:table-cell table:number-columns-repeated="2" office:value-type="float" office:value="351" calcext:value-type="float">
            <text:p>351</text:p>
          </table:table-cell>
          <table:table-cell table:number-columns-repeated="77" office:value-type="float" office:value="352" calcext:value-type="float">
            <text:p>352</text:p>
          </table:table-cell>
          <table:table-cell table:number-columns-repeated="9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5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8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5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16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7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14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34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67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57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358" calcext:value-type="float">
            <text:p>358</text:p>
          </table:table-cell>
          <table:table-cell table:number-columns-repeated="2" office:value-type="float" office:value="357" calcext:value-type="float">
            <text:p>357</text:p>
          </table:table-cell>
          <table:table-cell table:number-columns-repeated="10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8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7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10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9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25"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358" calcext:value-type="float">
            <text:p>358</text:p>
          </table:table-cell>
          <table:table-cell table:number-columns-repeated="5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ost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9700" calcext:value-type="float">
            <text:p>97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00" calcext:value-type="float">
            <text:p>101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300" calcext:value-type="float">
            <text:p>103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500" calcext:value-type="float">
            <text:p>105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700" calcext:value-type="float">
            <text:p>10700</text:p>
          </table:table-cell>
          <table:table-cell office:value-type="float" office:value="10800" calcext:value-type="float">
            <text:p>10800</text:p>
          </table:table-cell>
          <table:table-cell office:value-type="float" office:value="10900" calcext:value-type="float">
            <text:p>109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100" calcext:value-type="float">
            <text:p>11100</text:p>
          </table:table-cell>
          <table:table-cell office:value-type="float" office:value="11200" calcext:value-type="float">
            <text:p>11200</text:p>
          </table:table-cell>
          <table:table-cell office:value-type="float" office:value="11300" calcext:value-type="float">
            <text:p>113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500" calcext:value-type="float">
            <text:p>11500</text:p>
          </table:table-cell>
          <table:table-cell office:value-type="float" office:value="11600" calcext:value-type="float">
            <text:p>11600</text:p>
          </table:table-cell>
          <table:table-cell office:value-type="float" office:value="11700" calcext:value-type="float">
            <text:p>11700</text:p>
          </table:table-cell>
          <table:table-cell office:value-type="float" office:value="11800" calcext:value-type="float">
            <text:p>11800</text:p>
          </table:table-cell>
          <table:table-cell office:value-type="float" office:value="11900" calcext:value-type="float">
            <text:p>119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100" calcext:value-type="float">
            <text:p>121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500" calcext:value-type="float">
            <text:p>12500</text:p>
          </table:table-cell>
          <table:table-cell office:value-type="float" office:value="12600" calcext:value-type="float">
            <text:p>12600</text:p>
          </table:table-cell>
          <table:table-cell office:value-type="float" office:value="12700" calcext:value-type="float">
            <text:p>12700</text:p>
          </table:table-cell>
          <table:table-cell office:value-type="float" office:value="12800" calcext:value-type="float">
            <text:p>12800</text:p>
          </table:table-cell>
          <table:table-cell office:value-type="float" office:value="12900" calcext:value-type="float">
            <text:p>129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100" calcext:value-type="float">
            <text:p>13100</text:p>
          </table:table-cell>
          <table:table-cell office:value-type="float" office:value="13200" calcext:value-type="float">
            <text:p>13200</text:p>
          </table:table-cell>
          <table:table-cell office:value-type="float" office:value="13300" calcext:value-type="float">
            <text:p>13300</text:p>
          </table:table-cell>
          <table:table-cell office:value-type="float" office:value="13400" calcext:value-type="float">
            <text:p>13400</text:p>
          </table:table-cell>
          <table:table-cell office:value-type="float" office:value="13500" calcext:value-type="float">
            <text:p>13500</text:p>
          </table:table-cell>
          <table:table-cell office:value-type="float" office:value="13600" calcext:value-type="float">
            <text:p>13600</text:p>
          </table:table-cell>
          <table:table-cell office:value-type="float" office:value="13700" calcext:value-type="float">
            <text:p>13700</text:p>
          </table:table-cell>
          <table:table-cell office:value-type="float" office:value="13800" calcext:value-type="float">
            <text:p>13800</text:p>
          </table:table-cell>
          <table:table-cell office:value-type="float" office:value="13900" calcext:value-type="float">
            <text:p>139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100" calcext:value-type="float">
            <text:p>14100</text:p>
          </table:table-cell>
          <table:table-cell office:value-type="float" office:value="14200" calcext:value-type="float">
            <text:p>14200</text:p>
          </table:table-cell>
          <table:table-cell office:value-type="float" office:value="14300" calcext:value-type="float">
            <text:p>143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500" calcext:value-type="float">
            <text:p>14500</text:p>
          </table:table-cell>
          <table:table-cell office:value-type="float" office:value="14600" calcext:value-type="float">
            <text:p>14600</text:p>
          </table:table-cell>
          <table:table-cell office:value-type="float" office:value="14700" calcext:value-type="float">
            <text:p>14700</text:p>
          </table:table-cell>
          <table:table-cell office:value-type="float" office:value="14800" calcext:value-type="float">
            <text:p>14800</text:p>
          </table:table-cell>
          <table:table-cell office:value-type="float" office:value="14900" calcext:value-type="float">
            <text:p>149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100" calcext:value-type="float">
            <text:p>151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300" calcext:value-type="float">
            <text:p>15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5500" calcext:value-type="float">
            <text:p>15500</text:p>
          </table:table-cell>
          <table:table-cell office:value-type="float" office:value="15600" calcext:value-type="float">
            <text:p>15600</text:p>
          </table:table-cell>
          <table:table-cell office:value-type="float" office:value="15700" calcext:value-type="float">
            <text:p>15700</text:p>
          </table:table-cell>
          <table:table-cell office:value-type="float" office:value="15800" calcext:value-type="float">
            <text:p>15800</text:p>
          </table:table-cell>
          <table:table-cell office:value-type="float" office:value="15900" calcext:value-type="float">
            <text:p>159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100" calcext:value-type="float">
            <text:p>16100</text:p>
          </table:table-cell>
          <table:table-cell office:value-type="float" office:value="16200" calcext:value-type="float">
            <text:p>16200</text:p>
          </table:table-cell>
          <table:table-cell office:value-type="float" office:value="16300" calcext:value-type="float">
            <text:p>16300</text:p>
          </table:table-cell>
          <table:table-cell office:value-type="float" office:value="16400" calcext:value-type="float">
            <text:p>16400</text:p>
          </table:table-cell>
          <table:table-cell office:value-type="float" office:value="16500" calcext:value-type="float">
            <text:p>16500</text:p>
          </table:table-cell>
          <table:table-cell office:value-type="float" office:value="16600" calcext:value-type="float">
            <text:p>16600</text:p>
          </table:table-cell>
          <table:table-cell office:value-type="float" office:value="16700" calcext:value-type="float">
            <text:p>16700</text:p>
          </table:table-cell>
          <table:table-cell office:value-type="float" office:value="16800" calcext:value-type="float">
            <text:p>16800</text:p>
          </table:table-cell>
          <table:table-cell office:value-type="float" office:value="16900" calcext:value-type="float">
            <text:p>169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100" calcext:value-type="float">
            <text:p>17100</text:p>
          </table:table-cell>
          <table:table-cell office:value-type="float" office:value="17200" calcext:value-type="float">
            <text:p>17200</text:p>
          </table:table-cell>
          <table:table-cell office:value-type="float" office:value="17300" calcext:value-type="float">
            <text:p>17300</text:p>
          </table:table-cell>
          <table:table-cell office:value-type="float" office:value="17400" calcext:value-type="float">
            <text:p>17400</text:p>
          </table:table-cell>
          <table:table-cell office:value-type="float" office:value="17500" calcext:value-type="float">
            <text:p>17500</text:p>
          </table:table-cell>
          <table:table-cell office:value-type="float" office:value="17600" calcext:value-type="float">
            <text:p>17600</text:p>
          </table:table-cell>
          <table:table-cell office:value-type="float" office:value="17700" calcext:value-type="float">
            <text:p>17700</text:p>
          </table:table-cell>
          <table:table-cell office:value-type="float" office:value="17800" calcext:value-type="float">
            <text:p>17800</text:p>
          </table:table-cell>
          <table:table-cell office:value-type="float" office:value="17900" calcext:value-type="float">
            <text:p>179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100" calcext:value-type="float">
            <text:p>181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300" calcext:value-type="float">
            <text:p>18300</text:p>
          </table:table-cell>
          <table:table-cell office:value-type="float" office:value="18400" calcext:value-type="float">
            <text:p>18400</text:p>
          </table:table-cell>
          <table:table-cell office:value-type="float" office:value="18500" calcext:value-type="float">
            <text:p>18500</text:p>
          </table:table-cell>
          <table:table-cell office:value-type="float" office:value="18600" calcext:value-type="float">
            <text:p>18600</text:p>
          </table:table-cell>
          <table:table-cell office:value-type="float" office:value="18700" calcext:value-type="float">
            <text:p>18700</text:p>
          </table:table-cell>
          <table:table-cell office:value-type="float" office:value="18800" calcext:value-type="float">
            <text:p>18800</text:p>
          </table:table-cell>
          <table:table-cell office:value-type="float" office:value="18900" calcext:value-type="float">
            <text:p>18900</text:p>
          </table:table-cell>
          <table:table-cell office:value-type="float" office:value="19000" calcext:value-type="float">
            <text:p>19000</text:p>
          </table:table-cell>
          <table:table-cell office:value-type="float" office:value="19100" calcext:value-type="float">
            <text:p>19100</text:p>
          </table:table-cell>
          <table:table-cell office:value-type="float" office:value="19200" calcext:value-type="float">
            <text:p>19200</text:p>
          </table:table-cell>
          <table:table-cell office:value-type="float" office:value="19300" calcext:value-type="float">
            <text:p>19300</text:p>
          </table:table-cell>
          <table:table-cell office:value-type="float" office:value="19400" calcext:value-type="float">
            <text:p>19400</text:p>
          </table:table-cell>
          <table:table-cell office:value-type="float" office:value="19500" calcext:value-type="float">
            <text:p>19500</text:p>
          </table:table-cell>
          <table:table-cell office:value-type="float" office:value="19600" calcext:value-type="float">
            <text:p>19600</text:p>
          </table:table-cell>
          <table:table-cell office:value-type="float" office:value="19700" calcext:value-type="float">
            <text:p>19700</text:p>
          </table:table-cell>
          <table:table-cell office:value-type="float" office:value="19800" calcext:value-type="float">
            <text:p>19800</text:p>
          </table:table-cell>
          <table:table-cell office:value-type="float" office:value="19900" calcext:value-type="float">
            <text:p>199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100" calcext:value-type="float">
            <text:p>20100</text:p>
          </table:table-cell>
          <table:table-cell office:value-type="float" office:value="20200" calcext:value-type="float">
            <text:p>20200</text:p>
          </table:table-cell>
          <table:table-cell office:value-type="float" office:value="20300" calcext:value-type="float">
            <text:p>20300</text:p>
          </table:table-cell>
          <table:table-cell office:value-type="float" office:value="20400" calcext:value-type="float">
            <text:p>20400</text:p>
          </table:table-cell>
          <table:table-cell office:value-type="float" office:value="20500" calcext:value-type="float">
            <text:p>20500</text:p>
          </table:table-cell>
          <table:table-cell office:value-type="float" office:value="20600" calcext:value-type="float">
            <text:p>20600</text:p>
          </table:table-cell>
          <table:table-cell office:value-type="float" office:value="20700" calcext:value-type="float">
            <text:p>20700</text:p>
          </table:table-cell>
          <table:table-cell office:value-type="float" office:value="20800" calcext:value-type="float">
            <text:p>20800</text:p>
          </table:table-cell>
          <table:table-cell office:value-type="float" office:value="20900" calcext:value-type="float">
            <text:p>20900</text:p>
          </table:table-cell>
          <table:table-cell office:value-type="float" office:value="21000" calcext:value-type="float">
            <text:p>21000</text:p>
          </table:table-cell>
          <table:table-cell office:value-type="float" office:value="21100" calcext:value-type="float">
            <text:p>21100</text:p>
          </table:table-cell>
          <table:table-cell office:value-type="float" office:value="21200" calcext:value-type="float">
            <text:p>21200</text:p>
          </table:table-cell>
          <table:table-cell office:value-type="float" office:value="21300" calcext:value-type="float">
            <text:p>21300</text:p>
          </table:table-cell>
          <table:table-cell office:value-type="float" office:value="21400" calcext:value-type="float">
            <text:p>21400</text:p>
          </table:table-cell>
          <table:table-cell office:value-type="float" office:value="21500" calcext:value-type="float">
            <text:p>21500</text:p>
          </table:table-cell>
          <table:table-cell office:value-type="float" office:value="21600" calcext:value-type="float">
            <text:p>21600</text:p>
          </table:table-cell>
          <table:table-cell office:value-type="float" office:value="21700" calcext:value-type="float">
            <text:p>21700</text:p>
          </table:table-cell>
          <table:table-cell office:value-type="float" office:value="21800" calcext:value-type="float">
            <text:p>21800</text:p>
          </table:table-cell>
          <table:table-cell office:value-type="float" office:value="21900" calcext:value-type="float">
            <text:p>21900</text:p>
          </table:table-cell>
          <table:table-cell office:value-type="float" office:value="22000" calcext:value-type="float">
            <text:p>22000</text:p>
          </table:table-cell>
          <table:table-cell office:value-type="float" office:value="22100" calcext:value-type="float">
            <text:p>22100</text:p>
          </table:table-cell>
          <table:table-cell office:value-type="float" office:value="22200" calcext:value-type="float">
            <text:p>222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office:value-type="float" office:value="22500" calcext:value-type="float">
            <text:p>22500</text:p>
          </table:table-cell>
          <table:table-cell office:value-type="float" office:value="22600" calcext:value-type="float">
            <text:p>22600</text:p>
          </table:table-cell>
          <table:table-cell office:value-type="float" office:value="22700" calcext:value-type="float">
            <text:p>22700</text:p>
          </table:table-cell>
          <table:table-cell office:value-type="float" office:value="22800" calcext:value-type="float">
            <text:p>22800</text:p>
          </table:table-cell>
          <table:table-cell office:value-type="float" office:value="22900" calcext:value-type="float">
            <text:p>22900</text:p>
          </table:table-cell>
          <table:table-cell office:value-type="float" office:value="23000" calcext:value-type="float">
            <text:p>23000</text:p>
          </table:table-cell>
          <table:table-cell office:value-type="float" office:value="23100" calcext:value-type="float">
            <text:p>23100</text:p>
          </table:table-cell>
          <table:table-cell office:value-type="float" office:value="23200" calcext:value-type="float">
            <text:p>23200</text:p>
          </table:table-cell>
          <table:table-cell office:value-type="float" office:value="23300" calcext:value-type="float">
            <text:p>23300</text:p>
          </table:table-cell>
          <table:table-cell office:value-type="float" office:value="23400" calcext:value-type="float">
            <text:p>23400</text:p>
          </table:table-cell>
          <table:table-cell office:value-type="float" office:value="23500" calcext:value-type="float">
            <text:p>23500</text:p>
          </table:table-cell>
          <table:table-cell office:value-type="float" office:value="23600" calcext:value-type="float">
            <text:p>23600</text:p>
          </table:table-cell>
          <table:table-cell office:value-type="float" office:value="23700" calcext:value-type="float">
            <text:p>23700</text:p>
          </table:table-cell>
          <table:table-cell office:value-type="float" office:value="23800" calcext:value-type="float">
            <text:p>23800</text:p>
          </table:table-cell>
          <table:table-cell office:value-type="float" office:value="23900" calcext:value-type="float">
            <text:p>23900</text:p>
          </table:table-cell>
          <table:table-cell office:value-type="float" office:value="24000" calcext:value-type="float">
            <text:p>24000</text:p>
          </table:table-cell>
          <table:table-cell office:value-type="float" office:value="24100" calcext:value-type="float">
            <text:p>24100</text:p>
          </table:table-cell>
          <table:table-cell office:value-type="float" office:value="24200" calcext:value-type="float">
            <text:p>24200</text:p>
          </table:table-cell>
          <table:table-cell office:value-type="float" office:value="24300" calcext:value-type="float">
            <text:p>24300</text:p>
          </table:table-cell>
          <table:table-cell office:value-type="float" office:value="24400" calcext:value-type="float">
            <text:p>24400</text:p>
          </table:table-cell>
          <table:table-cell office:value-type="float" office:value="24500" calcext:value-type="float">
            <text:p>24500</text:p>
          </table:table-cell>
          <table:table-cell office:value-type="float" office:value="24600" calcext:value-type="float">
            <text:p>24600</text:p>
          </table:table-cell>
          <table:table-cell office:value-type="float" office:value="24700" calcext:value-type="float">
            <text:p>24700</text:p>
          </table:table-cell>
          <table:table-cell office:value-type="float" office:value="24800" calcext:value-type="float">
            <text:p>24800</text:p>
          </table:table-cell>
          <table:table-cell office:value-type="float" office:value="24900" calcext:value-type="float">
            <text:p>24900</text:p>
          </table:table-cell>
          <table:table-cell office:value-type="float" office:value="25000" calcext:value-type="float">
            <text:p>25000</text:p>
          </table:table-cell>
          <table:table-cell office:value-type="float" office:value="25100" calcext:value-type="float">
            <text:p>25100</text:p>
          </table:table-cell>
          <table:table-cell office:value-type="float" office:value="25200" calcext:value-type="float">
            <text:p>25200</text:p>
          </table:table-cell>
          <table:table-cell office:value-type="float" office:value="25300" calcext:value-type="float">
            <text:p>25300</text:p>
          </table:table-cell>
          <table:table-cell office:value-type="float" office:value="25400" calcext:value-type="float">
            <text:p>25400</text:p>
          </table:table-cell>
          <table:table-cell office:value-type="float" office:value="25500" calcext:value-type="float">
            <text:p>25500</text:p>
          </table:table-cell>
          <table:table-cell office:value-type="float" office:value="25600" calcext:value-type="float">
            <text:p>25600</text:p>
          </table:table-cell>
          <table:table-cell office:value-type="float" office:value="25700" calcext:value-type="float">
            <text:p>25700</text:p>
          </table:table-cell>
          <table:table-cell office:value-type="float" office:value="25800" calcext:value-type="float">
            <text:p>25800</text:p>
          </table:table-cell>
          <table:table-cell office:value-type="float" office:value="25900" calcext:value-type="float">
            <text:p>25900</text:p>
          </table:table-cell>
          <table:table-cell office:value-type="float" office:value="26000" calcext:value-type="float">
            <text:p>26000</text:p>
          </table:table-cell>
          <table:table-cell office:value-type="float" office:value="26100" calcext:value-type="float">
            <text:p>26100</text:p>
          </table:table-cell>
          <table:table-cell office:value-type="float" office:value="26200" calcext:value-type="float">
            <text:p>26200</text:p>
          </table:table-cell>
          <table:table-cell office:value-type="float" office:value="26300" calcext:value-type="float">
            <text:p>26300</text:p>
          </table:table-cell>
          <table:table-cell office:value-type="float" office:value="26400" calcext:value-type="float">
            <text:p>26400</text:p>
          </table:table-cell>
          <table:table-cell office:value-type="float" office:value="26500" calcext:value-type="float">
            <text:p>26500</text:p>
          </table:table-cell>
          <table:table-cell office:value-type="float" office:value="26600" calcext:value-type="float">
            <text:p>26600</text:p>
          </table:table-cell>
          <table:table-cell office:value-type="float" office:value="26700" calcext:value-type="float">
            <text:p>26700</text:p>
          </table:table-cell>
          <table:table-cell office:value-type="float" office:value="26800" calcext:value-type="float">
            <text:p>26800</text:p>
          </table:table-cell>
          <table:table-cell office:value-type="float" office:value="26900" calcext:value-type="float">
            <text:p>26900</text:p>
          </table:table-cell>
          <table:table-cell office:value-type="float" office:value="27000" calcext:value-type="float">
            <text:p>27000</text:p>
          </table:table-cell>
          <table:table-cell office:value-type="float" office:value="27100" calcext:value-type="float">
            <text:p>27100</text:p>
          </table:table-cell>
          <table:table-cell office:value-type="float" office:value="27200" calcext:value-type="float">
            <text:p>27200</text:p>
          </table:table-cell>
          <table:table-cell office:value-type="float" office:value="27300" calcext:value-type="float">
            <text:p>27300</text:p>
          </table:table-cell>
          <table:table-cell office:value-type="float" office:value="27400" calcext:value-type="float">
            <text:p>27400</text:p>
          </table:table-cell>
          <table:table-cell office:value-type="float" office:value="27500" calcext:value-type="float">
            <text:p>27500</text:p>
          </table:table-cell>
          <table:table-cell office:value-type="float" office:value="27600" calcext:value-type="float">
            <text:p>27600</text:p>
          </table:table-cell>
          <table:table-cell office:value-type="float" office:value="27700" calcext:value-type="float">
            <text:p>27700</text:p>
          </table:table-cell>
          <table:table-cell office:value-type="float" office:value="27800" calcext:value-type="float">
            <text:p>27800</text:p>
          </table:table-cell>
          <table:table-cell office:value-type="float" office:value="27900" calcext:value-type="float">
            <text:p>27900</text:p>
          </table:table-cell>
          <table:table-cell office:value-type="float" office:value="28000" calcext:value-type="float">
            <text:p>28000</text:p>
          </table:table-cell>
          <table:table-cell office:value-type="float" office:value="28100" calcext:value-type="float">
            <text:p>28100</text:p>
          </table:table-cell>
          <table:table-cell office:value-type="float" office:value="28200" calcext:value-type="float">
            <text:p>28200</text:p>
          </table:table-cell>
          <table:table-cell office:value-type="float" office:value="28300" calcext:value-type="float">
            <text:p>28300</text:p>
          </table:table-cell>
          <table:table-cell office:value-type="float" office:value="28400" calcext:value-type="float">
            <text:p>28400</text:p>
          </table:table-cell>
          <table:table-cell office:value-type="float" office:value="28500" calcext:value-type="float">
            <text:p>28500</text:p>
          </table:table-cell>
          <table:table-cell office:value-type="float" office:value="28600" calcext:value-type="float">
            <text:p>28600</text:p>
          </table:table-cell>
          <table:table-cell office:value-type="float" office:value="28700" calcext:value-type="float">
            <text:p>28700</text:p>
          </table:table-cell>
          <table:table-cell office:value-type="float" office:value="28800" calcext:value-type="float">
            <text:p>28800</text:p>
          </table:table-cell>
          <table:table-cell office:value-type="float" office:value="28900" calcext:value-type="float">
            <text:p>28900</text:p>
          </table:table-cell>
          <table:table-cell office:value-type="float" office:value="29000" calcext:value-type="float">
            <text:p>29000</text:p>
          </table:table-cell>
          <table:table-cell office:value-type="float" office:value="29100" calcext:value-type="float">
            <text:p>29100</text:p>
          </table:table-cell>
          <table:table-cell office:value-type="float" office:value="29200" calcext:value-type="float">
            <text:p>29200</text:p>
          </table:table-cell>
          <table:table-cell office:value-type="float" office:value="29300" calcext:value-type="float">
            <text:p>29300</text:p>
          </table:table-cell>
          <table:table-cell office:value-type="float" office:value="29400" calcext:value-type="float">
            <text:p>29400</text:p>
          </table:table-cell>
          <table:table-cell office:value-type="float" office:value="29500" calcext:value-type="float">
            <text:p>29500</text:p>
          </table:table-cell>
          <table:table-cell office:value-type="float" office:value="29600" calcext:value-type="float">
            <text:p>29600</text:p>
          </table:table-cell>
          <table:table-cell office:value-type="float" office:value="29700" calcext:value-type="float">
            <text:p>29700</text:p>
          </table:table-cell>
          <table:table-cell office:value-type="float" office:value="29800" calcext:value-type="float">
            <text:p>29800</text:p>
          </table:table-cell>
          <table:table-cell office:value-type="float" office:value="29900" calcext:value-type="float">
            <text:p>29900</text:p>
          </table:table-cell>
          <table:table-cell office:value-type="float" office:value="30000" calcext:value-type="float">
            <text:p>30000</text:p>
          </table:table-cell>
          <table:table-cell office:value-type="float" office:value="30100" calcext:value-type="float">
            <text:p>30100</text:p>
          </table:table-cell>
          <table:table-cell office:value-type="float" office:value="30200" calcext:value-type="float">
            <text:p>30200</text:p>
          </table:table-cell>
          <table:table-cell office:value-type="float" office:value="30300" calcext:value-type="float">
            <text:p>30300</text:p>
          </table:table-cell>
          <table:table-cell office:value-type="float" office:value="30400" calcext:value-type="float">
            <text:p>30400</text:p>
          </table:table-cell>
          <table:table-cell office:value-type="float" office:value="30500" calcext:value-type="float">
            <text:p>30500</text:p>
          </table:table-cell>
          <table:table-cell office:value-type="float" office:value="30600" calcext:value-type="float">
            <text:p>30600</text:p>
          </table:table-cell>
          <table:table-cell office:value-type="float" office:value="30700" calcext:value-type="float">
            <text:p>30700</text:p>
          </table:table-cell>
          <table:table-cell office:value-type="float" office:value="30800" calcext:value-type="float">
            <text:p>30800</text:p>
          </table:table-cell>
          <table:table-cell office:value-type="float" office:value="30900" calcext:value-type="float">
            <text:p>30900</text:p>
          </table:table-cell>
          <table:table-cell office:value-type="float" office:value="31000" calcext:value-type="float">
            <text:p>31000</text:p>
          </table:table-cell>
          <table:table-cell office:value-type="float" office:value="31100" calcext:value-type="float">
            <text:p>31100</text:p>
          </table:table-cell>
          <table:table-cell office:value-type="float" office:value="31200" calcext:value-type="float">
            <text:p>31200</text:p>
          </table:table-cell>
          <table:table-cell office:value-type="float" office:value="31300" calcext:value-type="float">
            <text:p>31300</text:p>
          </table:table-cell>
          <table:table-cell office:value-type="float" office:value="31400" calcext:value-type="float">
            <text:p>31400</text:p>
          </table:table-cell>
          <table:table-cell office:value-type="float" office:value="31500" calcext:value-type="float">
            <text:p>31500</text:p>
          </table:table-cell>
          <table:table-cell office:value-type="float" office:value="31600" calcext:value-type="float">
            <text:p>31600</text:p>
          </table:table-cell>
          <table:table-cell office:value-type="float" office:value="31700" calcext:value-type="float">
            <text:p>31700</text:p>
          </table:table-cell>
          <table:table-cell office:value-type="float" office:value="31800" calcext:value-type="float">
            <text:p>31800</text:p>
          </table:table-cell>
          <table:table-cell office:value-type="float" office:value="31900" calcext:value-type="float">
            <text:p>319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100" calcext:value-type="float">
            <text:p>32100</text:p>
          </table:table-cell>
          <table:table-cell office:value-type="float" office:value="32200" calcext:value-type="float">
            <text:p>32200</text:p>
          </table:table-cell>
          <table:table-cell office:value-type="float" office:value="32300" calcext:value-type="float">
            <text:p>32300</text:p>
          </table:table-cell>
          <table:table-cell office:value-type="float" office:value="32400" calcext:value-type="float">
            <text:p>32400</text:p>
          </table:table-cell>
          <table:table-cell office:value-type="float" office:value="32500" calcext:value-type="float">
            <text:p>32500</text:p>
          </table:table-cell>
          <table:table-cell office:value-type="float" office:value="32600" calcext:value-type="float">
            <text:p>32600</text:p>
          </table:table-cell>
          <table:table-cell office:value-type="float" office:value="32700" calcext:value-type="float">
            <text:p>32700</text:p>
          </table:table-cell>
          <table:table-cell office:value-type="float" office:value="32800" calcext:value-type="float">
            <text:p>32800</text:p>
          </table:table-cell>
          <table:table-cell office:value-type="float" office:value="32900" calcext:value-type="float">
            <text:p>32900</text:p>
          </table:table-cell>
          <table:table-cell office:value-type="float" office:value="33000" calcext:value-type="float">
            <text:p>33000</text:p>
          </table:table-cell>
          <table:table-cell office:value-type="float" office:value="33100" calcext:value-type="float">
            <text:p>33100</text:p>
          </table:table-cell>
          <table:table-cell office:value-type="float" office:value="33200" calcext:value-type="float">
            <text:p>33200</text:p>
          </table:table-cell>
          <table:table-cell office:value-type="float" office:value="33300" calcext:value-type="float">
            <text:p>33300</text:p>
          </table:table-cell>
          <table:table-cell office:value-type="float" office:value="33400" calcext:value-type="float">
            <text:p>33400</text:p>
          </table:table-cell>
          <table:table-cell office:value-type="float" office:value="33500" calcext:value-type="float">
            <text:p>33500</text:p>
          </table:table-cell>
          <table:table-cell office:value-type="float" office:value="33600" calcext:value-type="float">
            <text:p>33600</text:p>
          </table:table-cell>
          <table:table-cell office:value-type="float" office:value="33700" calcext:value-type="float">
            <text:p>33700</text:p>
          </table:table-cell>
          <table:table-cell office:value-type="float" office:value="33800" calcext:value-type="float">
            <text:p>33800</text:p>
          </table:table-cell>
          <table:table-cell office:value-type="float" office:value="33900" calcext:value-type="float">
            <text:p>33900</text:p>
          </table:table-cell>
          <table:table-cell office:value-type="float" office:value="34000" calcext:value-type="float">
            <text:p>34000</text:p>
          </table:table-cell>
          <table:table-cell office:value-type="float" office:value="34100" calcext:value-type="float">
            <text:p>34100</text:p>
          </table:table-cell>
          <table:table-cell office:value-type="float" office:value="34200" calcext:value-type="float">
            <text:p>34200</text:p>
          </table:table-cell>
          <table:table-cell office:value-type="float" office:value="34300" calcext:value-type="float">
            <text:p>34300</text:p>
          </table:table-cell>
          <table:table-cell office:value-type="float" office:value="34400" calcext:value-type="float">
            <text:p>34400</text:p>
          </table:table-cell>
          <table:table-cell office:value-type="float" office:value="34500" calcext:value-type="float">
            <text:p>34500</text:p>
          </table:table-cell>
          <table:table-cell office:value-type="float" office:value="34600" calcext:value-type="float">
            <text:p>34600</text:p>
          </table:table-cell>
          <table:table-cell office:value-type="float" office:value="34700" calcext:value-type="float">
            <text:p>34700</text:p>
          </table:table-cell>
          <table:table-cell office:value-type="float" office:value="34800" calcext:value-type="float">
            <text:p>34800</text:p>
          </table:table-cell>
          <table:table-cell office:value-type="float" office:value="34900" calcext:value-type="float">
            <text:p>34900</text:p>
          </table:table-cell>
          <table:table-cell office:value-type="float" office:value="35000" calcext:value-type="float">
            <text:p>35000</text:p>
          </table:table-cell>
          <table:table-cell office:value-type="float" office:value="35100" calcext:value-type="float">
            <text:p>35100</text:p>
          </table:table-cell>
          <table:table-cell office:value-type="float" office:value="35200" calcext:value-type="float">
            <text:p>35200</text:p>
          </table:table-cell>
          <table:table-cell office:value-type="float" office:value="35300" calcext:value-type="float">
            <text:p>35300</text:p>
          </table:table-cell>
          <table:table-cell office:value-type="float" office:value="35400" calcext:value-type="float">
            <text:p>35400</text:p>
          </table:table-cell>
          <table:table-cell office:value-type="float" office:value="35500" calcext:value-type="float">
            <text:p>35500</text:p>
          </table:table-cell>
          <table:table-cell office:value-type="float" office:value="35600" calcext:value-type="float">
            <text:p>35600</text:p>
          </table:table-cell>
          <table:table-cell office:value-type="float" office:value="35700" calcext:value-type="float">
            <text:p>35700</text:p>
          </table:table-cell>
          <table:table-cell office:value-type="float" office:value="35800" calcext:value-type="float">
            <text:p>35800</text:p>
          </table:table-cell>
          <table:table-cell office:value-type="float" office:value="35900" calcext:value-type="float">
            <text:p>35900</text:p>
          </table:table-cell>
          <table:table-cell office:value-type="float" office:value="36000" calcext:value-type="float">
            <text:p>36000</text:p>
          </table:table-cell>
          <table:table-cell office:value-type="float" office:value="36100" calcext:value-type="float">
            <text:p>36100</text:p>
          </table:table-cell>
          <table:table-cell office:value-type="float" office:value="36200" calcext:value-type="float">
            <text:p>36200</text:p>
          </table:table-cell>
          <table:table-cell office:value-type="float" office:value="36300" calcext:value-type="float">
            <text:p>36300</text:p>
          </table:table-cell>
          <table:table-cell office:value-type="float" office:value="36400" calcext:value-type="float">
            <text:p>36400</text:p>
          </table:table-cell>
          <table:table-cell office:value-type="float" office:value="36500" calcext:value-type="float">
            <text:p>36500</text:p>
          </table:table-cell>
          <table:table-cell office:value-type="float" office:value="36600" calcext:value-type="float">
            <text:p>36600</text:p>
          </table:table-cell>
          <table:table-cell office:value-type="float" office:value="36700" calcext:value-type="float">
            <text:p>36700</text:p>
          </table:table-cell>
          <table:table-cell office:value-type="float" office:value="36800" calcext:value-type="float">
            <text:p>36800</text:p>
          </table:table-cell>
          <table:table-cell office:value-type="float" office:value="36900" calcext:value-type="float">
            <text:p>36900</text:p>
          </table:table-cell>
          <table:table-cell office:value-type="float" office:value="37000" calcext:value-type="float">
            <text:p>37000</text:p>
          </table:table-cell>
          <table:table-cell office:value-type="float" office:value="37100" calcext:value-type="float">
            <text:p>37100</text:p>
          </table:table-cell>
          <table:table-cell office:value-type="float" office:value="37200" calcext:value-type="float">
            <text:p>37200</text:p>
          </table:table-cell>
          <table:table-cell office:value-type="float" office:value="37300" calcext:value-type="float">
            <text:p>37300</text:p>
          </table:table-cell>
          <table:table-cell office:value-type="float" office:value="37400" calcext:value-type="float">
            <text:p>37400</text:p>
          </table:table-cell>
          <table:table-cell office:value-type="float" office:value="37500" calcext:value-type="float">
            <text:p>37500</text:p>
          </table:table-cell>
          <table:table-cell office:value-type="float" office:value="37600" calcext:value-type="float">
            <text:p>37600</text:p>
          </table:table-cell>
          <table:table-cell office:value-type="float" office:value="37700" calcext:value-type="float">
            <text:p>37700</text:p>
          </table:table-cell>
          <table:table-cell office:value-type="float" office:value="37800" calcext:value-type="float">
            <text:p>37800</text:p>
          </table:table-cell>
          <table:table-cell office:value-type="float" office:value="37900" calcext:value-type="float">
            <text:p>37900</text:p>
          </table:table-cell>
          <table:table-cell office:value-type="float" office:value="38000" calcext:value-type="float">
            <text:p>38000</text:p>
          </table:table-cell>
          <table:table-cell office:value-type="float" office:value="38100" calcext:value-type="float">
            <text:p>38100</text:p>
          </table:table-cell>
          <table:table-cell office:value-type="float" office:value="38200" calcext:value-type="float">
            <text:p>38200</text:p>
          </table:table-cell>
          <table:table-cell office:value-type="float" office:value="38300" calcext:value-type="float">
            <text:p>38300</text:p>
          </table:table-cell>
          <table:table-cell office:value-type="float" office:value="38400" calcext:value-type="float">
            <text:p>38400</text:p>
          </table:table-cell>
          <table:table-cell office:value-type="float" office:value="38500" calcext:value-type="float">
            <text:p>38500</text:p>
          </table:table-cell>
          <table:table-cell office:value-type="float" office:value="38600" calcext:value-type="float">
            <text:p>38600</text:p>
          </table:table-cell>
          <table:table-cell office:value-type="float" office:value="38700" calcext:value-type="float">
            <text:p>38700</text:p>
          </table:table-cell>
          <table:table-cell office:value-type="float" office:value="38800" calcext:value-type="float">
            <text:p>38800</text:p>
          </table:table-cell>
          <table:table-cell office:value-type="float" office:value="38900" calcext:value-type="float">
            <text:p>38900</text:p>
          </table:table-cell>
          <table:table-cell office:value-type="float" office:value="39000" calcext:value-type="float">
            <text:p>39000</text:p>
          </table:table-cell>
          <table:table-cell office:value-type="float" office:value="39100" calcext:value-type="float">
            <text:p>39100</text:p>
          </table:table-cell>
          <table:table-cell office:value-type="float" office:value="39200" calcext:value-type="float">
            <text:p>39200</text:p>
          </table:table-cell>
          <table:table-cell office:value-type="float" office:value="39300" calcext:value-type="float">
            <text:p>39300</text:p>
          </table:table-cell>
          <table:table-cell office:value-type="float" office:value="39400" calcext:value-type="float">
            <text:p>39400</text:p>
          </table:table-cell>
          <table:table-cell office:value-type="float" office:value="39500" calcext:value-type="float">
            <text:p>39500</text:p>
          </table:table-cell>
          <table:table-cell office:value-type="float" office:value="39600" calcext:value-type="float">
            <text:p>39600</text:p>
          </table:table-cell>
          <table:table-cell office:value-type="float" office:value="39700" calcext:value-type="float">
            <text:p>39700</text:p>
          </table:table-cell>
          <table:table-cell office:value-type="float" office:value="39800" calcext:value-type="float">
            <text:p>39800</text:p>
          </table:table-cell>
          <table:table-cell office:value-type="float" office:value="39900" calcext:value-type="float">
            <text:p>39900</text:p>
          </table:table-cell>
          <table:table-cell office:value-type="float" office:value="40000" calcext:value-type="float">
            <text:p>40000</text:p>
          </table:table-cell>
          <table:table-cell office:value-type="float" office:value="40100" calcext:value-type="float">
            <text:p>40100</text:p>
          </table:table-cell>
          <table:table-cell office:value-type="float" office:value="40200" calcext:value-type="float">
            <text:p>40200</text:p>
          </table:table-cell>
          <table:table-cell office:value-type="float" office:value="40300" calcext:value-type="float">
            <text:p>40300</text:p>
          </table:table-cell>
          <table:table-cell office:value-type="float" office:value="40400" calcext:value-type="float">
            <text:p>40400</text:p>
          </table:table-cell>
          <table:table-cell office:value-type="float" office:value="40500" calcext:value-type="float">
            <text:p>40500</text:p>
          </table:table-cell>
          <table:table-cell office:value-type="float" office:value="40600" calcext:value-type="float">
            <text:p>40600</text:p>
          </table:table-cell>
          <table:table-cell office:value-type="float" office:value="40700" calcext:value-type="float">
            <text:p>40700</text:p>
          </table:table-cell>
          <table:table-cell office:value-type="float" office:value="40800" calcext:value-type="float">
            <text:p>40800</text:p>
          </table:table-cell>
          <table:table-cell office:value-type="float" office:value="40900" calcext:value-type="float">
            <text:p>40900</text:p>
          </table:table-cell>
          <table:table-cell office:value-type="float" office:value="41000" calcext:value-type="float">
            <text:p>41000</text:p>
          </table:table-cell>
          <table:table-cell office:value-type="float" office:value="41100" calcext:value-type="float">
            <text:p>41100</text:p>
          </table:table-cell>
          <table:table-cell office:value-type="float" office:value="41200" calcext:value-type="float">
            <text:p>41200</text:p>
          </table:table-cell>
          <table:table-cell office:value-type="float" office:value="41300" calcext:value-type="float">
            <text:p>41300</text:p>
          </table:table-cell>
          <table:table-cell office:value-type="float" office:value="41400" calcext:value-type="float">
            <text:p>41400</text:p>
          </table:table-cell>
          <table:table-cell office:value-type="float" office:value="41500" calcext:value-type="float">
            <text:p>41500</text:p>
          </table:table-cell>
          <table:table-cell office:value-type="float" office:value="41600" calcext:value-type="float">
            <text:p>41600</text:p>
          </table:table-cell>
          <table:table-cell office:value-type="float" office:value="41700" calcext:value-type="float">
            <text:p>41700</text:p>
          </table:table-cell>
          <table:table-cell office:value-type="float" office:value="41800" calcext:value-type="float">
            <text:p>41800</text:p>
          </table:table-cell>
          <table:table-cell office:value-type="float" office:value="41900" calcext:value-type="float">
            <text:p>41900</text:p>
          </table:table-cell>
          <table:table-cell office:value-type="float" office:value="42000" calcext:value-type="float">
            <text:p>42000</text:p>
          </table:table-cell>
          <table:table-cell office:value-type="float" office:value="42100" calcext:value-type="float">
            <text:p>42100</text:p>
          </table:table-cell>
          <table:table-cell office:value-type="float" office:value="42200" calcext:value-type="float">
            <text:p>42200</text:p>
          </table:table-cell>
          <table:table-cell office:value-type="float" office:value="42300" calcext:value-type="float">
            <text:p>42300</text:p>
          </table:table-cell>
          <table:table-cell office:value-type="float" office:value="42400" calcext:value-type="float">
            <text:p>42400</text:p>
          </table:table-cell>
          <table:table-cell office:value-type="float" office:value="42500" calcext:value-type="float">
            <text:p>42500</text:p>
          </table:table-cell>
          <table:table-cell office:value-type="float" office:value="42600" calcext:value-type="float">
            <text:p>42600</text:p>
          </table:table-cell>
          <table:table-cell office:value-type="float" office:value="42700" calcext:value-type="float">
            <text:p>42700</text:p>
          </table:table-cell>
          <table:table-cell office:value-type="float" office:value="42800" calcext:value-type="float">
            <text:p>42800</text:p>
          </table:table-cell>
          <table:table-cell office:value-type="float" office:value="42900" calcext:value-type="float">
            <text:p>42900</text:p>
          </table:table-cell>
          <table:table-cell office:value-type="float" office:value="43000" calcext:value-type="float">
            <text:p>43000</text:p>
          </table:table-cell>
          <table:table-cell office:value-type="float" office:value="43100" calcext:value-type="float">
            <text:p>43100</text:p>
          </table:table-cell>
          <table:table-cell office:value-type="float" office:value="43200" calcext:value-type="float">
            <text:p>43200</text:p>
          </table:table-cell>
          <table:table-cell office:value-type="float" office:value="43300" calcext:value-type="float">
            <text:p>43300</text:p>
          </table:table-cell>
          <table:table-cell office:value-type="float" office:value="43400" calcext:value-type="float">
            <text:p>43400</text:p>
          </table:table-cell>
          <table:table-cell office:value-type="float" office:value="43500" calcext:value-type="float">
            <text:p>43500</text:p>
          </table:table-cell>
          <table:table-cell office:value-type="float" office:value="43600" calcext:value-type="float">
            <text:p>43600</text:p>
          </table:table-cell>
          <table:table-cell office:value-type="float" office:value="43700" calcext:value-type="float">
            <text:p>43700</text:p>
          </table:table-cell>
          <table:table-cell office:value-type="float" office:value="43800" calcext:value-type="float">
            <text:p>43800</text:p>
          </table:table-cell>
          <table:table-cell office:value-type="float" office:value="43900" calcext:value-type="float">
            <text:p>43900</text:p>
          </table:table-cell>
          <table:table-cell office:value-type="float" office:value="44000" calcext:value-type="float">
            <text:p>44000</text:p>
          </table:table-cell>
          <table:table-cell office:value-type="float" office:value="44100" calcext:value-type="float">
            <text:p>44100</text:p>
          </table:table-cell>
          <table:table-cell office:value-type="float" office:value="44200" calcext:value-type="float">
            <text:p>44200</text:p>
          </table:table-cell>
          <table:table-cell office:value-type="float" office:value="44300" calcext:value-type="float">
            <text:p>44300</text:p>
          </table:table-cell>
          <table:table-cell office:value-type="float" office:value="44400" calcext:value-type="float">
            <text:p>44400</text:p>
          </table:table-cell>
          <table:table-cell office:value-type="float" office:value="44500" calcext:value-type="float">
            <text:p>44500</text:p>
          </table:table-cell>
          <table:table-cell office:value-type="float" office:value="44600" calcext:value-type="float">
            <text:p>44600</text:p>
          </table:table-cell>
          <table:table-cell office:value-type="float" office:value="44700" calcext:value-type="float">
            <text:p>44700</text:p>
          </table:table-cell>
          <table:table-cell office:value-type="float" office:value="44800" calcext:value-type="float">
            <text:p>44800</text:p>
          </table:table-cell>
          <table:table-cell office:value-type="float" office:value="44900" calcext:value-type="float">
            <text:p>44900</text:p>
          </table:table-cell>
          <table:table-cell office:value-type="float" office:value="45000" calcext:value-type="float">
            <text:p>45000</text:p>
          </table:table-cell>
          <table:table-cell office:value-type="float" office:value="45100" calcext:value-type="float">
            <text:p>45100</text:p>
          </table:table-cell>
          <table:table-cell office:value-type="float" office:value="45200" calcext:value-type="float">
            <text:p>45200</text:p>
          </table:table-cell>
          <table:table-cell office:value-type="float" office:value="45300" calcext:value-type="float">
            <text:p>45300</text:p>
          </table:table-cell>
          <table:table-cell office:value-type="float" office:value="45400" calcext:value-type="float">
            <text:p>45400</text:p>
          </table:table-cell>
          <table:table-cell office:value-type="float" office:value="45500" calcext:value-type="float">
            <text:p>45500</text:p>
          </table:table-cell>
          <table:table-cell office:value-type="float" office:value="45600" calcext:value-type="float">
            <text:p>45600</text:p>
          </table:table-cell>
          <table:table-cell office:value-type="float" office:value="45700" calcext:value-type="float">
            <text:p>45700</text:p>
          </table:table-cell>
          <table:table-cell office:value-type="float" office:value="45800" calcext:value-type="float">
            <text:p>45800</text:p>
          </table:table-cell>
          <table:table-cell office:value-type="float" office:value="45900" calcext:value-type="float">
            <text:p>45900</text:p>
          </table:table-cell>
          <table:table-cell office:value-type="float" office:value="46000" calcext:value-type="float">
            <text:p>46000</text:p>
          </table:table-cell>
          <table:table-cell office:value-type="float" office:value="46100" calcext:value-type="float">
            <text:p>46100</text:p>
          </table:table-cell>
          <table:table-cell office:value-type="float" office:value="46200" calcext:value-type="float">
            <text:p>46200</text:p>
          </table:table-cell>
          <table:table-cell office:value-type="float" office:value="46300" calcext:value-type="float">
            <text:p>46300</text:p>
          </table:table-cell>
          <table:table-cell office:value-type="float" office:value="46400" calcext:value-type="float">
            <text:p>46400</text:p>
          </table:table-cell>
          <table:table-cell office:value-type="float" office:value="46500" calcext:value-type="float">
            <text:p>46500</text:p>
          </table:table-cell>
          <table:table-cell office:value-type="float" office:value="46600" calcext:value-type="float">
            <text:p>46600</text:p>
          </table:table-cell>
          <table:table-cell office:value-type="float" office:value="46700" calcext:value-type="float">
            <text:p>46700</text:p>
          </table:table-cell>
          <table:table-cell office:value-type="float" office:value="46800" calcext:value-type="float">
            <text:p>46800</text:p>
          </table:table-cell>
          <table:table-cell office:value-type="float" office:value="46900" calcext:value-type="float">
            <text:p>46900</text:p>
          </table:table-cell>
          <table:table-cell office:value-type="float" office:value="47000" calcext:value-type="float">
            <text:p>47000</text:p>
          </table:table-cell>
          <table:table-cell office:value-type="float" office:value="47100" calcext:value-type="float">
            <text:p>47100</text:p>
          </table:table-cell>
          <table:table-cell office:value-type="float" office:value="47200" calcext:value-type="float">
            <text:p>47200</text:p>
          </table:table-cell>
          <table:table-cell office:value-type="float" office:value="47300" calcext:value-type="float">
            <text:p>47300</text:p>
          </table:table-cell>
          <table:table-cell office:value-type="float" office:value="47400" calcext:value-type="float">
            <text:p>47400</text:p>
          </table:table-cell>
          <table:table-cell office:value-type="float" office:value="47500" calcext:value-type="float">
            <text:p>47500</text:p>
          </table:table-cell>
          <table:table-cell office:value-type="float" office:value="47600" calcext:value-type="float">
            <text:p>47600</text:p>
          </table:table-cell>
          <table:table-cell office:value-type="float" office:value="47700" calcext:value-type="float">
            <text:p>47700</text:p>
          </table:table-cell>
          <table:table-cell office:value-type="float" office:value="47800" calcext:value-type="float">
            <text:p>47800</text:p>
          </table:table-cell>
          <table:table-cell office:value-type="float" office:value="47900" calcext:value-type="float">
            <text:p>47900</text:p>
          </table:table-cell>
          <table:table-cell office:value-type="float" office:value="48000" calcext:value-type="float">
            <text:p>48000</text:p>
          </table:table-cell>
          <table:table-cell office:value-type="float" office:value="48100" calcext:value-type="float">
            <text:p>48100</text:p>
          </table:table-cell>
          <table:table-cell office:value-type="float" office:value="48200" calcext:value-type="float">
            <text:p>48200</text:p>
          </table:table-cell>
          <table:table-cell office:value-type="float" office:value="48300" calcext:value-type="float">
            <text:p>48300</text:p>
          </table:table-cell>
          <table:table-cell office:value-type="float" office:value="48400" calcext:value-type="float">
            <text:p>48400</text:p>
          </table:table-cell>
          <table:table-cell office:value-type="float" office:value="48500" calcext:value-type="float">
            <text:p>48500</text:p>
          </table:table-cell>
          <table:table-cell office:value-type="float" office:value="48600" calcext:value-type="float">
            <text:p>48600</text:p>
          </table:table-cell>
          <table:table-cell office:value-type="float" office:value="48700" calcext:value-type="float">
            <text:p>48700</text:p>
          </table:table-cell>
          <table:table-cell office:value-type="float" office:value="48800" calcext:value-type="float">
            <text:p>48800</text:p>
          </table:table-cell>
          <table:table-cell office:value-type="float" office:value="48900" calcext:value-type="float">
            <text:p>48900</text:p>
          </table:table-cell>
          <table:table-cell office:value-type="float" office:value="49000" calcext:value-type="float">
            <text:p>49000</text:p>
          </table:table-cell>
          <table:table-cell office:value-type="float" office:value="49100" calcext:value-type="float">
            <text:p>49100</text:p>
          </table:table-cell>
          <table:table-cell office:value-type="float" office:value="49200" calcext:value-type="float">
            <text:p>49200</text:p>
          </table:table-cell>
          <table:table-cell office:value-type="float" office:value="49300" calcext:value-type="float">
            <text:p>49300</text:p>
          </table:table-cell>
          <table:table-cell office:value-type="float" office:value="49400" calcext:value-type="float">
            <text:p>49400</text:p>
          </table:table-cell>
          <table:table-cell office:value-type="float" office:value="49500" calcext:value-type="float">
            <text:p>49500</text:p>
          </table:table-cell>
          <table:table-cell office:value-type="float" office:value="49600" calcext:value-type="float">
            <text:p>49600</text:p>
          </table:table-cell>
          <table:table-cell office:value-type="float" office:value="49700" calcext:value-type="float">
            <text:p>49700</text:p>
          </table:table-cell>
          <table:table-cell office:value-type="float" office:value="49800" calcext:value-type="float">
            <text:p>49800</text:p>
          </table:table-cell>
          <table:table-cell office:value-type="float" office:value="49900" calcext:value-type="float">
            <text:p>4990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5001" calcext:value-type="float">
            <text:p>5001</text:p>
          </table:table-cell>
          <table:table-cell office:value-type="float" office:value="5438" calcext:value-type="float">
            <text:p>5438</text:p>
          </table:table-cell>
          <table:table-cell office:value-type="float" office:value="4756" calcext:value-type="float">
            <text:p>4756</text:p>
          </table:table-cell>
          <table:table-cell office:value-type="float" office:value="4847" calcext:value-type="float">
            <text:p>4847</text:p>
          </table:table-cell>
          <table:table-cell office:value-type="float" office:value="4986" calcext:value-type="float">
            <text:p>4986</text:p>
          </table:table-cell>
          <table:table-cell office:value-type="float" office:value="5025" calcext:value-type="float">
            <text:p>5025</text:p>
          </table:table-cell>
          <table:table-cell office:value-type="float" office:value="5144" calcext:value-type="float">
            <text:p>5144</text:p>
          </table:table-cell>
          <table:table-cell office:value-type="float" office:value="5207" calcext:value-type="float">
            <text:p>5207</text:p>
          </table:table-cell>
          <table:table-cell office:value-type="float" office:value="5278" calcext:value-type="float">
            <text:p>5278</text:p>
          </table:table-cell>
          <table:table-cell office:value-type="float" office:value="5403" calcext:value-type="float">
            <text:p>5403</text:p>
          </table:table-cell>
          <table:table-cell office:value-type="float" office:value="5496" calcext:value-type="float">
            <text:p>5496</text:p>
          </table:table-cell>
          <table:table-cell office:value-type="float" office:value="5611" calcext:value-type="float">
            <text:p>5611</text:p>
          </table:table-cell>
          <table:table-cell office:value-type="float" office:value="5650" calcext:value-type="float">
            <text:p>5650</text:p>
          </table:table-cell>
          <table:table-cell office:value-type="float" office:value="5822" calcext:value-type="float">
            <text:p>5822</text:p>
          </table:table-cell>
          <table:table-cell office:value-type="float" office:value="5952" calcext:value-type="float">
            <text:p>5952</text:p>
          </table:table-cell>
          <table:table-cell office:value-type="float" office:value="6002" calcext:value-type="float">
            <text:p>6002</text:p>
          </table:table-cell>
          <table:table-cell office:value-type="float" office:value="6122" calcext:value-type="float">
            <text:p>6122</text:p>
          </table:table-cell>
          <table:table-cell office:value-type="float" office:value="6209" calcext:value-type="float">
            <text:p>6209</text:p>
          </table:table-cell>
          <table:table-cell office:value-type="float" office:value="6353" calcext:value-type="float">
            <text:p>6353</text:p>
          </table:table-cell>
          <table:table-cell office:value-type="float" office:value="6490" calcext:value-type="float">
            <text:p>6490</text:p>
          </table:table-cell>
          <table:table-cell office:value-type="float" office:value="6542" calcext:value-type="float">
            <text:p>6542</text:p>
          </table:table-cell>
          <table:table-cell office:value-type="float" office:value="6634" calcext:value-type="float">
            <text:p>6634</text:p>
          </table:table-cell>
          <table:table-cell office:value-type="float" office:value="6762" calcext:value-type="float">
            <text:p>6762</text:p>
          </table:table-cell>
          <table:table-cell office:value-type="float" office:value="6839" calcext:value-type="float">
            <text:p>6839</text:p>
          </table:table-cell>
          <table:table-cell office:value-type="float" office:value="7296" calcext:value-type="float">
            <text:p>7296</text:p>
          </table:table-cell>
          <table:table-cell office:value-type="float" office:value="7041" calcext:value-type="float">
            <text:p>7041</text:p>
          </table:table-cell>
          <table:table-cell office:value-type="float" office:value="7168" calcext:value-type="float">
            <text:p>7168</text:p>
          </table:table-cell>
          <table:table-cell office:value-type="float" office:value="7192" calcext:value-type="float">
            <text:p>7192</text:p>
          </table:table-cell>
          <table:table-cell office:value-type="float" office:value="8123" calcext:value-type="float">
            <text:p>8123</text:p>
          </table:table-cell>
          <table:table-cell office:value-type="float" office:value="7458" calcext:value-type="float">
            <text:p>7458</text:p>
          </table:table-cell>
          <table:table-cell office:value-type="float" office:value="7475" calcext:value-type="float">
            <text:p>7475</text:p>
          </table:table-cell>
          <table:table-cell office:value-type="float" office:value="7640" calcext:value-type="float">
            <text:p>7640</text:p>
          </table:table-cell>
          <table:table-cell office:value-type="float" office:value="7778" calcext:value-type="float">
            <text:p>7778</text:p>
          </table:table-cell>
          <table:table-cell office:value-type="float" office:value="7823" calcext:value-type="float">
            <text:p>7823</text:p>
          </table:table-cell>
          <table:table-cell office:value-type="float" office:value="7994" calcext:value-type="float">
            <text:p>7994</text:p>
          </table:table-cell>
          <table:table-cell office:value-type="float" office:value="8107" calcext:value-type="float">
            <text:p>8107</text:p>
          </table:table-cell>
          <table:table-cell office:value-type="float" office:value="8243" calcext:value-type="float">
            <text:p>8243</text:p>
          </table:table-cell>
          <table:table-cell office:value-type="float" office:value="8375" calcext:value-type="float">
            <text:p>8375</text:p>
          </table:table-cell>
          <table:table-cell office:value-type="float" office:value="8319" calcext:value-type="float">
            <text:p>8319</text:p>
          </table:table-cell>
          <table:table-cell office:value-type="float" office:value="8400" calcext:value-type="float">
            <text:p>8400</text:p>
          </table:table-cell>
          <table:table-cell office:value-type="float" office:value="8525" calcext:value-type="float">
            <text:p>8525</text:p>
          </table:table-cell>
          <table:table-cell office:value-type="float" office:value="8641" calcext:value-type="float">
            <text:p>8641</text:p>
          </table:table-cell>
          <table:table-cell office:value-type="float" office:value="8694" calcext:value-type="float">
            <text:p>8694</text:p>
          </table:table-cell>
          <table:table-cell office:value-type="float" office:value="8837" calcext:value-type="float">
            <text:p>8837</text:p>
          </table:table-cell>
          <table:table-cell office:value-type="float" office:value="8931" calcext:value-type="float">
            <text:p>8931</text:p>
          </table:table-cell>
          <table:table-cell office:value-type="float" office:value="8948" calcext:value-type="float">
            <text:p>8948</text:p>
          </table:table-cell>
          <table:table-cell office:value-type="float" office:value="9044" calcext:value-type="float">
            <text:p>9044</text:p>
          </table:table-cell>
          <table:table-cell office:value-type="float" office:value="9239" calcext:value-type="float">
            <text:p>9239</text:p>
          </table:table-cell>
          <table:table-cell office:value-type="float" office:value="9317" calcext:value-type="float">
            <text:p>9317</text:p>
          </table:table-cell>
          <table:table-cell office:value-type="float" office:value="9433" calcext:value-type="float">
            <text:p>9433</text:p>
          </table:table-cell>
          <table:table-cell office:value-type="float" office:value="9532" calcext:value-type="float">
            <text:p>9532</text:p>
          </table:table-cell>
          <table:table-cell office:value-type="float" office:value="9646" calcext:value-type="float">
            <text:p>9646</text:p>
          </table:table-cell>
          <table:table-cell office:value-type="float" office:value="9673" calcext:value-type="float">
            <text:p>9673</text:p>
          </table:table-cell>
          <table:table-cell office:value-type="float" office:value="9802" calcext:value-type="float">
            <text:p>9802</text:p>
          </table:table-cell>
          <table:table-cell office:value-type="float" office:value="10009" calcext:value-type="float">
            <text:p>10009</text:p>
          </table:table-cell>
          <table:table-cell office:value-type="float" office:value="10138" calcext:value-type="float">
            <text:p>10138</text:p>
          </table:table-cell>
          <table:table-cell office:value-type="float" office:value="10120" calcext:value-type="float">
            <text:p>10120</text:p>
          </table:table-cell>
          <table:table-cell office:value-type="float" office:value="10232" calcext:value-type="float">
            <text:p>10232</text:p>
          </table:table-cell>
          <table:table-cell office:value-type="float" office:value="10295" calcext:value-type="float">
            <text:p>10295</text:p>
          </table:table-cell>
          <table:table-cell office:value-type="float" office:value="10480" calcext:value-type="float">
            <text:p>10480</text:p>
          </table:table-cell>
          <table:table-cell office:value-type="float" office:value="10580" calcext:value-type="float">
            <text:p>10580</text:p>
          </table:table-cell>
          <table:table-cell office:value-type="float" office:value="10667" calcext:value-type="float">
            <text:p>10667</text:p>
          </table:table-cell>
          <table:table-cell office:value-type="float" office:value="10746" calcext:value-type="float">
            <text:p>10746</text:p>
          </table:table-cell>
          <table:table-cell office:value-type="float" office:value="10835" calcext:value-type="float">
            <text:p>10835</text:p>
          </table:table-cell>
          <table:table-cell office:value-type="float" office:value="11017" calcext:value-type="float">
            <text:p>11017</text:p>
          </table:table-cell>
          <table:table-cell office:value-type="float" office:value="11220" calcext:value-type="float">
            <text:p>11220</text:p>
          </table:table-cell>
          <table:table-cell office:value-type="float" office:value="11177" calcext:value-type="float">
            <text:p>11177</text:p>
          </table:table-cell>
          <table:table-cell office:value-type="float" office:value="11182" calcext:value-type="float">
            <text:p>11182</text:p>
          </table:table-cell>
          <table:table-cell office:value-type="float" office:value="11562" calcext:value-type="float">
            <text:p>11562</text:p>
          </table:table-cell>
          <table:table-cell office:value-type="float" office:value="11570" calcext:value-type="float">
            <text:p>11570</text:p>
          </table:table-cell>
          <table:table-cell office:value-type="float" office:value="11582" calcext:value-type="float">
            <text:p>11582</text:p>
          </table:table-cell>
          <table:table-cell office:value-type="float" office:value="11790" calcext:value-type="float">
            <text:p>11790</text:p>
          </table:table-cell>
          <table:table-cell office:value-type="float" office:value="11910" calcext:value-type="float">
            <text:p>11910</text:p>
          </table:table-cell>
          <table:table-cell office:value-type="float" office:value="11806" calcext:value-type="float">
            <text:p>11806</text:p>
          </table:table-cell>
          <table:table-cell office:value-type="float" office:value="12006" calcext:value-type="float">
            <text:p>12006</text:p>
          </table:table-cell>
          <table:table-cell office:value-type="float" office:value="12097" calcext:value-type="float">
            <text:p>12097</text:p>
          </table:table-cell>
          <table:table-cell office:value-type="float" office:value="12169" calcext:value-type="float">
            <text:p>12169</text:p>
          </table:table-cell>
          <table:table-cell office:value-type="float" office:value="12330" calcext:value-type="float">
            <text:p>12330</text:p>
          </table:table-cell>
          <table:table-cell office:value-type="float" office:value="12525" calcext:value-type="float">
            <text:p>12525</text:p>
          </table:table-cell>
          <table:table-cell office:value-type="float" office:value="12454" calcext:value-type="float">
            <text:p>12454</text:p>
          </table:table-cell>
          <table:table-cell office:value-type="float" office:value="12532" calcext:value-type="float">
            <text:p>12532</text:p>
          </table:table-cell>
          <table:table-cell office:value-type="float" office:value="12641" calcext:value-type="float">
            <text:p>12641</text:p>
          </table:table-cell>
          <table:table-cell office:value-type="float" office:value="12786" calcext:value-type="float">
            <text:p>12786</text:p>
          </table:table-cell>
          <table:table-cell office:value-type="float" office:value="12921" calcext:value-type="float">
            <text:p>12921</text:p>
          </table:table-cell>
          <table:table-cell office:value-type="float" office:value="12913" calcext:value-type="float">
            <text:p>12913</text:p>
          </table:table-cell>
          <table:table-cell office:value-type="float" office:value="13062" calcext:value-type="float">
            <text:p>13062</text:p>
          </table:table-cell>
          <table:table-cell office:value-type="float" office:value="13213" calcext:value-type="float">
            <text:p>13213</text:p>
          </table:table-cell>
          <table:table-cell office:value-type="float" office:value="13285" calcext:value-type="float">
            <text:p>13285</text:p>
          </table:table-cell>
          <table:table-cell office:value-type="float" office:value="13473" calcext:value-type="float">
            <text:p>13473</text:p>
          </table:table-cell>
          <table:table-cell office:value-type="float" office:value="13536" calcext:value-type="float">
            <text:p>13536</text:p>
          </table:table-cell>
          <table:table-cell office:value-type="float" office:value="13612" calcext:value-type="float">
            <text:p>13612</text:p>
          </table:table-cell>
          <table:table-cell office:value-type="float" office:value="13706" calcext:value-type="float">
            <text:p>13706</text:p>
          </table:table-cell>
          <table:table-cell office:value-type="float" office:value="13758" calcext:value-type="float">
            <text:p>13758</text:p>
          </table:table-cell>
          <table:table-cell office:value-type="float" office:value="13960" calcext:value-type="float">
            <text:p>13960</text:p>
          </table:table-cell>
          <table:table-cell office:value-type="float" office:value="14054" calcext:value-type="float">
            <text:p>14054</text:p>
          </table:table-cell>
          <table:table-cell office:value-type="float" office:value="14145" calcext:value-type="float">
            <text:p>14145</text:p>
          </table:table-cell>
          <table:table-cell office:value-type="float" office:value="14378" calcext:value-type="float">
            <text:p>14378</text:p>
          </table:table-cell>
          <table:table-cell office:value-type="float" office:value="14375" calcext:value-type="float">
            <text:p>14375</text:p>
          </table:table-cell>
          <table:table-cell office:value-type="float" office:value="14507" calcext:value-type="float">
            <text:p>14507</text:p>
          </table:table-cell>
          <table:table-cell office:value-type="float" office:value="14543" calcext:value-type="float">
            <text:p>14543</text:p>
          </table:table-cell>
          <table:table-cell office:value-type="float" office:value="14713" calcext:value-type="float">
            <text:p>14713</text:p>
          </table:table-cell>
          <table:table-cell office:value-type="float" office:value="14825" calcext:value-type="float">
            <text:p>14825</text:p>
          </table:table-cell>
          <table:table-cell office:value-type="float" office:value="15150" calcext:value-type="float">
            <text:p>15150</text:p>
          </table:table-cell>
          <table:table-cell office:value-type="float" office:value="15071" calcext:value-type="float">
            <text:p>15071</text:p>
          </table:table-cell>
          <table:table-cell office:value-type="float" office:value="15090" calcext:value-type="float">
            <text:p>15090</text:p>
          </table:table-cell>
          <table:table-cell office:value-type="float" office:value="15224" calcext:value-type="float">
            <text:p>15224</text:p>
          </table:table-cell>
          <table:table-cell office:value-type="float" office:value="15420" calcext:value-type="float">
            <text:p>15420</text:p>
          </table:table-cell>
          <table:table-cell office:value-type="float" office:value="15276" calcext:value-type="float">
            <text:p>15276</text:p>
          </table:table-cell>
          <table:table-cell office:value-type="float" office:value="15569" calcext:value-type="float">
            <text:p>15569</text:p>
          </table:table-cell>
          <table:table-cell office:value-type="float" office:value="15632" calcext:value-type="float">
            <text:p>15632</text:p>
          </table:table-cell>
          <table:table-cell office:value-type="float" office:value="15711" calcext:value-type="float">
            <text:p>15711</text:p>
          </table:table-cell>
          <table:table-cell office:value-type="float" office:value="15958" calcext:value-type="float">
            <text:p>15958</text:p>
          </table:table-cell>
          <table:table-cell office:value-type="float" office:value="16063" calcext:value-type="float">
            <text:p>16063</text:p>
          </table:table-cell>
          <table:table-cell office:value-type="float" office:value="16102" calcext:value-type="float">
            <text:p>16102</text:p>
          </table:table-cell>
          <table:table-cell office:value-type="float" office:value="16118" calcext:value-type="float">
            <text:p>16118</text:p>
          </table:table-cell>
          <table:table-cell office:value-type="float" office:value="16249" calcext:value-type="float">
            <text:p>16249</text:p>
          </table:table-cell>
          <table:table-cell office:value-type="float" office:value="16334" calcext:value-type="float">
            <text:p>16334</text:p>
          </table:table-cell>
          <table:table-cell office:value-type="float" office:value="16472" calcext:value-type="float">
            <text:p>16472</text:p>
          </table:table-cell>
          <table:table-cell office:value-type="float" office:value="16563" calcext:value-type="float">
            <text:p>16563</text:p>
          </table:table-cell>
          <table:table-cell office:value-type="float" office:value="16650" calcext:value-type="float">
            <text:p>16650</text:p>
          </table:table-cell>
          <table:table-cell office:value-type="float" office:value="16823" calcext:value-type="float">
            <text:p>16823</text:p>
          </table:table-cell>
          <table:table-cell office:value-type="float" office:value="16895" calcext:value-type="float">
            <text:p>16895</text:p>
          </table:table-cell>
          <table:table-cell office:value-type="float" office:value="17010" calcext:value-type="float">
            <text:p>17010</text:p>
          </table:table-cell>
          <table:table-cell office:value-type="float" office:value="17172" calcext:value-type="float">
            <text:p>17172</text:p>
          </table:table-cell>
          <table:table-cell office:value-type="float" office:value="17167" calcext:value-type="float">
            <text:p>17167</text:p>
          </table:table-cell>
          <table:table-cell office:value-type="float" office:value="17525" calcext:value-type="float">
            <text:p>17525</text:p>
          </table:table-cell>
          <table:table-cell office:value-type="float" office:value="17482" calcext:value-type="float">
            <text:p>17482</text:p>
          </table:table-cell>
          <table:table-cell office:value-type="float" office:value="17549" calcext:value-type="float">
            <text:p>17549</text:p>
          </table:table-cell>
          <table:table-cell office:value-type="float" office:value="17866" calcext:value-type="float">
            <text:p>17866</text:p>
          </table:table-cell>
          <table:table-cell office:value-type="float" office:value="17634" calcext:value-type="float">
            <text:p>17634</text:p>
          </table:table-cell>
          <table:table-cell office:value-type="float" office:value="18135" calcext:value-type="float">
            <text:p>18135</text:p>
          </table:table-cell>
          <table:table-cell office:value-type="float" office:value="17970" calcext:value-type="float">
            <text:p>17970</text:p>
          </table:table-cell>
          <table:table-cell office:value-type="float" office:value="18144" calcext:value-type="float">
            <text:p>18144</text:p>
          </table:table-cell>
          <table:table-cell office:value-type="float" office:value="18281" calcext:value-type="float">
            <text:p>18281</text:p>
          </table:table-cell>
          <table:table-cell office:value-type="float" office:value="18357" calcext:value-type="float">
            <text:p>18357</text:p>
          </table:table-cell>
          <table:table-cell office:value-type="float" office:value="18633" calcext:value-type="float">
            <text:p>18633</text:p>
          </table:table-cell>
          <table:table-cell office:value-type="float" office:value="18906" calcext:value-type="float">
            <text:p>18906</text:p>
          </table:table-cell>
          <table:table-cell office:value-type="float" office:value="19145" calcext:value-type="float">
            <text:p>19145</text:p>
          </table:table-cell>
          <table:table-cell office:value-type="float" office:value="19400" calcext:value-type="float">
            <text:p>19400</text:p>
          </table:table-cell>
          <table:table-cell office:value-type="float" office:value="19476" calcext:value-type="float">
            <text:p>19476</text:p>
          </table:table-cell>
          <table:table-cell office:value-type="float" office:value="20097" calcext:value-type="float">
            <text:p>20097</text:p>
          </table:table-cell>
          <table:table-cell office:value-type="float" office:value="19853" calcext:value-type="float">
            <text:p>19853</text:p>
          </table:table-cell>
          <table:table-cell office:value-type="float" office:value="19882" calcext:value-type="float">
            <text:p>19882</text:p>
          </table:table-cell>
          <table:table-cell office:value-type="float" office:value="19686" calcext:value-type="float">
            <text:p>19686</text:p>
          </table:table-cell>
          <table:table-cell office:value-type="float" office:value="19907" calcext:value-type="float">
            <text:p>19907</text:p>
          </table:table-cell>
          <table:table-cell office:value-type="float" office:value="20211" calcext:value-type="float">
            <text:p>20211</text:p>
          </table:table-cell>
          <table:table-cell office:value-type="float" office:value="20459" calcext:value-type="float">
            <text:p>20459</text:p>
          </table:table-cell>
          <table:table-cell office:value-type="float" office:value="20475" calcext:value-type="float">
            <text:p>20475</text:p>
          </table:table-cell>
          <table:table-cell office:value-type="float" office:value="20376" calcext:value-type="float">
            <text:p>20376</text:p>
          </table:table-cell>
          <table:table-cell office:value-type="float" office:value="20465" calcext:value-type="float">
            <text:p>20465</text:p>
          </table:table-cell>
          <table:table-cell office:value-type="float" office:value="20868" calcext:value-type="float">
            <text:p>20868</text:p>
          </table:table-cell>
          <table:table-cell office:value-type="float" office:value="20673" calcext:value-type="float">
            <text:p>20673</text:p>
          </table:table-cell>
          <table:table-cell office:value-type="float" office:value="24283" calcext:value-type="float">
            <text:p>24283</text:p>
          </table:table-cell>
          <table:table-cell office:value-type="float" office:value="24385" calcext:value-type="float">
            <text:p>24385</text:p>
          </table:table-cell>
          <table:table-cell office:value-type="float" office:value="24695" calcext:value-type="float">
            <text:p>24695</text:p>
          </table:table-cell>
          <table:table-cell office:value-type="float" office:value="24970" calcext:value-type="float">
            <text:p>24970</text:p>
          </table:table-cell>
          <table:table-cell office:value-type="float" office:value="24791" calcext:value-type="float">
            <text:p>24791</text:p>
          </table:table-cell>
          <table:table-cell office:value-type="float" office:value="25193" calcext:value-type="float">
            <text:p>25193</text:p>
          </table:table-cell>
          <table:table-cell office:value-type="float" office:value="25353" calcext:value-type="float">
            <text:p>25353</text:p>
          </table:table-cell>
          <table:table-cell office:value-type="float" office:value="25624" calcext:value-type="float">
            <text:p>25624</text:p>
          </table:table-cell>
          <table:table-cell office:value-type="float" office:value="25693" calcext:value-type="float">
            <text:p>25693</text:p>
          </table:table-cell>
          <table:table-cell office:value-type="float" office:value="26053" calcext:value-type="float">
            <text:p>26053</text:p>
          </table:table-cell>
          <table:table-cell office:value-type="float" office:value="25588" calcext:value-type="float">
            <text:p>25588</text:p>
          </table:table-cell>
          <table:table-cell office:value-type="float" office:value="26218" calcext:value-type="float">
            <text:p>26218</text:p>
          </table:table-cell>
          <table:table-cell office:value-type="float" office:value="25784" calcext:value-type="float">
            <text:p>25784</text:p>
          </table:table-cell>
          <table:table-cell office:value-type="float" office:value="26438" calcext:value-type="float">
            <text:p>26438</text:p>
          </table:table-cell>
          <table:table-cell office:value-type="float" office:value="26631" calcext:value-type="float">
            <text:p>26631</text:p>
          </table:table-cell>
          <table:table-cell office:value-type="float" office:value="26211" calcext:value-type="float">
            <text:p>26211</text:p>
          </table:table-cell>
          <table:table-cell office:value-type="float" office:value="26855" calcext:value-type="float">
            <text:p>26855</text:p>
          </table:table-cell>
          <table:table-cell office:value-type="float" office:value="27038" calcext:value-type="float">
            <text:p>27038</text:p>
          </table:table-cell>
          <table:table-cell office:value-type="float" office:value="27271" calcext:value-type="float">
            <text:p>27271</text:p>
          </table:table-cell>
          <table:table-cell office:value-type="float" office:value="27178" calcext:value-type="float">
            <text:p>27178</text:p>
          </table:table-cell>
          <table:table-cell office:value-type="float" office:value="27343" calcext:value-type="float">
            <text:p>27343</text:p>
          </table:table-cell>
          <table:table-cell office:value-type="float" office:value="27892" calcext:value-type="float">
            <text:p>27892</text:p>
          </table:table-cell>
          <table:table-cell office:value-type="float" office:value="32210" calcext:value-type="float">
            <text:p>32210</text:p>
          </table:table-cell>
          <table:table-cell office:value-type="float" office:value="31636" calcext:value-type="float">
            <text:p>31636</text:p>
          </table:table-cell>
          <table:table-cell office:value-type="float" office:value="32371" calcext:value-type="float">
            <text:p>32371</text:p>
          </table:table-cell>
          <table:table-cell office:value-type="float" office:value="32198" calcext:value-type="float">
            <text:p>32198</text:p>
          </table:table-cell>
          <table:table-cell office:value-type="float" office:value="32155" calcext:value-type="float">
            <text:p>32155</text:p>
          </table:table-cell>
          <table:table-cell office:value-type="float" office:value="32385" calcext:value-type="float">
            <text:p>32385</text:p>
          </table:table-cell>
          <table:table-cell office:value-type="float" office:value="32382" calcext:value-type="float">
            <text:p>32382</text:p>
          </table:table-cell>
          <table:table-cell office:value-type="float" office:value="32808" calcext:value-type="float">
            <text:p>32808</text:p>
          </table:table-cell>
          <table:table-cell office:value-type="float" office:value="33199" calcext:value-type="float">
            <text:p>33199</text:p>
          </table:table-cell>
          <table:table-cell office:value-type="float" office:value="33184" calcext:value-type="float">
            <text:p>33184</text:p>
          </table:table-cell>
          <table:table-cell office:value-type="float" office:value="33233" calcext:value-type="float">
            <text:p>33233</text:p>
          </table:table-cell>
          <table:table-cell office:value-type="float" office:value="33737" calcext:value-type="float">
            <text:p>33737</text:p>
          </table:table-cell>
          <table:table-cell office:value-type="float" office:value="33625" calcext:value-type="float">
            <text:p>33625</text:p>
          </table:table-cell>
          <table:table-cell office:value-type="float" office:value="33643" calcext:value-type="float">
            <text:p>33643</text:p>
          </table:table-cell>
          <table:table-cell office:value-type="float" office:value="33906" calcext:value-type="float">
            <text:p>33906</text:p>
          </table:table-cell>
          <table:table-cell office:value-type="float" office:value="34168" calcext:value-type="float">
            <text:p>34168</text:p>
          </table:table-cell>
          <table:table-cell office:value-type="float" office:value="35084" calcext:value-type="float">
            <text:p>35084</text:p>
          </table:table-cell>
          <table:table-cell office:value-type="float" office:value="34947" calcext:value-type="float">
            <text:p>34947</text:p>
          </table:table-cell>
          <table:table-cell office:value-type="float" office:value="34885" calcext:value-type="float">
            <text:p>34885</text:p>
          </table:table-cell>
          <table:table-cell office:value-type="float" office:value="34985" calcext:value-type="float">
            <text:p>34985</text:p>
          </table:table-cell>
          <table:table-cell office:value-type="float" office:value="35266" calcext:value-type="float">
            <text:p>35266</text:p>
          </table:table-cell>
          <table:table-cell office:value-type="float" office:value="35178" calcext:value-type="float">
            <text:p>35178</text:p>
          </table:table-cell>
          <table:table-cell office:value-type="float" office:value="35295" calcext:value-type="float">
            <text:p>35295</text:p>
          </table:table-cell>
          <table:table-cell office:value-type="float" office:value="35343" calcext:value-type="float">
            <text:p>35343</text:p>
          </table:table-cell>
          <table:table-cell office:value-type="float" office:value="35974" calcext:value-type="float">
            <text:p>35974</text:p>
          </table:table-cell>
          <table:table-cell office:value-type="float" office:value="36003" calcext:value-type="float">
            <text:p>36003</text:p>
          </table:table-cell>
          <table:table-cell office:value-type="float" office:value="35833" calcext:value-type="float">
            <text:p>35833</text:p>
          </table:table-cell>
          <table:table-cell office:value-type="float" office:value="36168" calcext:value-type="float">
            <text:p>36168</text:p>
          </table:table-cell>
          <table:table-cell office:value-type="float" office:value="36354" calcext:value-type="float">
            <text:p>36354</text:p>
          </table:table-cell>
          <table:table-cell office:value-type="float" office:value="36418" calcext:value-type="float">
            <text:p>36418</text:p>
          </table:table-cell>
          <table:table-cell office:value-type="float" office:value="36656" calcext:value-type="float">
            <text:p>36656</text:p>
          </table:table-cell>
          <table:table-cell office:value-type="float" office:value="37067" calcext:value-type="float">
            <text:p>37067</text:p>
          </table:table-cell>
          <table:table-cell office:value-type="float" office:value="37130" calcext:value-type="float">
            <text:p>37130</text:p>
          </table:table-cell>
          <table:table-cell office:value-type="float" office:value="37846" calcext:value-type="float">
            <text:p>37846</text:p>
          </table:table-cell>
          <table:table-cell office:value-type="float" office:value="37981" calcext:value-type="float">
            <text:p>37981</text:p>
          </table:table-cell>
          <table:table-cell office:value-type="float" office:value="37807" calcext:value-type="float">
            <text:p>37807</text:p>
          </table:table-cell>
          <table:table-cell office:value-type="float" office:value="37237" calcext:value-type="float">
            <text:p>37237</text:p>
          </table:table-cell>
          <table:table-cell office:value-type="float" office:value="38323" calcext:value-type="float">
            <text:p>38323</text:p>
          </table:table-cell>
          <table:table-cell office:value-type="float" office:value="37975" calcext:value-type="float">
            <text:p>37975</text:p>
          </table:table-cell>
          <table:table-cell office:value-type="float" office:value="37931" calcext:value-type="float">
            <text:p>37931</text:p>
          </table:table-cell>
          <table:table-cell office:value-type="float" office:value="38315" calcext:value-type="float">
            <text:p>38315</text:p>
          </table:table-cell>
          <table:table-cell office:value-type="float" office:value="38570" calcext:value-type="float">
            <text:p>38570</text:p>
          </table:table-cell>
          <table:table-cell office:value-type="float" office:value="38851" calcext:value-type="float">
            <text:p>38851</text:p>
          </table:table-cell>
          <table:table-cell office:value-type="float" office:value="39035" calcext:value-type="float">
            <text:p>39035</text:p>
          </table:table-cell>
          <table:table-cell office:value-type="float" office:value="40008" calcext:value-type="float">
            <text:p>40008</text:p>
          </table:table-cell>
          <table:table-cell office:value-type="float" office:value="39648" calcext:value-type="float">
            <text:p>39648</text:p>
          </table:table-cell>
          <table:table-cell office:value-type="float" office:value="39237" calcext:value-type="float">
            <text:p>39237</text:p>
          </table:table-cell>
          <table:table-cell office:value-type="float" office:value="39903" calcext:value-type="float">
            <text:p>39903</text:p>
          </table:table-cell>
          <table:table-cell office:value-type="float" office:value="39869" calcext:value-type="float">
            <text:p>39869</text:p>
          </table:table-cell>
          <table:table-cell office:value-type="float" office:value="39598" calcext:value-type="float">
            <text:p>39598</text:p>
          </table:table-cell>
          <table:table-cell office:value-type="float" office:value="40716" calcext:value-type="float">
            <text:p>40716</text:p>
          </table:table-cell>
          <table:table-cell office:value-type="float" office:value="40187" calcext:value-type="float">
            <text:p>40187</text:p>
          </table:table-cell>
          <table:table-cell office:value-type="float" office:value="40300" calcext:value-type="float">
            <text:p>40300</text:p>
          </table:table-cell>
          <table:table-cell office:value-type="float" office:value="40420" calcext:value-type="float">
            <text:p>40420</text:p>
          </table:table-cell>
          <table:table-cell office:value-type="float" office:value="40102" calcext:value-type="float">
            <text:p>40102</text:p>
          </table:table-cell>
          <table:table-cell office:value-type="float" office:value="40441" calcext:value-type="float">
            <text:p>40441</text:p>
          </table:table-cell>
          <table:table-cell office:value-type="float" office:value="41618" calcext:value-type="float">
            <text:p>41618</text:p>
          </table:table-cell>
          <table:table-cell office:value-type="float" office:value="41488" calcext:value-type="float">
            <text:p>41488</text:p>
          </table:table-cell>
          <table:table-cell office:value-type="float" office:value="41443" calcext:value-type="float">
            <text:p>41443</text:p>
          </table:table-cell>
          <table:table-cell office:value-type="float" office:value="41297" calcext:value-type="float">
            <text:p>41297</text:p>
          </table:table-cell>
          <table:table-cell office:value-type="float" office:value="46559" calcext:value-type="float">
            <text:p>46559</text:p>
          </table:table-cell>
          <table:table-cell office:value-type="float" office:value="50021" calcext:value-type="float">
            <text:p>50021</text:p>
          </table:table-cell>
          <table:table-cell office:value-type="float" office:value="49781" calcext:value-type="float">
            <text:p>49781</text:p>
          </table:table-cell>
          <table:table-cell office:value-type="float" office:value="52210" calcext:value-type="float">
            <text:p>52210</text:p>
          </table:table-cell>
          <table:table-cell office:value-type="float" office:value="51034" calcext:value-type="float">
            <text:p>51034</text:p>
          </table:table-cell>
          <table:table-cell office:value-type="float" office:value="51006" calcext:value-type="float">
            <text:p>51006</text:p>
          </table:table-cell>
          <table:table-cell office:value-type="float" office:value="51615" calcext:value-type="float">
            <text:p>51615</text:p>
          </table:table-cell>
          <table:table-cell office:value-type="float" office:value="51599" calcext:value-type="float">
            <text:p>51599</text:p>
          </table:table-cell>
          <table:table-cell office:value-type="float" office:value="51946" calcext:value-type="float">
            <text:p>51946</text:p>
          </table:table-cell>
          <table:table-cell office:value-type="float" office:value="52708" calcext:value-type="float">
            <text:p>52708</text:p>
          </table:table-cell>
          <table:table-cell office:value-type="float" office:value="53988" calcext:value-type="float">
            <text:p>53988</text:p>
          </table:table-cell>
          <table:table-cell office:value-type="float" office:value="52577" calcext:value-type="float">
            <text:p>52577</text:p>
          </table:table-cell>
          <table:table-cell office:value-type="float" office:value="52279" calcext:value-type="float">
            <text:p>52279</text:p>
          </table:table-cell>
          <table:table-cell office:value-type="float" office:value="52199" calcext:value-type="float">
            <text:p>52199</text:p>
          </table:table-cell>
          <table:table-cell office:value-type="float" office:value="53220" calcext:value-type="float">
            <text:p>53220</text:p>
          </table:table-cell>
          <table:table-cell office:value-type="float" office:value="52652" calcext:value-type="float">
            <text:p>52652</text:p>
          </table:table-cell>
          <table:table-cell office:value-type="float" office:value="54473" calcext:value-type="float">
            <text:p>54473</text:p>
          </table:table-cell>
          <table:table-cell office:value-type="float" office:value="54080" calcext:value-type="float">
            <text:p>54080</text:p>
          </table:table-cell>
          <table:table-cell office:value-type="float" office:value="54494" calcext:value-type="float">
            <text:p>54494</text:p>
          </table:table-cell>
          <table:table-cell office:value-type="float" office:value="54563" calcext:value-type="float">
            <text:p>54563</text:p>
          </table:table-cell>
          <table:table-cell office:value-type="float" office:value="54045" calcext:value-type="float">
            <text:p>54045</text:p>
          </table:table-cell>
          <table:table-cell office:value-type="float" office:value="54909" calcext:value-type="float">
            <text:p>54909</text:p>
          </table:table-cell>
          <table:table-cell office:value-type="float" office:value="55824" calcext:value-type="float">
            <text:p>55824</text:p>
          </table:table-cell>
          <table:table-cell office:value-type="float" office:value="55781" calcext:value-type="float">
            <text:p>55781</text:p>
          </table:table-cell>
          <table:table-cell office:value-type="float" office:value="55897" calcext:value-type="float">
            <text:p>55897</text:p>
          </table:table-cell>
          <table:table-cell office:value-type="float" office:value="55648" calcext:value-type="float">
            <text:p>55648</text:p>
          </table:table-cell>
          <table:table-cell office:value-type="float" office:value="55234" calcext:value-type="float">
            <text:p>55234</text:p>
          </table:table-cell>
          <table:table-cell office:value-type="float" office:value="55390" calcext:value-type="float">
            <text:p>55390</text:p>
          </table:table-cell>
          <table:table-cell office:value-type="float" office:value="56400" calcext:value-type="float">
            <text:p>56400</text:p>
          </table:table-cell>
          <table:table-cell office:value-type="float" office:value="56561" calcext:value-type="float">
            <text:p>56561</text:p>
          </table:table-cell>
          <table:table-cell office:value-type="float" office:value="57283" calcext:value-type="float">
            <text:p>57283</text:p>
          </table:table-cell>
          <table:table-cell office:value-type="float" office:value="57035" calcext:value-type="float">
            <text:p>57035</text:p>
          </table:table-cell>
          <table:table-cell office:value-type="float" office:value="56983" calcext:value-type="float">
            <text:p>56983</text:p>
          </table:table-cell>
          <table:table-cell office:value-type="float" office:value="57040" calcext:value-type="float">
            <text:p>57040</text:p>
          </table:table-cell>
          <table:table-cell office:value-type="float" office:value="56704" calcext:value-type="float">
            <text:p>56704</text:p>
          </table:table-cell>
          <table:table-cell office:value-type="float" office:value="57648" calcext:value-type="float">
            <text:p>57648</text:p>
          </table:table-cell>
          <table:table-cell office:value-type="float" office:value="58949" calcext:value-type="float">
            <text:p>58949</text:p>
          </table:table-cell>
          <table:table-cell office:value-type="float" office:value="59783" calcext:value-type="float">
            <text:p>59783</text:p>
          </table:table-cell>
          <table:table-cell office:value-type="float" office:value="58758" calcext:value-type="float">
            <text:p>58758</text:p>
          </table:table-cell>
          <table:table-cell office:value-type="float" office:value="59598" calcext:value-type="float">
            <text:p>59598</text:p>
          </table:table-cell>
          <table:table-cell office:value-type="float" office:value="59268" calcext:value-type="float">
            <text:p>59268</text:p>
          </table:table-cell>
          <table:table-cell office:value-type="float" office:value="58289" calcext:value-type="float">
            <text:p>58289</text:p>
          </table:table-cell>
          <table:table-cell office:value-type="float" office:value="58845" calcext:value-type="float">
            <text:p>58845</text:p>
          </table:table-cell>
          <table:table-cell office:value-type="float" office:value="59090" calcext:value-type="float">
            <text:p>59090</text:p>
          </table:table-cell>
          <table:table-cell office:value-type="float" office:value="60077" calcext:value-type="float">
            <text:p>60077</text:p>
          </table:table-cell>
          <table:table-cell office:value-type="float" office:value="59791" calcext:value-type="float">
            <text:p>59791</text:p>
          </table:table-cell>
          <table:table-cell office:value-type="float" office:value="59839" calcext:value-type="float">
            <text:p>59839</text:p>
          </table:table-cell>
          <table:table-cell office:value-type="float" office:value="60262" calcext:value-type="float">
            <text:p>60262</text:p>
          </table:table-cell>
          <table:table-cell office:value-type="float" office:value="59310" calcext:value-type="float">
            <text:p>59310</text:p>
          </table:table-cell>
          <table:table-cell office:value-type="float" office:value="60517" calcext:value-type="float">
            <text:p>60517</text:p>
          </table:table-cell>
          <table:table-cell office:value-type="float" office:value="60680" calcext:value-type="float">
            <text:p>60680</text:p>
          </table:table-cell>
          <table:table-cell office:value-type="float" office:value="61156" calcext:value-type="float">
            <text:p>61156</text:p>
          </table:table-cell>
          <table:table-cell office:value-type="float" office:value="62140" calcext:value-type="float">
            <text:p>62140</text:p>
          </table:table-cell>
          <table:table-cell office:value-type="float" office:value="62440" calcext:value-type="float">
            <text:p>62440</text:p>
          </table:table-cell>
          <table:table-cell office:value-type="float" office:value="61170" calcext:value-type="float">
            <text:p>61170</text:p>
          </table:table-cell>
          <table:table-cell office:value-type="float" office:value="62689" calcext:value-type="float">
            <text:p>62689</text:p>
          </table:table-cell>
          <table:table-cell office:value-type="float" office:value="61834" calcext:value-type="float">
            <text:p>61834</text:p>
          </table:table-cell>
          <table:table-cell office:value-type="float" office:value="61275" calcext:value-type="float">
            <text:p>61275</text:p>
          </table:table-cell>
          <table:table-cell office:value-type="float" office:value="61316" calcext:value-type="float">
            <text:p>61316</text:p>
          </table:table-cell>
          <table:table-cell office:value-type="float" office:value="62564" calcext:value-type="float">
            <text:p>62564</text:p>
          </table:table-cell>
          <table:table-cell office:value-type="float" office:value="62944" calcext:value-type="float">
            <text:p>62944</text:p>
          </table:table-cell>
          <table:table-cell office:value-type="float" office:value="63330" calcext:value-type="float">
            <text:p>63330</text:p>
          </table:table-cell>
          <table:table-cell office:value-type="float" office:value="63093" calcext:value-type="float">
            <text:p>63093</text:p>
          </table:table-cell>
          <table:table-cell office:value-type="float" office:value="64540" calcext:value-type="float">
            <text:p>64540</text:p>
          </table:table-cell>
          <table:table-cell office:value-type="float" office:value="64342" calcext:value-type="float">
            <text:p>64342</text:p>
          </table:table-cell>
          <table:table-cell office:value-type="float" office:value="65101" calcext:value-type="float">
            <text:p>65101</text:p>
          </table:table-cell>
          <table:table-cell office:value-type="float" office:value="63234" calcext:value-type="float">
            <text:p>63234</text:p>
          </table:table-cell>
          <table:table-cell office:value-type="float" office:value="63993" calcext:value-type="float">
            <text:p>63993</text:p>
          </table:table-cell>
          <table:table-cell office:value-type="float" office:value="63677" calcext:value-type="float">
            <text:p>63677</text:p>
          </table:table-cell>
          <table:table-cell office:value-type="float" office:value="65244" calcext:value-type="float">
            <text:p>65244</text:p>
          </table:table-cell>
          <table:table-cell office:value-type="float" office:value="64536" calcext:value-type="float">
            <text:p>64536</text:p>
          </table:table-cell>
          <table:table-cell office:value-type="float" office:value="64131" calcext:value-type="float">
            <text:p>64131</text:p>
          </table:table-cell>
          <table:table-cell office:value-type="float" office:value="64450" calcext:value-type="float">
            <text:p>64450</text:p>
          </table:table-cell>
          <table:table-cell office:value-type="float" office:value="64866" calcext:value-type="float">
            <text:p>64866</text:p>
          </table:table-cell>
          <table:table-cell office:value-type="float" office:value="63881" calcext:value-type="float">
            <text:p>63881</text:p>
          </table:table-cell>
          <table:table-cell office:value-type="float" office:value="64696" calcext:value-type="float">
            <text:p>64696</text:p>
          </table:table-cell>
          <table:table-cell office:value-type="float" office:value="65855" calcext:value-type="float">
            <text:p>65855</text:p>
          </table:table-cell>
          <table:table-cell office:value-type="float" office:value="65253" calcext:value-type="float">
            <text:p>65253</text:p>
          </table:table-cell>
          <table:table-cell office:value-type="float" office:value="65628" calcext:value-type="float">
            <text:p>65628</text:p>
          </table:table-cell>
          <table:table-cell office:value-type="float" office:value="65763" calcext:value-type="float">
            <text:p>65763</text:p>
          </table:table-cell>
          <table:table-cell office:value-type="float" office:value="65164" calcext:value-type="float">
            <text:p>65164</text:p>
          </table:table-cell>
          <table:table-cell office:value-type="float" office:value="67027" calcext:value-type="float">
            <text:p>67027</text:p>
          </table:table-cell>
          <table:table-cell office:value-type="float" office:value="66522" calcext:value-type="float">
            <text:p>66522</text:p>
          </table:table-cell>
          <table:table-cell office:value-type="float" office:value="65940" calcext:value-type="float">
            <text:p>65940</text:p>
          </table:table-cell>
          <table:table-cell office:value-type="float" office:value="66798" calcext:value-type="float">
            <text:p>66798</text:p>
          </table:table-cell>
          <table:table-cell office:value-type="float" office:value="66331" calcext:value-type="float">
            <text:p>66331</text:p>
          </table:table-cell>
          <table:table-cell office:value-type="float" office:value="66778" calcext:value-type="float">
            <text:p>66778</text:p>
          </table:table-cell>
          <table:table-cell office:value-type="float" office:value="67918" calcext:value-type="float">
            <text:p>67918</text:p>
          </table:table-cell>
          <table:table-cell office:value-type="float" office:value="66092" calcext:value-type="float">
            <text:p>66092</text:p>
          </table:table-cell>
          <table:table-cell office:value-type="float" office:value="66584" calcext:value-type="float">
            <text:p>66584</text:p>
          </table:table-cell>
          <table:table-cell office:value-type="float" office:value="67663" calcext:value-type="float">
            <text:p>67663</text:p>
          </table:table-cell>
          <table:table-cell office:value-type="float" office:value="69636" calcext:value-type="float">
            <text:p>69636</text:p>
          </table:table-cell>
          <table:table-cell office:value-type="float" office:value="67098" calcext:value-type="float">
            <text:p>67098</text:p>
          </table:table-cell>
          <table:table-cell office:value-type="float" office:value="68142" calcext:value-type="float">
            <text:p>68142</text:p>
          </table:table-cell>
          <table:table-cell office:value-type="float" office:value="67434" calcext:value-type="float">
            <text:p>67434</text:p>
          </table:table-cell>
          <table:table-cell office:value-type="float" office:value="67891" calcext:value-type="float">
            <text:p>67891</text:p>
          </table:table-cell>
          <table:table-cell office:value-type="float" office:value="67890" calcext:value-type="float">
            <text:p>67890</text:p>
          </table:table-cell>
          <table:table-cell office:value-type="float" office:value="68749" calcext:value-type="float">
            <text:p>68749</text:p>
          </table:table-cell>
          <table:table-cell office:value-type="float" office:value="68570" calcext:value-type="float">
            <text:p>68570</text:p>
          </table:table-cell>
          <table:table-cell office:value-type="float" office:value="69195" calcext:value-type="float">
            <text:p>69195</text:p>
          </table:table-cell>
          <table:table-cell office:value-type="float" office:value="68109" calcext:value-type="float">
            <text:p>68109</text:p>
          </table:table-cell>
          <table:table-cell office:value-type="float" office:value="68639" calcext:value-type="float">
            <text:p>68639</text:p>
          </table:table-cell>
          <table:table-cell office:value-type="float" office:value="69358" calcext:value-type="float">
            <text:p>69358</text:p>
          </table:table-cell>
          <table:table-cell office:value-type="float" office:value="69341" calcext:value-type="float">
            <text:p>69341</text:p>
          </table:table-cell>
          <table:table-cell office:value-type="float" office:value="69499" calcext:value-type="float">
            <text:p>69499</text:p>
          </table:table-cell>
          <table:table-cell office:value-type="float" office:value="68793" calcext:value-type="float">
            <text:p>68793</text:p>
          </table:table-cell>
          <table:table-cell office:value-type="float" office:value="68219" calcext:value-type="float">
            <text:p>68219</text:p>
          </table:table-cell>
          <table:table-cell office:value-type="float" office:value="69134" calcext:value-type="float">
            <text:p>69134</text:p>
          </table:table-cell>
          <table:table-cell office:value-type="float" office:value="70671" calcext:value-type="float">
            <text:p>70671</text:p>
          </table:table-cell>
          <table:table-cell office:value-type="float" office:value="71068" calcext:value-type="float">
            <text:p>71068</text:p>
          </table:table-cell>
          <table:table-cell office:value-type="float" office:value="70509" calcext:value-type="float">
            <text:p>70509</text:p>
          </table:table-cell>
          <table:table-cell office:value-type="float" office:value="71297" calcext:value-type="float">
            <text:p>71297</text:p>
          </table:table-cell>
          <table:table-cell office:value-type="float" office:value="70648" calcext:value-type="float">
            <text:p>70648</text:p>
          </table:table-cell>
          <table:table-cell office:value-type="float" office:value="70306" calcext:value-type="float">
            <text:p>70306</text:p>
          </table:table-cell>
          <table:table-cell office:value-type="float" office:value="71543" calcext:value-type="float">
            <text:p>71543</text:p>
          </table:table-cell>
          <table:table-cell office:value-type="float" office:value="70808" calcext:value-type="float">
            <text:p>70808</text:p>
          </table:table-cell>
          <table:table-cell office:value-type="float" office:value="71784" calcext:value-type="float">
            <text:p>71784</text:p>
          </table:table-cell>
          <table:table-cell office:value-type="float" office:value="71490" calcext:value-type="float">
            <text:p>71490</text:p>
          </table:table-cell>
          <table:table-cell office:value-type="float" office:value="71730" calcext:value-type="float">
            <text:p>71730</text:p>
          </table:table-cell>
          <table:table-cell office:value-type="float" office:value="71835" calcext:value-type="float">
            <text:p>71835</text:p>
          </table:table-cell>
          <table:table-cell office:value-type="float" office:value="82616" calcext:value-type="float">
            <text:p>82616</text:p>
          </table:table-cell>
          <table:table-cell office:value-type="float" office:value="74387" calcext:value-type="float">
            <text:p>74387</text:p>
          </table:table-cell>
          <table:table-cell office:value-type="float" office:value="72864" calcext:value-type="float">
            <text:p>72864</text:p>
          </table:table-cell>
          <table:table-cell office:value-type="float" office:value="74249" calcext:value-type="float">
            <text:p>74249</text:p>
          </table:table-cell>
          <table:table-cell office:value-type="float" office:value="72459" calcext:value-type="float">
            <text:p>72459</text:p>
          </table:table-cell>
          <table:table-cell office:value-type="float" office:value="72604" calcext:value-type="float">
            <text:p>72604</text:p>
          </table:table-cell>
          <table:table-cell office:value-type="float" office:value="74590" calcext:value-type="float">
            <text:p>74590</text:p>
          </table:table-cell>
          <table:table-cell office:value-type="float" office:value="74524" calcext:value-type="float">
            <text:p>74524</text:p>
          </table:table-cell>
          <table:table-cell office:value-type="float" office:value="75381" calcext:value-type="float">
            <text:p>75381</text:p>
          </table:table-cell>
          <table:table-cell office:value-type="float" office:value="74182" calcext:value-type="float">
            <text:p>74182</text:p>
          </table:table-cell>
          <table:table-cell office:value-type="float" office:value="75556" calcext:value-type="float">
            <text:p>75556</text:p>
          </table:table-cell>
          <table:table-cell office:value-type="float" office:value="75715" calcext:value-type="float">
            <text:p>75715</text:p>
          </table:table-cell>
          <table:table-cell office:value-type="float" office:value="74283" calcext:value-type="float">
            <text:p>74283</text:p>
          </table:table-cell>
          <table:table-cell office:value-type="float" office:value="75320" calcext:value-type="float">
            <text:p>75320</text:p>
          </table:table-cell>
          <table:table-cell office:value-type="float" office:value="74918" calcext:value-type="float">
            <text:p>74918</text:p>
          </table:table-cell>
          <table:table-cell office:value-type="float" office:value="74648" calcext:value-type="float">
            <text:p>74648</text:p>
          </table:table-cell>
          <table:table-cell office:value-type="float" office:value="76003" calcext:value-type="float">
            <text:p>76003</text:p>
          </table:table-cell>
          <table:table-cell office:value-type="float" office:value="76877" calcext:value-type="float">
            <text:p>76877</text:p>
          </table:table-cell>
          <table:table-cell office:value-type="float" office:value="77018" calcext:value-type="float">
            <text:p>77018</text:p>
          </table:table-cell>
          <table:table-cell office:value-type="float" office:value="74880" calcext:value-type="float">
            <text:p>74880</text:p>
          </table:table-cell>
          <table:table-cell office:value-type="float" office:value="76944" calcext:value-type="float">
            <text:p>76944</text:p>
          </table:table-cell>
          <table:table-cell office:value-type="float" office:value="77445" calcext:value-type="float">
            <text:p>77445</text:p>
          </table:table-cell>
          <table:table-cell office:value-type="float" office:value="77989" calcext:value-type="float">
            <text:p>77989</text:p>
          </table:table-cell>
          <table:table-cell office:value-type="float" office:value="76324" calcext:value-type="float">
            <text:p>76324</text:p>
          </table:table-cell>
          <table:table-cell office:value-type="float" office:value="77331" calcext:value-type="float">
            <text:p>77331</text:p>
          </table:table-cell>
          <table:table-cell office:value-type="float" office:value="76904" calcext:value-type="float">
            <text:p>76904</text:p>
          </table:table-cell>
          <table:table-cell office:value-type="float" office:value="76939" calcext:value-type="float">
            <text:p>76939</text:p>
          </table:table-cell>
          <table:table-cell office:value-type="float" office:value="78645" calcext:value-type="float">
            <text:p>78645</text:p>
          </table:table-cell>
          <table:table-cell office:value-type="float" office:value="78192" calcext:value-type="float">
            <text:p>78192</text:p>
          </table:table-cell>
          <table:table-cell office:value-type="float" office:value="78474" calcext:value-type="float">
            <text:p>78474</text:p>
          </table:table-cell>
          <table:table-cell office:value-type="float" office:value="78372" calcext:value-type="float">
            <text:p>78372</text:p>
          </table:table-cell>
          <table:table-cell office:value-type="float" office:value="79535" calcext:value-type="float">
            <text:p>79535</text:p>
          </table:table-cell>
          <table:table-cell office:value-type="float" office:value="79713" calcext:value-type="float">
            <text:p>79713</text:p>
          </table:table-cell>
          <table:table-cell office:value-type="float" office:value="79433" calcext:value-type="float">
            <text:p>79433</text:p>
          </table:table-cell>
          <table:table-cell office:value-type="float" office:value="78804" calcext:value-type="float">
            <text:p>78804</text:p>
          </table:table-cell>
          <table:table-cell office:value-type="float" office:value="80945" calcext:value-type="float">
            <text:p>80945</text:p>
          </table:table-cell>
          <table:table-cell office:value-type="float" office:value="81937" calcext:value-type="float">
            <text:p>81937</text:p>
          </table:table-cell>
          <table:table-cell office:value-type="float" office:value="79874" calcext:value-type="float">
            <text:p>79874</text:p>
          </table:table-cell>
          <table:table-cell office:value-type="float" office:value="79591" calcext:value-type="float">
            <text:p>79591</text:p>
          </table:table-cell>
          <table:table-cell office:value-type="float" office:value="79985" calcext:value-type="float">
            <text:p>79985</text:p>
          </table:table-cell>
          <table:table-cell office:value-type="float" office:value="78982" calcext:value-type="float">
            <text:p>78982</text:p>
          </table:table-cell>
          <table:table-cell office:value-type="float" office:value="81568" calcext:value-type="float">
            <text:p>81568</text:p>
          </table:table-cell>
          <table:table-cell office:value-type="float" office:value="81457" calcext:value-type="float">
            <text:p>81457</text:p>
          </table:table-cell>
          <table:table-cell office:value-type="float" office:value="80655" calcext:value-type="float">
            <text:p>80655</text:p>
          </table:table-cell>
          <table:table-cell office:value-type="float" office:value="81383" calcext:value-type="float">
            <text:p>81383</text:p>
          </table:table-cell>
          <table:table-cell office:value-type="float" office:value="81153" calcext:value-type="float">
            <text:p>81153</text:p>
          </table:table-cell>
          <table:table-cell office:value-type="float" office:value="82525" calcext:value-type="float">
            <text:p>82525</text:p>
          </table:table-cell>
          <table:table-cell office:value-type="float" office:value="81460" calcext:value-type="float">
            <text:p>81460</text:p>
          </table:table-cell>
          <table:table-cell office:value-type="float" office:value="83597" calcext:value-type="float">
            <text:p>83597</text:p>
          </table:table-cell>
          <table:table-cell office:value-type="float" office:value="83172" calcext:value-type="float">
            <text:p>83172</text:p>
          </table:table-cell>
          <table:table-cell office:value-type="float" office:value="81762" calcext:value-type="float">
            <text:p>81762</text:p>
          </table:table-cell>
          <table:table-cell office:value-type="float" office:value="82947" calcext:value-type="float">
            <text:p>82947</text:p>
          </table:table-cell>
          <table:table-cell office:value-type="float" office:value="85007" calcext:value-type="float">
            <text:p>85007</text:p>
          </table:table-cell>
          <table:table-cell office:value-type="float" office:value="83780" calcext:value-type="float">
            <text:p>83780</text:p>
          </table:table-cell>
          <table:table-cell office:value-type="float" office:value="85267" calcext:value-type="float">
            <text:p>85267</text:p>
          </table:table-cell>
          <table:table-cell office:value-type="float" office:value="84807" calcext:value-type="float">
            <text:p>84807</text:p>
          </table:table-cell>
          <table:table-cell office:value-type="float" office:value="82196" calcext:value-type="float">
            <text:p>82196</text:p>
          </table:table-cell>
          <table:table-cell office:value-type="float" office:value="84823" calcext:value-type="float">
            <text:p>84823</text:p>
          </table:table-cell>
          <table:table-cell office:value-type="float" office:value="85738" calcext:value-type="float">
            <text:p>85738</text:p>
          </table:table-cell>
          <table:table-cell office:value-type="float" office:value="86310" calcext:value-type="float">
            <text:p>86310</text:p>
          </table:table-cell>
          <table:table-cell office:value-type="float" office:value="87723" calcext:value-type="float">
            <text:p>87723</text:p>
          </table:table-cell>
          <table:table-cell office:value-type="float" office:value="88400" calcext:value-type="float">
            <text:p>88400</text:p>
          </table:table-cell>
          <table:table-cell office:value-type="float" office:value="87527" calcext:value-type="float">
            <text:p>87527</text:p>
          </table:table-cell>
          <table:table-cell office:value-type="float" office:value="86594" calcext:value-type="float">
            <text:p>86594</text:p>
          </table:table-cell>
          <table:table-cell office:value-type="float" office:value="90841" calcext:value-type="float">
            <text:p>90841</text:p>
          </table:table-cell>
          <table:table-cell office:value-type="float" office:value="88878" calcext:value-type="float">
            <text:p>88878</text:p>
          </table:table-cell>
          <table:table-cell office:value-type="float" office:value="88000" calcext:value-type="float">
            <text:p>88000</text:p>
          </table:table-cell>
          <table:table-cell office:value-type="float" office:value="86820" calcext:value-type="float">
            <text:p>86820</text:p>
          </table:table-cell>
          <table:table-cell office:value-type="float" office:value="88953" calcext:value-type="float">
            <text:p>88953</text:p>
          </table:table-cell>
          <table:table-cell office:value-type="float" office:value="86759" calcext:value-type="float">
            <text:p>86759</text:p>
          </table:table-cell>
          <table:table-cell office:value-type="float" office:value="90332" calcext:value-type="float">
            <text:p>90332</text:p>
          </table:table-cell>
          <table:table-cell office:value-type="float" office:value="87782" calcext:value-type="float">
            <text:p>87782</text:p>
          </table:table-cell>
          <table:table-cell office:value-type="float" office:value="88508" calcext:value-type="float">
            <text:p>88508</text:p>
          </table:table-cell>
          <table:table-cell office:value-type="float" office:value="90090" calcext:value-type="float">
            <text:p>90090</text:p>
          </table:table-cell>
          <table:table-cell office:value-type="float" office:value="88660" calcext:value-type="float">
            <text:p>88660</text:p>
          </table:table-cell>
          <table:table-cell office:value-type="float" office:value="90825" calcext:value-type="float">
            <text:p>90825</text:p>
          </table:table-cell>
          <table:table-cell office:value-type="float" office:value="90839" calcext:value-type="float">
            <text:p>90839</text:p>
          </table:table-cell>
          <table:table-cell office:value-type="float" office:value="90083" calcext:value-type="float">
            <text:p>90083</text:p>
          </table:table-cell>
          <table:table-cell office:value-type="float" office:value="92001" calcext:value-type="float">
            <text:p>92001</text:p>
          </table:table-cell>
          <table:table-cell office:value-type="float" office:value="88769" calcext:value-type="float">
            <text:p>88769</text:p>
          </table:table-cell>
          <table:table-cell office:value-type="float" office:value="91619" calcext:value-type="float">
            <text:p>91619</text:p>
          </table:table-cell>
          <table:table-cell office:value-type="float" office:value="90527" calcext:value-type="float">
            <text:p>90527</text:p>
          </table:table-cell>
          <table:table-cell office:value-type="float" office:value="89840" calcext:value-type="float">
            <text:p>89840</text:p>
          </table:table-cell>
          <table:table-cell office:value-type="float" office:value="95126" calcext:value-type="float">
            <text:p>95126</text:p>
          </table:table-cell>
          <table:table-cell office:value-type="float" office:value="93546" calcext:value-type="float">
            <text:p>93546</text:p>
          </table:table-cell>
          <table:table-cell office:value-type="float" office:value="93511" calcext:value-type="float">
            <text:p>93511</text:p>
          </table:table-cell>
          <table:table-cell office:value-type="float" office:value="93365" calcext:value-type="float">
            <text:p>93365</text:p>
          </table:table-cell>
          <table:table-cell office:value-type="float" office:value="94839" calcext:value-type="float">
            <text:p>94839</text:p>
          </table:table-cell>
          <table:table-cell office:value-type="float" office:value="94877" calcext:value-type="float">
            <text:p>94877</text:p>
          </table:table-cell>
          <table:table-cell office:value-type="float" office:value="94600" calcext:value-type="float">
            <text:p>94600</text:p>
          </table:table-cell>
          <table:table-cell office:value-type="float" office:value="96877" calcext:value-type="float">
            <text:p>96877</text:p>
          </table:table-cell>
          <table:table-cell office:value-type="float" office:value="96618" calcext:value-type="float">
            <text:p>96618</text:p>
          </table:table-cell>
          <table:table-cell office:value-type="float" office:value="79005" calcext:value-type="float">
            <text:p>79005</text:p>
          </table:table-cell>
          <table:table-cell office:value-type="float" office:value="80112" calcext:value-type="float">
            <text:p>80112</text:p>
          </table:table-cell>
          <table:table-cell office:value-type="float" office:value="78869" calcext:value-type="float">
            <text:p>78869</text:p>
          </table:table-cell>
          <table:table-cell office:value-type="float" office:value="78868" calcext:value-type="float">
            <text:p>78868</text:p>
          </table:table-cell>
          <table:table-cell office:value-type="float" office:value="79626" calcext:value-type="float">
            <text:p>79626</text:p>
          </table:table-cell>
          <table:table-cell office:value-type="float" office:value="79202" calcext:value-type="float">
            <text:p>79202</text:p>
          </table:table-cell>
          <table:table-cell office:value-type="float" office:value="78526" calcext:value-type="float">
            <text:p>78526</text:p>
          </table:table-cell>
          <table:table-cell office:value-type="float" office:value="78345" calcext:value-type="float">
            <text:p>78345</text:p>
          </table:table-cell>
          <table:table-cell office:value-type="float" office:value="79483" calcext:value-type="float">
            <text:p>79483</text:p>
          </table:table-cell>
          <table:table-cell office:value-type="float" office:value="79955" calcext:value-type="float">
            <text:p>79955</text:p>
          </table:table-cell>
          <table:table-cell office:value-type="float" office:value="80412" calcext:value-type="float">
            <text:p>80412</text:p>
          </table:table-cell>
          <table:table-cell office:value-type="float" office:value="79904" calcext:value-type="float">
            <text:p>79904</text:p>
          </table:table-cell>
          <table:table-cell office:value-type="float" office:value="80133" calcext:value-type="float">
            <text:p>80133</text:p>
          </table:table-cell>
          <table:table-cell office:value-type="float" office:value="79047" calcext:value-type="float">
            <text:p>79047</text:p>
          </table:table-cell>
          <table:table-cell office:value-type="float" office:value="80954" calcext:value-type="float">
            <text:p>80954</text:p>
          </table:table-cell>
          <table:table-cell office:value-type="float" office:value="78869" calcext:value-type="float">
            <text:p>78869</text:p>
          </table:table-cell>
          <table:table-cell office:value-type="float" office:value="79692" calcext:value-type="float">
            <text:p>79692</text:p>
          </table:table-cell>
          <table:table-cell office:value-type="float" office:value="79358" calcext:value-type="float">
            <text:p>79358</text:p>
          </table:table-cell>
          <table:table-cell office:value-type="float" office:value="80871" calcext:value-type="float">
            <text:p>80871</text:p>
          </table:table-cell>
          <table:table-cell office:value-type="float" office:value="82623" calcext:value-type="float">
            <text:p>82623</text:p>
          </table:table-cell>
          <table:table-cell office:value-type="float" office:value="81816" calcext:value-type="float">
            <text:p>81816</text:p>
          </table:table-cell>
          <table:table-cell office:value-type="float" office:value="81657" calcext:value-type="float">
            <text:p>81657</text:p>
          </table:table-cell>
          <table:table-cell office:value-type="float" office:value="81149" calcext:value-type="float">
            <text:p>81149</text:p>
          </table:table-cell>
          <table:table-cell office:value-type="float" office:value="81575" calcext:value-type="float">
            <text:p>81575</text:p>
          </table:table-cell>
          <table:table-cell office:value-type="float" office:value="82843" calcext:value-type="float">
            <text:p>82843</text:p>
          </table:table-cell>
          <table:table-cell office:value-type="float" office:value="79634" calcext:value-type="float">
            <text:p>79634</text:p>
          </table:table-cell>
          <table:table-cell office:value-type="float" office:value="82289" calcext:value-type="float">
            <text:p>82289</text:p>
          </table:table-cell>
          <table:table-cell office:value-type="float" office:value="81676" calcext:value-type="float">
            <text:p>81676</text:p>
          </table:table-cell>
          <table:table-cell office:value-type="float" office:value="83834" calcext:value-type="float">
            <text:p>83834</text:p>
          </table:table-cell>
          <table:table-cell office:value-type="float" office:value="82666" calcext:value-type="float">
            <text:p>82666</text:p>
          </table:table-cell>
          <table:table-cell office:value-type="float" office:value="84642" calcext:value-type="float">
            <text:p>84642</text:p>
          </table:table-cell>
          <table:table-cell office:value-type="float" office:value="83320" calcext:value-type="float">
            <text:p>83320</text:p>
          </table:table-cell>
          <table:table-cell office:value-type="float" office:value="88228" calcext:value-type="float">
            <text:p>88228</text:p>
          </table:table-cell>
          <table:table-cell office:value-type="float" office:value="82819" calcext:value-type="float">
            <text:p>82819</text:p>
          </table:table-cell>
          <table:table-cell office:value-type="float" office:value="83325" calcext:value-type="float">
            <text:p>83325</text:p>
          </table:table-cell>
          <table:table-cell office:value-type="float" office:value="84786" calcext:value-type="float">
            <text:p>84786</text:p>
          </table:table-cell>
          <table:table-cell office:value-type="float" office:value="83360" calcext:value-type="float">
            <text:p>83360</text:p>
          </table:table-cell>
          <table:table-cell office:value-type="float" office:value="83743" calcext:value-type="float">
            <text:p>83743</text:p>
          </table:table-cell>
          <table:table-cell office:value-type="float" office:value="83045" calcext:value-type="float">
            <text:p>83045</text:p>
          </table:table-cell>
          <table:table-cell office:value-type="float" office:value="86655" calcext:value-type="float">
            <text:p>86655</text:p>
          </table:table-cell>
          <table:table-cell office:value-type="float" office:value="87044" calcext:value-type="float">
            <text:p>87044</text:p>
          </table:table-cell>
          <table:table-cell office:value-type="float" office:value="87255" calcext:value-type="float">
            <text:p>87255</text:p>
          </table:table-cell>
          <table:table-cell office:value-type="float" office:value="86211" calcext:value-type="float">
            <text:p>86211</text:p>
          </table:table-cell>
          <table:table-cell office:value-type="float" office:value="86335" calcext:value-type="float">
            <text:p>86335</text:p>
          </table:table-cell>
          <table:table-cell office:value-type="float" office:value="87771" calcext:value-type="float">
            <text:p>87771</text:p>
          </table:table-cell>
          <table:table-cell office:value-type="float" office:value="88328" calcext:value-type="float">
            <text:p>88328</text:p>
          </table:table-cell>
          <table:table-cell office:value-type="float" office:value="86360" calcext:value-type="float">
            <text:p>86360</text:p>
          </table:table-cell>
          <table:table-cell office:value-type="float" office:value="86225" calcext:value-type="float">
            <text:p>86225</text:p>
          </table:table-cell>
          <table:table-cell office:value-type="float" office:value="86460" calcext:value-type="float">
            <text:p>86460</text:p>
          </table:table-cell>
          <table:table-cell office:value-type="float" office:value="88419" calcext:value-type="float">
            <text:p>88419</text:p>
          </table:table-cell>
          <table:table-cell office:value-type="float" office:value="87061" calcext:value-type="float">
            <text:p>87061</text:p>
          </table:table-cell>
          <table:table-cell office:value-type="float" office:value="89135" calcext:value-type="float">
            <text:p>89135</text:p>
          </table:table-cell>
          <table:table-cell office:value-type="float" office:value="86925" calcext:value-type="float">
            <text:p>86925</text:p>
          </table:table-cell>
          <table:table-cell office:value-type="float" office:value="87038" calcext:value-type="float">
            <text:p>87038</text:p>
          </table:table-cell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1301" calcext:value-type="float">
            <text:p>1301</text:p>
          </table:table-cell>
          <table:table-cell office:value-type="float" office:value="2602" calcext:value-type="float">
            <text:p>2602</text:p>
          </table:table-cell>
          <table:table-cell office:value-type="float" office:value="3903" calcext:value-type="float">
            <text:p>3903</text:p>
          </table:table-cell>
          <table:table-cell office:value-type="float" office:value="5204" calcext:value-type="float">
            <text:p>5204</text:p>
          </table:table-cell>
          <table:table-cell office:value-type="float" office:value="6505" calcext:value-type="float">
            <text:p>6505</text:p>
          </table:table-cell>
          <table:table-cell office:value-type="float" office:value="7806" calcext:value-type="float">
            <text:p>7806</text:p>
          </table:table-cell>
          <table:table-cell office:value-type="float" office:value="9107" calcext:value-type="float">
            <text:p>9107</text:p>
          </table:table-cell>
          <table:table-cell office:value-type="float" office:value="10408" calcext:value-type="float">
            <text:p>10408</text:p>
          </table:table-cell>
          <table:table-cell office:value-type="float" office:value="11709" calcext:value-type="float">
            <text:p>11709</text:p>
          </table:table-cell>
          <table:table-cell office:value-type="float" office:value="13010" calcext:value-type="float">
            <text:p>13010</text:p>
          </table:table-cell>
          <table:table-cell office:value-type="float" office:value="14311" calcext:value-type="float">
            <text:p>14311</text:p>
          </table:table-cell>
          <table:table-cell office:value-type="float" office:value="15612" calcext:value-type="float">
            <text:p>15612</text:p>
          </table:table-cell>
          <table:table-cell office:value-type="float" office:value="16913" calcext:value-type="float">
            <text:p>16913</text:p>
          </table:table-cell>
          <table:table-cell office:value-type="float" office:value="18214" calcext:value-type="float">
            <text:p>18214</text:p>
          </table:table-cell>
          <table:table-cell office:value-type="float" office:value="19515" calcext:value-type="float">
            <text:p>19515</text:p>
          </table:table-cell>
          <table:table-cell office:value-type="float" office:value="20816" calcext:value-type="float">
            <text:p>20816</text:p>
          </table:table-cell>
          <table:table-cell office:value-type="float" office:value="22117" calcext:value-type="float">
            <text:p>22117</text:p>
          </table:table-cell>
          <table:table-cell office:value-type="float" office:value="23418" calcext:value-type="float">
            <text:p>23418</text:p>
          </table:table-cell>
          <table:table-cell office:value-type="float" office:value="24719" calcext:value-type="float">
            <text:p>24719</text:p>
          </table:table-cell>
          <table:table-cell office:value-type="float" office:value="26020" calcext:value-type="float">
            <text:p>26020</text:p>
          </table:table-cell>
          <table:table-cell office:value-type="float" office:value="27321" calcext:value-type="float">
            <text:p>27321</text:p>
          </table:table-cell>
          <table:table-cell office:value-type="float" office:value="28622" calcext:value-type="float">
            <text:p>28622</text:p>
          </table:table-cell>
          <table:table-cell office:value-type="float" office:value="29923" calcext:value-type="float">
            <text:p>29923</text:p>
          </table:table-cell>
          <table:table-cell office:value-type="float" office:value="31224" calcext:value-type="float">
            <text:p>31224</text:p>
          </table:table-cell>
          <table:table-cell office:value-type="float" office:value="32525" calcext:value-type="float">
            <text:p>32525</text:p>
          </table:table-cell>
          <table:table-cell office:value-type="float" office:value="33826" calcext:value-type="float">
            <text:p>33826</text:p>
          </table:table-cell>
          <table:table-cell office:value-type="float" office:value="35127" calcext:value-type="float">
            <text:p>35127</text:p>
          </table:table-cell>
          <table:table-cell office:value-type="float" office:value="36428" calcext:value-type="float">
            <text:p>36428</text:p>
          </table:table-cell>
          <table:table-cell office:value-type="float" office:value="37729" calcext:value-type="float">
            <text:p>37729</text:p>
          </table:table-cell>
          <table:table-cell office:value-type="float" office:value="39030" calcext:value-type="float">
            <text:p>39030</text:p>
          </table:table-cell>
          <table:table-cell office:value-type="float" office:value="40331" calcext:value-type="float">
            <text:p>40331</text:p>
          </table:table-cell>
          <table:table-cell office:value-type="float" office:value="41632" calcext:value-type="float">
            <text:p>41632</text:p>
          </table:table-cell>
          <table:table-cell office:value-type="float" office:value="42933" calcext:value-type="float">
            <text:p>42933</text:p>
          </table:table-cell>
          <table:table-cell office:value-type="float" office:value="44234" calcext:value-type="float">
            <text:p>44234</text:p>
          </table:table-cell>
          <table:table-cell office:value-type="float" office:value="45535" calcext:value-type="float">
            <text:p>45535</text:p>
          </table:table-cell>
          <table:table-cell office:value-type="float" office:value="46836" calcext:value-type="float">
            <text:p>46836</text:p>
          </table:table-cell>
          <table:table-cell office:value-type="float" office:value="48137" calcext:value-type="float">
            <text:p>48137</text:p>
          </table:table-cell>
          <table:table-cell office:value-type="float" office:value="49438" calcext:value-type="float">
            <text:p>49438</text:p>
          </table:table-cell>
          <table:table-cell office:value-type="float" office:value="50739" calcext:value-type="float">
            <text:p>50739</text:p>
          </table:table-cell>
          <table:table-cell office:value-type="float" office:value="52040" calcext:value-type="float">
            <text:p>52040</text:p>
          </table:table-cell>
          <table:table-cell office:value-type="float" office:value="53341" calcext:value-type="float">
            <text:p>53341</text:p>
          </table:table-cell>
          <table:table-cell office:value-type="float" office:value="54642" calcext:value-type="float">
            <text:p>54642</text:p>
          </table:table-cell>
          <table:table-cell office:value-type="float" office:value="55943" calcext:value-type="float">
            <text:p>55943</text:p>
          </table:table-cell>
          <table:table-cell office:value-type="float" office:value="57244" calcext:value-type="float">
            <text:p>57244</text:p>
          </table:table-cell>
          <table:table-cell office:value-type="float" office:value="58545" calcext:value-type="float">
            <text:p>58545</text:p>
          </table:table-cell>
          <table:table-cell office:value-type="float" office:value="59846" calcext:value-type="float">
            <text:p>59846</text:p>
          </table:table-cell>
          <table:table-cell office:value-type="float" office:value="61147" calcext:value-type="float">
            <text:p>61147</text:p>
          </table:table-cell>
          <table:table-cell office:value-type="float" office:value="62448" calcext:value-type="float">
            <text:p>62448</text:p>
          </table:table-cell>
          <table:table-cell office:value-type="float" office:value="63749" calcext:value-type="float">
            <text:p>63749</text:p>
          </table:table-cell>
          <table:table-cell office:value-type="float" office:value="65050" calcext:value-type="float">
            <text:p>65050</text:p>
          </table:table-cell>
          <table:table-cell office:value-type="float" office:value="66351" calcext:value-type="float">
            <text:p>66351</text:p>
          </table:table-cell>
          <table:table-cell office:value-type="float" office:value="67652" calcext:value-type="float">
            <text:p>67652</text:p>
          </table:table-cell>
          <table:table-cell office:value-type="float" office:value="68953" calcext:value-type="float">
            <text:p>68953</text:p>
          </table:table-cell>
          <table:table-cell office:value-type="float" office:value="70254" calcext:value-type="float">
            <text:p>70254</text:p>
          </table:table-cell>
          <table:table-cell office:value-type="float" office:value="71555" calcext:value-type="float">
            <text:p>71555</text:p>
          </table:table-cell>
          <table:table-cell office:value-type="float" office:value="72856" calcext:value-type="float">
            <text:p>72856</text:p>
          </table:table-cell>
          <table:table-cell office:value-type="float" office:value="74157" calcext:value-type="float">
            <text:p>74157</text:p>
          </table:table-cell>
          <table:table-cell office:value-type="float" office:value="75458" calcext:value-type="float">
            <text:p>75458</text:p>
          </table:table-cell>
          <table:table-cell office:value-type="float" office:value="76759" calcext:value-type="float">
            <text:p>76759</text:p>
          </table:table-cell>
          <table:table-cell office:value-type="float" office:value="78060" calcext:value-type="float">
            <text:p>78060</text:p>
          </table:table-cell>
          <table:table-cell office:value-type="float" office:value="79361" calcext:value-type="float">
            <text:p>79361</text:p>
          </table:table-cell>
          <table:table-cell office:value-type="float" office:value="80662" calcext:value-type="float">
            <text:p>80662</text:p>
          </table:table-cell>
          <table:table-cell office:value-type="float" office:value="81963" calcext:value-type="float">
            <text:p>81963</text:p>
          </table:table-cell>
          <table:table-cell office:value-type="float" office:value="83264" calcext:value-type="float">
            <text:p>83264</text:p>
          </table:table-cell>
          <table:table-cell office:value-type="float" office:value="84565" calcext:value-type="float">
            <text:p>84565</text:p>
          </table:table-cell>
          <table:table-cell office:value-type="float" office:value="85866" calcext:value-type="float">
            <text:p>85866</text:p>
          </table:table-cell>
          <table:table-cell office:value-type="float" office:value="87167" calcext:value-type="float">
            <text:p>87167</text:p>
          </table:table-cell>
          <table:table-cell office:value-type="float" office:value="88468" calcext:value-type="float">
            <text:p>88468</text:p>
          </table:table-cell>
          <table:table-cell office:value-type="float" office:value="89769" calcext:value-type="float">
            <text:p>89769</text:p>
          </table:table-cell>
          <table:table-cell office:value-type="float" office:value="91070" calcext:value-type="float">
            <text:p>91070</text:p>
          </table:table-cell>
          <table:table-cell office:value-type="float" office:value="92371" calcext:value-type="float">
            <text:p>92371</text:p>
          </table:table-cell>
          <table:table-cell office:value-type="float" office:value="93672" calcext:value-type="float">
            <text:p>93672</text:p>
          </table:table-cell>
          <table:table-cell office:value-type="float" office:value="94973" calcext:value-type="float">
            <text:p>94973</text:p>
          </table:table-cell>
          <table:table-cell office:value-type="float" office:value="96274" calcext:value-type="float">
            <text:p>96274</text:p>
          </table:table-cell>
          <table:table-cell office:value-type="float" office:value="97575" calcext:value-type="float">
            <text:p>97575</text:p>
          </table:table-cell>
          <table:table-cell office:value-type="float" office:value="98876" calcext:value-type="float">
            <text:p>98876</text:p>
          </table:table-cell>
          <table:table-cell office:value-type="float" office:value="100177" calcext:value-type="float">
            <text:p>100177</text:p>
          </table:table-cell>
          <table:table-cell office:value-type="float" office:value="101478" calcext:value-type="float">
            <text:p>101478</text:p>
          </table:table-cell>
          <table:table-cell office:value-type="float" office:value="102779" calcext:value-type="float">
            <text:p>102779</text:p>
          </table:table-cell>
          <table:table-cell office:value-type="float" office:value="104080" calcext:value-type="float">
            <text:p>104080</text:p>
          </table:table-cell>
          <table:table-cell office:value-type="float" office:value="105381" calcext:value-type="float">
            <text:p>105381</text:p>
          </table:table-cell>
          <table:table-cell office:value-type="float" office:value="106682" calcext:value-type="float">
            <text:p>106682</text:p>
          </table:table-cell>
          <table:table-cell office:value-type="float" office:value="107983" calcext:value-type="float">
            <text:p>107983</text:p>
          </table:table-cell>
          <table:table-cell office:value-type="float" office:value="109284" calcext:value-type="float">
            <text:p>109284</text:p>
          </table:table-cell>
          <table:table-cell office:value-type="float" office:value="110585" calcext:value-type="float">
            <text:p>110585</text:p>
          </table:table-cell>
          <table:table-cell office:value-type="float" office:value="111886" calcext:value-type="float">
            <text:p>111886</text:p>
          </table:table-cell>
          <table:table-cell office:value-type="float" office:value="113187" calcext:value-type="float">
            <text:p>113187</text:p>
          </table:table-cell>
          <table:table-cell office:value-type="float" office:value="114488" calcext:value-type="float">
            <text:p>114488</text:p>
          </table:table-cell>
          <table:table-cell office:value-type="float" office:value="115789" calcext:value-type="float">
            <text:p>115789</text:p>
          </table:table-cell>
          <table:table-cell office:value-type="float" office:value="117090" calcext:value-type="float">
            <text:p>117090</text:p>
          </table:table-cell>
          <table:table-cell office:value-type="float" office:value="118391" calcext:value-type="float">
            <text:p>118391</text:p>
          </table:table-cell>
          <table:table-cell office:value-type="float" office:value="119693" calcext:value-type="float">
            <text:p>119693</text:p>
          </table:table-cell>
          <table:table-cell office:value-type="float" office:value="120994" calcext:value-type="float">
            <text:p>120994</text:p>
          </table:table-cell>
          <table:table-cell office:value-type="float" office:value="122295" calcext:value-type="float">
            <text:p>122295</text:p>
          </table:table-cell>
          <table:table-cell office:value-type="float" office:value="123596" calcext:value-type="float">
            <text:p>123596</text:p>
          </table:table-cell>
          <table:table-cell office:value-type="float" office:value="124897" calcext:value-type="float">
            <text:p>124897</text:p>
          </table:table-cell>
          <table:table-cell office:value-type="float" office:value="126198" calcext:value-type="float">
            <text:p>126198</text:p>
          </table:table-cell>
          <table:table-cell office:value-type="float" office:value="127499" calcext:value-type="float">
            <text:p>127499</text:p>
          </table:table-cell>
          <table:table-cell office:value-type="float" office:value="128800" calcext:value-type="float">
            <text:p>128800</text:p>
          </table:table-cell>
          <table:table-cell office:value-type="float" office:value="130101" calcext:value-type="float">
            <text:p>130101</text:p>
          </table:table-cell>
          <table:table-cell office:value-type="float" office:value="131402" calcext:value-type="float">
            <text:p>131402</text:p>
          </table:table-cell>
          <table:table-cell office:value-type="float" office:value="132703" calcext:value-type="float">
            <text:p>132703</text:p>
          </table:table-cell>
          <table:table-cell office:value-type="float" office:value="134004" calcext:value-type="float">
            <text:p>134004</text:p>
          </table:table-cell>
          <table:table-cell office:value-type="float" office:value="135305" calcext:value-type="float">
            <text:p>135305</text:p>
          </table:table-cell>
          <table:table-cell office:value-type="float" office:value="136606" calcext:value-type="float">
            <text:p>136606</text:p>
          </table:table-cell>
          <table:table-cell office:value-type="float" office:value="137907" calcext:value-type="float">
            <text:p>137907</text:p>
          </table:table-cell>
          <table:table-cell office:value-type="float" office:value="139208" calcext:value-type="float">
            <text:p>139208</text:p>
          </table:table-cell>
          <table:table-cell office:value-type="float" office:value="140509" calcext:value-type="float">
            <text:p>140509</text:p>
          </table:table-cell>
          <table:table-cell office:value-type="float" office:value="141810" calcext:value-type="float">
            <text:p>141810</text:p>
          </table:table-cell>
          <table:table-cell office:value-type="float" office:value="143111" calcext:value-type="float">
            <text:p>143111</text:p>
          </table:table-cell>
          <table:table-cell office:value-type="float" office:value="144412" calcext:value-type="float">
            <text:p>144412</text:p>
          </table:table-cell>
          <table:table-cell office:value-type="float" office:value="145713" calcext:value-type="float">
            <text:p>145713</text:p>
          </table:table-cell>
          <table:table-cell office:value-type="float" office:value="147014" calcext:value-type="float">
            <text:p>147014</text:p>
          </table:table-cell>
          <table:table-cell office:value-type="float" office:value="148315" calcext:value-type="float">
            <text:p>148315</text:p>
          </table:table-cell>
          <table:table-cell office:value-type="float" office:value="149616" calcext:value-type="float">
            <text:p>149616</text:p>
          </table:table-cell>
          <table:table-cell office:value-type="float" office:value="150917" calcext:value-type="float">
            <text:p>150917</text:p>
          </table:table-cell>
          <table:table-cell office:value-type="float" office:value="152218" calcext:value-type="float">
            <text:p>152218</text:p>
          </table:table-cell>
          <table:table-cell office:value-type="float" office:value="153519" calcext:value-type="float">
            <text:p>153519</text:p>
          </table:table-cell>
          <table:table-cell office:value-type="float" office:value="154820" calcext:value-type="float">
            <text:p>154820</text:p>
          </table:table-cell>
          <table:table-cell office:value-type="float" office:value="156121" calcext:value-type="float">
            <text:p>156121</text:p>
          </table:table-cell>
          <table:table-cell office:value-type="float" office:value="157422" calcext:value-type="float">
            <text:p>157422</text:p>
          </table:table-cell>
          <table:table-cell office:value-type="float" office:value="158723" calcext:value-type="float">
            <text:p>158723</text:p>
          </table:table-cell>
          <table:table-cell office:value-type="float" office:value="160024" calcext:value-type="float">
            <text:p>160024</text:p>
          </table:table-cell>
          <table:table-cell office:value-type="float" office:value="161325" calcext:value-type="float">
            <text:p>161325</text:p>
          </table:table-cell>
          <table:table-cell office:value-type="float" office:value="162626" calcext:value-type="float">
            <text:p>162626</text:p>
          </table:table-cell>
          <table:table-cell office:value-type="float" office:value="163927" calcext:value-type="float">
            <text:p>163927</text:p>
          </table:table-cell>
          <table:table-cell office:value-type="float" office:value="165228" calcext:value-type="float">
            <text:p>165228</text:p>
          </table:table-cell>
          <table:table-cell office:value-type="float" office:value="166529" calcext:value-type="float">
            <text:p>166529</text:p>
          </table:table-cell>
          <table:table-cell office:value-type="float" office:value="167830" calcext:value-type="float">
            <text:p>167830</text:p>
          </table:table-cell>
          <table:table-cell office:value-type="float" office:value="169131" calcext:value-type="float">
            <text:p>169131</text:p>
          </table:table-cell>
          <table:table-cell office:value-type="float" office:value="170432" calcext:value-type="float">
            <text:p>170432</text:p>
          </table:table-cell>
          <table:table-cell office:value-type="float" office:value="171733" calcext:value-type="float">
            <text:p>171733</text:p>
          </table:table-cell>
          <table:table-cell office:value-type="float" office:value="173034" calcext:value-type="float">
            <text:p>173034</text:p>
          </table:table-cell>
          <table:table-cell office:value-type="float" office:value="174335" calcext:value-type="float">
            <text:p>174335</text:p>
          </table:table-cell>
          <table:table-cell office:value-type="float" office:value="175636" calcext:value-type="float">
            <text:p>175636</text:p>
          </table:table-cell>
          <table:table-cell office:value-type="float" office:value="176937" calcext:value-type="float">
            <text:p>176937</text:p>
          </table:table-cell>
          <table:table-cell office:value-type="float" office:value="178238" calcext:value-type="float">
            <text:p>178238</text:p>
          </table:table-cell>
          <table:table-cell office:value-type="float" office:value="179539" calcext:value-type="float">
            <text:p>179539</text:p>
          </table:table-cell>
          <table:table-cell office:value-type="float" office:value="180840" calcext:value-type="float">
            <text:p>180840</text:p>
          </table:table-cell>
          <table:table-cell office:value-type="float" office:value="182141" calcext:value-type="float">
            <text:p>182141</text:p>
          </table:table-cell>
          <table:table-cell office:value-type="float" office:value="183442" calcext:value-type="float">
            <text:p>183442</text:p>
          </table:table-cell>
          <table:table-cell office:value-type="float" office:value="184743" calcext:value-type="float">
            <text:p>184743</text:p>
          </table:table-cell>
          <table:table-cell office:value-type="float" office:value="186044" calcext:value-type="float">
            <text:p>186044</text:p>
          </table:table-cell>
          <table:table-cell office:value-type="float" office:value="187345" calcext:value-type="float">
            <text:p>187345</text:p>
          </table:table-cell>
          <table:table-cell office:value-type="float" office:value="188646" calcext:value-type="float">
            <text:p>188646</text:p>
          </table:table-cell>
          <table:table-cell office:value-type="float" office:value="189947" calcext:value-type="float">
            <text:p>189947</text:p>
          </table:table-cell>
          <table:table-cell office:value-type="float" office:value="191248" calcext:value-type="float">
            <text:p>191248</text:p>
          </table:table-cell>
          <table:table-cell office:value-type="float" office:value="192549" calcext:value-type="float">
            <text:p>192549</text:p>
          </table:table-cell>
          <table:table-cell office:value-type="float" office:value="193850" calcext:value-type="float">
            <text:p>193850</text:p>
          </table:table-cell>
          <table:table-cell office:value-type="float" office:value="195151" calcext:value-type="float">
            <text:p>195151</text:p>
          </table:table-cell>
          <table:table-cell office:value-type="float" office:value="196452" calcext:value-type="float">
            <text:p>196452</text:p>
          </table:table-cell>
          <table:table-cell office:value-type="float" office:value="197753" calcext:value-type="float">
            <text:p>197753</text:p>
          </table:table-cell>
          <table:table-cell office:value-type="float" office:value="199054" calcext:value-type="float">
            <text:p>199054</text:p>
          </table:table-cell>
          <table:table-cell office:value-type="float" office:value="200355" calcext:value-type="float">
            <text:p>200355</text:p>
          </table:table-cell>
          <table:table-cell office:value-type="float" office:value="201656" calcext:value-type="float">
            <text:p>201656</text:p>
          </table:table-cell>
          <table:table-cell office:value-type="float" office:value="202957" calcext:value-type="float">
            <text:p>202957</text:p>
          </table:table-cell>
          <table:table-cell office:value-type="float" office:value="204258" calcext:value-type="float">
            <text:p>204258</text:p>
          </table:table-cell>
          <table:table-cell office:value-type="float" office:value="205559" calcext:value-type="float">
            <text:p>205559</text:p>
          </table:table-cell>
          <table:table-cell office:value-type="float" office:value="206860" calcext:value-type="float">
            <text:p>206860</text:p>
          </table:table-cell>
          <table:table-cell office:value-type="float" office:value="208161" calcext:value-type="float">
            <text:p>208161</text:p>
          </table:table-cell>
          <table:table-cell office:value-type="float" office:value="209462" calcext:value-type="float">
            <text:p>209462</text:p>
          </table:table-cell>
          <table:table-cell office:value-type="float" office:value="210763" calcext:value-type="float">
            <text:p>210763</text:p>
          </table:table-cell>
          <table:table-cell office:value-type="float" office:value="212064" calcext:value-type="float">
            <text:p>212064</text:p>
          </table:table-cell>
          <table:table-cell office:value-type="float" office:value="213365" calcext:value-type="float">
            <text:p>213365</text:p>
          </table:table-cell>
          <table:table-cell office:value-type="float" office:value="214666" calcext:value-type="float">
            <text:p>214666</text:p>
          </table:table-cell>
          <table:table-cell office:value-type="float" office:value="215967" calcext:value-type="float">
            <text:p>215967</text:p>
          </table:table-cell>
          <table:table-cell office:value-type="float" office:value="217268" calcext:value-type="float">
            <text:p>217268</text:p>
          </table:table-cell>
          <table:table-cell office:value-type="float" office:value="218569" calcext:value-type="float">
            <text:p>218569</text:p>
          </table:table-cell>
          <table:table-cell office:value-type="float" office:value="219870" calcext:value-type="float">
            <text:p>219870</text:p>
          </table:table-cell>
          <table:table-cell office:value-type="float" office:value="221171" calcext:value-type="float">
            <text:p>221171</text:p>
          </table:table-cell>
          <table:table-cell office:value-type="float" office:value="222472" calcext:value-type="float">
            <text:p>222472</text:p>
          </table:table-cell>
          <table:table-cell office:value-type="float" office:value="223773" calcext:value-type="float">
            <text:p>223773</text:p>
          </table:table-cell>
          <table:table-cell office:value-type="float" office:value="225074" calcext:value-type="float">
            <text:p>225074</text:p>
          </table:table-cell>
          <table:table-cell office:value-type="float" office:value="226375" calcext:value-type="float">
            <text:p>226375</text:p>
          </table:table-cell>
          <table:table-cell office:value-type="float" office:value="227676" calcext:value-type="float">
            <text:p>227676</text:p>
          </table:table-cell>
          <table:table-cell office:value-type="float" office:value="228977" calcext:value-type="float">
            <text:p>228977</text:p>
          </table:table-cell>
          <table:table-cell office:value-type="float" office:value="230278" calcext:value-type="float">
            <text:p>230278</text:p>
          </table:table-cell>
          <table:table-cell office:value-type="float" office:value="231579" calcext:value-type="float">
            <text:p>231579</text:p>
          </table:table-cell>
          <table:table-cell office:value-type="float" office:value="232880" calcext:value-type="float">
            <text:p>232880</text:p>
          </table:table-cell>
          <table:table-cell office:value-type="float" office:value="234181" calcext:value-type="float">
            <text:p>234181</text:p>
          </table:table-cell>
          <table:table-cell office:value-type="float" office:value="235482" calcext:value-type="float">
            <text:p>235482</text:p>
          </table:table-cell>
          <table:table-cell office:value-type="float" office:value="236783" calcext:value-type="float">
            <text:p>236783</text:p>
          </table:table-cell>
          <table:table-cell office:value-type="float" office:value="238084" calcext:value-type="float">
            <text:p>238084</text:p>
          </table:table-cell>
          <table:table-cell office:value-type="float" office:value="239385" calcext:value-type="float">
            <text:p>239385</text:p>
          </table:table-cell>
          <table:table-cell office:value-type="float" office:value="240686" calcext:value-type="float">
            <text:p>240686</text:p>
          </table:table-cell>
          <table:table-cell office:value-type="float" office:value="241987" calcext:value-type="float">
            <text:p>241987</text:p>
          </table:table-cell>
          <table:table-cell office:value-type="float" office:value="243288" calcext:value-type="float">
            <text:p>243288</text:p>
          </table:table-cell>
          <table:table-cell office:value-type="float" office:value="244589" calcext:value-type="float">
            <text:p>244589</text:p>
          </table:table-cell>
          <table:table-cell office:value-type="float" office:value="245890" calcext:value-type="float">
            <text:p>245890</text:p>
          </table:table-cell>
          <table:table-cell office:value-type="float" office:value="247191" calcext:value-type="float">
            <text:p>247191</text:p>
          </table:table-cell>
          <table:table-cell office:value-type="float" office:value="248492" calcext:value-type="float">
            <text:p>248492</text:p>
          </table:table-cell>
          <table:table-cell office:value-type="float" office:value="249793" calcext:value-type="float">
            <text:p>249793</text:p>
          </table:table-cell>
          <table:table-cell office:value-type="float" office:value="251094" calcext:value-type="float">
            <text:p>251094</text:p>
          </table:table-cell>
          <table:table-cell office:value-type="float" office:value="252395" calcext:value-type="float">
            <text:p>252395</text:p>
          </table:table-cell>
          <table:table-cell office:value-type="float" office:value="253696" calcext:value-type="float">
            <text:p>253696</text:p>
          </table:table-cell>
          <table:table-cell office:value-type="float" office:value="254997" calcext:value-type="float">
            <text:p>254997</text:p>
          </table:table-cell>
          <table:table-cell office:value-type="float" office:value="256298" calcext:value-type="float">
            <text:p>256298</text:p>
          </table:table-cell>
          <table:table-cell office:value-type="float" office:value="257599" calcext:value-type="float">
            <text:p>257599</text:p>
          </table:table-cell>
          <table:table-cell office:value-type="float" office:value="258900" calcext:value-type="float">
            <text:p>258900</text:p>
          </table:table-cell>
          <table:table-cell office:value-type="float" office:value="260201" calcext:value-type="float">
            <text:p>260201</text:p>
          </table:table-cell>
          <table:table-cell office:value-type="float" office:value="261502" calcext:value-type="float">
            <text:p>261502</text:p>
          </table:table-cell>
          <table:table-cell office:value-type="float" office:value="262803" calcext:value-type="float">
            <text:p>262803</text:p>
          </table:table-cell>
          <table:table-cell office:value-type="float" office:value="264104" calcext:value-type="float">
            <text:p>264104</text:p>
          </table:table-cell>
          <table:table-cell office:value-type="float" office:value="265405" calcext:value-type="float">
            <text:p>265405</text:p>
          </table:table-cell>
          <table:table-cell office:value-type="float" office:value="266706" calcext:value-type="float">
            <text:p>266706</text:p>
          </table:table-cell>
          <table:table-cell office:value-type="float" office:value="268007" calcext:value-type="float">
            <text:p>268007</text:p>
          </table:table-cell>
          <table:table-cell office:value-type="float" office:value="269308" calcext:value-type="float">
            <text:p>269308</text:p>
          </table:table-cell>
          <table:table-cell office:value-type="float" office:value="270609" calcext:value-type="float">
            <text:p>270609</text:p>
          </table:table-cell>
          <table:table-cell office:value-type="float" office:value="271910" calcext:value-type="float">
            <text:p>271910</text:p>
          </table:table-cell>
          <table:table-cell office:value-type="float" office:value="273211" calcext:value-type="float">
            <text:p>273211</text:p>
          </table:table-cell>
          <table:table-cell office:value-type="float" office:value="274512" calcext:value-type="float">
            <text:p>274512</text:p>
          </table:table-cell>
          <table:table-cell office:value-type="float" office:value="275813" calcext:value-type="float">
            <text:p>275813</text:p>
          </table:table-cell>
          <table:table-cell office:value-type="float" office:value="277114" calcext:value-type="float">
            <text:p>277114</text:p>
          </table:table-cell>
          <table:table-cell office:value-type="float" office:value="278415" calcext:value-type="float">
            <text:p>278415</text:p>
          </table:table-cell>
          <table:table-cell office:value-type="float" office:value="279716" calcext:value-type="float">
            <text:p>279716</text:p>
          </table:table-cell>
          <table:table-cell office:value-type="float" office:value="281017" calcext:value-type="float">
            <text:p>281017</text:p>
          </table:table-cell>
          <table:table-cell office:value-type="float" office:value="282318" calcext:value-type="float">
            <text:p>282318</text:p>
          </table:table-cell>
          <table:table-cell office:value-type="float" office:value="283619" calcext:value-type="float">
            <text:p>283619</text:p>
          </table:table-cell>
          <table:table-cell office:value-type="float" office:value="284920" calcext:value-type="float">
            <text:p>284920</text:p>
          </table:table-cell>
          <table:table-cell office:value-type="float" office:value="286221" calcext:value-type="float">
            <text:p>286221</text:p>
          </table:table-cell>
          <table:table-cell office:value-type="float" office:value="287522" calcext:value-type="float">
            <text:p>287522</text:p>
          </table:table-cell>
          <table:table-cell office:value-type="float" office:value="288823" calcext:value-type="float">
            <text:p>288823</text:p>
          </table:table-cell>
          <table:table-cell office:value-type="float" office:value="290124" calcext:value-type="float">
            <text:p>290124</text:p>
          </table:table-cell>
          <table:table-cell office:value-type="float" office:value="291425" calcext:value-type="float">
            <text:p>291425</text:p>
          </table:table-cell>
          <table:table-cell office:value-type="float" office:value="292726" calcext:value-type="float">
            <text:p>292726</text:p>
          </table:table-cell>
          <table:table-cell office:value-type="float" office:value="294027" calcext:value-type="float">
            <text:p>294027</text:p>
          </table:table-cell>
          <table:table-cell office:value-type="float" office:value="295328" calcext:value-type="float">
            <text:p>295328</text:p>
          </table:table-cell>
          <table:table-cell office:value-type="float" office:value="296629" calcext:value-type="float">
            <text:p>296629</text:p>
          </table:table-cell>
          <table:table-cell office:value-type="float" office:value="297930" calcext:value-type="float">
            <text:p>297930</text:p>
          </table:table-cell>
          <table:table-cell office:value-type="float" office:value="299231" calcext:value-type="float">
            <text:p>299231</text:p>
          </table:table-cell>
          <table:table-cell office:value-type="float" office:value="300532" calcext:value-type="float">
            <text:p>300532</text:p>
          </table:table-cell>
          <table:table-cell office:value-type="float" office:value="301833" calcext:value-type="float">
            <text:p>301833</text:p>
          </table:table-cell>
          <table:table-cell office:value-type="float" office:value="303134" calcext:value-type="float">
            <text:p>303134</text:p>
          </table:table-cell>
          <table:table-cell office:value-type="float" office:value="304435" calcext:value-type="float">
            <text:p>304435</text:p>
          </table:table-cell>
          <table:table-cell office:value-type="float" office:value="305736" calcext:value-type="float">
            <text:p>305736</text:p>
          </table:table-cell>
          <table:table-cell office:value-type="float" office:value="307037" calcext:value-type="float">
            <text:p>307037</text:p>
          </table:table-cell>
          <table:table-cell office:value-type="float" office:value="308338" calcext:value-type="float">
            <text:p>308338</text:p>
          </table:table-cell>
          <table:table-cell office:value-type="float" office:value="309639" calcext:value-type="float">
            <text:p>309639</text:p>
          </table:table-cell>
          <table:table-cell office:value-type="float" office:value="310940" calcext:value-type="float">
            <text:p>310940</text:p>
          </table:table-cell>
          <table:table-cell office:value-type="float" office:value="312241" calcext:value-type="float">
            <text:p>312241</text:p>
          </table:table-cell>
          <table:table-cell office:value-type="float" office:value="313542" calcext:value-type="float">
            <text:p>313542</text:p>
          </table:table-cell>
          <table:table-cell office:value-type="float" office:value="314843" calcext:value-type="float">
            <text:p>314843</text:p>
          </table:table-cell>
          <table:table-cell office:value-type="float" office:value="316144" calcext:value-type="float">
            <text:p>316144</text:p>
          </table:table-cell>
          <table:table-cell office:value-type="float" office:value="317445" calcext:value-type="float">
            <text:p>317445</text:p>
          </table:table-cell>
          <table:table-cell office:value-type="float" office:value="318746" calcext:value-type="float">
            <text:p>318746</text:p>
          </table:table-cell>
          <table:table-cell office:value-type="float" office:value="320047" calcext:value-type="float">
            <text:p>320047</text:p>
          </table:table-cell>
          <table:table-cell office:value-type="float" office:value="321348" calcext:value-type="float">
            <text:p>321348</text:p>
          </table:table-cell>
          <table:table-cell office:value-type="float" office:value="322649" calcext:value-type="float">
            <text:p>322649</text:p>
          </table:table-cell>
          <table:table-cell office:value-type="float" office:value="323950" calcext:value-type="float">
            <text:p>323950</text:p>
          </table:table-cell>
          <table:table-cell office:value-type="float" office:value="325251" calcext:value-type="float">
            <text:p>325251</text:p>
          </table:table-cell>
          <table:table-cell office:value-type="float" office:value="326552" calcext:value-type="float">
            <text:p>326552</text:p>
          </table:table-cell>
          <table:table-cell office:value-type="float" office:value="327853" calcext:value-type="float">
            <text:p>327853</text:p>
          </table:table-cell>
          <table:table-cell office:value-type="float" office:value="329154" calcext:value-type="float">
            <text:p>329154</text:p>
          </table:table-cell>
          <table:table-cell office:value-type="float" office:value="330455" calcext:value-type="float">
            <text:p>330455</text:p>
          </table:table-cell>
          <table:table-cell office:value-type="float" office:value="331756" calcext:value-type="float">
            <text:p>331756</text:p>
          </table:table-cell>
          <table:table-cell office:value-type="float" office:value="333057" calcext:value-type="float">
            <text:p>333057</text:p>
          </table:table-cell>
          <table:table-cell office:value-type="float" office:value="334358" calcext:value-type="float">
            <text:p>334358</text:p>
          </table:table-cell>
          <table:table-cell office:value-type="float" office:value="335659" calcext:value-type="float">
            <text:p>335659</text:p>
          </table:table-cell>
          <table:table-cell office:value-type="float" office:value="336960" calcext:value-type="float">
            <text:p>336960</text:p>
          </table:table-cell>
          <table:table-cell office:value-type="float" office:value="338261" calcext:value-type="float">
            <text:p>338261</text:p>
          </table:table-cell>
          <table:table-cell office:value-type="float" office:value="339562" calcext:value-type="float">
            <text:p>339562</text:p>
          </table:table-cell>
          <table:table-cell office:value-type="float" office:value="340863" calcext:value-type="float">
            <text:p>340863</text:p>
          </table:table-cell>
          <table:table-cell office:value-type="float" office:value="342164" calcext:value-type="float">
            <text:p>342164</text:p>
          </table:table-cell>
          <table:table-cell office:value-type="float" office:value="343465" calcext:value-type="float">
            <text:p>343465</text:p>
          </table:table-cell>
          <table:table-cell office:value-type="float" office:value="344766" calcext:value-type="float">
            <text:p>344766</text:p>
          </table:table-cell>
          <table:table-cell office:value-type="float" office:value="346067" calcext:value-type="float">
            <text:p>346067</text:p>
          </table:table-cell>
          <table:table-cell office:value-type="float" office:value="347368" calcext:value-type="float">
            <text:p>347368</text:p>
          </table:table-cell>
          <table:table-cell office:value-type="float" office:value="348669" calcext:value-type="float">
            <text:p>348669</text:p>
          </table:table-cell>
          <table:table-cell office:value-type="float" office:value="349970" calcext:value-type="float">
            <text:p>349970</text:p>
          </table:table-cell>
          <table:table-cell office:value-type="float" office:value="351271" calcext:value-type="float">
            <text:p>351271</text:p>
          </table:table-cell>
          <table:table-cell office:value-type="float" office:value="352572" calcext:value-type="float">
            <text:p>352572</text:p>
          </table:table-cell>
          <table:table-cell office:value-type="float" office:value="353873" calcext:value-type="float">
            <text:p>353873</text:p>
          </table:table-cell>
          <table:table-cell office:value-type="float" office:value="355174" calcext:value-type="float">
            <text:p>355174</text:p>
          </table:table-cell>
          <table:table-cell office:value-type="float" office:value="356475" calcext:value-type="float">
            <text:p>356475</text:p>
          </table:table-cell>
          <table:table-cell office:value-type="float" office:value="357776" calcext:value-type="float">
            <text:p>357776</text:p>
          </table:table-cell>
          <table:table-cell office:value-type="float" office:value="359077" calcext:value-type="float">
            <text:p>359077</text:p>
          </table:table-cell>
          <table:table-cell office:value-type="float" office:value="360378" calcext:value-type="float">
            <text:p>360378</text:p>
          </table:table-cell>
          <table:table-cell office:value-type="float" office:value="361679" calcext:value-type="float">
            <text:p>361679</text:p>
          </table:table-cell>
          <table:table-cell office:value-type="float" office:value="362980" calcext:value-type="float">
            <text:p>362980</text:p>
          </table:table-cell>
          <table:table-cell office:value-type="float" office:value="364281" calcext:value-type="float">
            <text:p>364281</text:p>
          </table:table-cell>
          <table:table-cell office:value-type="float" office:value="365582" calcext:value-type="float">
            <text:p>365582</text:p>
          </table:table-cell>
          <table:table-cell office:value-type="float" office:value="366883" calcext:value-type="float">
            <text:p>366883</text:p>
          </table:table-cell>
          <table:table-cell office:value-type="float" office:value="368184" calcext:value-type="float">
            <text:p>368184</text:p>
          </table:table-cell>
          <table:table-cell office:value-type="float" office:value="369485" calcext:value-type="float">
            <text:p>369485</text:p>
          </table:table-cell>
          <table:table-cell office:value-type="float" office:value="370786" calcext:value-type="float">
            <text:p>370786</text:p>
          </table:table-cell>
          <table:table-cell office:value-type="float" office:value="372087" calcext:value-type="float">
            <text:p>372087</text:p>
          </table:table-cell>
          <table:table-cell office:value-type="float" office:value="373388" calcext:value-type="float">
            <text:p>373388</text:p>
          </table:table-cell>
          <table:table-cell office:value-type="float" office:value="374689" calcext:value-type="float">
            <text:p>374689</text:p>
          </table:table-cell>
          <table:table-cell office:value-type="float" office:value="375990" calcext:value-type="float">
            <text:p>375990</text:p>
          </table:table-cell>
          <table:table-cell office:value-type="float" office:value="377291" calcext:value-type="float">
            <text:p>377291</text:p>
          </table:table-cell>
          <table:table-cell office:value-type="float" office:value="378592" calcext:value-type="float">
            <text:p>378592</text:p>
          </table:table-cell>
          <table:table-cell office:value-type="float" office:value="379893" calcext:value-type="float">
            <text:p>379893</text:p>
          </table:table-cell>
          <table:table-cell office:value-type="float" office:value="381194" calcext:value-type="float">
            <text:p>381194</text:p>
          </table:table-cell>
          <table:table-cell office:value-type="float" office:value="382495" calcext:value-type="float">
            <text:p>382495</text:p>
          </table:table-cell>
          <table:table-cell office:value-type="float" office:value="383796" calcext:value-type="float">
            <text:p>383796</text:p>
          </table:table-cell>
          <table:table-cell office:value-type="float" office:value="385097" calcext:value-type="float">
            <text:p>385097</text:p>
          </table:table-cell>
          <table:table-cell office:value-type="float" office:value="386398" calcext:value-type="float">
            <text:p>386398</text:p>
          </table:table-cell>
          <table:table-cell office:value-type="float" office:value="387699" calcext:value-type="float">
            <text:p>387699</text:p>
          </table:table-cell>
          <table:table-cell office:value-type="float" office:value="389000" calcext:value-type="float">
            <text:p>389000</text:p>
          </table:table-cell>
          <table:table-cell office:value-type="float" office:value="390301" calcext:value-type="float">
            <text:p>390301</text:p>
          </table:table-cell>
          <table:table-cell office:value-type="float" office:value="391602" calcext:value-type="float">
            <text:p>391602</text:p>
          </table:table-cell>
          <table:table-cell office:value-type="float" office:value="392903" calcext:value-type="float">
            <text:p>392903</text:p>
          </table:table-cell>
          <table:table-cell office:value-type="float" office:value="394204" calcext:value-type="float">
            <text:p>394204</text:p>
          </table:table-cell>
          <table:table-cell office:value-type="float" office:value="395505" calcext:value-type="float">
            <text:p>395505</text:p>
          </table:table-cell>
          <table:table-cell office:value-type="float" office:value="396806" calcext:value-type="float">
            <text:p>396806</text:p>
          </table:table-cell>
          <table:table-cell office:value-type="float" office:value="398107" calcext:value-type="float">
            <text:p>398107</text:p>
          </table:table-cell>
          <table:table-cell office:value-type="float" office:value="399408" calcext:value-type="float">
            <text:p>399408</text:p>
          </table:table-cell>
          <table:table-cell office:value-type="float" office:value="400709" calcext:value-type="float">
            <text:p>400709</text:p>
          </table:table-cell>
          <table:table-cell office:value-type="float" office:value="402010" calcext:value-type="float">
            <text:p>402010</text:p>
          </table:table-cell>
          <table:table-cell office:value-type="float" office:value="403311" calcext:value-type="float">
            <text:p>403311</text:p>
          </table:table-cell>
          <table:table-cell office:value-type="float" office:value="404612" calcext:value-type="float">
            <text:p>404612</text:p>
          </table:table-cell>
          <table:table-cell office:value-type="float" office:value="405913" calcext:value-type="float">
            <text:p>405913</text:p>
          </table:table-cell>
          <table:table-cell office:value-type="float" office:value="407214" calcext:value-type="float">
            <text:p>407214</text:p>
          </table:table-cell>
          <table:table-cell office:value-type="float" office:value="408515" calcext:value-type="float">
            <text:p>408515</text:p>
          </table:table-cell>
          <table:table-cell office:value-type="float" office:value="409816" calcext:value-type="float">
            <text:p>409816</text:p>
          </table:table-cell>
          <table:table-cell office:value-type="float" office:value="411117" calcext:value-type="float">
            <text:p>411117</text:p>
          </table:table-cell>
          <table:table-cell office:value-type="float" office:value="412418" calcext:value-type="float">
            <text:p>412418</text:p>
          </table:table-cell>
          <table:table-cell office:value-type="float" office:value="413719" calcext:value-type="float">
            <text:p>413719</text:p>
          </table:table-cell>
          <table:table-cell office:value-type="float" office:value="415020" calcext:value-type="float">
            <text:p>415020</text:p>
          </table:table-cell>
          <table:table-cell office:value-type="float" office:value="416321" calcext:value-type="float">
            <text:p>416321</text:p>
          </table:table-cell>
          <table:table-cell office:value-type="float" office:value="417622" calcext:value-type="float">
            <text:p>417622</text:p>
          </table:table-cell>
          <table:table-cell office:value-type="float" office:value="418923" calcext:value-type="float">
            <text:p>418923</text:p>
          </table:table-cell>
          <table:table-cell office:value-type="float" office:value="420224" calcext:value-type="float">
            <text:p>420224</text:p>
          </table:table-cell>
          <table:table-cell office:value-type="float" office:value="421525" calcext:value-type="float">
            <text:p>421525</text:p>
          </table:table-cell>
          <table:table-cell office:value-type="float" office:value="422826" calcext:value-type="float">
            <text:p>422826</text:p>
          </table:table-cell>
          <table:table-cell office:value-type="float" office:value="424127" calcext:value-type="float">
            <text:p>424127</text:p>
          </table:table-cell>
          <table:table-cell office:value-type="float" office:value="425428" calcext:value-type="float">
            <text:p>425428</text:p>
          </table:table-cell>
          <table:table-cell office:value-type="float" office:value="426729" calcext:value-type="float">
            <text:p>426729</text:p>
          </table:table-cell>
          <table:table-cell office:value-type="float" office:value="428030" calcext:value-type="float">
            <text:p>428030</text:p>
          </table:table-cell>
          <table:table-cell office:value-type="float" office:value="429331" calcext:value-type="float">
            <text:p>429331</text:p>
          </table:table-cell>
          <table:table-cell office:value-type="float" office:value="430632" calcext:value-type="float">
            <text:p>430632</text:p>
          </table:table-cell>
          <table:table-cell office:value-type="float" office:value="431933" calcext:value-type="float">
            <text:p>431933</text:p>
          </table:table-cell>
          <table:table-cell office:value-type="float" office:value="433234" calcext:value-type="float">
            <text:p>433234</text:p>
          </table:table-cell>
          <table:table-cell office:value-type="float" office:value="434535" calcext:value-type="float">
            <text:p>434535</text:p>
          </table:table-cell>
          <table:table-cell office:value-type="float" office:value="435836" calcext:value-type="float">
            <text:p>435836</text:p>
          </table:table-cell>
          <table:table-cell office:value-type="float" office:value="437137" calcext:value-type="float">
            <text:p>437137</text:p>
          </table:table-cell>
          <table:table-cell office:value-type="float" office:value="438438" calcext:value-type="float">
            <text:p>438438</text:p>
          </table:table-cell>
          <table:table-cell office:value-type="float" office:value="439739" calcext:value-type="float">
            <text:p>439739</text:p>
          </table:table-cell>
          <table:table-cell office:value-type="float" office:value="441040" calcext:value-type="float">
            <text:p>441040</text:p>
          </table:table-cell>
          <table:table-cell office:value-type="float" office:value="442341" calcext:value-type="float">
            <text:p>442341</text:p>
          </table:table-cell>
          <table:table-cell office:value-type="float" office:value="443642" calcext:value-type="float">
            <text:p>443642</text:p>
          </table:table-cell>
          <table:table-cell office:value-type="float" office:value="444943" calcext:value-type="float">
            <text:p>444943</text:p>
          </table:table-cell>
          <table:table-cell office:value-type="float" office:value="446244" calcext:value-type="float">
            <text:p>446244</text:p>
          </table:table-cell>
          <table:table-cell office:value-type="float" office:value="447545" calcext:value-type="float">
            <text:p>447545</text:p>
          </table:table-cell>
          <table:table-cell office:value-type="float" office:value="448846" calcext:value-type="float">
            <text:p>448846</text:p>
          </table:table-cell>
          <table:table-cell office:value-type="float" office:value="450147" calcext:value-type="float">
            <text:p>450147</text:p>
          </table:table-cell>
          <table:table-cell office:value-type="float" office:value="451448" calcext:value-type="float">
            <text:p>451448</text:p>
          </table:table-cell>
          <table:table-cell office:value-type="float" office:value="452749" calcext:value-type="float">
            <text:p>452749</text:p>
          </table:table-cell>
          <table:table-cell office:value-type="float" office:value="454050" calcext:value-type="float">
            <text:p>454050</text:p>
          </table:table-cell>
          <table:table-cell office:value-type="float" office:value="455351" calcext:value-type="float">
            <text:p>455351</text:p>
          </table:table-cell>
          <table:table-cell office:value-type="float" office:value="456652" calcext:value-type="float">
            <text:p>456652</text:p>
          </table:table-cell>
          <table:table-cell office:value-type="float" office:value="457953" calcext:value-type="float">
            <text:p>457953</text:p>
          </table:table-cell>
          <table:table-cell office:value-type="float" office:value="459254" calcext:value-type="float">
            <text:p>459254</text:p>
          </table:table-cell>
          <table:table-cell office:value-type="float" office:value="460555" calcext:value-type="float">
            <text:p>460555</text:p>
          </table:table-cell>
          <table:table-cell office:value-type="float" office:value="461856" calcext:value-type="float">
            <text:p>461856</text:p>
          </table:table-cell>
          <table:table-cell office:value-type="float" office:value="463157" calcext:value-type="float">
            <text:p>463157</text:p>
          </table:table-cell>
          <table:table-cell office:value-type="float" office:value="464458" calcext:value-type="float">
            <text:p>464458</text:p>
          </table:table-cell>
          <table:table-cell office:value-type="float" office:value="465759" calcext:value-type="float">
            <text:p>465759</text:p>
          </table:table-cell>
          <table:table-cell office:value-type="float" office:value="467060" calcext:value-type="float">
            <text:p>467060</text:p>
          </table:table-cell>
          <table:table-cell office:value-type="float" office:value="468361" calcext:value-type="float">
            <text:p>468361</text:p>
          </table:table-cell>
          <table:table-cell office:value-type="float" office:value="469662" calcext:value-type="float">
            <text:p>469662</text:p>
          </table:table-cell>
          <table:table-cell office:value-type="float" office:value="470963" calcext:value-type="float">
            <text:p>470963</text:p>
          </table:table-cell>
          <table:table-cell office:value-type="float" office:value="472264" calcext:value-type="float">
            <text:p>472264</text:p>
          </table:table-cell>
          <table:table-cell office:value-type="float" office:value="473565" calcext:value-type="float">
            <text:p>473565</text:p>
          </table:table-cell>
          <table:table-cell office:value-type="float" office:value="474866" calcext:value-type="float">
            <text:p>474866</text:p>
          </table:table-cell>
          <table:table-cell office:value-type="float" office:value="476167" calcext:value-type="float">
            <text:p>476167</text:p>
          </table:table-cell>
          <table:table-cell office:value-type="float" office:value="477468" calcext:value-type="float">
            <text:p>477468</text:p>
          </table:table-cell>
          <table:table-cell office:value-type="float" office:value="478769" calcext:value-type="float">
            <text:p>478769</text:p>
          </table:table-cell>
          <table:table-cell office:value-type="float" office:value="480070" calcext:value-type="float">
            <text:p>480070</text:p>
          </table:table-cell>
          <table:table-cell office:value-type="float" office:value="481371" calcext:value-type="float">
            <text:p>481371</text:p>
          </table:table-cell>
          <table:table-cell office:value-type="float" office:value="482672" calcext:value-type="float">
            <text:p>482672</text:p>
          </table:table-cell>
          <table:table-cell office:value-type="float" office:value="483973" calcext:value-type="float">
            <text:p>483973</text:p>
          </table:table-cell>
          <table:table-cell office:value-type="float" office:value="485274" calcext:value-type="float">
            <text:p>485274</text:p>
          </table:table-cell>
          <table:table-cell office:value-type="float" office:value="486575" calcext:value-type="float">
            <text:p>486575</text:p>
          </table:table-cell>
          <table:table-cell office:value-type="float" office:value="487876" calcext:value-type="float">
            <text:p>487876</text:p>
          </table:table-cell>
          <table:table-cell office:value-type="float" office:value="489177" calcext:value-type="float">
            <text:p>489177</text:p>
          </table:table-cell>
          <table:table-cell office:value-type="float" office:value="490478" calcext:value-type="float">
            <text:p>490478</text:p>
          </table:table-cell>
          <table:table-cell office:value-type="float" office:value="491779" calcext:value-type="float">
            <text:p>491779</text:p>
          </table:table-cell>
          <table:table-cell office:value-type="float" office:value="493080" calcext:value-type="float">
            <text:p>493080</text:p>
          </table:table-cell>
          <table:table-cell office:value-type="float" office:value="494381" calcext:value-type="float">
            <text:p>494381</text:p>
          </table:table-cell>
          <table:table-cell office:value-type="float" office:value="495682" calcext:value-type="float">
            <text:p>495682</text:p>
          </table:table-cell>
          <table:table-cell office:value-type="float" office:value="496983" calcext:value-type="float">
            <text:p>496983</text:p>
          </table:table-cell>
          <table:table-cell office:value-type="float" office:value="498284" calcext:value-type="float">
            <text:p>498284</text:p>
          </table:table-cell>
          <table:table-cell office:value-type="float" office:value="499585" calcext:value-type="float">
            <text:p>499585</text:p>
          </table:table-cell>
          <table:table-cell office:value-type="float" office:value="500886" calcext:value-type="float">
            <text:p>500886</text:p>
          </table:table-cell>
          <table:table-cell office:value-type="float" office:value="502187" calcext:value-type="float">
            <text:p>502187</text:p>
          </table:table-cell>
          <table:table-cell office:value-type="float" office:value="503488" calcext:value-type="float">
            <text:p>503488</text:p>
          </table:table-cell>
          <table:table-cell office:value-type="float" office:value="504789" calcext:value-type="float">
            <text:p>504789</text:p>
          </table:table-cell>
          <table:table-cell office:value-type="float" office:value="506090" calcext:value-type="float">
            <text:p>506090</text:p>
          </table:table-cell>
          <table:table-cell office:value-type="float" office:value="507391" calcext:value-type="float">
            <text:p>507391</text:p>
          </table:table-cell>
          <table:table-cell office:value-type="float" office:value="508692" calcext:value-type="float">
            <text:p>508692</text:p>
          </table:table-cell>
          <table:table-cell office:value-type="float" office:value="509993" calcext:value-type="float">
            <text:p>509993</text:p>
          </table:table-cell>
          <table:table-cell office:value-type="float" office:value="511294" calcext:value-type="float">
            <text:p>511294</text:p>
          </table:table-cell>
          <table:table-cell office:value-type="float" office:value="512595" calcext:value-type="float">
            <text:p>512595</text:p>
          </table:table-cell>
          <table:table-cell office:value-type="float" office:value="513896" calcext:value-type="float">
            <text:p>513896</text:p>
          </table:table-cell>
          <table:table-cell office:value-type="float" office:value="515197" calcext:value-type="float">
            <text:p>515197</text:p>
          </table:table-cell>
          <table:table-cell office:value-type="float" office:value="516498" calcext:value-type="float">
            <text:p>516498</text:p>
          </table:table-cell>
          <table:table-cell office:value-type="float" office:value="517799" calcext:value-type="float">
            <text:p>517799</text:p>
          </table:table-cell>
          <table:table-cell office:value-type="float" office:value="519100" calcext:value-type="float">
            <text:p>519100</text:p>
          </table:table-cell>
          <table:table-cell office:value-type="float" office:value="520401" calcext:value-type="float">
            <text:p>520401</text:p>
          </table:table-cell>
          <table:table-cell office:value-type="float" office:value="521702" calcext:value-type="float">
            <text:p>521702</text:p>
          </table:table-cell>
          <table:table-cell office:value-type="float" office:value="523003" calcext:value-type="float">
            <text:p>523003</text:p>
          </table:table-cell>
          <table:table-cell office:value-type="float" office:value="524304" calcext:value-type="float">
            <text:p>524304</text:p>
          </table:table-cell>
          <table:table-cell office:value-type="float" office:value="525605" calcext:value-type="float">
            <text:p>525605</text:p>
          </table:table-cell>
          <table:table-cell office:value-type="float" office:value="526906" calcext:value-type="float">
            <text:p>526906</text:p>
          </table:table-cell>
          <table:table-cell office:value-type="float" office:value="528207" calcext:value-type="float">
            <text:p>528207</text:p>
          </table:table-cell>
          <table:table-cell office:value-type="float" office:value="529508" calcext:value-type="float">
            <text:p>529508</text:p>
          </table:table-cell>
          <table:table-cell office:value-type="float" office:value="530809" calcext:value-type="float">
            <text:p>530809</text:p>
          </table:table-cell>
          <table:table-cell office:value-type="float" office:value="532110" calcext:value-type="float">
            <text:p>532110</text:p>
          </table:table-cell>
          <table:table-cell office:value-type="float" office:value="533411" calcext:value-type="float">
            <text:p>533411</text:p>
          </table:table-cell>
          <table:table-cell office:value-type="float" office:value="534712" calcext:value-type="float">
            <text:p>534712</text:p>
          </table:table-cell>
          <table:table-cell office:value-type="float" office:value="536013" calcext:value-type="float">
            <text:p>536013</text:p>
          </table:table-cell>
          <table:table-cell office:value-type="float" office:value="537314" calcext:value-type="float">
            <text:p>537314</text:p>
          </table:table-cell>
          <table:table-cell office:value-type="float" office:value="538615" calcext:value-type="float">
            <text:p>538615</text:p>
          </table:table-cell>
          <table:table-cell office:value-type="float" office:value="539916" calcext:value-type="float">
            <text:p>539916</text:p>
          </table:table-cell>
          <table:table-cell office:value-type="float" office:value="541217" calcext:value-type="float">
            <text:p>541217</text:p>
          </table:table-cell>
          <table:table-cell office:value-type="float" office:value="542518" calcext:value-type="float">
            <text:p>542518</text:p>
          </table:table-cell>
          <table:table-cell office:value-type="float" office:value="543819" calcext:value-type="float">
            <text:p>543819</text:p>
          </table:table-cell>
          <table:table-cell office:value-type="float" office:value="545120" calcext:value-type="float">
            <text:p>545120</text:p>
          </table:table-cell>
          <table:table-cell office:value-type="float" office:value="546421" calcext:value-type="float">
            <text:p>546421</text:p>
          </table:table-cell>
          <table:table-cell office:value-type="float" office:value="547722" calcext:value-type="float">
            <text:p>547722</text:p>
          </table:table-cell>
          <table:table-cell office:value-type="float" office:value="549023" calcext:value-type="float">
            <text:p>549023</text:p>
          </table:table-cell>
          <table:table-cell office:value-type="float" office:value="550324" calcext:value-type="float">
            <text:p>550324</text:p>
          </table:table-cell>
          <table:table-cell office:value-type="float" office:value="551625" calcext:value-type="float">
            <text:p>551625</text:p>
          </table:table-cell>
          <table:table-cell office:value-type="float" office:value="552926" calcext:value-type="float">
            <text:p>552926</text:p>
          </table:table-cell>
          <table:table-cell office:value-type="float" office:value="554227" calcext:value-type="float">
            <text:p>554227</text:p>
          </table:table-cell>
          <table:table-cell office:value-type="float" office:value="555528" calcext:value-type="float">
            <text:p>555528</text:p>
          </table:table-cell>
          <table:table-cell office:value-type="float" office:value="556829" calcext:value-type="float">
            <text:p>556829</text:p>
          </table:table-cell>
          <table:table-cell office:value-type="float" office:value="558130" calcext:value-type="float">
            <text:p>558130</text:p>
          </table:table-cell>
          <table:table-cell office:value-type="float" office:value="559431" calcext:value-type="float">
            <text:p>559431</text:p>
          </table:table-cell>
          <table:table-cell office:value-type="float" office:value="560732" calcext:value-type="float">
            <text:p>560732</text:p>
          </table:table-cell>
          <table:table-cell office:value-type="float" office:value="562033" calcext:value-type="float">
            <text:p>562033</text:p>
          </table:table-cell>
          <table:table-cell office:value-type="float" office:value="563334" calcext:value-type="float">
            <text:p>563334</text:p>
          </table:table-cell>
          <table:table-cell office:value-type="float" office:value="564635" calcext:value-type="float">
            <text:p>564635</text:p>
          </table:table-cell>
          <table:table-cell office:value-type="float" office:value="565936" calcext:value-type="float">
            <text:p>565936</text:p>
          </table:table-cell>
          <table:table-cell office:value-type="float" office:value="567237" calcext:value-type="float">
            <text:p>567237</text:p>
          </table:table-cell>
          <table:table-cell office:value-type="float" office:value="568538" calcext:value-type="float">
            <text:p>568538</text:p>
          </table:table-cell>
          <table:table-cell office:value-type="float" office:value="569839" calcext:value-type="float">
            <text:p>569839</text:p>
          </table:table-cell>
          <table:table-cell office:value-type="float" office:value="571140" calcext:value-type="float">
            <text:p>571140</text:p>
          </table:table-cell>
          <table:table-cell office:value-type="float" office:value="572441" calcext:value-type="float">
            <text:p>572441</text:p>
          </table:table-cell>
          <table:table-cell office:value-type="float" office:value="573742" calcext:value-type="float">
            <text:p>573742</text:p>
          </table:table-cell>
          <table:table-cell office:value-type="float" office:value="575043" calcext:value-type="float">
            <text:p>575043</text:p>
          </table:table-cell>
          <table:table-cell office:value-type="float" office:value="576344" calcext:value-type="float">
            <text:p>576344</text:p>
          </table:table-cell>
          <table:table-cell office:value-type="float" office:value="577645" calcext:value-type="float">
            <text:p>577645</text:p>
          </table:table-cell>
          <table:table-cell office:value-type="float" office:value="578946" calcext:value-type="float">
            <text:p>578946</text:p>
          </table:table-cell>
          <table:table-cell office:value-type="float" office:value="580247" calcext:value-type="float">
            <text:p>580247</text:p>
          </table:table-cell>
          <table:table-cell office:value-type="float" office:value="581548" calcext:value-type="float">
            <text:p>581548</text:p>
          </table:table-cell>
          <table:table-cell office:value-type="float" office:value="582849" calcext:value-type="float">
            <text:p>582849</text:p>
          </table:table-cell>
          <table:table-cell office:value-type="float" office:value="584150" calcext:value-type="float">
            <text:p>584150</text:p>
          </table:table-cell>
          <table:table-cell office:value-type="float" office:value="585451" calcext:value-type="float">
            <text:p>585451</text:p>
          </table:table-cell>
          <table:table-cell office:value-type="float" office:value="586752" calcext:value-type="float">
            <text:p>586752</text:p>
          </table:table-cell>
          <table:table-cell office:value-type="float" office:value="588053" calcext:value-type="float">
            <text:p>588053</text:p>
          </table:table-cell>
          <table:table-cell office:value-type="float" office:value="589354" calcext:value-type="float">
            <text:p>589354</text:p>
          </table:table-cell>
          <table:table-cell office:value-type="float" office:value="590655" calcext:value-type="float">
            <text:p>590655</text:p>
          </table:table-cell>
          <table:table-cell office:value-type="float" office:value="591956" calcext:value-type="float">
            <text:p>591956</text:p>
          </table:table-cell>
          <table:table-cell office:value-type="float" office:value="593257" calcext:value-type="float">
            <text:p>593257</text:p>
          </table:table-cell>
          <table:table-cell office:value-type="float" office:value="594558" calcext:value-type="float">
            <text:p>594558</text:p>
          </table:table-cell>
          <table:table-cell office:value-type="float" office:value="595859" calcext:value-type="float">
            <text:p>595859</text:p>
          </table:table-cell>
          <table:table-cell office:value-type="float" office:value="597160" calcext:value-type="float">
            <text:p>597160</text:p>
          </table:table-cell>
          <table:table-cell office:value-type="float" office:value="598461" calcext:value-type="float">
            <text:p>598461</text:p>
          </table:table-cell>
          <table:table-cell office:value-type="float" office:value="599762" calcext:value-type="float">
            <text:p>599762</text:p>
          </table:table-cell>
          <table:table-cell office:value-type="float" office:value="601063" calcext:value-type="float">
            <text:p>601063</text:p>
          </table:table-cell>
          <table:table-cell office:value-type="float" office:value="602364" calcext:value-type="float">
            <text:p>602364</text:p>
          </table:table-cell>
          <table:table-cell office:value-type="float" office:value="603665" calcext:value-type="float">
            <text:p>603665</text:p>
          </table:table-cell>
          <table:table-cell office:value-type="float" office:value="604966" calcext:value-type="float">
            <text:p>604966</text:p>
          </table:table-cell>
          <table:table-cell office:value-type="float" office:value="606267" calcext:value-type="float">
            <text:p>606267</text:p>
          </table:table-cell>
          <table:table-cell office:value-type="float" office:value="607568" calcext:value-type="float">
            <text:p>607568</text:p>
          </table:table-cell>
          <table:table-cell office:value-type="float" office:value="608869" calcext:value-type="float">
            <text:p>608869</text:p>
          </table:table-cell>
          <table:table-cell office:value-type="float" office:value="610170" calcext:value-type="float">
            <text:p>610170</text:p>
          </table:table-cell>
          <table:table-cell office:value-type="float" office:value="611471" calcext:value-type="float">
            <text:p>611471</text:p>
          </table:table-cell>
          <table:table-cell office:value-type="float" office:value="612772" calcext:value-type="float">
            <text:p>612772</text:p>
          </table:table-cell>
          <table:table-cell office:value-type="float" office:value="614073" calcext:value-type="float">
            <text:p>614073</text:p>
          </table:table-cell>
          <table:table-cell office:value-type="float" office:value="615374" calcext:value-type="float">
            <text:p>615374</text:p>
          </table:table-cell>
          <table:table-cell office:value-type="float" office:value="616675" calcext:value-type="float">
            <text:p>616675</text:p>
          </table:table-cell>
          <table:table-cell office:value-type="float" office:value="617976" calcext:value-type="float">
            <text:p>617976</text:p>
          </table:table-cell>
          <table:table-cell office:value-type="float" office:value="619277" calcext:value-type="float">
            <text:p>619277</text:p>
          </table:table-cell>
          <table:table-cell office:value-type="float" office:value="620578" calcext:value-type="float">
            <text:p>620578</text:p>
          </table:table-cell>
          <table:table-cell office:value-type="float" office:value="621879" calcext:value-type="float">
            <text:p>621879</text:p>
          </table:table-cell>
          <table:table-cell office:value-type="float" office:value="623180" calcext:value-type="float">
            <text:p>623180</text:p>
          </table:table-cell>
          <table:table-cell office:value-type="float" office:value="624481" calcext:value-type="float">
            <text:p>624481</text:p>
          </table:table-cell>
          <table:table-cell office:value-type="float" office:value="625782" calcext:value-type="float">
            <text:p>625782</text:p>
          </table:table-cell>
          <table:table-cell office:value-type="float" office:value="627083" calcext:value-type="float">
            <text:p>627083</text:p>
          </table:table-cell>
          <table:table-cell office:value-type="float" office:value="628384" calcext:value-type="float">
            <text:p>628384</text:p>
          </table:table-cell>
          <table:table-cell office:value-type="float" office:value="629685" calcext:value-type="float">
            <text:p>629685</text:p>
          </table:table-cell>
          <table:table-cell office:value-type="float" office:value="630986" calcext:value-type="float">
            <text:p>630986</text:p>
          </table:table-cell>
          <table:table-cell office:value-type="float" office:value="632287" calcext:value-type="float">
            <text:p>632287</text:p>
          </table:table-cell>
          <table:table-cell office:value-type="float" office:value="633588" calcext:value-type="float">
            <text:p>633588</text:p>
          </table:table-cell>
          <table:table-cell office:value-type="float" office:value="634889" calcext:value-type="float">
            <text:p>634889</text:p>
          </table:table-cell>
          <table:table-cell office:value-type="float" office:value="636190" calcext:value-type="float">
            <text:p>636190</text:p>
          </table:table-cell>
          <table:table-cell office:value-type="float" office:value="637491" calcext:value-type="float">
            <text:p>637491</text:p>
          </table:table-cell>
          <table:table-cell office:value-type="float" office:value="638792" calcext:value-type="float">
            <text:p>638792</text:p>
          </table:table-cell>
          <table:table-cell office:value-type="float" office:value="640093" calcext:value-type="float">
            <text:p>640093</text:p>
          </table:table-cell>
          <table:table-cell office:value-type="float" office:value="641394" calcext:value-type="float">
            <text:p>641394</text:p>
          </table:table-cell>
          <table:table-cell office:value-type="float" office:value="642695" calcext:value-type="float">
            <text:p>642695</text:p>
          </table:table-cell>
          <table:table-cell office:value-type="float" office:value="643996" calcext:value-type="float">
            <text:p>643996</text:p>
          </table:table-cell>
          <table:table-cell office:value-type="float" office:value="645297" calcext:value-type="float">
            <text:p>645297</text:p>
          </table:table-cell>
          <table:table-cell office:value-type="float" office:value="646598" calcext:value-type="float">
            <text:p>646598</text:p>
          </table:table-cell>
          <table:table-cell office:value-type="float" office:value="647899" calcext:value-type="float">
            <text:p>647899</text:p>
          </table:table-cell>
          <table:table-cell office:value-type="float" office:value="649200" calcext:value-type="float">
            <text:p>649200</text:p>
          </table:table-cell>
          <table:table-cell office:value-type="float" office:value="650501" calcext:value-type="float">
            <text:p>650501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177" calcext:value-type="float">
            <text:p>177</text:p>
          </table:table-cell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94" calcext:value-type="float">
            <text:p>194</text:p>
          </table:table-cell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38" calcext:value-type="float">
            <text:p>138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68" calcext:value-type="float">
            <text:p>168</text:p>
          </table:table-cell>
          <table:table-cell office:value-type="float" office:value="230" calcext:value-type="float">
            <text:p>230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62" calcext:value-type="float">
            <text:p>162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238" calcext:value-type="float">
            <text:p>238</text:p>
          </table:table-cell>
          <table:table-cell office:value-type="float" office:value="185" calcext:value-type="float">
            <text:p>185</text:p>
          </table:table-cell>
          <table:table-cell office:value-type="float" office:value="162" calcext:value-type="float">
            <text:p>162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174" calcext:value-type="float">
            <text:p>174</text:p>
          </table:table-cell>
          <table:table-cell office:value-type="float" office:value="265" calcext:value-type="float">
            <text:p>265</text:p>
          </table:table-cell>
          <table:table-cell office:value-type="float" office:value="217" calcext:value-type="float">
            <text:p>217</text:p>
          </table:table-cell>
          <table:table-cell office:value-type="float" office:value="246" calcext:value-type="float">
            <text:p>246</text:p>
          </table:table-cell>
          <table:table-cell office:value-type="float" office:value="204" calcext:value-type="float">
            <text:p>204</text:p>
          </table:table-cell>
          <table:table-cell office:value-type="float" office:value="272" calcext:value-type="float">
            <text:p>27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  <table:table-cell office:value-type="float" office:value="179" calcext:value-type="float">
            <text:p>179</text:p>
          </table:table-cell>
          <table:table-cell office:value-type="float" office:value="209" calcext:value-type="float">
            <text:p>209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191" calcext:value-type="float">
            <text:p>191</text:p>
          </table:table-cell>
          <table:table-cell office:value-type="float" office:value="259" calcext:value-type="float">
            <text:p>259</text:p>
          </table:table-cell>
          <table:table-cell office:value-type="float" office:value="180" calcext:value-type="float">
            <text:p>180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273" calcext:value-type="float">
            <text:p>273</text:p>
          </table:table-cell>
          <table:table-cell office:value-type="float" office:value="207" calcext:value-type="float">
            <text:p>207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21" calcext:value-type="float">
            <text:p>221</text:p>
          </table:table-cell>
          <table:table-cell office:value-type="float" office:value="279" calcext:value-type="float">
            <text:p>279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208" calcext:value-type="float">
            <text:p>208</text:p>
          </table:table-cell>
          <table:table-cell office:value-type="float" office:value="339" calcext:value-type="float">
            <text:p>339</text:p>
          </table:table-cell>
          <table:table-cell office:value-type="float" office:value="211" calcext:value-type="float">
            <text:p>211</text:p>
          </table:table-cell>
          <table:table-cell office:value-type="float" office:value="236" calcext:value-type="float">
            <text:p>236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361" calcext:value-type="float">
            <text:p>361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float" office:value="369" calcext:value-type="float">
            <text:p>369</text:p>
          </table:table-cell>
          <table:table-cell office:value-type="float" office:value="275" calcext:value-type="float">
            <text:p>275</text:p>
          </table:table-cell>
          <table:table-cell office:value-type="float" office:value="225" calcext:value-type="float">
            <text:p>225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72" calcext:value-type="float">
            <text:p>272</text:p>
          </table:table-cell>
          <table:table-cell office:value-type="float" office:value="206" calcext:value-type="float">
            <text:p>206</text:p>
          </table:table-cell>
          <table:table-cell office:value-type="float" office:value="240" calcext:value-type="float">
            <text:p>240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02" calcext:value-type="float">
            <text:p>202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37" calcext:value-type="float">
            <text:p>237</text:p>
          </table:table-cell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216" calcext:value-type="float">
            <text:p>216</text:p>
          </table:table-cell>
          <table:table-cell office:value-type="float" office:value="237" calcext:value-type="float">
            <text:p>237</text:p>
          </table:table-cell>
          <table:table-cell office:value-type="float" office:value="339" calcext:value-type="float">
            <text:p>339</text:p>
          </table:table-cell>
          <table:table-cell office:value-type="float" office:value="227" calcext:value-type="float">
            <text:p>227</text:p>
          </table:table-cell>
          <table:table-cell office:value-type="float" office:value="274" calcext:value-type="float">
            <text:p>274</text:p>
          </table:table-cell>
          <table:table-cell office:value-type="float" office:value="342" calcext:value-type="float">
            <text:p>342</text:p>
          </table:table-cell>
          <table:table-cell office:value-type="float" office:value="330" calcext:value-type="float">
            <text:p>330</text:p>
          </table:table-cell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office:value-type="float" office:value="218" calcext:value-type="float">
            <text:p>218</text:p>
          </table:table-cell>
          <table:table-cell office:value-type="float" office:value="223" calcext:value-type="float">
            <text:p>223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289" calcext:value-type="float">
            <text:p>289</text:p>
          </table:table-cell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22" calcext:value-type="float">
            <text:p>222</text:p>
          </table:table-cell>
          <table:table-cell office:value-type="float" office:value="282" calcext:value-type="float">
            <text:p>282</text:p>
          </table:table-cell>
          <table:table-cell office:value-type="float" office:value="294" calcext:value-type="float">
            <text:p>294</text:p>
          </table:table-cell>
          <table:table-cell office:value-type="float" office:value="227" calcext:value-type="float">
            <text:p>227</text:p>
          </table:table-cell>
          <table:table-cell office:value-type="float" office:value="292" calcext:value-type="float">
            <text:p>292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office:value-type="float" office:value="275" calcext:value-type="float">
            <text:p>275</text:p>
          </table:table-cell>
          <table:table-cell office:value-type="float" office:value="249" calcext:value-type="float">
            <text:p>249</text:p>
          </table:table-cell>
          <table:table-cell office:value-type="float" office:value="211" calcext:value-type="float">
            <text:p>211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18" calcext:value-type="float">
            <text:p>218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54" calcext:value-type="float">
            <text:p>254</text:p>
          </table:table-cell>
          <table:table-cell office:value-type="float" office:value="232" calcext:value-type="float">
            <text:p>232</text:p>
          </table:table-cell>
          <table:table-cell office:value-type="float" office:value="218" calcext:value-type="float">
            <text:p>218</text:p>
          </table:table-cell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63" calcext:value-type="float">
            <text:p>263</text:p>
          </table:table-cell>
          <table:table-cell office:value-type="float" office:value="394" calcext:value-type="float">
            <text:p>394</text:p>
          </table:table-cell>
          <table:table-cell office:value-type="float" office:value="230" calcext:value-type="float">
            <text:p>230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284" calcext:value-type="float">
            <text:p>284</text:p>
          </table:table-cell>
          <table:table-cell office:value-type="float" office:value="323" calcext:value-type="float">
            <text:p>323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office:value-type="float" office:value="311" calcext:value-type="float">
            <text:p>311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357" calcext:value-type="float">
            <text:p>357</text:p>
          </table:table-cell>
          <table:table-cell office:value-type="float" office:value="296" calcext:value-type="float">
            <text:p>296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358" calcext:value-type="float">
            <text:p>358</text:p>
          </table:table-cell>
          <table:table-cell office:value-type="float" office:value="296" calcext:value-type="float">
            <text:p>296</text:p>
          </table:table-cell>
          <table:table-cell office:value-type="float" office:value="249" calcext:value-type="float">
            <text:p>249</text:p>
          </table:table-cell>
          <table:table-cell office:value-type="float" office:value="218" calcext:value-type="float">
            <text:p>218</text:p>
          </table:table-cell>
          <table:table-cell office:value-type="float" office:value="286" calcext:value-type="float">
            <text:p>286</text:p>
          </table:table-cell>
          <table:table-cell office:value-type="float" office:value="245" calcext:value-type="float">
            <text:p>245</text:p>
          </table:table-cell>
          <table:table-cell office:value-type="float" office:value="219" calcext:value-type="float">
            <text:p>219</text:p>
          </table:table-cell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  <table:table-cell office:value-type="float" office:value="356" calcext:value-type="float">
            <text:p>356</text:p>
          </table:table-cell>
          <table:table-cell office:value-type="float" office:value="248" calcext:value-type="float">
            <text:p>248</text:p>
          </table:table-cell>
          <table:table-cell office:value-type="float" office:value="233" calcext:value-type="float">
            <text:p>233</text:p>
          </table:table-cell>
          <table:table-cell office:value-type="float" office:value="271" calcext:value-type="float">
            <text:p>271</text:p>
          </table:table-cell>
          <table:table-cell office:value-type="float" office:value="340" calcext:value-type="float">
            <text:p>340</text:p>
          </table:table-cell>
          <table:table-cell office:value-type="float" office:value="291" calcext:value-type="float">
            <text:p>291</text:p>
          </table:table-cell>
          <table:table-cell office:value-type="float" office:value="428" calcext:value-type="float">
            <text:p>428</text:p>
          </table:table-cell>
          <table:table-cell office:value-type="float" office:value="345" calcext:value-type="float">
            <text:p>345</text:p>
          </table:table-cell>
          <table:table-cell office:value-type="float" office:value="257" calcext:value-type="float">
            <text:p>257</text:p>
          </table:table-cell>
          <table:table-cell office:value-type="float" office:value="268" calcext:value-type="float">
            <text:p>268</text:p>
          </table:table-cell>
          <table:table-cell office:value-type="float" office:value="351" calcext:value-type="float">
            <text:p>351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77" calcext:value-type="float">
            <text:p>277</text:p>
          </table:table-cell>
          <table:table-cell office:value-type="float" office:value="220" calcext:value-type="float">
            <text:p>220</text:p>
          </table:table-cell>
          <table:table-cell office:value-type="float" office:value="301" calcext:value-type="float">
            <text:p>301</text:p>
          </table:table-cell>
          <table:table-cell office:value-type="float" office:value="403" calcext:value-type="float">
            <text:p>403</text:p>
          </table:table-cell>
          <table:table-cell office:value-type="float" office:value="240" calcext:value-type="float">
            <text:p>240</text:p>
          </table:table-cell>
          <table:table-cell office:value-type="float" office:value="282" calcext:value-type="float">
            <text:p>282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  <table:table-cell office:value-type="float" office:value="299" calcext:value-type="float">
            <text:p>299</text:p>
          </table:table-cell>
          <table:table-cell office:value-type="float" office:value="260" calcext:value-type="float">
            <text:p>260</text:p>
          </table:table-cell>
          <table:table-cell office:value-type="float" office:value="356" calcext:value-type="float">
            <text:p>356</text:p>
          </table:table-cell>
          <table:table-cell office:value-type="float" office:value="287" calcext:value-type="float">
            <text:p>287</text:p>
          </table:table-cell>
          <table:table-cell office:value-type="float" office:value="357" calcext:value-type="float">
            <text:p>357</text:p>
          </table:table-cell>
          <table:table-cell office:value-type="float" office:value="236" calcext:value-type="float">
            <text:p>236</text:p>
          </table:table-cell>
          <table:table-cell office:value-type="float" office:value="284" calcext:value-type="float">
            <text:p>284</text:p>
          </table:table-cell>
          <table:table-cell office:value-type="float" office:value="271" calcext:value-type="float">
            <text:p>271</text:p>
          </table:table-cell>
          <table:table-cell office:value-type="float" office:value="314" calcext:value-type="float">
            <text:p>314</text:p>
          </table:table-cell>
          <table:table-cell office:value-type="float" office:value="248" calcext:value-type="float">
            <text:p>248</text:p>
          </table:table-cell>
          <table:table-cell office:value-type="float" office:value="277" calcext:value-type="float">
            <text:p>277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290" calcext:value-type="float">
            <text:p>290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334" calcext:value-type="float">
            <text:p>334</text:p>
          </table:table-cell>
          <table:table-cell office:value-type="float" office:value="229" calcext:value-type="float">
            <text:p>229</text:p>
          </table:table-cell>
          <table:table-cell office:value-type="float" office:value="292" calcext:value-type="float">
            <text:p>292</text:p>
          </table:table-cell>
          <table:table-cell office:value-type="float" office:value="339" calcext:value-type="float">
            <text:p>339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float" office:value="298" calcext:value-type="float">
            <text:p>298</text:p>
          </table:table-cell>
          <table:table-cell office:value-type="float" office:value="325" calcext:value-type="float">
            <text:p>325</text:p>
          </table:table-cell>
          <table:table-cell office:value-type="float" office:value="284" calcext:value-type="float">
            <text:p>284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float" office:value="275" calcext:value-type="float">
            <text:p>275</text:p>
          </table:table-cell>
          <table:table-cell office:value-type="float" office:value="377" calcext:value-type="float">
            <text:p>377</text:p>
          </table:table-cell>
          <table:table-cell office:value-type="float" office:value="309" calcext:value-type="float">
            <text:p>309</text:p>
          </table:table-cell>
          <table:table-cell office:value-type="float" office:value="264" calcext:value-type="float">
            <text:p>264</text:p>
          </table:table-cell>
          <table:table-cell office:value-type="float" office:value="340" calcext:value-type="float">
            <text:p>340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348" calcext:value-type="float">
            <text:p>348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313" calcext:value-type="float">
            <text:p>313</text:p>
          </table:table-cell>
          <table:table-cell office:value-type="float" office:value="276" calcext:value-type="float">
            <text:p>276</text:p>
          </table:table-cell>
          <table:table-cell office:value-type="float" office:value="286" calcext:value-type="float">
            <text:p>286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89" calcext:value-type="float">
            <text:p>289</text:p>
          </table:table-cell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office:value-type="float" office:value="324" calcext:value-type="float">
            <text:p>324</text:p>
          </table:table-cell>
          <table:table-cell office:value-type="float" office:value="347" calcext:value-type="float">
            <text:p>347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  <table:table-cell office:value-type="float" office:value="321" calcext:value-type="float">
            <text:p>321</text:p>
          </table:table-cell>
          <table:table-cell office:value-type="float" office:value="289" calcext:value-type="float">
            <text:p>289</text:p>
          </table:table-cell>
          <table:table-cell office:value-type="float" office:value="296" calcext:value-type="float">
            <text:p>296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373" calcext:value-type="float">
            <text:p>373</text:p>
          </table:table-cell>
          <table:table-cell office:value-type="float" office:value="261" calcext:value-type="float">
            <text:p>261</text:p>
          </table:table-cell>
          <table:table-cell office:value-type="float" office:value="293" calcext:value-type="float">
            <text:p>293</text:p>
          </table:table-cell>
          <table:table-cell office:value-type="float" office:value="342" calcext:value-type="float">
            <text:p>342</text:p>
          </table:table-cell>
          <table:table-cell office:value-type="float" office:value="256" calcext:value-type="float">
            <text:p>256</text:p>
          </table:table-cell>
          <table:table-cell office:value-type="float" office:value="272" calcext:value-type="float">
            <text:p>272</text:p>
          </table:table-cell>
          <table:table-cell office:value-type="float" office:value="288" calcext:value-type="float">
            <text:p>288</text:p>
          </table:table-cell>
          <table:table-cell office:value-type="float" office:value="253" calcext:value-type="float">
            <text:p>253</text:p>
          </table:table-cell>
          <table:table-cell office:value-type="float" office:value="290" calcext:value-type="float">
            <text:p>290</text:p>
          </table:table-cell>
          <table:table-cell office:value-type="float" office:value="259" calcext:value-type="float">
            <text:p>259</text:p>
          </table:table-cell>
          <table:table-cell office:value-type="float" office:value="214" calcext:value-type="float">
            <text:p>214</text:p>
          </table:table-cell>
          <table:table-cell office:value-type="float" office:value="288" calcext:value-type="float">
            <text:p>288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25" calcext:value-type="float">
            <text:p>225</text:p>
          </table:table-cell>
          <table:table-cell office:value-type="float" office:value="279" calcext:value-type="float">
            <text:p>27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  <table:table-cell office:value-type="float" office:value="270" calcext:value-type="float">
            <text:p>270</text:p>
          </table:table-cell>
          <table:table-cell office:value-type="float" office:value="203" calcext:value-type="float">
            <text:p>203</text:p>
          </table:table-cell>
          <table:table-cell office:value-type="float" office:value="246" calcext:value-type="float">
            <text:p>246</text:p>
          </table:table-cell>
          <table:table-cell office:value-type="float" office:value="357" calcext:value-type="float">
            <text:p>357</text:p>
          </table:table-cell>
          <table:table-cell office:value-type="float" office:value="202" calcext:value-type="float">
            <text:p>202</text:p>
          </table:table-cell>
          <table:table-cell office:value-type="float" office:value="319" calcext:value-type="float">
            <text:p>319</text:p>
          </table:table-cell>
          <table:table-cell office:value-type="float" office:value="274" calcext:value-type="float">
            <text:p>274</text:p>
          </table:table-cell>
          <table:table-cell office:value-type="float" office:value="252" calcext:value-type="float">
            <text:p>252</text:p>
          </table:table-cell>
          <table:table-cell office:value-type="float" office:value="223" calcext:value-type="float">
            <text:p>223</text:p>
          </table:table-cell>
          <table:table-cell office:value-type="float" office:value="191" calcext:value-type="float">
            <text:p>191</text:p>
          </table:table-cell>
          <table:table-cell office:value-type="float" office:value="317" calcext:value-type="float">
            <text:p>317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287" calcext:value-type="float">
            <text:p>287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303" calcext:value-type="float">
            <text:p>303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297" calcext:value-type="float">
            <text:p>297</text:p>
          </table:table-cell>
          <table:table-cell office:value-type="float" office:value="208" calcext:value-type="float">
            <text:p>208</text:p>
          </table:table-cell>
          <table:table-cell office:value-type="float" office:value="289" calcext:value-type="float">
            <text:p>289</text:p>
          </table:table-cell>
          <table:table-cell office:value-type="float" office:value="264" calcext:value-type="float">
            <text:p>264</text:p>
          </table:table-cell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float" office:value="204" calcext:value-type="float">
            <text:p>204</text:p>
          </table:table-cell>
          <table:table-cell office:value-type="float" office:value="233" calcext:value-type="float">
            <text:p>233</text:p>
          </table:table-cell>
          <table:table-cell office:value-type="float" office:value="262" calcext:value-type="float">
            <text:p>262</text:p>
          </table:table-cell>
          <table:table-cell office:value-type="float" office:value="221" calcext:value-type="float">
            <text:p>221</text:p>
          </table:table-cell>
          <table:table-cell office:value-type="float" office:value="247" calcext:value-type="float">
            <text:p>247</text:p>
          </table:table-cell>
          <table:table-cell office:value-type="float" office:value="288" calcext:value-type="float">
            <text:p>288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239" calcext:value-type="float">
            <text:p>239</text:p>
          </table:table-cell>
          <table:table-cell office:value-type="float" office:value="225" calcext:value-type="float">
            <text:p>22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19" calcext:value-type="float">
            <text:p>119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07" calcext:value-type="float">
            <text:p>207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26" calcext:value-type="float">
            <text:p>22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63" calcext:value-type="float">
            <text:p>263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74" calcext:value-type="float">
            <text:p>274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335" calcext:value-type="float">
            <text:p>335</text:p>
          </table:table-cell>
          <table:table-cell office:value-type="float" office:value="284" calcext:value-type="float">
            <text:p>284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283" calcext:value-type="float">
            <text:p>283</text:p>
          </table:table-cell>
          <table:table-cell office:value-type="float" office:value="360" calcext:value-type="float">
            <text:p>36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453" calcext:value-type="float">
            <text:p>453</text:p>
          </table:table-cell>
          <table:table-cell office:value-type="float" office:value="310" calcext:value-type="float">
            <text:p>310</text:p>
          </table:table-cell>
          <table:table-cell office:value-type="float" office:value="301" calcext:value-type="float">
            <text:p>301</text:p>
          </table:table-cell>
          <table:table-cell office:value-type="float" office:value="345" calcext:value-type="float">
            <text:p>345</text:p>
          </table:table-cell>
          <table:table-cell office:value-type="float" office:value="437" calcext:value-type="float">
            <text:p>437</text:p>
          </table:table-cell>
          <table:table-cell office:value-type="float" office:value="434" calcext:value-type="float">
            <text:p>434</text:p>
          </table:table-cell>
          <table:table-cell office:value-type="float" office:value="560" calcext:value-type="float">
            <text:p>560</text:p>
          </table:table-cell>
          <table:table-cell office:value-type="float" office:value="352" calcext:value-type="float">
            <text:p>352</text:p>
          </table:table-cell>
          <table:table-cell office:value-type="float" office:value="357" calcext:value-type="float">
            <text:p>357</text:p>
          </table:table-cell>
          <table:table-cell office:value-type="float" office:value="444" calcext:value-type="float">
            <text:p>444</text:p>
          </table:table-cell>
          <table:table-cell office:value-type="float" office:value="364" calcext:value-type="float">
            <text:p>364</text:p>
          </table:table-cell>
          <table:table-cell office:value-type="float" office:value="390" calcext:value-type="float">
            <text:p>390</text:p>
          </table:table-cell>
          <table:table-cell office:value-type="float" office:value="384" calcext:value-type="float">
            <text:p>384</text:p>
          </table:table-cell>
          <table:table-cell office:value-type="float" office:value="496" calcext:value-type="float">
            <text:p>496</text:p>
          </table:table-cell>
          <table:table-cell office:value-type="float" office:value="361" calcext:value-type="float">
            <text:p>361</text:p>
          </table:table-cell>
          <table:table-cell office:value-type="float" office:value="447" calcext:value-type="float">
            <text:p>447</text:p>
          </table:table-cell>
          <table:table-cell office:value-type="float" office:value="368" calcext:value-type="float">
            <text:p>368</text:p>
          </table:table-cell>
          <table:table-cell office:value-type="float" office:value="387" calcext:value-type="float">
            <text:p>387</text:p>
          </table:table-cell>
          <table:table-cell office:value-type="float" office:value="393" calcext:value-type="float">
            <text:p>393</text:p>
          </table:table-cell>
          <table:table-cell office:value-type="float" office:value="368" calcext:value-type="float">
            <text:p>368</text:p>
          </table:table-cell>
          <table:table-cell office:value-type="float" office:value="383" calcext:value-type="float">
            <text:p>383</text:p>
          </table:table-cell>
          <table:table-cell office:value-type="float" office:value="453" calcext:value-type="float">
            <text:p>453</text:p>
          </table:table-cell>
          <table:table-cell office:value-type="float" office:value="473" calcext:value-type="float">
            <text:p>473</text:p>
          </table:table-cell>
          <table:table-cell office:value-type="float" office:value="619" calcext:value-type="float">
            <text:p>619</text:p>
          </table:table-cell>
          <table:table-cell office:value-type="float" office:value="614" calcext:value-type="float">
            <text:p>614</text:p>
          </table:table-cell>
          <table:table-cell office:value-type="float" office:value="647" calcext:value-type="float">
            <text:p>647</text:p>
          </table:table-cell>
          <table:table-cell office:value-type="float" office:value="449" calcext:value-type="float">
            <text:p>449</text:p>
          </table:table-cell>
          <table:table-cell office:value-type="float" office:value="707" calcext:value-type="float">
            <text:p>707</text:p>
          </table:table-cell>
          <table:table-cell office:value-type="float" office:value="734" calcext:value-type="float">
            <text:p>734</text:p>
          </table:table-cell>
          <table:table-cell office:value-type="float" office:value="452" calcext:value-type="float">
            <text:p>452</text:p>
          </table:table-cell>
          <table:table-cell office:value-type="float" office:value="461" calcext:value-type="float">
            <text:p>461</text:p>
          </table:table-cell>
          <table:table-cell office:value-type="float" office:value="481" calcext:value-type="float">
            <text:p>481</text:p>
          </table:table-cell>
          <table:table-cell office:value-type="float" office:value="726" calcext:value-type="float">
            <text:p>726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81" calcext:value-type="float">
            <text:p>481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621" calcext:value-type="float">
            <text:p>621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635" calcext:value-type="float">
            <text:p>635</text:p>
          </table:table-cell>
          <table:table-cell office:value-type="float" office:value="718" calcext:value-type="float">
            <text:p>718</text:p>
          </table:table-cell>
          <table:table-cell office:value-type="float" office:value="584" calcext:value-type="float">
            <text:p>584</text:p>
          </table:table-cell>
          <table:table-cell office:value-type="float" office:value="468" calcext:value-type="float">
            <text:p>468</text:p>
          </table:table-cell>
          <table:table-cell office:value-type="float" office:value="604" calcext:value-type="float">
            <text:p>604</text:p>
          </table:table-cell>
          <table:table-cell office:value-type="float" office:value="794" calcext:value-type="float">
            <text:p>794</text:p>
          </table:table-cell>
          <table:table-cell office:value-type="float" office:value="527" calcext:value-type="float">
            <text:p>527</text:p>
          </table:table-cell>
          <table:table-cell office:value-type="float" office:value="598" calcext:value-type="float">
            <text:p>598</text:p>
          </table:table-cell>
          <table:table-cell office:value-type="float" office:value="481" calcext:value-type="float">
            <text:p>481</text:p>
          </table:table-cell>
          <table:table-cell office:value-type="float" office:value="585" calcext:value-type="float">
            <text:p>585</text:p>
          </table:table-cell>
          <table:table-cell office:value-type="float" office:value="503" calcext:value-type="float">
            <text:p>503</text:p>
          </table:table-cell>
          <table:table-cell office:value-type="float" office:value="815" calcext:value-type="float">
            <text:p>815</text:p>
          </table:table-cell>
          <table:table-cell office:value-type="float" office:value="843" calcext:value-type="float">
            <text:p>843</text:p>
          </table:table-cell>
          <table:table-cell office:value-type="float" office:value="597" calcext:value-type="float">
            <text:p>597</text:p>
          </table:table-cell>
          <table:table-cell office:value-type="float" office:value="606" calcext:value-type="float">
            <text:p>606</text:p>
          </table:table-cell>
          <table:table-cell office:value-type="float" office:value="645" calcext:value-type="float">
            <text:p>645</text:p>
          </table:table-cell>
          <table:table-cell office:value-type="float" office:value="504" calcext:value-type="float">
            <text:p>504</text:p>
          </table:table-cell>
          <table:table-cell office:value-type="float" office:value="610" calcext:value-type="float">
            <text:p>610</text:p>
          </table:table-cell>
          <table:table-cell office:value-type="float" office:value="507" calcext:value-type="float">
            <text:p>507</text:p>
          </table:table-cell>
          <table:table-cell office:value-type="float" office:value="838" calcext:value-type="float">
            <text:p>838</text:p>
          </table:table-cell>
          <table:table-cell office:value-type="float" office:value="566" calcext:value-type="float">
            <text:p>566</text:p>
          </table:table-cell>
          <table:table-cell office:value-type="float" office:value="843" calcext:value-type="float">
            <text:p>843</text:p>
          </table:table-cell>
          <table:table-cell office:value-type="float" office:value="582" calcext:value-type="float">
            <text:p>582</text:p>
          </table:table-cell>
          <table:table-cell office:value-type="float" office:value="514" calcext:value-type="float">
            <text:p>514</text:p>
          </table:table-cell>
          <table:table-cell office:value-type="float" office:value="572" calcext:value-type="float">
            <text:p>572</text:p>
          </table:table-cell>
          <table:table-cell office:value-type="float" office:value="521" calcext:value-type="float">
            <text:p>521</text:p>
          </table:table-cell>
          <table:table-cell office:value-type="float" office:value="622" calcext:value-type="float">
            <text:p>622</text:p>
          </table:table-cell>
          <table:table-cell office:value-type="float" office:value="516" calcext:value-type="float">
            <text:p>516</text:p>
          </table:table-cell>
          <table:table-cell office:value-type="float" office:value="619" calcext:value-type="float">
            <text:p>619</text:p>
          </table:table-cell>
          <table:table-cell office:value-type="float" office:value="537" calcext:value-type="float">
            <text:p>537</text:p>
          </table:table-cell>
          <table:table-cell office:value-type="float" office:value="528" calcext:value-type="float">
            <text:p>528</text:p>
          </table:table-cell>
          <table:table-cell office:value-type="float" office:value="520" calcext:value-type="float">
            <text:p>520</text:p>
          </table:table-cell>
          <table:table-cell office:value-type="float" office:value="527" calcext:value-type="float">
            <text:p>527</text:p>
          </table:table-cell>
          <table:table-cell office:value-type="float" office:value="689" calcext:value-type="float">
            <text:p>689</text:p>
          </table:table-cell>
          <table:table-cell office:value-type="float" office:value="522" calcext:value-type="float">
            <text:p>522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656" calcext:value-type="float">
            <text:p>656</text:p>
          </table:table-cell>
          <table:table-cell office:value-type="float" office:value="681" calcext:value-type="float">
            <text:p>681</text:p>
          </table:table-cell>
          <table:table-cell office:value-type="float" office:value="824" calcext:value-type="float">
            <text:p>824</text:p>
          </table:table-cell>
          <table:table-cell office:value-type="float" office:value="652" calcext:value-type="float">
            <text:p>652</text:p>
          </table:table-cell>
          <table:table-cell office:value-type="float" office:value="900" calcext:value-type="float">
            <text:p>900</text:p>
          </table:table-cell>
          <table:table-cell office:value-type="float" office:value="553" calcext:value-type="float">
            <text:p>553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994" calcext:value-type="float">
            <text:p>994</text:p>
          </table:table-cell>
          <table:table-cell office:value-type="float" office:value="717" calcext:value-type="float">
            <text:p>717</text:p>
          </table:table-cell>
          <table:table-cell office:value-type="float" office:value="690" calcext:value-type="float">
            <text:p>690</text:p>
          </table:table-cell>
          <table:table-cell office:value-type="float" office:value="674" calcext:value-type="float">
            <text:p>674</text:p>
          </table:table-cell>
          <table:table-cell office:value-type="float" office:value="676" calcext:value-type="float">
            <text:p>676</text:p>
          </table:table-cell>
          <table:table-cell office:value-type="float" office:value="666" calcext:value-type="float">
            <text:p>666</text:p>
          </table:table-cell>
          <table:table-cell office:value-type="float" office:value="781" calcext:value-type="float">
            <text:p>781</text:p>
          </table:table-cell>
          <table:table-cell office:value-type="float" office:value="678" calcext:value-type="float">
            <text:p>678</text:p>
          </table:table-cell>
          <table:table-cell office:value-type="float" office:value="806" calcext:value-type="float">
            <text:p>806</text:p>
          </table:table-cell>
          <table:table-cell office:value-type="float" office:value="708" calcext:value-type="float">
            <text:p>708</text:p>
          </table:table-cell>
          <table:table-cell office:value-type="float" office:value="1060" calcext:value-type="float">
            <text:p>1060</text:p>
          </table:table-cell>
          <table:table-cell office:value-type="float" office:value="706" calcext:value-type="float">
            <text:p>706</text:p>
          </table:table-cell>
          <table:table-cell office:value-type="float" office:value="820" calcext:value-type="float">
            <text:p>820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736" calcext:value-type="float">
            <text:p>736</text:p>
          </table:table-cell>
          <table:table-cell office:value-type="float" office:value="752" calcext:value-type="float">
            <text:p>752</text:p>
          </table:table-cell>
          <table:table-cell office:value-type="float" office:value="899" calcext:value-type="float">
            <text:p>899</text:p>
          </table:table-cell>
          <table:table-cell office:value-type="float" office:value="725" calcext:value-type="float">
            <text:p>725</text:p>
          </table:table-cell>
          <table:table-cell office:value-type="float" office:value="688" calcext:value-type="float">
            <text:p>688</text:p>
          </table:table-cell>
          <table:table-cell office:value-type="float" office:value="717" calcext:value-type="float">
            <text:p>717</text:p>
          </table:table-cell>
          <table:table-cell office:value-type="float" office:value="848" calcext:value-type="float">
            <text:p>848</text:p>
          </table:table-cell>
          <table:table-cell office:value-type="float" office:value="814" calcext:value-type="float">
            <text:p>814</text:p>
          </table:table-cell>
          <table:table-cell office:value-type="float" office:value="720" calcext:value-type="float">
            <text:p>720</text:p>
          </table:table-cell>
          <table:table-cell office:value-type="float" office:value="841" calcext:value-type="float">
            <text:p>841</text:p>
          </table:table-cell>
          <table:table-cell office:value-type="float" office:value="738" calcext:value-type="float">
            <text:p>738</text:p>
          </table:table-cell>
          <table:table-cell office:value-type="float" office:value="845" calcext:value-type="float">
            <text:p>845</text:p>
          </table:table-cell>
          <table:table-cell office:value-type="float" office:value="722" calcext:value-type="float">
            <text:p>722</text:p>
          </table:table-cell>
          <table:table-cell office:value-type="float" office:value="716" calcext:value-type="float">
            <text:p>716</text:p>
          </table:table-cell>
          <table:table-cell office:value-type="float" office:value="754" calcext:value-type="float">
            <text:p>754</text:p>
          </table:table-cell>
          <table:table-cell office:value-type="float" office:value="743" calcext:value-type="float">
            <text:p>743</text:p>
          </table:table-cell>
          <table:table-cell office:value-type="float" office:value="906" calcext:value-type="float">
            <text:p>906</text:p>
          </table:table-cell>
          <table:table-cell office:value-type="float" office:value="723" calcext:value-type="float">
            <text:p>723</text:p>
          </table:table-cell>
          <table:table-cell office:value-type="float" office:value="735" calcext:value-type="float">
            <text:p>735</text:p>
          </table:table-cell>
          <table:table-cell office:value-type="float" office:value="1028" calcext:value-type="float">
            <text:p>1028</text:p>
          </table:table-cell>
          <table:table-cell office:value-type="float" office:value="950" calcext:value-type="float">
            <text:p>950</text:p>
          </table:table-cell>
          <table:table-cell office:value-type="float" office:value="745" calcext:value-type="float">
            <text:p>745</text:p>
          </table:table-cell>
          <table:table-cell office:value-type="float" office:value="1267" calcext:value-type="float">
            <text:p>1267</text:p>
          </table:table-cell>
          <table:table-cell office:value-type="float" office:value="1272" calcext:value-type="float">
            <text:p>1272</text:p>
          </table:table-cell>
          <table:table-cell office:value-type="float" office:value="1190" calcext:value-type="float">
            <text:p>1190</text:p>
          </table:table-cell>
          <table:table-cell office:value-type="float" office:value="743" calcext:value-type="float">
            <text:p>743</text:p>
          </table:table-cell>
          <table:table-cell office:value-type="float" office:value="895" calcext:value-type="float">
            <text:p>895</text:p>
          </table:table-cell>
          <table:table-cell office:value-type="float" office:value="879" calcext:value-type="float">
            <text:p>879</text:p>
          </table:table-cell>
          <table:table-cell office:value-type="float" office:value="746" calcext:value-type="float">
            <text:p>746</text:p>
          </table:table-cell>
          <table:table-cell office:value-type="float" office:value="1111" calcext:value-type="float">
            <text:p>1111</text:p>
          </table:table-cell>
          <table:table-cell office:value-type="float" office:value="787" calcext:value-type="float">
            <text:p>787</text:p>
          </table:table-cell>
          <table:table-cell office:value-type="float" office:value="1223" calcext:value-type="float">
            <text:p>1223</text:p>
          </table:table-cell>
          <table:table-cell office:value-type="float" office:value="839" calcext:value-type="float">
            <text:p>839</text:p>
          </table:table-cell>
          <table:table-cell office:value-type="float" office:value="775" calcext:value-type="float">
            <text:p>775</text:p>
          </table:table-cell>
          <table:table-cell office:value-type="float" office:value="886" calcext:value-type="float">
            <text:p>886</text:p>
          </table:table-cell>
          <table:table-cell office:value-type="float" office:value="782" calcext:value-type="float">
            <text:p>782</text:p>
          </table:table-cell>
          <table:table-cell office:value-type="float" office:value="901" calcext:value-type="float">
            <text:p>901</text:p>
          </table:table-cell>
          <table:table-cell office:value-type="float" office:value="884" calcext:value-type="float">
            <text:p>884</text:p>
          </table:table-cell>
          <table:table-cell office:value-type="float" office:value="760" calcext:value-type="float">
            <text:p>760</text:p>
          </table:table-cell>
          <table:table-cell office:value-type="float" office:value="920" calcext:value-type="float">
            <text:p>920</text:p>
          </table:table-cell>
          <table:table-cell office:value-type="float" office:value="808" calcext:value-type="float">
            <text:p>808</text:p>
          </table:table-cell>
          <table:table-cell office:value-type="float" office:value="775" calcext:value-type="float">
            <text:p>775</text:p>
          </table:table-cell>
          <table:table-cell office:value-type="float" office:value="781" calcext:value-type="float">
            <text:p>781</text:p>
          </table:table-cell>
          <table:table-cell office:value-type="float" office:value="803" calcext:value-type="float">
            <text:p>803</text:p>
          </table:table-cell>
          <table:table-cell office:value-type="float" office:value="833" calcext:value-type="float">
            <text:p>833</text:p>
          </table:table-cell>
          <table:table-cell office:value-type="float" office:value="925" calcext:value-type="float">
            <text:p>925</text:p>
          </table:table-cell>
          <table:table-cell office:value-type="float" office:value="913" calcext:value-type="float">
            <text:p>913</text:p>
          </table:table-cell>
          <table:table-cell office:value-type="float" office:value="783" calcext:value-type="float">
            <text:p>783</text:p>
          </table:table-cell>
          <table:table-cell office:value-type="float" office:value="807" calcext:value-type="float">
            <text:p>807</text:p>
          </table:table-cell>
          <table:table-cell office:value-type="float" office:value="790" calcext:value-type="float">
            <text:p>790</text:p>
          </table:table-cell>
          <table:table-cell office:value-type="float" office:value="904" calcext:value-type="float">
            <text:p>904</text:p>
          </table:table-cell>
          <table:table-cell office:value-type="float" office:value="807" calcext:value-type="float">
            <text:p>807</text:p>
          </table:table-cell>
          <table:table-cell office:value-type="float" office:value="874" calcext:value-type="float">
            <text:p>874</text:p>
          </table:table-cell>
          <table:table-cell office:value-type="float" office:value="877" calcext:value-type="float">
            <text:p>877</text:p>
          </table:table-cell>
          <table:table-cell office:value-type="float" office:value="836" calcext:value-type="float">
            <text:p>836</text:p>
          </table:table-cell>
          <table:table-cell office:value-type="float" office:value="915" calcext:value-type="float">
            <text:p>915</text:p>
          </table:table-cell>
          <table:table-cell office:value-type="float" office:value="1326" calcext:value-type="float">
            <text:p>1326</text:p>
          </table:table-cell>
          <table:table-cell office:value-type="float" office:value="995" calcext:value-type="float">
            <text:p>995</text:p>
          </table:table-cell>
          <table:table-cell office:value-type="float" office:value="893" calcext:value-type="float">
            <text:p>893</text:p>
          </table:table-cell>
          <table:table-cell office:value-type="float" office:value="901" calcext:value-type="float">
            <text:p>901</text:p>
          </table:table-cell>
          <table:table-cell office:value-type="float" office:value="1190" calcext:value-type="float">
            <text:p>1190</text:p>
          </table:table-cell>
          <table:table-cell office:value-type="float" office:value="996" calcext:value-type="float">
            <text:p>996</text:p>
          </table:table-cell>
          <table:table-cell office:value-type="float" office:value="891" calcext:value-type="float">
            <text:p>891</text:p>
          </table:table-cell>
          <table:table-cell office:value-type="float" office:value="971" calcext:value-type="float">
            <text:p>971</text:p>
          </table:table-cell>
          <table:table-cell office:value-type="float" office:value="915" calcext:value-type="float">
            <text:p>915</text:p>
          </table:table-cell>
          <table:table-cell office:value-type="float" office:value="895" calcext:value-type="float">
            <text:p>895</text:p>
          </table:table-cell>
          <table:table-cell office:value-type="float" office:value="881" calcext:value-type="float">
            <text:p>881</text:p>
          </table:table-cell>
          <table:table-cell office:value-type="float" office:value="1165" calcext:value-type="float">
            <text:p>1165</text:p>
          </table:table-cell>
          <table:table-cell office:value-type="float" office:value="1522" calcext:value-type="float">
            <text:p>1522</text:p>
          </table:table-cell>
          <table:table-cell office:value-type="float" office:value="894" calcext:value-type="float">
            <text:p>894</text:p>
          </table:table-cell>
          <table:table-cell office:value-type="float" office:value="1221" calcext:value-type="float">
            <text:p>1221</text:p>
          </table:table-cell>
          <table:table-cell office:value-type="float" office:value="943" calcext:value-type="float">
            <text:p>943</text:p>
          </table:table-cell>
          <table:table-cell office:value-type="float" office:value="1073" calcext:value-type="float">
            <text:p>1073</text:p>
          </table:table-cell>
          <table:table-cell office:value-type="float" office:value="1162" calcext:value-type="float">
            <text:p>1162</text:p>
          </table:table-cell>
          <table:table-cell office:value-type="float" office:value="1435" calcext:value-type="float">
            <text:p>1435</text:p>
          </table:table-cell>
          <table:table-cell office:value-type="float" office:value="1148" calcext:value-type="float">
            <text:p>1148</text:p>
          </table:table-cell>
          <table:table-cell office:value-type="float" office:value="1326" calcext:value-type="float">
            <text:p>1326</text:p>
          </table:table-cell>
          <table:table-cell office:value-type="float" office:value="1250" calcext:value-type="float">
            <text:p>1250</text:p>
          </table:table-cell>
          <table:table-cell office:value-type="float" office:value="1447" calcext:value-type="float">
            <text:p>1447</text:p>
          </table:table-cell>
          <table:table-cell office:value-type="float" office:value="1308" calcext:value-type="float">
            <text:p>1308</text:p>
          </table:table-cell>
          <table:table-cell office:value-type="float" office:value="2147" calcext:value-type="float">
            <text:p>2147</text:p>
          </table:table-cell>
          <table:table-cell office:value-type="float" office:value="1348" calcext:value-type="float">
            <text:p>1348</text:p>
          </table:table-cell>
          <table:table-cell office:value-type="float" office:value="2255" calcext:value-type="float">
            <text:p>2255</text:p>
          </table:table-cell>
          <table:table-cell office:value-type="float" office:value="1389" calcext:value-type="float">
            <text:p>1389</text:p>
          </table:table-cell>
          <table:table-cell office:value-type="float" office:value="1338" calcext:value-type="float">
            <text:p>1338</text:p>
          </table:table-cell>
          <table:table-cell office:value-type="float" office:value="1498" calcext:value-type="float">
            <text:p>1498</text:p>
          </table:table-cell>
          <table:table-cell office:value-type="float" office:value="2164" calcext:value-type="float">
            <text:p>2164</text:p>
          </table:table-cell>
          <table:table-cell office:value-type="float" office:value="1380" calcext:value-type="float">
            <text:p>1380</text:p>
          </table:table-cell>
          <table:table-cell office:value-type="float" office:value="1436" calcext:value-type="float">
            <text:p>1436</text:p>
          </table:table-cell>
          <table:table-cell office:value-type="float" office:value="1348" calcext:value-type="float">
            <text:p>1348</text:p>
          </table:table-cell>
          <table:table-cell office:value-type="float" office:value="1364" calcext:value-type="float">
            <text:p>1364</text:p>
          </table:table-cell>
          <table:table-cell office:value-type="float" office:value="1776" calcext:value-type="float">
            <text:p>1776</text:p>
          </table:table-cell>
          <table:table-cell office:value-type="float" office:value="2070" calcext:value-type="float">
            <text:p>2070</text:p>
          </table:table-cell>
          <table:table-cell office:value-type="float" office:value="1212" calcext:value-type="float">
            <text:p>1212</text:p>
          </table:table-cell>
          <table:table-cell office:value-type="float" office:value="1277" calcext:value-type="float">
            <text:p>1277</text:p>
          </table:table-cell>
          <table:table-cell office:value-type="float" office:value="1170" calcext:value-type="float">
            <text:p>1170</text:p>
          </table:table-cell>
          <table:table-cell office:value-type="float" office:value="1917" calcext:value-type="float">
            <text:p>1917</text:p>
          </table:table-cell>
          <table:table-cell office:value-type="float" office:value="1360" calcext:value-type="float">
            <text:p>1360</text:p>
          </table:table-cell>
          <table:table-cell office:value-type="float" office:value="1287" calcext:value-type="float">
            <text:p>1287</text:p>
          </table:table-cell>
          <table:table-cell office:value-type="float" office:value="1248" calcext:value-type="float">
            <text:p>1248</text:p>
          </table:table-cell>
          <table:table-cell office:value-type="float" office:value="1179" calcext:value-type="float">
            <text:p>1179</text:p>
          </table:table-cell>
          <table:table-cell office:value-type="float" office:value="1171" calcext:value-type="float">
            <text:p>1171</text:p>
          </table:table-cell>
          <table:table-cell office:value-type="float" office:value="1397" calcext:value-type="float">
            <text:p>1397</text:p>
          </table:table-cell>
          <table:table-cell office:value-type="float" office:value="1887" calcext:value-type="float">
            <text:p>1887</text:p>
          </table:table-cell>
          <table:table-cell office:value-type="float" office:value="1202" calcext:value-type="float">
            <text:p>1202</text:p>
          </table:table-cell>
          <table:table-cell office:value-type="float" office:value="1269" calcext:value-type="float">
            <text:p>1269</text:p>
          </table:table-cell>
          <table:table-cell office:value-type="float" office:value="1204" calcext:value-type="float">
            <text:p>1204</text:p>
          </table:table-cell>
          <table:table-cell office:value-type="float" office:value="1214" calcext:value-type="float">
            <text:p>1214</text:p>
          </table:table-cell>
          <table:table-cell office:value-type="float" office:value="1341" calcext:value-type="float">
            <text:p>1341</text:p>
          </table:table-cell>
          <table:table-cell office:value-type="float" office:value="1641" calcext:value-type="float">
            <text:p>1641</text:p>
          </table:table-cell>
          <table:table-cell office:value-type="float" office:value="1417" calcext:value-type="float">
            <text:p>1417</text:p>
          </table:table-cell>
          <table:table-cell office:value-type="float" office:value="1330" calcext:value-type="float">
            <text:p>1330</text:p>
          </table:table-cell>
          <table:table-cell office:value-type="float" office:value="1410" calcext:value-type="float">
            <text:p>1410</text:p>
          </table:table-cell>
          <table:table-cell office:value-type="float" office:value="1317" calcext:value-type="float">
            <text:p>1317</text:p>
          </table:table-cell>
          <table:table-cell office:value-type="float" office:value="1222" calcext:value-type="float">
            <text:p>1222</text:p>
          </table:table-cell>
          <table:table-cell office:value-type="float" office:value="1220" calcext:value-type="float">
            <text:p>1220</text:p>
          </table:table-cell>
          <table:table-cell office:value-type="float" office:value="1600" calcext:value-type="float">
            <text:p>1600</text:p>
          </table:table-cell>
          <table:table-cell office:value-type="float" office:value="1378" calcext:value-type="float">
            <text:p>1378</text:p>
          </table:table-cell>
          <table:table-cell office:value-type="float" office:value="1371" calcext:value-type="float">
            <text:p>1371</text:p>
          </table:table-cell>
          <table:table-cell office:value-type="float" office:value="1370" calcext:value-type="float">
            <text:p>1370</text:p>
          </table:table-cell>
          <table:table-cell office:value-type="float" office:value="1250" calcext:value-type="float">
            <text:p>1250</text:p>
          </table:table-cell>
          <table:table-cell office:value-type="float" office:value="1197" calcext:value-type="float">
            <text:p>1197</text:p>
          </table:table-cell>
          <table:table-cell office:value-type="float" office:value="1652" calcext:value-type="float">
            <text:p>1652</text:p>
          </table:table-cell>
          <table:table-cell office:value-type="float" office:value="1195" calcext:value-type="float">
            <text:p>1195</text:p>
          </table:table-cell>
          <table:table-cell office:value-type="float" office:value="1214" calcext:value-type="float">
            <text:p>1214</text:p>
          </table:table-cell>
          <table:table-cell office:value-type="float" office:value="1291" calcext:value-type="float">
            <text:p>1291</text:p>
          </table:table-cell>
          <table:table-cell office:value-type="float" office:value="1246" calcext:value-type="float">
            <text:p>1246</text:p>
          </table:table-cell>
          <table:table-cell office:value-type="float" office:value="1841" calcext:value-type="float">
            <text:p>1841</text:p>
          </table:table-cell>
          <table:table-cell office:value-type="float" office:value="1326" calcext:value-type="float">
            <text:p>1326</text:p>
          </table:table-cell>
          <table:table-cell office:value-type="float" office:value="1245" calcext:value-type="float">
            <text:p>1245</text:p>
          </table:table-cell>
          <table:table-cell office:value-type="float" office:value="1459" calcext:value-type="float">
            <text:p>1459</text:p>
          </table:table-cell>
          <table:table-cell office:value-type="float" office:value="1308" calcext:value-type="float">
            <text:p>1308</text:p>
          </table:table-cell>
          <table:table-cell office:value-type="float" office:value="1270" calcext:value-type="float">
            <text:p>1270</text:p>
          </table:table-cell>
          <table:table-cell office:value-type="float" office:value="1396" calcext:value-type="float">
            <text:p>1396</text:p>
          </table:table-cell>
          <table:table-cell office:value-type="float" office:value="1313" calcext:value-type="float">
            <text:p>1313</text:p>
          </table:table-cell>
          <table:table-cell office:value-type="float" office:value="1447" calcext:value-type="float">
            <text:p>1447</text:p>
          </table:table-cell>
          <table:table-cell office:value-type="float" office:value="2040" calcext:value-type="float">
            <text:p>2040</text:p>
          </table:table-cell>
          <table:table-cell office:value-type="float" office:value="1287" calcext:value-type="float">
            <text:p>1287</text:p>
          </table:table-cell>
          <table:table-cell office:value-type="float" office:value="1350" calcext:value-type="float">
            <text:p>1350</text:p>
          </table:table-cell>
          <table:table-cell office:value-type="float" office:value="1299" calcext:value-type="float">
            <text:p>1299</text:p>
          </table:table-cell>
          <table:table-cell office:value-type="float" office:value="2001" calcext:value-type="float">
            <text:p>2001</text:p>
          </table:table-cell>
          <table:table-cell office:value-type="float" office:value="1644" calcext:value-type="float">
            <text:p>1644</text:p>
          </table:table-cell>
          <table:table-cell office:value-type="float" office:value="1364" calcext:value-type="float">
            <text:p>1364</text:p>
          </table:table-cell>
          <table:table-cell office:value-type="float" office:value="1312" calcext:value-type="float">
            <text:p>1312</text:p>
          </table:table-cell>
          <table:table-cell office:value-type="float" office:value="1459" calcext:value-type="float">
            <text:p>1459</text:p>
          </table:table-cell>
          <table:table-cell office:value-type="float" office:value="1464" calcext:value-type="float">
            <text:p>1464</text:p>
          </table:table-cell>
          <table:table-cell office:value-type="float" office:value="1314" calcext:value-type="float">
            <text:p>1314</text:p>
          </table:table-cell>
          <table:table-cell office:value-type="float" office:value="1516" calcext:value-type="float">
            <text:p>1516</text:p>
          </table:table-cell>
          <table:table-cell office:value-type="float" office:value="1455" calcext:value-type="float">
            <text:p>1455</text:p>
          </table:table-cell>
          <table:table-cell office:value-type="float" office:value="1928" calcext:value-type="float">
            <text:p>1928</text:p>
          </table:table-cell>
          <table:table-cell office:value-type="float" office:value="1596" calcext:value-type="float">
            <text:p>1596</text:p>
          </table:table-cell>
          <table:table-cell office:value-type="float" office:value="2580" calcext:value-type="float">
            <text:p>2580</text:p>
          </table:table-cell>
          <table:table-cell office:value-type="float" office:value="1883" calcext:value-type="float">
            <text:p>1883</text:p>
          </table:table-cell>
          <table:table-cell office:value-type="float" office:value="1565" calcext:value-type="float">
            <text:p>1565</text:p>
          </table:table-cell>
          <table:table-cell office:value-type="float" office:value="1918" calcext:value-type="float">
            <text:p>1918</text:p>
          </table:table-cell>
          <table:table-cell office:value-type="float" office:value="1834" calcext:value-type="float">
            <text:p>1834</text:p>
          </table:table-cell>
          <table:table-cell office:value-type="float" office:value="1671" calcext:value-type="float">
            <text:p>1671</text:p>
          </table:table-cell>
          <table:table-cell office:value-type="float" office:value="1903" calcext:value-type="float">
            <text:p>1903</text:p>
          </table:table-cell>
          <table:table-cell office:value-type="float" office:value="1743" calcext:value-type="float">
            <text:p>1743</text:p>
          </table:table-cell>
          <table:table-cell office:value-type="float" office:value="1617" calcext:value-type="float">
            <text:p>1617</text:p>
          </table:table-cell>
          <table:table-cell office:value-type="float" office:value="2273" calcext:value-type="float">
            <text:p>2273</text:p>
          </table:table-cell>
          <table:table-cell office:value-type="float" office:value="1627" calcext:value-type="float">
            <text:p>1627</text:p>
          </table:table-cell>
          <table:table-cell office:value-type="float" office:value="2241" calcext:value-type="float">
            <text:p>2241</text:p>
          </table:table-cell>
          <table:table-cell office:value-type="float" office:value="1642" calcext:value-type="float">
            <text:p>1642</text:p>
          </table:table-cell>
          <table:table-cell office:value-type="float" office:value="1610" calcext:value-type="float">
            <text:p>1610</text:p>
          </table:table-cell>
          <table:table-cell office:value-type="float" office:value="1418" calcext:value-type="float">
            <text:p>1418</text:p>
          </table:table-cell>
          <table:table-cell office:value-type="float" office:value="1459" calcext:value-type="float">
            <text:p>1459</text:p>
          </table:table-cell>
          <table:table-cell office:value-type="float" office:value="1674" calcext:value-type="float">
            <text:p>1674</text:p>
          </table:table-cell>
          <table:table-cell office:value-type="float" office:value="1535" calcext:value-type="float">
            <text:p>1535</text:p>
          </table:table-cell>
          <table:table-cell office:value-type="float" office:value="1534" calcext:value-type="float">
            <text:p>1534</text:p>
          </table:table-cell>
          <table:table-cell office:value-type="float" office:value="1415" calcext:value-type="float">
            <text:p>1415</text:p>
          </table:table-cell>
          <table:table-cell office:value-type="float" office:value="1427" calcext:value-type="float">
            <text:p>1427</text:p>
          </table:table-cell>
          <table:table-cell office:value-type="float" office:value="1437" calcext:value-type="float">
            <text:p>1437</text:p>
          </table:table-cell>
          <table:table-cell office:value-type="float" office:value="1475" calcext:value-type="float">
            <text:p>1475</text:p>
          </table:table-cell>
          <table:table-cell office:value-type="float" office:value="2138" calcext:value-type="float">
            <text:p>2138</text:p>
          </table:table-cell>
          <table:table-cell office:value-type="float" office:value="1641" calcext:value-type="float">
            <text:p>1641</text:p>
          </table:table-cell>
          <table:table-cell office:value-type="float" office:value="1605" calcext:value-type="float">
            <text:p>1605</text:p>
          </table:table-cell>
          <table:table-cell office:value-type="float" office:value="1537" calcext:value-type="float">
            <text:p>1537</text:p>
          </table:table-cell>
          <table:table-cell office:value-type="float" office:value="1571" calcext:value-type="float">
            <text:p>1571</text:p>
          </table:table-cell>
          <table:table-cell office:value-type="float" office:value="2006" calcext:value-type="float">
            <text:p>2006</text:p>
          </table:table-cell>
          <table:table-cell office:value-type="float" office:value="1500" calcext:value-type="float">
            <text:p>1500</text:p>
          </table:table-cell>
          <table:table-cell office:value-type="float" office:value="1955" calcext:value-type="float">
            <text:p>1955</text:p>
          </table:table-cell>
          <table:table-cell office:value-type="float" office:value="1522" calcext:value-type="float">
            <text:p>1522</text:p>
          </table:table-cell>
          <table:table-cell office:value-type="float" office:value="1564" calcext:value-type="float">
            <text:p>1564</text:p>
          </table:table-cell>
          <table:table-cell office:value-type="float" office:value="1526" calcext:value-type="float">
            <text:p>1526</text:p>
          </table:table-cell>
          <table:table-cell office:value-type="float" office:value="1567" calcext:value-type="float">
            <text:p>1567</text:p>
          </table:table-cell>
          <table:table-cell office:value-type="float" office:value="1796" calcext:value-type="float">
            <text:p>1796</text:p>
          </table:table-cell>
          <table:table-cell office:value-type="float" office:value="1623" calcext:value-type="float">
            <text:p>1623</text:p>
          </table:table-cell>
          <table:table-cell office:value-type="float" office:value="2129" calcext:value-type="float">
            <text:p>2129</text:p>
          </table:table-cell>
          <table:table-cell office:value-type="float" office:value="2478" calcext:value-type="float">
            <text:p>2478</text:p>
          </table:table-cell>
          <table:table-cell office:value-type="float" office:value="1756" calcext:value-type="float">
            <text:p>1756</text:p>
          </table:table-cell>
          <table:table-cell office:value-type="float" office:value="2639" calcext:value-type="float">
            <text:p>2639</text:p>
          </table:table-cell>
          <table:table-cell office:value-type="float" office:value="1846" calcext:value-type="float">
            <text:p>1846</text:p>
          </table:table-cell>
          <table:table-cell office:value-type="float" office:value="1729" calcext:value-type="float">
            <text:p>1729</text:p>
          </table:table-cell>
          <table:table-cell office:value-type="float" office:value="1725" calcext:value-type="float">
            <text:p>1725</text:p>
          </table:table-cell>
          <table:table-cell office:value-type="float" office:value="1709" calcext:value-type="float">
            <text:p>1709</text:p>
          </table:table-cell>
          <table:table-cell office:value-type="float" office:value="1435" calcext:value-type="float">
            <text:p>1435</text:p>
          </table:table-cell>
          <table:table-cell office:value-type="float" office:value="1564" calcext:value-type="float">
            <text:p>1564</text:p>
          </table:table-cell>
          <table:table-cell office:value-type="float" office:value="1419" calcext:value-type="float">
            <text:p>1419</text:p>
          </table:table-cell>
          <table:table-cell office:value-type="float" office:value="1522" calcext:value-type="float">
            <text:p>1522</text:p>
          </table:table-cell>
          <table:table-cell office:value-type="float" office:value="1437" calcext:value-type="float">
            <text:p>1437</text:p>
          </table:table-cell>
          <table:table-cell office:value-type="float" office:value="1449" calcext:value-type="float">
            <text:p>1449</text:p>
          </table:table-cell>
          <table:table-cell office:value-type="float" office:value="1488" calcext:value-type="float">
            <text:p>1488</text:p>
          </table:table-cell>
          <table:table-cell office:value-type="float" office:value="1519" calcext:value-type="float">
            <text:p>1519</text:p>
          </table:table-cell>
          <table:table-cell office:value-type="float" office:value="1400" calcext:value-type="float">
            <text:p>1400</text:p>
          </table:table-cell>
          <table:table-cell office:value-type="float" office:value="1430" calcext:value-type="float">
            <text:p>1430</text:p>
          </table:table-cell>
          <table:table-cell office:value-type="float" office:value="1741" calcext:value-type="float">
            <text:p>1741</text:p>
          </table:table-cell>
          <table:table-cell table:number-columns-repeated="2" office:value-type="float" office:value="1463" calcext:value-type="float">
            <text:p>1463</text:p>
          </table:table-cell>
          <table:table-cell office:value-type="float" office:value="1506" calcext:value-type="float">
            <text:p>1506</text:p>
          </table:table-cell>
          <table:table-cell office:value-type="float" office:value="1406" calcext:value-type="float">
            <text:p>1406</text:p>
          </table:table-cell>
          <table:table-cell office:value-type="float" office:value="1527" calcext:value-type="float">
            <text:p>1527</text:p>
          </table:table-cell>
          <table:table-cell office:value-type="float" office:value="1394" calcext:value-type="float">
            <text:p>1394</text:p>
          </table:table-cell>
          <table:table-cell office:value-type="float" office:value="1437" calcext:value-type="float">
            <text:p>1437</text:p>
          </table:table-cell>
          <table:table-cell office:value-type="float" office:value="1439" calcext:value-type="float">
            <text:p>1439</text:p>
          </table:table-cell>
          <table:table-cell office:value-type="float" office:value="1513" calcext:value-type="float">
            <text:p>1513</text:p>
          </table:table-cell>
          <table:table-cell office:value-type="float" office:value="1528" calcext:value-type="float">
            <text:p>1528</text:p>
          </table:table-cell>
          <table:table-cell office:value-type="float" office:value="1576" calcext:value-type="float">
            <text:p>1576</text:p>
          </table:table-cell>
          <table:table-cell office:value-type="float" office:value="1571" calcext:value-type="float">
            <text:p>1571</text:p>
          </table:table-cell>
          <table:table-cell office:value-type="float" office:value="1430" calcext:value-type="float">
            <text:p>1430</text:p>
          </table:table-cell>
          <table:table-cell office:value-type="float" office:value="1440" calcext:value-type="float">
            <text:p>1440</text:p>
          </table:table-cell>
          <table:table-cell office:value-type="float" office:value="1873" calcext:value-type="float">
            <text:p>1873</text:p>
          </table:table-cell>
          <table:table-cell office:value-type="float" office:value="1461" calcext:value-type="float">
            <text:p>1461</text:p>
          </table:table-cell>
          <table:table-cell office:value-type="float" office:value="2654" calcext:value-type="float">
            <text:p>2654</text:p>
          </table:table-cell>
          <table:table-cell office:value-type="float" office:value="1550" calcext:value-type="float">
            <text:p>1550</text:p>
          </table:table-cell>
          <table:table-cell office:value-type="float" office:value="1546" calcext:value-type="float">
            <text:p>1546</text:p>
          </table:table-cell>
          <table:table-cell office:value-type="float" office:value="1692" calcext:value-type="float">
            <text:p>1692</text:p>
          </table:table-cell>
          <table:table-cell office:value-type="float" office:value="1478" calcext:value-type="float">
            <text:p>1478</text:p>
          </table:table-cell>
          <table:table-cell office:value-type="float" office:value="1507" calcext:value-type="float">
            <text:p>1507</text:p>
          </table:table-cell>
          <table:table-cell office:value-type="float" office:value="1490" calcext:value-type="float">
            <text:p>1490</text:p>
          </table:table-cell>
          <table:table-cell office:value-type="float" office:value="1717" calcext:value-type="float">
            <text:p>1717</text:p>
          </table:table-cell>
          <table:table-cell office:value-type="float" office:value="1468" calcext:value-type="float">
            <text:p>1468</text:p>
          </table:table-cell>
          <table:table-cell office:value-type="float" office:value="1535" calcext:value-type="float">
            <text:p>1535</text:p>
          </table:table-cell>
          <table:table-cell office:value-type="float" office:value="1991" calcext:value-type="float">
            <text:p>1991</text:p>
          </table:table-cell>
          <table:table-cell office:value-type="float" office:value="1521" calcext:value-type="float">
            <text:p>1521</text:p>
          </table:table-cell>
          <table:table-cell office:value-type="float" office:value="1458" calcext:value-type="float">
            <text:p>1458</text:p>
          </table:table-cell>
          <table:table-cell office:value-type="float" office:value="1611" calcext:value-type="float">
            <text:p>1611</text:p>
          </table:table-cell>
          <table:table-cell office:value-type="float" office:value="1663" calcext:value-type="float">
            <text:p>1663</text:p>
          </table:table-cell>
          <table:table-cell office:value-type="float" office:value="1542" calcext:value-type="float">
            <text:p>1542</text:p>
          </table:table-cell>
          <table:table-cell office:value-type="float" office:value="1558" calcext:value-type="float">
            <text:p>1558</text:p>
          </table:table-cell>
          <table:table-cell office:value-type="float" office:value="2449" calcext:value-type="float">
            <text:p>2449</text:p>
          </table:table-cell>
          <table:table-cell office:value-type="float" office:value="2641" calcext:value-type="float">
            <text:p>2641</text:p>
          </table:table-cell>
          <table:table-cell office:value-type="float" office:value="1620" calcext:value-type="float">
            <text:p>1620</text:p>
          </table:table-cell>
          <table:table-cell office:value-type="float" office:value="1567" calcext:value-type="float">
            <text:p>1567</text:p>
          </table:table-cell>
          <table:table-cell office:value-type="float" office:value="2550" calcext:value-type="float">
            <text:p>2550</text:p>
          </table:table-cell>
          <table:table-cell office:value-type="float" office:value="2098" calcext:value-type="float">
            <text:p>2098</text:p>
          </table:table-cell>
          <table:table-cell office:value-type="float" office:value="2012" calcext:value-type="float">
            <text:p>2012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 office:value-type="float" office:value="1985" calcext:value-type="float">
            <text:p>1985</text:p>
          </table:table-cell>
          <table:table-cell office:value-type="float" office:value="2078" calcext:value-type="float">
            <text:p>2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00-00-00</text:date>, <text:time style:data-style-name="N2" text:time-value="14:17:02.998254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5T14:39:21.580858481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35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d92b21" draw:fill-color="#d92b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5db8d" draw:fill-color="#35db8d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9e498" draw:fill-color="#f9e498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97cm" svg:height="13.394cm" xlink:href=".." xlink:type="simple" chart:class="chart:line" chart:style-name="ch1">
        <chart:title svg:x="14.252cm" svg:y="0.403cm" chart:style-name="ch2">
          <text:p>CPU</text:p>
        </chart:title>
        <chart:legend chart:legend-position="top" svg:x="12.012cm" svg:y="1.393cm" style:legend-expansion="wide" chart:style-name="ch3"/>
        <chart:plot-area chart:style-name="ch4" table:cell-range-address="Sheet1.A2:Sheet1.SG3 Sheet1.A5:Sheet1.SG5" chart:data-source-has-labels="column" svg:x="1.602cm" svg:y="2.258cm" svg:width="26.252cm" svg:height="9.888cm">
          <chartooo:coordinate-region svg:x="2.964cm" svg:y="2.457cm" svg:width="24.083cm" svg:height="8.765cm"/>
          <chart:axis chart:dimension="x" chart:name="primary-x" chart:style-name="ch5">
            <chart:title svg:x="13.282cm" svg:y="12.413cm" chart:style-name="ch6">
              <text:p>Steps (à 100 posts)</text:p>
            </chart:title>
          </chart:axis>
          <chart:axis chart:dimension="y" chart:name="primary-y" chart:style-name="ch5">
            <chart:title svg:x="0.451cm" svg:y="7.656cm" chart:style-name="ch7">
              <text:p>count</text:p>
            </chart:title>
            <chart:grid chart:style-name="ch8" chart:class="major"/>
          </chart:axis>
          <chart:axis chart:dimension="y" chart:name="secondary-y" chart:style-name="ch9">
            <chart:title svg:x="28.445cm" svg:y="7.405cm" chart:style-name="ch7">
              <text:p>%</text:p>
            </chart:title>
          </chart:axis>
          <chart:series chart:attached-axis="secondary-y" chart:style-name="ch10" chart:values-cell-range-address="Sheet1.B2:Sheet1.SG2" chart:label-cell-address="Sheet1.A2:Sheet1.A2" chart:class="chart:line">
            <chart:data-point chart:repeated="500"/>
          </chart:series>
          <chart:series chart:attached-axis="primary-y" chart:style-name="ch11" chart:values-cell-range-address="Sheet1.B3:Sheet1.SG3" chart:label-cell-address="Sheet1.A3:Sheet1.A3" chart:class="chart:line">
            <chart:data-point chart:repeated="500"/>
          </chart:series>
          <chart:series chart:attached-axis="primary-y" chart:style-name="ch12" chart:values-cell-range-address="Sheet1.B5:Sheet1.SG5" chart:label-cell-address="Sheet1.A5:Sheet1.A5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2:Sheet1.A2</svg:desc>
                </draw:g>
              </table:table-cell>
              <table:table-cell office:value-type="float" office:value="7">
                <text:p>7</text:p>
                <draw:g>
                  <svg:desc>Sheet1.B2:Sheet1.SG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9">
                <text:p>59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77">
                <text:p>77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4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9">
                <text:p>89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posts</text:p>
                <draw:g>
                  <svg:desc>Sheet1.A3:Sheet1.A3</svg:desc>
                </draw:g>
              </table:table-cell>
              <table:table-cell office:value-type="float" office:value="100">
                <text:p>100</text:p>
                <draw:g>
                  <svg:desc>Sheet1.B3:Sheet1.SG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  <table:table-cell office:value-type="float" office:value="5000">
                <text:p>5000</text:p>
              </table:table-cell>
              <table:table-cell office:value-type="float" office:value="5100">
                <text:p>5100</text:p>
              </table:table-cell>
              <table:table-cell office:value-type="float" office:value="5200">
                <text:p>5200</text:p>
              </table:table-cell>
              <table:table-cell office:value-type="float" office:value="5300">
                <text:p>5300</text:p>
              </table:table-cell>
              <table:table-cell office:value-type="float" office:value="5400">
                <text:p>5400</text:p>
              </table:table-cell>
              <table:table-cell office:value-type="float" office:value="5500">
                <text:p>5500</text:p>
              </table:table-cell>
              <table:table-cell office:value-type="float" office:value="5600">
                <text:p>5600</text:p>
              </table:table-cell>
              <table:table-cell office:value-type="float" office:value="5700">
                <text:p>5700</text:p>
              </table:table-cell>
              <table:table-cell office:value-type="float" office:value="5800">
                <text:p>5800</text:p>
              </table:table-cell>
              <table:table-cell office:value-type="float" office:value="5900">
                <text:p>5900</text:p>
              </table:table-cell>
              <table:table-cell office:value-type="float" office:value="6000">
                <text:p>6000</text:p>
              </table:table-cell>
              <table:table-cell office:value-type="float" office:value="6100">
                <text:p>6100</text:p>
              </table:table-cell>
              <table:table-cell office:value-type="float" office:value="6200">
                <text:p>6200</text:p>
              </table:table-cell>
              <table:table-cell office:value-type="float" office:value="6300">
                <text:p>6300</text:p>
              </table:table-cell>
              <table:table-cell office:value-type="float" office:value="6400">
                <text:p>6400</text:p>
              </table:table-cell>
              <table:table-cell office:value-type="float" office:value="6500">
                <text:p>6500</text:p>
              </table:table-cell>
              <table:table-cell office:value-type="float" office:value="6600">
                <text:p>6600</text:p>
              </table:table-cell>
              <table:table-cell office:value-type="float" office:value="6700">
                <text:p>6700</text:p>
              </table:table-cell>
              <table:table-cell office:value-type="float" office:value="6800">
                <text:p>6800</text:p>
              </table:table-cell>
              <table:table-cell office:value-type="float" office:value="6900">
                <text:p>6900</text:p>
              </table:table-cell>
              <table:table-cell office:value-type="float" office:value="7000">
                <text:p>7000</text:p>
              </table:table-cell>
              <table:table-cell office:value-type="float" office:value="7100">
                <text:p>7100</text:p>
              </table:table-cell>
              <table:table-cell office:value-type="float" office:value="7200">
                <text:p>7200</text:p>
              </table:table-cell>
              <table:table-cell office:value-type="float" office:value="7300">
                <text:p>7300</text:p>
              </table:table-cell>
              <table:table-cell office:value-type="float" office:value="7400">
                <text:p>7400</text:p>
              </table:table-cell>
              <table:table-cell office:value-type="float" office:value="7500">
                <text:p>7500</text:p>
              </table:table-cell>
              <table:table-cell office:value-type="float" office:value="7600">
                <text:p>7600</text:p>
              </table:table-cell>
              <table:table-cell office:value-type="float" office:value="7700">
                <text:p>7700</text:p>
              </table:table-cell>
              <table:table-cell office:value-type="float" office:value="7800">
                <text:p>7800</text:p>
              </table:table-cell>
              <table:table-cell office:value-type="float" office:value="7900">
                <text:p>7900</text:p>
              </table:table-cell>
              <table:table-cell office:value-type="float" office:value="8000">
                <text:p>8000</text:p>
              </table:table-cell>
              <table:table-cell office:value-type="float" office:value="8100">
                <text:p>8100</text:p>
              </table:table-cell>
              <table:table-cell office:value-type="float" office:value="8200">
                <text:p>8200</text:p>
              </table:table-cell>
              <table:table-cell office:value-type="float" office:value="8300">
                <text:p>8300</text:p>
              </table:table-cell>
              <table:table-cell office:value-type="float" office:value="8400">
                <text:p>8400</text:p>
              </table:table-cell>
              <table:table-cell office:value-type="float" office:value="8500">
                <text:p>8500</text:p>
              </table:table-cell>
              <table:table-cell office:value-type="float" office:value="8600">
                <text:p>8600</text:p>
              </table:table-cell>
              <table:table-cell office:value-type="float" office:value="8700">
                <text:p>8700</text:p>
              </table:table-cell>
              <table:table-cell office:value-type="float" office:value="8800">
                <text:p>8800</text:p>
              </table:table-cell>
              <table:table-cell office:value-type="float" office:value="8900">
                <text:p>8900</text:p>
              </table:table-cell>
              <table:table-cell office:value-type="float" office:value="9000">
                <text:p>9000</text:p>
              </table:table-cell>
              <table:table-cell office:value-type="float" office:value="9100">
                <text:p>9100</text:p>
              </table:table-cell>
              <table:table-cell office:value-type="float" office:value="9200">
                <text:p>9200</text:p>
              </table:table-cell>
              <table:table-cell office:value-type="float" office:value="9300">
                <text:p>9300</text:p>
              </table:table-cell>
              <table:table-cell office:value-type="float" office:value="9400">
                <text:p>9400</text:p>
              </table:table-cell>
              <table:table-cell office:value-type="float" office:value="9500">
                <text:p>9500</text:p>
              </table:table-cell>
              <table:table-cell office:value-type="float" office:value="9600">
                <text:p>9600</text:p>
              </table:table-cell>
              <table:table-cell office:value-type="float" office:value="9700">
                <text:p>9700</text:p>
              </table:table-cell>
              <table:table-cell office:value-type="float" office:value="9800">
                <text:p>9800</text:p>
              </table:table-cell>
              <table:table-cell office:value-type="float" office:value="9900">
                <text:p>9900</text:p>
              </table:table-cell>
              <table:table-cell office:value-type="float" office:value="10000">
                <text:p>10000</text:p>
              </table:table-cell>
              <table:table-cell office:value-type="float" office:value="10100">
                <text:p>10100</text:p>
              </table:table-cell>
              <table:table-cell office:value-type="float" office:value="10200">
                <text:p>10200</text:p>
              </table:table-cell>
              <table:table-cell office:value-type="float" office:value="10300">
                <text:p>10300</text:p>
              </table:table-cell>
              <table:table-cell office:value-type="float" office:value="10400">
                <text:p>10400</text:p>
              </table:table-cell>
              <table:table-cell office:value-type="float" office:value="10500">
                <text:p>10500</text:p>
              </table:table-cell>
              <table:table-cell office:value-type="float" office:value="10600">
                <text:p>10600</text:p>
              </table:table-cell>
              <table:table-cell office:value-type="float" office:value="10700">
                <text:p>10700</text:p>
              </table:table-cell>
              <table:table-cell office:value-type="float" office:value="10800">
                <text:p>10800</text:p>
              </table:table-cell>
              <table:table-cell office:value-type="float" office:value="10900">
                <text:p>10900</text:p>
              </table:table-cell>
              <table:table-cell office:value-type="float" office:value="11000">
                <text:p>11000</text:p>
              </table:table-cell>
              <table:table-cell office:value-type="float" office:value="11100">
                <text:p>11100</text:p>
              </table:table-cell>
              <table:table-cell office:value-type="float" office:value="11200">
                <text:p>11200</text:p>
              </table:table-cell>
              <table:table-cell office:value-type="float" office:value="11300">
                <text:p>11300</text:p>
              </table:table-cell>
              <table:table-cell office:value-type="float" office:value="11400">
                <text:p>11400</text:p>
              </table:table-cell>
              <table:table-cell office:value-type="float" office:value="11500">
                <text:p>11500</text:p>
              </table:table-cell>
              <table:table-cell office:value-type="float" office:value="11600">
                <text:p>11600</text:p>
              </table:table-cell>
              <table:table-cell office:value-type="float" office:value="11700">
                <text:p>11700</text:p>
              </table:table-cell>
              <table:table-cell office:value-type="float" office:value="11800">
                <text:p>11800</text:p>
              </table:table-cell>
              <table:table-cell office:value-type="float" office:value="11900">
                <text:p>11900</text:p>
              </table:table-cell>
              <table:table-cell office:value-type="float" office:value="12000">
                <text:p>12000</text:p>
              </table:table-cell>
              <table:table-cell office:value-type="float" office:value="12100">
                <text:p>12100</text:p>
              </table:table-cell>
              <table:table-cell office:value-type="float" office:value="12200">
                <text:p>12200</text:p>
              </table:table-cell>
              <table:table-cell office:value-type="float" office:value="12300">
                <text:p>12300</text:p>
              </table:table-cell>
              <table:table-cell office:value-type="float" office:value="12400">
                <text:p>12400</text:p>
              </table:table-cell>
              <table:table-cell office:value-type="float" office:value="12500">
                <text:p>12500</text:p>
              </table:table-cell>
              <table:table-cell office:value-type="float" office:value="12600">
                <text:p>12600</text:p>
              </table:table-cell>
              <table:table-cell office:value-type="float" office:value="12700">
                <text:p>12700</text:p>
              </table:table-cell>
              <table:table-cell office:value-type="float" office:value="12800">
                <text:p>12800</text:p>
              </table:table-cell>
              <table:table-cell office:value-type="float" office:value="12900">
                <text:p>12900</text:p>
              </table:table-cell>
              <table:table-cell office:value-type="float" office:value="13000">
                <text:p>13000</text:p>
              </table:table-cell>
              <table:table-cell office:value-type="float" office:value="13100">
                <text:p>13100</text:p>
              </table:table-cell>
              <table:table-cell office:value-type="float" office:value="13200">
                <text:p>13200</text:p>
              </table:table-cell>
              <table:table-cell office:value-type="float" office:value="13300">
                <text:p>13300</text:p>
              </table:table-cell>
              <table:table-cell office:value-type="float" office:value="13400">
                <text:p>13400</text:p>
              </table:table-cell>
              <table:table-cell office:value-type="float" office:value="13500">
                <text:p>13500</text:p>
              </table:table-cell>
              <table:table-cell office:value-type="float" office:value="13600">
                <text:p>13600</text:p>
              </table:table-cell>
              <table:table-cell office:value-type="float" office:value="13700">
                <text:p>13700</text:p>
              </table:table-cell>
              <table:table-cell office:value-type="float" office:value="13800">
                <text:p>13800</text:p>
              </table:table-cell>
              <table:table-cell office:value-type="float" office:value="13900">
                <text:p>13900</text:p>
              </table:table-cell>
              <table:table-cell office:value-type="float" office:value="14000">
                <text:p>14000</text:p>
              </table:table-cell>
              <table:table-cell office:value-type="float" office:value="14100">
                <text:p>14100</text:p>
              </table:table-cell>
              <table:table-cell office:value-type="float" office:value="14200">
                <text:p>14200</text:p>
              </table:table-cell>
              <table:table-cell office:value-type="float" office:value="14300">
                <text:p>14300</text:p>
              </table:table-cell>
              <table:table-cell office:value-type="float" office:value="14400">
                <text:p>14400</text:p>
              </table:table-cell>
              <table:table-cell office:value-type="float" office:value="14500">
                <text:p>14500</text:p>
              </table:table-cell>
              <table:table-cell office:value-type="float" office:value="14600">
                <text:p>14600</text:p>
              </table:table-cell>
              <table:table-cell office:value-type="float" office:value="14700">
                <text:p>14700</text:p>
              </table:table-cell>
              <table:table-cell office:value-type="float" office:value="14800">
                <text:p>14800</text:p>
              </table:table-cell>
              <table:table-cell office:value-type="float" office:value="14900">
                <text:p>14900</text:p>
              </table:table-cell>
              <table:table-cell office:value-type="float" office:value="15000">
                <text:p>15000</text:p>
              </table:table-cell>
              <table:table-cell office:value-type="float" office:value="15100">
                <text:p>15100</text:p>
              </table:table-cell>
              <table:table-cell office:value-type="float" office:value="15200">
                <text:p>15200</text:p>
              </table:table-cell>
              <table:table-cell office:value-type="float" office:value="15300">
                <text:p>15300</text:p>
              </table:table-cell>
              <table:table-cell office:value-type="float" office:value="15400">
                <text:p>15400</text:p>
              </table:table-cell>
              <table:table-cell office:value-type="float" office:value="15500">
                <text:p>15500</text:p>
              </table:table-cell>
              <table:table-cell office:value-type="float" office:value="15600">
                <text:p>15600</text:p>
              </table:table-cell>
              <table:table-cell office:value-type="float" office:value="15700">
                <text:p>15700</text:p>
              </table:table-cell>
              <table:table-cell office:value-type="float" office:value="15800">
                <text:p>15800</text:p>
              </table:table-cell>
              <table:table-cell office:value-type="float" office:value="15900">
                <text:p>15900</text:p>
              </table:table-cell>
              <table:table-cell office:value-type="float" office:value="16000">
                <text:p>16000</text:p>
              </table:table-cell>
              <table:table-cell office:value-type="float" office:value="16100">
                <text:p>16100</text:p>
              </table:table-cell>
              <table:table-cell office:value-type="float" office:value="16200">
                <text:p>16200</text:p>
              </table:table-cell>
              <table:table-cell office:value-type="float" office:value="16300">
                <text:p>16300</text:p>
              </table:table-cell>
              <table:table-cell office:value-type="float" office:value="16400">
                <text:p>16400</text:p>
              </table:table-cell>
              <table:table-cell office:value-type="float" office:value="16500">
                <text:p>16500</text:p>
              </table:table-cell>
              <table:table-cell office:value-type="float" office:value="16600">
                <text:p>16600</text:p>
              </table:table-cell>
              <table:table-cell office:value-type="float" office:value="16700">
                <text:p>16700</text:p>
              </table:table-cell>
              <table:table-cell office:value-type="float" office:value="16800">
                <text:p>16800</text:p>
              </table:table-cell>
              <table:table-cell office:value-type="float" office:value="16900">
                <text:p>16900</text:p>
              </table:table-cell>
              <table:table-cell office:value-type="float" office:value="17000">
                <text:p>17000</text:p>
              </table:table-cell>
              <table:table-cell office:value-type="float" office:value="17100">
                <text:p>17100</text:p>
              </table:table-cell>
              <table:table-cell office:value-type="float" office:value="17200">
                <text:p>17200</text:p>
              </table:table-cell>
              <table:table-cell office:value-type="float" office:value="17300">
                <text:p>17300</text:p>
              </table:table-cell>
              <table:table-cell office:value-type="float" office:value="17400">
                <text:p>17400</text:p>
              </table:table-cell>
              <table:table-cell office:value-type="float" office:value="17500">
                <text:p>17500</text:p>
              </table:table-cell>
              <table:table-cell office:value-type="float" office:value="17600">
                <text:p>17600</text:p>
              </table:table-cell>
              <table:table-cell office:value-type="float" office:value="17700">
                <text:p>17700</text:p>
              </table:table-cell>
              <table:table-cell office:value-type="float" office:value="17800">
                <text:p>17800</text:p>
              </table:table-cell>
              <table:table-cell office:value-type="float" office:value="17900">
                <text:p>17900</text:p>
              </table:table-cell>
              <table:table-cell office:value-type="float" office:value="18000">
                <text:p>18000</text:p>
              </table:table-cell>
              <table:table-cell office:value-type="float" office:value="18100">
                <text:p>18100</text:p>
              </table:table-cell>
              <table:table-cell office:value-type="float" office:value="18200">
                <text:p>18200</text:p>
              </table:table-cell>
              <table:table-cell office:value-type="float" office:value="18300">
                <text:p>18300</text:p>
              </table:table-cell>
              <table:table-cell office:value-type="float" office:value="18400">
                <text:p>18400</text:p>
              </table:table-cell>
              <table:table-cell office:value-type="float" office:value="18500">
                <text:p>18500</text:p>
              </table:table-cell>
              <table:table-cell office:value-type="float" office:value="18600">
                <text:p>18600</text:p>
              </table:table-cell>
              <table:table-cell office:value-type="float" office:value="18700">
                <text:p>18700</text:p>
              </table:table-cell>
              <table:table-cell office:value-type="float" office:value="18800">
                <text:p>18800</text:p>
              </table:table-cell>
              <table:table-cell office:value-type="float" office:value="18900">
                <text:p>18900</text:p>
              </table:table-cell>
              <table:table-cell office:value-type="float" office:value="19000">
                <text:p>19000</text:p>
              </table:table-cell>
              <table:table-cell office:value-type="float" office:value="19100">
                <text:p>19100</text:p>
              </table:table-cell>
              <table:table-cell office:value-type="float" office:value="19200">
                <text:p>19200</text:p>
              </table:table-cell>
              <table:table-cell office:value-type="float" office:value="19300">
                <text:p>19300</text:p>
              </table:table-cell>
              <table:table-cell office:value-type="float" office:value="19400">
                <text:p>19400</text:p>
              </table:table-cell>
              <table:table-cell office:value-type="float" office:value="19500">
                <text:p>19500</text:p>
              </table:table-cell>
              <table:table-cell office:value-type="float" office:value="19600">
                <text:p>19600</text:p>
              </table:table-cell>
              <table:table-cell office:value-type="float" office:value="19700">
                <text:p>19700</text:p>
              </table:table-cell>
              <table:table-cell office:value-type="float" office:value="19800">
                <text:p>19800</text:p>
              </table:table-cell>
              <table:table-cell office:value-type="float" office:value="19900">
                <text:p>19900</text:p>
              </table:table-cell>
              <table:table-cell office:value-type="float" office:value="20000">
                <text:p>20000</text:p>
              </table:table-cell>
              <table:table-cell office:value-type="float" office:value="20100">
                <text:p>20100</text:p>
              </table:table-cell>
              <table:table-cell office:value-type="float" office:value="20200">
                <text:p>20200</text:p>
              </table:table-cell>
              <table:table-cell office:value-type="float" office:value="20300">
                <text:p>20300</text:p>
              </table:table-cell>
              <table:table-cell office:value-type="float" office:value="20400">
                <text:p>20400</text:p>
              </table:table-cell>
              <table:table-cell office:value-type="float" office:value="20500">
                <text:p>20500</text:p>
              </table:table-cell>
              <table:table-cell office:value-type="float" office:value="20600">
                <text:p>20600</text:p>
              </table:table-cell>
              <table:table-cell office:value-type="float" office:value="20700">
                <text:p>20700</text:p>
              </table:table-cell>
              <table:table-cell office:value-type="float" office:value="20800">
                <text:p>20800</text:p>
              </table:table-cell>
              <table:table-cell office:value-type="float" office:value="20900">
                <text:p>20900</text:p>
              </table:table-cell>
              <table:table-cell office:value-type="float" office:value="21000">
                <text:p>21000</text:p>
              </table:table-cell>
              <table:table-cell office:value-type="float" office:value="21100">
                <text:p>21100</text:p>
              </table:table-cell>
              <table:table-cell office:value-type="float" office:value="21200">
                <text:p>21200</text:p>
              </table:table-cell>
              <table:table-cell office:value-type="float" office:value="21300">
                <text:p>21300</text:p>
              </table:table-cell>
              <table:table-cell office:value-type="float" office:value="21400">
                <text:p>21400</text:p>
              </table:table-cell>
              <table:table-cell office:value-type="float" office:value="21500">
                <text:p>21500</text:p>
              </table:table-cell>
              <table:table-cell office:value-type="float" office:value="21600">
                <text:p>21600</text:p>
              </table:table-cell>
              <table:table-cell office:value-type="float" office:value="21700">
                <text:p>21700</text:p>
              </table:table-cell>
              <table:table-cell office:value-type="float" office:value="21800">
                <text:p>21800</text:p>
              </table:table-cell>
              <table:table-cell office:value-type="float" office:value="21900">
                <text:p>21900</text:p>
              </table:table-cell>
              <table:table-cell office:value-type="float" office:value="22000">
                <text:p>22000</text:p>
              </table:table-cell>
              <table:table-cell office:value-type="float" office:value="22100">
                <text:p>22100</text:p>
              </table:table-cell>
              <table:table-cell office:value-type="float" office:value="22200">
                <text:p>22200</text:p>
              </table:table-cell>
              <table:table-cell office:value-type="float" office:value="22300">
                <text:p>22300</text:p>
              </table:table-cell>
              <table:table-cell office:value-type="float" office:value="22400">
                <text:p>22400</text:p>
              </table:table-cell>
              <table:table-cell office:value-type="float" office:value="22500">
                <text:p>22500</text:p>
              </table:table-cell>
              <table:table-cell office:value-type="float" office:value="22600">
                <text:p>22600</text:p>
              </table:table-cell>
              <table:table-cell office:value-type="float" office:value="22700">
                <text:p>22700</text:p>
              </table:table-cell>
              <table:table-cell office:value-type="float" office:value="22800">
                <text:p>22800</text:p>
              </table:table-cell>
              <table:table-cell office:value-type="float" office:value="22900">
                <text:p>22900</text:p>
              </table:table-cell>
              <table:table-cell office:value-type="float" office:value="23000">
                <text:p>23000</text:p>
              </table:table-cell>
              <table:table-cell office:value-type="float" office:value="23100">
                <text:p>23100</text:p>
              </table:table-cell>
              <table:table-cell office:value-type="float" office:value="23200">
                <text:p>23200</text:p>
              </table:table-cell>
              <table:table-cell office:value-type="float" office:value="23300">
                <text:p>23300</text:p>
              </table:table-cell>
              <table:table-cell office:value-type="float" office:value="23400">
                <text:p>23400</text:p>
              </table:table-cell>
              <table:table-cell office:value-type="float" office:value="23500">
                <text:p>23500</text:p>
              </table:table-cell>
              <table:table-cell office:value-type="float" office:value="23600">
                <text:p>23600</text:p>
              </table:table-cell>
              <table:table-cell office:value-type="float" office:value="23700">
                <text:p>23700</text:p>
              </table:table-cell>
              <table:table-cell office:value-type="float" office:value="23800">
                <text:p>23800</text:p>
              </table:table-cell>
              <table:table-cell office:value-type="float" office:value="23900">
                <text:p>23900</text:p>
              </table:table-cell>
              <table:table-cell office:value-type="float" office:value="24000">
                <text:p>24000</text:p>
              </table:table-cell>
              <table:table-cell office:value-type="float" office:value="24100">
                <text:p>24100</text:p>
              </table:table-cell>
              <table:table-cell office:value-type="float" office:value="24200">
                <text:p>24200</text:p>
              </table:table-cell>
              <table:table-cell office:value-type="float" office:value="24300">
                <text:p>24300</text:p>
              </table:table-cell>
              <table:table-cell office:value-type="float" office:value="24400">
                <text:p>24400</text:p>
              </table:table-cell>
              <table:table-cell office:value-type="float" office:value="24500">
                <text:p>24500</text:p>
              </table:table-cell>
              <table:table-cell office:value-type="float" office:value="24600">
                <text:p>24600</text:p>
              </table:table-cell>
              <table:table-cell office:value-type="float" office:value="24700">
                <text:p>24700</text:p>
              </table:table-cell>
              <table:table-cell office:value-type="float" office:value="24800">
                <text:p>24800</text:p>
              </table:table-cell>
              <table:table-cell office:value-type="float" office:value="24900">
                <text:p>24900</text:p>
              </table:table-cell>
              <table:table-cell office:value-type="float" office:value="25000">
                <text:p>25000</text:p>
              </table:table-cell>
              <table:table-cell office:value-type="float" office:value="25100">
                <text:p>25100</text:p>
              </table:table-cell>
              <table:table-cell office:value-type="float" office:value="25200">
                <text:p>25200</text:p>
              </table:table-cell>
              <table:table-cell office:value-type="float" office:value="25300">
                <text:p>25300</text:p>
              </table:table-cell>
              <table:table-cell office:value-type="float" office:value="25400">
                <text:p>25400</text:p>
              </table:table-cell>
              <table:table-cell office:value-type="float" office:value="25500">
                <text:p>25500</text:p>
              </table:table-cell>
              <table:table-cell office:value-type="float" office:value="25600">
                <text:p>25600</text:p>
              </table:table-cell>
              <table:table-cell office:value-type="float" office:value="25700">
                <text:p>25700</text:p>
              </table:table-cell>
              <table:table-cell office:value-type="float" office:value="25800">
                <text:p>25800</text:p>
              </table:table-cell>
              <table:table-cell office:value-type="float" office:value="25900">
                <text:p>25900</text:p>
              </table:table-cell>
              <table:table-cell office:value-type="float" office:value="26000">
                <text:p>26000</text:p>
              </table:table-cell>
              <table:table-cell office:value-type="float" office:value="26100">
                <text:p>26100</text:p>
              </table:table-cell>
              <table:table-cell office:value-type="float" office:value="26200">
                <text:p>26200</text:p>
              </table:table-cell>
              <table:table-cell office:value-type="float" office:value="26300">
                <text:p>26300</text:p>
              </table:table-cell>
              <table:table-cell office:value-type="float" office:value="26400">
                <text:p>26400</text:p>
              </table:table-cell>
              <table:table-cell office:value-type="float" office:value="26500">
                <text:p>26500</text:p>
              </table:table-cell>
              <table:table-cell office:value-type="float" office:value="26600">
                <text:p>26600</text:p>
              </table:table-cell>
              <table:table-cell office:value-type="float" office:value="26700">
                <text:p>26700</text:p>
              </table:table-cell>
              <table:table-cell office:value-type="float" office:value="26800">
                <text:p>26800</text:p>
              </table:table-cell>
              <table:table-cell office:value-type="float" office:value="26900">
                <text:p>26900</text:p>
              </table:table-cell>
              <table:table-cell office:value-type="float" office:value="27000">
                <text:p>27000</text:p>
              </table:table-cell>
              <table:table-cell office:value-type="float" office:value="27100">
                <text:p>27100</text:p>
              </table:table-cell>
              <table:table-cell office:value-type="float" office:value="27200">
                <text:p>27200</text:p>
              </table:table-cell>
              <table:table-cell office:value-type="float" office:value="27300">
                <text:p>27300</text:p>
              </table:table-cell>
              <table:table-cell office:value-type="float" office:value="27400">
                <text:p>27400</text:p>
              </table:table-cell>
              <table:table-cell office:value-type="float" office:value="27500">
                <text:p>27500</text:p>
              </table:table-cell>
              <table:table-cell office:value-type="float" office:value="27600">
                <text:p>27600</text:p>
              </table:table-cell>
              <table:table-cell office:value-type="float" office:value="27700">
                <text:p>27700</text:p>
              </table:table-cell>
              <table:table-cell office:value-type="float" office:value="27800">
                <text:p>27800</text:p>
              </table:table-cell>
              <table:table-cell office:value-type="float" office:value="27900">
                <text:p>27900</text:p>
              </table:table-cell>
              <table:table-cell office:value-type="float" office:value="28000">
                <text:p>28000</text:p>
              </table:table-cell>
              <table:table-cell office:value-type="float" office:value="28100">
                <text:p>28100</text:p>
              </table:table-cell>
              <table:table-cell office:value-type="float" office:value="28200">
                <text:p>28200</text:p>
              </table:table-cell>
              <table:table-cell office:value-type="float" office:value="28300">
                <text:p>28300</text:p>
              </table:table-cell>
              <table:table-cell office:value-type="float" office:value="28400">
                <text:p>28400</text:p>
              </table:table-cell>
              <table:table-cell office:value-type="float" office:value="28500">
                <text:p>28500</text:p>
              </table:table-cell>
              <table:table-cell office:value-type="float" office:value="28600">
                <text:p>28600</text:p>
              </table:table-cell>
              <table:table-cell office:value-type="float" office:value="28700">
                <text:p>28700</text:p>
              </table:table-cell>
              <table:table-cell office:value-type="float" office:value="28800">
                <text:p>28800</text:p>
              </table:table-cell>
              <table:table-cell office:value-type="float" office:value="28900">
                <text:p>28900</text:p>
              </table:table-cell>
              <table:table-cell office:value-type="float" office:value="29000">
                <text:p>29000</text:p>
              </table:table-cell>
              <table:table-cell office:value-type="float" office:value="29100">
                <text:p>29100</text:p>
              </table:table-cell>
              <table:table-cell office:value-type="float" office:value="29200">
                <text:p>29200</text:p>
              </table:table-cell>
              <table:table-cell office:value-type="float" office:value="29300">
                <text:p>29300</text:p>
              </table:table-cell>
              <table:table-cell office:value-type="float" office:value="29400">
                <text:p>29400</text:p>
              </table:table-cell>
              <table:table-cell office:value-type="float" office:value="29500">
                <text:p>29500</text:p>
              </table:table-cell>
              <table:table-cell office:value-type="float" office:value="29600">
                <text:p>29600</text:p>
              </table:table-cell>
              <table:table-cell office:value-type="float" office:value="29700">
                <text:p>29700</text:p>
              </table:table-cell>
              <table:table-cell office:value-type="float" office:value="29800">
                <text:p>29800</text:p>
              </table:table-cell>
              <table:table-cell office:value-type="float" office:value="29900">
                <text:p>29900</text:p>
              </table:table-cell>
              <table:table-cell office:value-type="float" office:value="30000">
                <text:p>30000</text:p>
              </table:table-cell>
              <table:table-cell office:value-type="float" office:value="30100">
                <text:p>30100</text:p>
              </table:table-cell>
              <table:table-cell office:value-type="float" office:value="30200">
                <text:p>30200</text:p>
              </table:table-cell>
              <table:table-cell office:value-type="float" office:value="30300">
                <text:p>30300</text:p>
              </table:table-cell>
              <table:table-cell office:value-type="float" office:value="30400">
                <text:p>30400</text:p>
              </table:table-cell>
              <table:table-cell office:value-type="float" office:value="30500">
                <text:p>30500</text:p>
              </table:table-cell>
              <table:table-cell office:value-type="float" office:value="30600">
                <text:p>30600</text:p>
              </table:table-cell>
              <table:table-cell office:value-type="float" office:value="30700">
                <text:p>30700</text:p>
              </table:table-cell>
              <table:table-cell office:value-type="float" office:value="30800">
                <text:p>30800</text:p>
              </table:table-cell>
              <table:table-cell office:value-type="float" office:value="30900">
                <text:p>30900</text:p>
              </table:table-cell>
              <table:table-cell office:value-type="float" office:value="31000">
                <text:p>31000</text:p>
              </table:table-cell>
              <table:table-cell office:value-type="float" office:value="31100">
                <text:p>31100</text:p>
              </table:table-cell>
              <table:table-cell office:value-type="float" office:value="31200">
                <text:p>31200</text:p>
              </table:table-cell>
              <table:table-cell office:value-type="float" office:value="31300">
                <text:p>31300</text:p>
              </table:table-cell>
              <table:table-cell office:value-type="float" office:value="31400">
                <text:p>31400</text:p>
              </table:table-cell>
              <table:table-cell office:value-type="float" office:value="31500">
                <text:p>31500</text:p>
              </table:table-cell>
              <table:table-cell office:value-type="float" office:value="31600">
                <text:p>31600</text:p>
              </table:table-cell>
              <table:table-cell office:value-type="float" office:value="31700">
                <text:p>31700</text:p>
              </table:table-cell>
              <table:table-cell office:value-type="float" office:value="31800">
                <text:p>31800</text:p>
              </table:table-cell>
              <table:table-cell office:value-type="float" office:value="31900">
                <text:p>31900</text:p>
              </table:table-cell>
              <table:table-cell office:value-type="float" office:value="32000">
                <text:p>32000</text:p>
              </table:table-cell>
              <table:table-cell office:value-type="float" office:value="32100">
                <text:p>32100</text:p>
              </table:table-cell>
              <table:table-cell office:value-type="float" office:value="32200">
                <text:p>32200</text:p>
              </table:table-cell>
              <table:table-cell office:value-type="float" office:value="32300">
                <text:p>32300</text:p>
              </table:table-cell>
              <table:table-cell office:value-type="float" office:value="32400">
                <text:p>32400</text:p>
              </table:table-cell>
              <table:table-cell office:value-type="float" office:value="32500">
                <text:p>32500</text:p>
              </table:table-cell>
              <table:table-cell office:value-type="float" office:value="32600">
                <text:p>32600</text:p>
              </table:table-cell>
              <table:table-cell office:value-type="float" office:value="32700">
                <text:p>32700</text:p>
              </table:table-cell>
              <table:table-cell office:value-type="float" office:value="32800">
                <text:p>32800</text:p>
              </table:table-cell>
              <table:table-cell office:value-type="float" office:value="32900">
                <text:p>32900</text:p>
              </table:table-cell>
              <table:table-cell office:value-type="float" office:value="33000">
                <text:p>33000</text:p>
              </table:table-cell>
              <table:table-cell office:value-type="float" office:value="33100">
                <text:p>33100</text:p>
              </table:table-cell>
              <table:table-cell office:value-type="float" office:value="33200">
                <text:p>33200</text:p>
              </table:table-cell>
              <table:table-cell office:value-type="float" office:value="33300">
                <text:p>33300</text:p>
              </table:table-cell>
              <table:table-cell office:value-type="float" office:value="33400">
                <text:p>33400</text:p>
              </table:table-cell>
              <table:table-cell office:value-type="float" office:value="33500">
                <text:p>33500</text:p>
              </table:table-cell>
              <table:table-cell office:value-type="float" office:value="33600">
                <text:p>33600</text:p>
              </table:table-cell>
              <table:table-cell office:value-type="float" office:value="33700">
                <text:p>33700</text:p>
              </table:table-cell>
              <table:table-cell office:value-type="float" office:value="33800">
                <text:p>33800</text:p>
              </table:table-cell>
              <table:table-cell office:value-type="float" office:value="33900">
                <text:p>33900</text:p>
              </table:table-cell>
              <table:table-cell office:value-type="float" office:value="34000">
                <text:p>34000</text:p>
              </table:table-cell>
              <table:table-cell office:value-type="float" office:value="34100">
                <text:p>34100</text:p>
              </table:table-cell>
              <table:table-cell office:value-type="float" office:value="34200">
                <text:p>34200</text:p>
              </table:table-cell>
              <table:table-cell office:value-type="float" office:value="34300">
                <text:p>34300</text:p>
              </table:table-cell>
              <table:table-cell office:value-type="float" office:value="34400">
                <text:p>34400</text:p>
              </table:table-cell>
              <table:table-cell office:value-type="float" office:value="34500">
                <text:p>34500</text:p>
              </table:table-cell>
              <table:table-cell office:value-type="float" office:value="34600">
                <text:p>34600</text:p>
              </table:table-cell>
              <table:table-cell office:value-type="float" office:value="34700">
                <text:p>34700</text:p>
              </table:table-cell>
              <table:table-cell office:value-type="float" office:value="34800">
                <text:p>34800</text:p>
              </table:table-cell>
              <table:table-cell office:value-type="float" office:value="34900">
                <text:p>34900</text:p>
              </table:table-cell>
              <table:table-cell office:value-type="float" office:value="35000">
                <text:p>35000</text:p>
              </table:table-cell>
              <table:table-cell office:value-type="float" office:value="35100">
                <text:p>35100</text:p>
              </table:table-cell>
              <table:table-cell office:value-type="float" office:value="35200">
                <text:p>35200</text:p>
              </table:table-cell>
              <table:table-cell office:value-type="float" office:value="35300">
                <text:p>35300</text:p>
              </table:table-cell>
              <table:table-cell office:value-type="float" office:value="35400">
                <text:p>35400</text:p>
              </table:table-cell>
              <table:table-cell office:value-type="float" office:value="35500">
                <text:p>35500</text:p>
              </table:table-cell>
              <table:table-cell office:value-type="float" office:value="35600">
                <text:p>35600</text:p>
              </table:table-cell>
              <table:table-cell office:value-type="float" office:value="35700">
                <text:p>35700</text:p>
              </table:table-cell>
              <table:table-cell office:value-type="float" office:value="35800">
                <text:p>35800</text:p>
              </table:table-cell>
              <table:table-cell office:value-type="float" office:value="35900">
                <text:p>35900</text:p>
              </table:table-cell>
              <table:table-cell office:value-type="float" office:value="36000">
                <text:p>36000</text:p>
              </table:table-cell>
              <table:table-cell office:value-type="float" office:value="36100">
                <text:p>36100</text:p>
              </table:table-cell>
              <table:table-cell office:value-type="float" office:value="36200">
                <text:p>36200</text:p>
              </table:table-cell>
              <table:table-cell office:value-type="float" office:value="36300">
                <text:p>36300</text:p>
              </table:table-cell>
              <table:table-cell office:value-type="float" office:value="36400">
                <text:p>36400</text:p>
              </table:table-cell>
              <table:table-cell office:value-type="float" office:value="36500">
                <text:p>36500</text:p>
              </table:table-cell>
              <table:table-cell office:value-type="float" office:value="36600">
                <text:p>36600</text:p>
              </table:table-cell>
              <table:table-cell office:value-type="float" office:value="36700">
                <text:p>36700</text:p>
              </table:table-cell>
              <table:table-cell office:value-type="float" office:value="36800">
                <text:p>36800</text:p>
              </table:table-cell>
              <table:table-cell office:value-type="float" office:value="36900">
                <text:p>36900</text:p>
              </table:table-cell>
              <table:table-cell office:value-type="float" office:value="37000">
                <text:p>37000</text:p>
              </table:table-cell>
              <table:table-cell office:value-type="float" office:value="37100">
                <text:p>37100</text:p>
              </table:table-cell>
              <table:table-cell office:value-type="float" office:value="37200">
                <text:p>37200</text:p>
              </table:table-cell>
              <table:table-cell office:value-type="float" office:value="37300">
                <text:p>37300</text:p>
              </table:table-cell>
              <table:table-cell office:value-type="float" office:value="37400">
                <text:p>37400</text:p>
              </table:table-cell>
              <table:table-cell office:value-type="float" office:value="37500">
                <text:p>37500</text:p>
              </table:table-cell>
              <table:table-cell office:value-type="float" office:value="37600">
                <text:p>37600</text:p>
              </table:table-cell>
              <table:table-cell office:value-type="float" office:value="37700">
                <text:p>37700</text:p>
              </table:table-cell>
              <table:table-cell office:value-type="float" office:value="37800">
                <text:p>37800</text:p>
              </table:table-cell>
              <table:table-cell office:value-type="float" office:value="37900">
                <text:p>37900</text:p>
              </table:table-cell>
              <table:table-cell office:value-type="float" office:value="38000">
                <text:p>38000</text:p>
              </table:table-cell>
              <table:table-cell office:value-type="float" office:value="38100">
                <text:p>38100</text:p>
              </table:table-cell>
              <table:table-cell office:value-type="float" office:value="38200">
                <text:p>38200</text:p>
              </table:table-cell>
              <table:table-cell office:value-type="float" office:value="38300">
                <text:p>38300</text:p>
              </table:table-cell>
              <table:table-cell office:value-type="float" office:value="38400">
                <text:p>38400</text:p>
              </table:table-cell>
              <table:table-cell office:value-type="float" office:value="38500">
                <text:p>38500</text:p>
              </table:table-cell>
              <table:table-cell office:value-type="float" office:value="38600">
                <text:p>38600</text:p>
              </table:table-cell>
              <table:table-cell office:value-type="float" office:value="38700">
                <text:p>38700</text:p>
              </table:table-cell>
              <table:table-cell office:value-type="float" office:value="38800">
                <text:p>38800</text:p>
              </table:table-cell>
              <table:table-cell office:value-type="float" office:value="38900">
                <text:p>38900</text:p>
              </table:table-cell>
              <table:table-cell office:value-type="float" office:value="39000">
                <text:p>39000</text:p>
              </table:table-cell>
              <table:table-cell office:value-type="float" office:value="39100">
                <text:p>39100</text:p>
              </table:table-cell>
              <table:table-cell office:value-type="float" office:value="39200">
                <text:p>39200</text:p>
              </table:table-cell>
              <table:table-cell office:value-type="float" office:value="39300">
                <text:p>39300</text:p>
              </table:table-cell>
              <table:table-cell office:value-type="float" office:value="39400">
                <text:p>39400</text:p>
              </table:table-cell>
              <table:table-cell office:value-type="float" office:value="39500">
                <text:p>39500</text:p>
              </table:table-cell>
              <table:table-cell office:value-type="float" office:value="39600">
                <text:p>39600</text:p>
              </table:table-cell>
              <table:table-cell office:value-type="float" office:value="39700">
                <text:p>39700</text:p>
              </table:table-cell>
              <table:table-cell office:value-type="float" office:value="39800">
                <text:p>39800</text:p>
              </table:table-cell>
              <table:table-cell office:value-type="float" office:value="39900">
                <text:p>39900</text:p>
              </table:table-cell>
              <table:table-cell office:value-type="float" office:value="40000">
                <text:p>40000</text:p>
              </table:table-cell>
              <table:table-cell office:value-type="float" office:value="40100">
                <text:p>40100</text:p>
              </table:table-cell>
              <table:table-cell office:value-type="float" office:value="40200">
                <text:p>40200</text:p>
              </table:table-cell>
              <table:table-cell office:value-type="float" office:value="40300">
                <text:p>40300</text:p>
              </table:table-cell>
              <table:table-cell office:value-type="float" office:value="40400">
                <text:p>40400</text:p>
              </table:table-cell>
              <table:table-cell office:value-type="float" office:value="40500">
                <text:p>40500</text:p>
              </table:table-cell>
              <table:table-cell office:value-type="float" office:value="40600">
                <text:p>40600</text:p>
              </table:table-cell>
              <table:table-cell office:value-type="float" office:value="40700">
                <text:p>40700</text:p>
              </table:table-cell>
              <table:table-cell office:value-type="float" office:value="40800">
                <text:p>40800</text:p>
              </table:table-cell>
              <table:table-cell office:value-type="float" office:value="40900">
                <text:p>40900</text:p>
              </table:table-cell>
              <table:table-cell office:value-type="float" office:value="41000">
                <text:p>41000</text:p>
              </table:table-cell>
              <table:table-cell office:value-type="float" office:value="41100">
                <text:p>41100</text:p>
              </table:table-cell>
              <table:table-cell office:value-type="float" office:value="41200">
                <text:p>41200</text:p>
              </table:table-cell>
              <table:table-cell office:value-type="float" office:value="41300">
                <text:p>41300</text:p>
              </table:table-cell>
              <table:table-cell office:value-type="float" office:value="41400">
                <text:p>41400</text:p>
              </table:table-cell>
              <table:table-cell office:value-type="float" office:value="41500">
                <text:p>41500</text:p>
              </table:table-cell>
              <table:table-cell office:value-type="float" office:value="41600">
                <text:p>41600</text:p>
              </table:table-cell>
              <table:table-cell office:value-type="float" office:value="41700">
                <text:p>41700</text:p>
              </table:table-cell>
              <table:table-cell office:value-type="float" office:value="41800">
                <text:p>41800</text:p>
              </table:table-cell>
              <table:table-cell office:value-type="float" office:value="41900">
                <text:p>41900</text:p>
              </table:table-cell>
              <table:table-cell office:value-type="float" office:value="42000">
                <text:p>42000</text:p>
              </table:table-cell>
              <table:table-cell office:value-type="float" office:value="42100">
                <text:p>42100</text:p>
              </table:table-cell>
              <table:table-cell office:value-type="float" office:value="42200">
                <text:p>42200</text:p>
              </table:table-cell>
              <table:table-cell office:value-type="float" office:value="42300">
                <text:p>42300</text:p>
              </table:table-cell>
              <table:table-cell office:value-type="float" office:value="42400">
                <text:p>42400</text:p>
              </table:table-cell>
              <table:table-cell office:value-type="float" office:value="42500">
                <text:p>42500</text:p>
              </table:table-cell>
              <table:table-cell office:value-type="float" office:value="42600">
                <text:p>42600</text:p>
              </table:table-cell>
              <table:table-cell office:value-type="float" office:value="42700">
                <text:p>42700</text:p>
              </table:table-cell>
              <table:table-cell office:value-type="float" office:value="42800">
                <text:p>42800</text:p>
              </table:table-cell>
              <table:table-cell office:value-type="float" office:value="42900">
                <text:p>42900</text:p>
              </table:table-cell>
              <table:table-cell office:value-type="float" office:value="43000">
                <text:p>43000</text:p>
              </table:table-cell>
              <table:table-cell office:value-type="float" office:value="43100">
                <text:p>43100</text:p>
              </table:table-cell>
              <table:table-cell office:value-type="float" office:value="43200">
                <text:p>43200</text:p>
              </table:table-cell>
              <table:table-cell office:value-type="float" office:value="43300">
                <text:p>43300</text:p>
              </table:table-cell>
              <table:table-cell office:value-type="float" office:value="43400">
                <text:p>43400</text:p>
              </table:table-cell>
              <table:table-cell office:value-type="float" office:value="43500">
                <text:p>43500</text:p>
              </table:table-cell>
              <table:table-cell office:value-type="float" office:value="43600">
                <text:p>43600</text:p>
              </table:table-cell>
              <table:table-cell office:value-type="float" office:value="43700">
                <text:p>43700</text:p>
              </table:table-cell>
              <table:table-cell office:value-type="float" office:value="43800">
                <text:p>43800</text:p>
              </table:table-cell>
              <table:table-cell office:value-type="float" office:value="43900">
                <text:p>43900</text:p>
              </table:table-cell>
              <table:table-cell office:value-type="float" office:value="44000">
                <text:p>44000</text:p>
              </table:table-cell>
              <table:table-cell office:value-type="float" office:value="44100">
                <text:p>44100</text:p>
              </table:table-cell>
              <table:table-cell office:value-type="float" office:value="44200">
                <text:p>44200</text:p>
              </table:table-cell>
              <table:table-cell office:value-type="float" office:value="44300">
                <text:p>44300</text:p>
              </table:table-cell>
              <table:table-cell office:value-type="float" office:value="44400">
                <text:p>44400</text:p>
              </table:table-cell>
              <table:table-cell office:value-type="float" office:value="44500">
                <text:p>44500</text:p>
              </table:table-cell>
              <table:table-cell office:value-type="float" office:value="44600">
                <text:p>44600</text:p>
              </table:table-cell>
              <table:table-cell office:value-type="float" office:value="44700">
                <text:p>44700</text:p>
              </table:table-cell>
              <table:table-cell office:value-type="float" office:value="44800">
                <text:p>44800</text:p>
              </table:table-cell>
              <table:table-cell office:value-type="float" office:value="44900">
                <text:p>44900</text:p>
              </table:table-cell>
              <table:table-cell office:value-type="float" office:value="45000">
                <text:p>45000</text:p>
              </table:table-cell>
              <table:table-cell office:value-type="float" office:value="45100">
                <text:p>45100</text:p>
              </table:table-cell>
              <table:table-cell office:value-type="float" office:value="45200">
                <text:p>45200</text:p>
              </table:table-cell>
              <table:table-cell office:value-type="float" office:value="45300">
                <text:p>45300</text:p>
              </table:table-cell>
              <table:table-cell office:value-type="float" office:value="45400">
                <text:p>45400</text:p>
              </table:table-cell>
              <table:table-cell office:value-type="float" office:value="45500">
                <text:p>45500</text:p>
              </table:table-cell>
              <table:table-cell office:value-type="float" office:value="45600">
                <text:p>45600</text:p>
              </table:table-cell>
              <table:table-cell office:value-type="float" office:value="45700">
                <text:p>45700</text:p>
              </table:table-cell>
              <table:table-cell office:value-type="float" office:value="45800">
                <text:p>45800</text:p>
              </table:table-cell>
              <table:table-cell office:value-type="float" office:value="45900">
                <text:p>45900</text:p>
              </table:table-cell>
              <table:table-cell office:value-type="float" office:value="46000">
                <text:p>46000</text:p>
              </table:table-cell>
              <table:table-cell office:value-type="float" office:value="46100">
                <text:p>46100</text:p>
              </table:table-cell>
              <table:table-cell office:value-type="float" office:value="46200">
                <text:p>46200</text:p>
              </table:table-cell>
              <table:table-cell office:value-type="float" office:value="46300">
                <text:p>46300</text:p>
              </table:table-cell>
              <table:table-cell office:value-type="float" office:value="46400">
                <text:p>46400</text:p>
              </table:table-cell>
              <table:table-cell office:value-type="float" office:value="46500">
                <text:p>46500</text:p>
              </table:table-cell>
              <table:table-cell office:value-type="float" office:value="46600">
                <text:p>46600</text:p>
              </table:table-cell>
              <table:table-cell office:value-type="float" office:value="46700">
                <text:p>46700</text:p>
              </table:table-cell>
              <table:table-cell office:value-type="float" office:value="46800">
                <text:p>46800</text:p>
              </table:table-cell>
              <table:table-cell office:value-type="float" office:value="46900">
                <text:p>46900</text:p>
              </table:table-cell>
              <table:table-cell office:value-type="float" office:value="47000">
                <text:p>47000</text:p>
              </table:table-cell>
              <table:table-cell office:value-type="float" office:value="47100">
                <text:p>47100</text:p>
              </table:table-cell>
              <table:table-cell office:value-type="float" office:value="47200">
                <text:p>47200</text:p>
              </table:table-cell>
              <table:table-cell office:value-type="float" office:value="47300">
                <text:p>47300</text:p>
              </table:table-cell>
              <table:table-cell office:value-type="float" office:value="47400">
                <text:p>47400</text:p>
              </table:table-cell>
              <table:table-cell office:value-type="float" office:value="47500">
                <text:p>47500</text:p>
              </table:table-cell>
              <table:table-cell office:value-type="float" office:value="47600">
                <text:p>47600</text:p>
              </table:table-cell>
              <table:table-cell office:value-type="float" office:value="47700">
                <text:p>47700</text:p>
              </table:table-cell>
              <table:table-cell office:value-type="float" office:value="47800">
                <text:p>47800</text:p>
              </table:table-cell>
              <table:table-cell office:value-type="float" office:value="47900">
                <text:p>47900</text:p>
              </table:table-cell>
              <table:table-cell office:value-type="float" office:value="48000">
                <text:p>48000</text:p>
              </table:table-cell>
              <table:table-cell office:value-type="float" office:value="48100">
                <text:p>48100</text:p>
              </table:table-cell>
              <table:table-cell office:value-type="float" office:value="48200">
                <text:p>48200</text:p>
              </table:table-cell>
              <table:table-cell office:value-type="float" office:value="48300">
                <text:p>48300</text:p>
              </table:table-cell>
              <table:table-cell office:value-type="float" office:value="48400">
                <text:p>48400</text:p>
              </table:table-cell>
              <table:table-cell office:value-type="float" office:value="48500">
                <text:p>48500</text:p>
              </table:table-cell>
              <table:table-cell office:value-type="float" office:value="48600">
                <text:p>48600</text:p>
              </table:table-cell>
              <table:table-cell office:value-type="float" office:value="48700">
                <text:p>48700</text:p>
              </table:table-cell>
              <table:table-cell office:value-type="float" office:value="48800">
                <text:p>48800</text:p>
              </table:table-cell>
              <table:table-cell office:value-type="float" office:value="48900">
                <text:p>48900</text:p>
              </table:table-cell>
              <table:table-cell office:value-type="float" office:value="49000">
                <text:p>49000</text:p>
              </table:table-cell>
              <table:table-cell office:value-type="float" office:value="49100">
                <text:p>49100</text:p>
              </table:table-cell>
              <table:table-cell office:value-type="float" office:value="49200">
                <text:p>49200</text:p>
              </table:table-cell>
              <table:table-cell office:value-type="float" office:value="49300">
                <text:p>49300</text:p>
              </table:table-cell>
              <table:table-cell office:value-type="float" office:value="49400">
                <text:p>49400</text:p>
              </table:table-cell>
              <table:table-cell office:value-type="float" office:value="49500">
                <text:p>49500</text:p>
              </table:table-cell>
              <table:table-cell office:value-type="float" office:value="49600">
                <text:p>49600</text:p>
              </table:table-cell>
              <table:table-cell office:value-type="float" office:value="49700">
                <text:p>49700</text:p>
              </table:table-cell>
              <table:table-cell office:value-type="float" office:value="49800">
                <text:p>49800</text:p>
              </table:table-cell>
              <table:table-cell office:value-type="float" office:value="49900">
                <text:p>499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meta</text:p>
                <draw:g>
                  <svg:desc>Sheet1.A5:Sheet1.A5</svg:desc>
                </draw:g>
              </table:table-cell>
              <table:table-cell office:value-type="float" office:value="1301">
                <text:p>1301</text:p>
                <draw:g>
                  <svg:desc>Sheet1.B5:Sheet1.SG5</svg:desc>
                </draw:g>
              </table:table-cell>
              <table:table-cell office:value-type="float" office:value="2602">
                <text:p>2602</text:p>
              </table:table-cell>
              <table:table-cell office:value-type="float" office:value="3903">
                <text:p>3903</text:p>
              </table:table-cell>
              <table:table-cell office:value-type="float" office:value="5204">
                <text:p>5204</text:p>
              </table:table-cell>
              <table:table-cell office:value-type="float" office:value="6505">
                <text:p>6505</text:p>
              </table:table-cell>
              <table:table-cell office:value-type="float" office:value="7806">
                <text:p>7806</text:p>
              </table:table-cell>
              <table:table-cell office:value-type="float" office:value="9107">
                <text:p>9107</text:p>
              </table:table-cell>
              <table:table-cell office:value-type="float" office:value="10408">
                <text:p>10408</text:p>
              </table:table-cell>
              <table:table-cell office:value-type="float" office:value="11709">
                <text:p>11709</text:p>
              </table:table-cell>
              <table:table-cell office:value-type="float" office:value="13010">
                <text:p>13010</text:p>
              </table:table-cell>
              <table:table-cell office:value-type="float" office:value="14311">
                <text:p>14311</text:p>
              </table:table-cell>
              <table:table-cell office:value-type="float" office:value="15612">
                <text:p>15612</text:p>
              </table:table-cell>
              <table:table-cell office:value-type="float" office:value="16913">
                <text:p>16913</text:p>
              </table:table-cell>
              <table:table-cell office:value-type="float" office:value="18214">
                <text:p>18214</text:p>
              </table:table-cell>
              <table:table-cell office:value-type="float" office:value="19515">
                <text:p>19515</text:p>
              </table:table-cell>
              <table:table-cell office:value-type="float" office:value="20816">
                <text:p>20816</text:p>
              </table:table-cell>
              <table:table-cell office:value-type="float" office:value="22117">
                <text:p>22117</text:p>
              </table:table-cell>
              <table:table-cell office:value-type="float" office:value="23418">
                <text:p>23418</text:p>
              </table:table-cell>
              <table:table-cell office:value-type="float" office:value="24719">
                <text:p>24719</text:p>
              </table:table-cell>
              <table:table-cell office:value-type="float" office:value="26020">
                <text:p>26020</text:p>
              </table:table-cell>
              <table:table-cell office:value-type="float" office:value="27321">
                <text:p>27321</text:p>
              </table:table-cell>
              <table:table-cell office:value-type="float" office:value="28622">
                <text:p>28622</text:p>
              </table:table-cell>
              <table:table-cell office:value-type="float" office:value="29923">
                <text:p>29923</text:p>
              </table:table-cell>
              <table:table-cell office:value-type="float" office:value="31224">
                <text:p>31224</text:p>
              </table:table-cell>
              <table:table-cell office:value-type="float" office:value="32525">
                <text:p>32525</text:p>
              </table:table-cell>
              <table:table-cell office:value-type="float" office:value="33826">
                <text:p>33826</text:p>
              </table:table-cell>
              <table:table-cell office:value-type="float" office:value="35127">
                <text:p>35127</text:p>
              </table:table-cell>
              <table:table-cell office:value-type="float" office:value="36428">
                <text:p>36428</text:p>
              </table:table-cell>
              <table:table-cell office:value-type="float" office:value="37729">
                <text:p>37729</text:p>
              </table:table-cell>
              <table:table-cell office:value-type="float" office:value="39030">
                <text:p>39030</text:p>
              </table:table-cell>
              <table:table-cell office:value-type="float" office:value="40331">
                <text:p>40331</text:p>
              </table:table-cell>
              <table:table-cell office:value-type="float" office:value="41632">
                <text:p>41632</text:p>
              </table:table-cell>
              <table:table-cell office:value-type="float" office:value="42933">
                <text:p>42933</text:p>
              </table:table-cell>
              <table:table-cell office:value-type="float" office:value="44234">
                <text:p>44234</text:p>
              </table:table-cell>
              <table:table-cell office:value-type="float" office:value="45535">
                <text:p>45535</text:p>
              </table:table-cell>
              <table:table-cell office:value-type="float" office:value="46836">
                <text:p>46836</text:p>
              </table:table-cell>
              <table:table-cell office:value-type="float" office:value="48137">
                <text:p>48137</text:p>
              </table:table-cell>
              <table:table-cell office:value-type="float" office:value="49438">
                <text:p>49438</text:p>
              </table:table-cell>
              <table:table-cell office:value-type="float" office:value="50739">
                <text:p>50739</text:p>
              </table:table-cell>
              <table:table-cell office:value-type="float" office:value="52040">
                <text:p>52040</text:p>
              </table:table-cell>
              <table:table-cell office:value-type="float" office:value="53341">
                <text:p>53341</text:p>
              </table:table-cell>
              <table:table-cell office:value-type="float" office:value="54642">
                <text:p>54642</text:p>
              </table:table-cell>
              <table:table-cell office:value-type="float" office:value="55943">
                <text:p>55943</text:p>
              </table:table-cell>
              <table:table-cell office:value-type="float" office:value="57244">
                <text:p>57244</text:p>
              </table:table-cell>
              <table:table-cell office:value-type="float" office:value="58545">
                <text:p>58545</text:p>
              </table:table-cell>
              <table:table-cell office:value-type="float" office:value="59846">
                <text:p>59846</text:p>
              </table:table-cell>
              <table:table-cell office:value-type="float" office:value="61147">
                <text:p>61147</text:p>
              </table:table-cell>
              <table:table-cell office:value-type="float" office:value="62448">
                <text:p>62448</text:p>
              </table:table-cell>
              <table:table-cell office:value-type="float" office:value="63749">
                <text:p>63749</text:p>
              </table:table-cell>
              <table:table-cell office:value-type="float" office:value="65050">
                <text:p>65050</text:p>
              </table:table-cell>
              <table:table-cell office:value-type="float" office:value="66351">
                <text:p>66351</text:p>
              </table:table-cell>
              <table:table-cell office:value-type="float" office:value="67652">
                <text:p>67652</text:p>
              </table:table-cell>
              <table:table-cell office:value-type="float" office:value="68953">
                <text:p>68953</text:p>
              </table:table-cell>
              <table:table-cell office:value-type="float" office:value="70254">
                <text:p>70254</text:p>
              </table:table-cell>
              <table:table-cell office:value-type="float" office:value="71555">
                <text:p>71555</text:p>
              </table:table-cell>
              <table:table-cell office:value-type="float" office:value="72856">
                <text:p>72856</text:p>
              </table:table-cell>
              <table:table-cell office:value-type="float" office:value="74157">
                <text:p>74157</text:p>
              </table:table-cell>
              <table:table-cell office:value-type="float" office:value="75458">
                <text:p>75458</text:p>
              </table:table-cell>
              <table:table-cell office:value-type="float" office:value="76759">
                <text:p>76759</text:p>
              </table:table-cell>
              <table:table-cell office:value-type="float" office:value="78060">
                <text:p>78060</text:p>
              </table:table-cell>
              <table:table-cell office:value-type="float" office:value="79361">
                <text:p>79361</text:p>
              </table:table-cell>
              <table:table-cell office:value-type="float" office:value="80662">
                <text:p>80662</text:p>
              </table:table-cell>
              <table:table-cell office:value-type="float" office:value="81963">
                <text:p>81963</text:p>
              </table:table-cell>
              <table:table-cell office:value-type="float" office:value="83264">
                <text:p>83264</text:p>
              </table:table-cell>
              <table:table-cell office:value-type="float" office:value="84565">
                <text:p>84565</text:p>
              </table:table-cell>
              <table:table-cell office:value-type="float" office:value="85866">
                <text:p>85866</text:p>
              </table:table-cell>
              <table:table-cell office:value-type="float" office:value="87167">
                <text:p>87167</text:p>
              </table:table-cell>
              <table:table-cell office:value-type="float" office:value="88468">
                <text:p>88468</text:p>
              </table:table-cell>
              <table:table-cell office:value-type="float" office:value="89769">
                <text:p>89769</text:p>
              </table:table-cell>
              <table:table-cell office:value-type="float" office:value="91070">
                <text:p>91070</text:p>
              </table:table-cell>
              <table:table-cell office:value-type="float" office:value="92371">
                <text:p>92371</text:p>
              </table:table-cell>
              <table:table-cell office:value-type="float" office:value="93672">
                <text:p>93672</text:p>
              </table:table-cell>
              <table:table-cell office:value-type="float" office:value="94973">
                <text:p>94973</text:p>
              </table:table-cell>
              <table:table-cell office:value-type="float" office:value="96274">
                <text:p>96274</text:p>
              </table:table-cell>
              <table:table-cell office:value-type="float" office:value="97575">
                <text:p>97575</text:p>
              </table:table-cell>
              <table:table-cell office:value-type="float" office:value="98876">
                <text:p>98876</text:p>
              </table:table-cell>
              <table:table-cell office:value-type="float" office:value="100177">
                <text:p>100177</text:p>
              </table:table-cell>
              <table:table-cell office:value-type="float" office:value="101478">
                <text:p>101478</text:p>
              </table:table-cell>
              <table:table-cell office:value-type="float" office:value="102779">
                <text:p>102779</text:p>
              </table:table-cell>
              <table:table-cell office:value-type="float" office:value="104080">
                <text:p>104080</text:p>
              </table:table-cell>
              <table:table-cell office:value-type="float" office:value="105381">
                <text:p>105381</text:p>
              </table:table-cell>
              <table:table-cell office:value-type="float" office:value="106682">
                <text:p>106682</text:p>
              </table:table-cell>
              <table:table-cell office:value-type="float" office:value="107983">
                <text:p>107983</text:p>
              </table:table-cell>
              <table:table-cell office:value-type="float" office:value="109284">
                <text:p>109284</text:p>
              </table:table-cell>
              <table:table-cell office:value-type="float" office:value="110585">
                <text:p>110585</text:p>
              </table:table-cell>
              <table:table-cell office:value-type="float" office:value="111886">
                <text:p>111886</text:p>
              </table:table-cell>
              <table:table-cell office:value-type="float" office:value="113187">
                <text:p>113187</text:p>
              </table:table-cell>
              <table:table-cell office:value-type="float" office:value="114488">
                <text:p>114488</text:p>
              </table:table-cell>
              <table:table-cell office:value-type="float" office:value="115789">
                <text:p>115789</text:p>
              </table:table-cell>
              <table:table-cell office:value-type="float" office:value="117090">
                <text:p>117090</text:p>
              </table:table-cell>
              <table:table-cell office:value-type="float" office:value="118391">
                <text:p>118391</text:p>
              </table:table-cell>
              <table:table-cell office:value-type="float" office:value="119693">
                <text:p>119693</text:p>
              </table:table-cell>
              <table:table-cell office:value-type="float" office:value="120994">
                <text:p>120994</text:p>
              </table:table-cell>
              <table:table-cell office:value-type="float" office:value="122295">
                <text:p>122295</text:p>
              </table:table-cell>
              <table:table-cell office:value-type="float" office:value="123596">
                <text:p>123596</text:p>
              </table:table-cell>
              <table:table-cell office:value-type="float" office:value="124897">
                <text:p>124897</text:p>
              </table:table-cell>
              <table:table-cell office:value-type="float" office:value="126198">
                <text:p>126198</text:p>
              </table:table-cell>
              <table:table-cell office:value-type="float" office:value="127499">
                <text:p>127499</text:p>
              </table:table-cell>
              <table:table-cell office:value-type="float" office:value="128800">
                <text:p>128800</text:p>
              </table:table-cell>
              <table:table-cell office:value-type="float" office:value="130101">
                <text:p>130101</text:p>
              </table:table-cell>
              <table:table-cell office:value-type="float" office:value="131402">
                <text:p>131402</text:p>
              </table:table-cell>
              <table:table-cell office:value-type="float" office:value="132703">
                <text:p>132703</text:p>
              </table:table-cell>
              <table:table-cell office:value-type="float" office:value="134004">
                <text:p>134004</text:p>
              </table:table-cell>
              <table:table-cell office:value-type="float" office:value="135305">
                <text:p>135305</text:p>
              </table:table-cell>
              <table:table-cell office:value-type="float" office:value="136606">
                <text:p>136606</text:p>
              </table:table-cell>
              <table:table-cell office:value-type="float" office:value="137907">
                <text:p>137907</text:p>
              </table:table-cell>
              <table:table-cell office:value-type="float" office:value="139208">
                <text:p>139208</text:p>
              </table:table-cell>
              <table:table-cell office:value-type="float" office:value="140509">
                <text:p>140509</text:p>
              </table:table-cell>
              <table:table-cell office:value-type="float" office:value="141810">
                <text:p>141810</text:p>
              </table:table-cell>
              <table:table-cell office:value-type="float" office:value="143111">
                <text:p>143111</text:p>
              </table:table-cell>
              <table:table-cell office:value-type="float" office:value="144412">
                <text:p>144412</text:p>
              </table:table-cell>
              <table:table-cell office:value-type="float" office:value="145713">
                <text:p>145713</text:p>
              </table:table-cell>
              <table:table-cell office:value-type="float" office:value="147014">
                <text:p>147014</text:p>
              </table:table-cell>
              <table:table-cell office:value-type="float" office:value="148315">
                <text:p>148315</text:p>
              </table:table-cell>
              <table:table-cell office:value-type="float" office:value="149616">
                <text:p>149616</text:p>
              </table:table-cell>
              <table:table-cell office:value-type="float" office:value="150917">
                <text:p>150917</text:p>
              </table:table-cell>
              <table:table-cell office:value-type="float" office:value="152218">
                <text:p>152218</text:p>
              </table:table-cell>
              <table:table-cell office:value-type="float" office:value="153519">
                <text:p>153519</text:p>
              </table:table-cell>
              <table:table-cell office:value-type="float" office:value="154820">
                <text:p>154820</text:p>
              </table:table-cell>
              <table:table-cell office:value-type="float" office:value="156121">
                <text:p>156121</text:p>
              </table:table-cell>
              <table:table-cell office:value-type="float" office:value="157422">
                <text:p>157422</text:p>
              </table:table-cell>
              <table:table-cell office:value-type="float" office:value="158723">
                <text:p>158723</text:p>
              </table:table-cell>
              <table:table-cell office:value-type="float" office:value="160024">
                <text:p>160024</text:p>
              </table:table-cell>
              <table:table-cell office:value-type="float" office:value="161325">
                <text:p>161325</text:p>
              </table:table-cell>
              <table:table-cell office:value-type="float" office:value="162626">
                <text:p>162626</text:p>
              </table:table-cell>
              <table:table-cell office:value-type="float" office:value="163927">
                <text:p>163927</text:p>
              </table:table-cell>
              <table:table-cell office:value-type="float" office:value="165228">
                <text:p>165228</text:p>
              </table:table-cell>
              <table:table-cell office:value-type="float" office:value="166529">
                <text:p>166529</text:p>
              </table:table-cell>
              <table:table-cell office:value-type="float" office:value="167830">
                <text:p>167830</text:p>
              </table:table-cell>
              <table:table-cell office:value-type="float" office:value="169131">
                <text:p>169131</text:p>
              </table:table-cell>
              <table:table-cell office:value-type="float" office:value="170432">
                <text:p>170432</text:p>
              </table:table-cell>
              <table:table-cell office:value-type="float" office:value="171733">
                <text:p>171733</text:p>
              </table:table-cell>
              <table:table-cell office:value-type="float" office:value="173034">
                <text:p>173034</text:p>
              </table:table-cell>
              <table:table-cell office:value-type="float" office:value="174335">
                <text:p>174335</text:p>
              </table:table-cell>
              <table:table-cell office:value-type="float" office:value="175636">
                <text:p>175636</text:p>
              </table:table-cell>
              <table:table-cell office:value-type="float" office:value="176937">
                <text:p>176937</text:p>
              </table:table-cell>
              <table:table-cell office:value-type="float" office:value="178238">
                <text:p>178238</text:p>
              </table:table-cell>
              <table:table-cell office:value-type="float" office:value="179539">
                <text:p>179539</text:p>
              </table:table-cell>
              <table:table-cell office:value-type="float" office:value="180840">
                <text:p>180840</text:p>
              </table:table-cell>
              <table:table-cell office:value-type="float" office:value="182141">
                <text:p>182141</text:p>
              </table:table-cell>
              <table:table-cell office:value-type="float" office:value="183442">
                <text:p>183442</text:p>
              </table:table-cell>
              <table:table-cell office:value-type="float" office:value="184743">
                <text:p>184743</text:p>
              </table:table-cell>
              <table:table-cell office:value-type="float" office:value="186044">
                <text:p>186044</text:p>
              </table:table-cell>
              <table:table-cell office:value-type="float" office:value="187345">
                <text:p>187345</text:p>
              </table:table-cell>
              <table:table-cell office:value-type="float" office:value="188646">
                <text:p>188646</text:p>
              </table:table-cell>
              <table:table-cell office:value-type="float" office:value="189947">
                <text:p>189947</text:p>
              </table:table-cell>
              <table:table-cell office:value-type="float" office:value="191248">
                <text:p>191248</text:p>
              </table:table-cell>
              <table:table-cell office:value-type="float" office:value="192549">
                <text:p>192549</text:p>
              </table:table-cell>
              <table:table-cell office:value-type="float" office:value="193850">
                <text:p>193850</text:p>
              </table:table-cell>
              <table:table-cell office:value-type="float" office:value="195151">
                <text:p>195151</text:p>
              </table:table-cell>
              <table:table-cell office:value-type="float" office:value="196452">
                <text:p>196452</text:p>
              </table:table-cell>
              <table:table-cell office:value-type="float" office:value="197753">
                <text:p>197753</text:p>
              </table:table-cell>
              <table:table-cell office:value-type="float" office:value="199054">
                <text:p>199054</text:p>
              </table:table-cell>
              <table:table-cell office:value-type="float" office:value="200355">
                <text:p>200355</text:p>
              </table:table-cell>
              <table:table-cell office:value-type="float" office:value="201656">
                <text:p>201656</text:p>
              </table:table-cell>
              <table:table-cell office:value-type="float" office:value="202957">
                <text:p>202957</text:p>
              </table:table-cell>
              <table:table-cell office:value-type="float" office:value="204258">
                <text:p>204258</text:p>
              </table:table-cell>
              <table:table-cell office:value-type="float" office:value="205559">
                <text:p>205559</text:p>
              </table:table-cell>
              <table:table-cell office:value-type="float" office:value="206860">
                <text:p>206860</text:p>
              </table:table-cell>
              <table:table-cell office:value-type="float" office:value="208161">
                <text:p>208161</text:p>
              </table:table-cell>
              <table:table-cell office:value-type="float" office:value="209462">
                <text:p>209462</text:p>
              </table:table-cell>
              <table:table-cell office:value-type="float" office:value="210763">
                <text:p>210763</text:p>
              </table:table-cell>
              <table:table-cell office:value-type="float" office:value="212064">
                <text:p>212064</text:p>
              </table:table-cell>
              <table:table-cell office:value-type="float" office:value="213365">
                <text:p>213365</text:p>
              </table:table-cell>
              <table:table-cell office:value-type="float" office:value="214666">
                <text:p>214666</text:p>
              </table:table-cell>
              <table:table-cell office:value-type="float" office:value="215967">
                <text:p>215967</text:p>
              </table:table-cell>
              <table:table-cell office:value-type="float" office:value="217268">
                <text:p>217268</text:p>
              </table:table-cell>
              <table:table-cell office:value-type="float" office:value="218569">
                <text:p>218569</text:p>
              </table:table-cell>
              <table:table-cell office:value-type="float" office:value="219870">
                <text:p>219870</text:p>
              </table:table-cell>
              <table:table-cell office:value-type="float" office:value="221171">
                <text:p>221171</text:p>
              </table:table-cell>
              <table:table-cell office:value-type="float" office:value="222472">
                <text:p>222472</text:p>
              </table:table-cell>
              <table:table-cell office:value-type="float" office:value="223773">
                <text:p>223773</text:p>
              </table:table-cell>
              <table:table-cell office:value-type="float" office:value="225074">
                <text:p>225074</text:p>
              </table:table-cell>
              <table:table-cell office:value-type="float" office:value="226375">
                <text:p>226375</text:p>
              </table:table-cell>
              <table:table-cell office:value-type="float" office:value="227676">
                <text:p>227676</text:p>
              </table:table-cell>
              <table:table-cell office:value-type="float" office:value="228977">
                <text:p>228977</text:p>
              </table:table-cell>
              <table:table-cell office:value-type="float" office:value="230278">
                <text:p>230278</text:p>
              </table:table-cell>
              <table:table-cell office:value-type="float" office:value="231579">
                <text:p>231579</text:p>
              </table:table-cell>
              <table:table-cell office:value-type="float" office:value="232880">
                <text:p>232880</text:p>
              </table:table-cell>
              <table:table-cell office:value-type="float" office:value="234181">
                <text:p>234181</text:p>
              </table:table-cell>
              <table:table-cell office:value-type="float" office:value="235482">
                <text:p>235482</text:p>
              </table:table-cell>
              <table:table-cell office:value-type="float" office:value="236783">
                <text:p>236783</text:p>
              </table:table-cell>
              <table:table-cell office:value-type="float" office:value="238084">
                <text:p>238084</text:p>
              </table:table-cell>
              <table:table-cell office:value-type="float" office:value="239385">
                <text:p>239385</text:p>
              </table:table-cell>
              <table:table-cell office:value-type="float" office:value="240686">
                <text:p>240686</text:p>
              </table:table-cell>
              <table:table-cell office:value-type="float" office:value="241987">
                <text:p>241987</text:p>
              </table:table-cell>
              <table:table-cell office:value-type="float" office:value="243288">
                <text:p>243288</text:p>
              </table:table-cell>
              <table:table-cell office:value-type="float" office:value="244589">
                <text:p>244589</text:p>
              </table:table-cell>
              <table:table-cell office:value-type="float" office:value="245890">
                <text:p>245890</text:p>
              </table:table-cell>
              <table:table-cell office:value-type="float" office:value="247191">
                <text:p>247191</text:p>
              </table:table-cell>
              <table:table-cell office:value-type="float" office:value="248492">
                <text:p>248492</text:p>
              </table:table-cell>
              <table:table-cell office:value-type="float" office:value="249793">
                <text:p>249793</text:p>
              </table:table-cell>
              <table:table-cell office:value-type="float" office:value="251094">
                <text:p>251094</text:p>
              </table:table-cell>
              <table:table-cell office:value-type="float" office:value="252395">
                <text:p>252395</text:p>
              </table:table-cell>
              <table:table-cell office:value-type="float" office:value="253696">
                <text:p>253696</text:p>
              </table:table-cell>
              <table:table-cell office:value-type="float" office:value="254997">
                <text:p>254997</text:p>
              </table:table-cell>
              <table:table-cell office:value-type="float" office:value="256298">
                <text:p>256298</text:p>
              </table:table-cell>
              <table:table-cell office:value-type="float" office:value="257599">
                <text:p>257599</text:p>
              </table:table-cell>
              <table:table-cell office:value-type="float" office:value="258900">
                <text:p>258900</text:p>
              </table:table-cell>
              <table:table-cell office:value-type="float" office:value="260201">
                <text:p>260201</text:p>
              </table:table-cell>
              <table:table-cell office:value-type="float" office:value="261502">
                <text:p>261502</text:p>
              </table:table-cell>
              <table:table-cell office:value-type="float" office:value="262803">
                <text:p>262803</text:p>
              </table:table-cell>
              <table:table-cell office:value-type="float" office:value="264104">
                <text:p>264104</text:p>
              </table:table-cell>
              <table:table-cell office:value-type="float" office:value="265405">
                <text:p>265405</text:p>
              </table:table-cell>
              <table:table-cell office:value-type="float" office:value="266706">
                <text:p>266706</text:p>
              </table:table-cell>
              <table:table-cell office:value-type="float" office:value="268007">
                <text:p>268007</text:p>
              </table:table-cell>
              <table:table-cell office:value-type="float" office:value="269308">
                <text:p>269308</text:p>
              </table:table-cell>
              <table:table-cell office:value-type="float" office:value="270609">
                <text:p>270609</text:p>
              </table:table-cell>
              <table:table-cell office:value-type="float" office:value="271910">
                <text:p>271910</text:p>
              </table:table-cell>
              <table:table-cell office:value-type="float" office:value="273211">
                <text:p>273211</text:p>
              </table:table-cell>
              <table:table-cell office:value-type="float" office:value="274512">
                <text:p>274512</text:p>
              </table:table-cell>
              <table:table-cell office:value-type="float" office:value="275813">
                <text:p>275813</text:p>
              </table:table-cell>
              <table:table-cell office:value-type="float" office:value="277114">
                <text:p>277114</text:p>
              </table:table-cell>
              <table:table-cell office:value-type="float" office:value="278415">
                <text:p>278415</text:p>
              </table:table-cell>
              <table:table-cell office:value-type="float" office:value="279716">
                <text:p>279716</text:p>
              </table:table-cell>
              <table:table-cell office:value-type="float" office:value="281017">
                <text:p>281017</text:p>
              </table:table-cell>
              <table:table-cell office:value-type="float" office:value="282318">
                <text:p>282318</text:p>
              </table:table-cell>
              <table:table-cell office:value-type="float" office:value="283619">
                <text:p>283619</text:p>
              </table:table-cell>
              <table:table-cell office:value-type="float" office:value="284920">
                <text:p>284920</text:p>
              </table:table-cell>
              <table:table-cell office:value-type="float" office:value="286221">
                <text:p>286221</text:p>
              </table:table-cell>
              <table:table-cell office:value-type="float" office:value="287522">
                <text:p>287522</text:p>
              </table:table-cell>
              <table:table-cell office:value-type="float" office:value="288823">
                <text:p>288823</text:p>
              </table:table-cell>
              <table:table-cell office:value-type="float" office:value="290124">
                <text:p>290124</text:p>
              </table:table-cell>
              <table:table-cell office:value-type="float" office:value="291425">
                <text:p>291425</text:p>
              </table:table-cell>
              <table:table-cell office:value-type="float" office:value="292726">
                <text:p>292726</text:p>
              </table:table-cell>
              <table:table-cell office:value-type="float" office:value="294027">
                <text:p>294027</text:p>
              </table:table-cell>
              <table:table-cell office:value-type="float" office:value="295328">
                <text:p>295328</text:p>
              </table:table-cell>
              <table:table-cell office:value-type="float" office:value="296629">
                <text:p>296629</text:p>
              </table:table-cell>
              <table:table-cell office:value-type="float" office:value="297930">
                <text:p>297930</text:p>
              </table:table-cell>
              <table:table-cell office:value-type="float" office:value="299231">
                <text:p>299231</text:p>
              </table:table-cell>
              <table:table-cell office:value-type="float" office:value="300532">
                <text:p>300532</text:p>
              </table:table-cell>
              <table:table-cell office:value-type="float" office:value="301833">
                <text:p>301833</text:p>
              </table:table-cell>
              <table:table-cell office:value-type="float" office:value="303134">
                <text:p>303134</text:p>
              </table:table-cell>
              <table:table-cell office:value-type="float" office:value="304435">
                <text:p>304435</text:p>
              </table:table-cell>
              <table:table-cell office:value-type="float" office:value="305736">
                <text:p>305736</text:p>
              </table:table-cell>
              <table:table-cell office:value-type="float" office:value="307037">
                <text:p>307037</text:p>
              </table:table-cell>
              <table:table-cell office:value-type="float" office:value="308338">
                <text:p>308338</text:p>
              </table:table-cell>
              <table:table-cell office:value-type="float" office:value="309639">
                <text:p>309639</text:p>
              </table:table-cell>
              <table:table-cell office:value-type="float" office:value="310940">
                <text:p>310940</text:p>
              </table:table-cell>
              <table:table-cell office:value-type="float" office:value="312241">
                <text:p>312241</text:p>
              </table:table-cell>
              <table:table-cell office:value-type="float" office:value="313542">
                <text:p>313542</text:p>
              </table:table-cell>
              <table:table-cell office:value-type="float" office:value="314843">
                <text:p>314843</text:p>
              </table:table-cell>
              <table:table-cell office:value-type="float" office:value="316144">
                <text:p>316144</text:p>
              </table:table-cell>
              <table:table-cell office:value-type="float" office:value="317445">
                <text:p>317445</text:p>
              </table:table-cell>
              <table:table-cell office:value-type="float" office:value="318746">
                <text:p>318746</text:p>
              </table:table-cell>
              <table:table-cell office:value-type="float" office:value="320047">
                <text:p>320047</text:p>
              </table:table-cell>
              <table:table-cell office:value-type="float" office:value="321348">
                <text:p>321348</text:p>
              </table:table-cell>
              <table:table-cell office:value-type="float" office:value="322649">
                <text:p>322649</text:p>
              </table:table-cell>
              <table:table-cell office:value-type="float" office:value="323950">
                <text:p>323950</text:p>
              </table:table-cell>
              <table:table-cell office:value-type="float" office:value="325251">
                <text:p>325251</text:p>
              </table:table-cell>
              <table:table-cell office:value-type="float" office:value="326552">
                <text:p>326552</text:p>
              </table:table-cell>
              <table:table-cell office:value-type="float" office:value="327853">
                <text:p>327853</text:p>
              </table:table-cell>
              <table:table-cell office:value-type="float" office:value="329154">
                <text:p>329154</text:p>
              </table:table-cell>
              <table:table-cell office:value-type="float" office:value="330455">
                <text:p>330455</text:p>
              </table:table-cell>
              <table:table-cell office:value-type="float" office:value="331756">
                <text:p>331756</text:p>
              </table:table-cell>
              <table:table-cell office:value-type="float" office:value="333057">
                <text:p>333057</text:p>
              </table:table-cell>
              <table:table-cell office:value-type="float" office:value="334358">
                <text:p>334358</text:p>
              </table:table-cell>
              <table:table-cell office:value-type="float" office:value="335659">
                <text:p>335659</text:p>
              </table:table-cell>
              <table:table-cell office:value-type="float" office:value="336960">
                <text:p>336960</text:p>
              </table:table-cell>
              <table:table-cell office:value-type="float" office:value="338261">
                <text:p>338261</text:p>
              </table:table-cell>
              <table:table-cell office:value-type="float" office:value="339562">
                <text:p>339562</text:p>
              </table:table-cell>
              <table:table-cell office:value-type="float" office:value="340863">
                <text:p>340863</text:p>
              </table:table-cell>
              <table:table-cell office:value-type="float" office:value="342164">
                <text:p>342164</text:p>
              </table:table-cell>
              <table:table-cell office:value-type="float" office:value="343465">
                <text:p>343465</text:p>
              </table:table-cell>
              <table:table-cell office:value-type="float" office:value="344766">
                <text:p>344766</text:p>
              </table:table-cell>
              <table:table-cell office:value-type="float" office:value="346067">
                <text:p>346067</text:p>
              </table:table-cell>
              <table:table-cell office:value-type="float" office:value="347368">
                <text:p>347368</text:p>
              </table:table-cell>
              <table:table-cell office:value-type="float" office:value="348669">
                <text:p>348669</text:p>
              </table:table-cell>
              <table:table-cell office:value-type="float" office:value="349970">
                <text:p>349970</text:p>
              </table:table-cell>
              <table:table-cell office:value-type="float" office:value="351271">
                <text:p>351271</text:p>
              </table:table-cell>
              <table:table-cell office:value-type="float" office:value="352572">
                <text:p>352572</text:p>
              </table:table-cell>
              <table:table-cell office:value-type="float" office:value="353873">
                <text:p>353873</text:p>
              </table:table-cell>
              <table:table-cell office:value-type="float" office:value="355174">
                <text:p>355174</text:p>
              </table:table-cell>
              <table:table-cell office:value-type="float" office:value="356475">
                <text:p>356475</text:p>
              </table:table-cell>
              <table:table-cell office:value-type="float" office:value="357776">
                <text:p>357776</text:p>
              </table:table-cell>
              <table:table-cell office:value-type="float" office:value="359077">
                <text:p>359077</text:p>
              </table:table-cell>
              <table:table-cell office:value-type="float" office:value="360378">
                <text:p>360378</text:p>
              </table:table-cell>
              <table:table-cell office:value-type="float" office:value="361679">
                <text:p>361679</text:p>
              </table:table-cell>
              <table:table-cell office:value-type="float" office:value="362980">
                <text:p>362980</text:p>
              </table:table-cell>
              <table:table-cell office:value-type="float" office:value="364281">
                <text:p>364281</text:p>
              </table:table-cell>
              <table:table-cell office:value-type="float" office:value="365582">
                <text:p>365582</text:p>
              </table:table-cell>
              <table:table-cell office:value-type="float" office:value="366883">
                <text:p>366883</text:p>
              </table:table-cell>
              <table:table-cell office:value-type="float" office:value="368184">
                <text:p>368184</text:p>
              </table:table-cell>
              <table:table-cell office:value-type="float" office:value="369485">
                <text:p>369485</text:p>
              </table:table-cell>
              <table:table-cell office:value-type="float" office:value="370786">
                <text:p>370786</text:p>
              </table:table-cell>
              <table:table-cell office:value-type="float" office:value="372087">
                <text:p>372087</text:p>
              </table:table-cell>
              <table:table-cell office:value-type="float" office:value="373388">
                <text:p>373388</text:p>
              </table:table-cell>
              <table:table-cell office:value-type="float" office:value="374689">
                <text:p>374689</text:p>
              </table:table-cell>
              <table:table-cell office:value-type="float" office:value="375990">
                <text:p>375990</text:p>
              </table:table-cell>
              <table:table-cell office:value-type="float" office:value="377291">
                <text:p>377291</text:p>
              </table:table-cell>
              <table:table-cell office:value-type="float" office:value="378592">
                <text:p>378592</text:p>
              </table:table-cell>
              <table:table-cell office:value-type="float" office:value="379893">
                <text:p>379893</text:p>
              </table:table-cell>
              <table:table-cell office:value-type="float" office:value="381194">
                <text:p>381194</text:p>
              </table:table-cell>
              <table:table-cell office:value-type="float" office:value="382495">
                <text:p>382495</text:p>
              </table:table-cell>
              <table:table-cell office:value-type="float" office:value="383796">
                <text:p>383796</text:p>
              </table:table-cell>
              <table:table-cell office:value-type="float" office:value="385097">
                <text:p>385097</text:p>
              </table:table-cell>
              <table:table-cell office:value-type="float" office:value="386398">
                <text:p>386398</text:p>
              </table:table-cell>
              <table:table-cell office:value-type="float" office:value="387699">
                <text:p>387699</text:p>
              </table:table-cell>
              <table:table-cell office:value-type="float" office:value="389000">
                <text:p>389000</text:p>
              </table:table-cell>
              <table:table-cell office:value-type="float" office:value="390301">
                <text:p>390301</text:p>
              </table:table-cell>
              <table:table-cell office:value-type="float" office:value="391602">
                <text:p>391602</text:p>
              </table:table-cell>
              <table:table-cell office:value-type="float" office:value="392903">
                <text:p>392903</text:p>
              </table:table-cell>
              <table:table-cell office:value-type="float" office:value="394204">
                <text:p>394204</text:p>
              </table:table-cell>
              <table:table-cell office:value-type="float" office:value="395505">
                <text:p>395505</text:p>
              </table:table-cell>
              <table:table-cell office:value-type="float" office:value="396806">
                <text:p>396806</text:p>
              </table:table-cell>
              <table:table-cell office:value-type="float" office:value="398107">
                <text:p>398107</text:p>
              </table:table-cell>
              <table:table-cell office:value-type="float" office:value="399408">
                <text:p>399408</text:p>
              </table:table-cell>
              <table:table-cell office:value-type="float" office:value="400709">
                <text:p>400709</text:p>
              </table:table-cell>
              <table:table-cell office:value-type="float" office:value="402010">
                <text:p>402010</text:p>
              </table:table-cell>
              <table:table-cell office:value-type="float" office:value="403311">
                <text:p>403311</text:p>
              </table:table-cell>
              <table:table-cell office:value-type="float" office:value="404612">
                <text:p>404612</text:p>
              </table:table-cell>
              <table:table-cell office:value-type="float" office:value="405913">
                <text:p>405913</text:p>
              </table:table-cell>
              <table:table-cell office:value-type="float" office:value="407214">
                <text:p>407214</text:p>
              </table:table-cell>
              <table:table-cell office:value-type="float" office:value="408515">
                <text:p>408515</text:p>
              </table:table-cell>
              <table:table-cell office:value-type="float" office:value="409816">
                <text:p>409816</text:p>
              </table:table-cell>
              <table:table-cell office:value-type="float" office:value="411117">
                <text:p>411117</text:p>
              </table:table-cell>
              <table:table-cell office:value-type="float" office:value="412418">
                <text:p>412418</text:p>
              </table:table-cell>
              <table:table-cell office:value-type="float" office:value="413719">
                <text:p>413719</text:p>
              </table:table-cell>
              <table:table-cell office:value-type="float" office:value="415020">
                <text:p>415020</text:p>
              </table:table-cell>
              <table:table-cell office:value-type="float" office:value="416321">
                <text:p>416321</text:p>
              </table:table-cell>
              <table:table-cell office:value-type="float" office:value="417622">
                <text:p>417622</text:p>
              </table:table-cell>
              <table:table-cell office:value-type="float" office:value="418923">
                <text:p>418923</text:p>
              </table:table-cell>
              <table:table-cell office:value-type="float" office:value="420224">
                <text:p>420224</text:p>
              </table:table-cell>
              <table:table-cell office:value-type="float" office:value="421525">
                <text:p>421525</text:p>
              </table:table-cell>
              <table:table-cell office:value-type="float" office:value="422826">
                <text:p>422826</text:p>
              </table:table-cell>
              <table:table-cell office:value-type="float" office:value="424127">
                <text:p>424127</text:p>
              </table:table-cell>
              <table:table-cell office:value-type="float" office:value="425428">
                <text:p>425428</text:p>
              </table:table-cell>
              <table:table-cell office:value-type="float" office:value="426729">
                <text:p>426729</text:p>
              </table:table-cell>
              <table:table-cell office:value-type="float" office:value="428030">
                <text:p>428030</text:p>
              </table:table-cell>
              <table:table-cell office:value-type="float" office:value="429331">
                <text:p>429331</text:p>
              </table:table-cell>
              <table:table-cell office:value-type="float" office:value="430632">
                <text:p>430632</text:p>
              </table:table-cell>
              <table:table-cell office:value-type="float" office:value="431933">
                <text:p>431933</text:p>
              </table:table-cell>
              <table:table-cell office:value-type="float" office:value="433234">
                <text:p>433234</text:p>
              </table:table-cell>
              <table:table-cell office:value-type="float" office:value="434535">
                <text:p>434535</text:p>
              </table:table-cell>
              <table:table-cell office:value-type="float" office:value="435836">
                <text:p>435836</text:p>
              </table:table-cell>
              <table:table-cell office:value-type="float" office:value="437137">
                <text:p>437137</text:p>
              </table:table-cell>
              <table:table-cell office:value-type="float" office:value="438438">
                <text:p>438438</text:p>
              </table:table-cell>
              <table:table-cell office:value-type="float" office:value="439739">
                <text:p>439739</text:p>
              </table:table-cell>
              <table:table-cell office:value-type="float" office:value="441040">
                <text:p>441040</text:p>
              </table:table-cell>
              <table:table-cell office:value-type="float" office:value="442341">
                <text:p>442341</text:p>
              </table:table-cell>
              <table:table-cell office:value-type="float" office:value="443642">
                <text:p>443642</text:p>
              </table:table-cell>
              <table:table-cell office:value-type="float" office:value="444943">
                <text:p>444943</text:p>
              </table:table-cell>
              <table:table-cell office:value-type="float" office:value="446244">
                <text:p>446244</text:p>
              </table:table-cell>
              <table:table-cell office:value-type="float" office:value="447545">
                <text:p>447545</text:p>
              </table:table-cell>
              <table:table-cell office:value-type="float" office:value="448846">
                <text:p>448846</text:p>
              </table:table-cell>
              <table:table-cell office:value-type="float" office:value="450147">
                <text:p>450147</text:p>
              </table:table-cell>
              <table:table-cell office:value-type="float" office:value="451448">
                <text:p>451448</text:p>
              </table:table-cell>
              <table:table-cell office:value-type="float" office:value="452749">
                <text:p>452749</text:p>
              </table:table-cell>
              <table:table-cell office:value-type="float" office:value="454050">
                <text:p>454050</text:p>
              </table:table-cell>
              <table:table-cell office:value-type="float" office:value="455351">
                <text:p>455351</text:p>
              </table:table-cell>
              <table:table-cell office:value-type="float" office:value="456652">
                <text:p>456652</text:p>
              </table:table-cell>
              <table:table-cell office:value-type="float" office:value="457953">
                <text:p>457953</text:p>
              </table:table-cell>
              <table:table-cell office:value-type="float" office:value="459254">
                <text:p>459254</text:p>
              </table:table-cell>
              <table:table-cell office:value-type="float" office:value="460555">
                <text:p>460555</text:p>
              </table:table-cell>
              <table:table-cell office:value-type="float" office:value="461856">
                <text:p>461856</text:p>
              </table:table-cell>
              <table:table-cell office:value-type="float" office:value="463157">
                <text:p>463157</text:p>
              </table:table-cell>
              <table:table-cell office:value-type="float" office:value="464458">
                <text:p>464458</text:p>
              </table:table-cell>
              <table:table-cell office:value-type="float" office:value="465759">
                <text:p>465759</text:p>
              </table:table-cell>
              <table:table-cell office:value-type="float" office:value="467060">
                <text:p>467060</text:p>
              </table:table-cell>
              <table:table-cell office:value-type="float" office:value="468361">
                <text:p>468361</text:p>
              </table:table-cell>
              <table:table-cell office:value-type="float" office:value="469662">
                <text:p>469662</text:p>
              </table:table-cell>
              <table:table-cell office:value-type="float" office:value="470963">
                <text:p>470963</text:p>
              </table:table-cell>
              <table:table-cell office:value-type="float" office:value="472264">
                <text:p>472264</text:p>
              </table:table-cell>
              <table:table-cell office:value-type="float" office:value="473565">
                <text:p>473565</text:p>
              </table:table-cell>
              <table:table-cell office:value-type="float" office:value="474866">
                <text:p>474866</text:p>
              </table:table-cell>
              <table:table-cell office:value-type="float" office:value="476167">
                <text:p>476167</text:p>
              </table:table-cell>
              <table:table-cell office:value-type="float" office:value="477468">
                <text:p>477468</text:p>
              </table:table-cell>
              <table:table-cell office:value-type="float" office:value="478769">
                <text:p>478769</text:p>
              </table:table-cell>
              <table:table-cell office:value-type="float" office:value="480070">
                <text:p>480070</text:p>
              </table:table-cell>
              <table:table-cell office:value-type="float" office:value="481371">
                <text:p>481371</text:p>
              </table:table-cell>
              <table:table-cell office:value-type="float" office:value="482672">
                <text:p>482672</text:p>
              </table:table-cell>
              <table:table-cell office:value-type="float" office:value="483973">
                <text:p>483973</text:p>
              </table:table-cell>
              <table:table-cell office:value-type="float" office:value="485274">
                <text:p>485274</text:p>
              </table:table-cell>
              <table:table-cell office:value-type="float" office:value="486575">
                <text:p>486575</text:p>
              </table:table-cell>
              <table:table-cell office:value-type="float" office:value="487876">
                <text:p>487876</text:p>
              </table:table-cell>
              <table:table-cell office:value-type="float" office:value="489177">
                <text:p>489177</text:p>
              </table:table-cell>
              <table:table-cell office:value-type="float" office:value="490478">
                <text:p>490478</text:p>
              </table:table-cell>
              <table:table-cell office:value-type="float" office:value="491779">
                <text:p>491779</text:p>
              </table:table-cell>
              <table:table-cell office:value-type="float" office:value="493080">
                <text:p>493080</text:p>
              </table:table-cell>
              <table:table-cell office:value-type="float" office:value="494381">
                <text:p>494381</text:p>
              </table:table-cell>
              <table:table-cell office:value-type="float" office:value="495682">
                <text:p>495682</text:p>
              </table:table-cell>
              <table:table-cell office:value-type="float" office:value="496983">
                <text:p>496983</text:p>
              </table:table-cell>
              <table:table-cell office:value-type="float" office:value="498284">
                <text:p>498284</text:p>
              </table:table-cell>
              <table:table-cell office:value-type="float" office:value="499585">
                <text:p>499585</text:p>
              </table:table-cell>
              <table:table-cell office:value-type="float" office:value="500886">
                <text:p>500886</text:p>
              </table:table-cell>
              <table:table-cell office:value-type="float" office:value="502187">
                <text:p>502187</text:p>
              </table:table-cell>
              <table:table-cell office:value-type="float" office:value="503488">
                <text:p>503488</text:p>
              </table:table-cell>
              <table:table-cell office:value-type="float" office:value="504789">
                <text:p>504789</text:p>
              </table:table-cell>
              <table:table-cell office:value-type="float" office:value="506090">
                <text:p>506090</text:p>
              </table:table-cell>
              <table:table-cell office:value-type="float" office:value="507391">
                <text:p>507391</text:p>
              </table:table-cell>
              <table:table-cell office:value-type="float" office:value="508692">
                <text:p>508692</text:p>
              </table:table-cell>
              <table:table-cell office:value-type="float" office:value="509993">
                <text:p>509993</text:p>
              </table:table-cell>
              <table:table-cell office:value-type="float" office:value="511294">
                <text:p>511294</text:p>
              </table:table-cell>
              <table:table-cell office:value-type="float" office:value="512595">
                <text:p>512595</text:p>
              </table:table-cell>
              <table:table-cell office:value-type="float" office:value="513896">
                <text:p>513896</text:p>
              </table:table-cell>
              <table:table-cell office:value-type="float" office:value="515197">
                <text:p>515197</text:p>
              </table:table-cell>
              <table:table-cell office:value-type="float" office:value="516498">
                <text:p>516498</text:p>
              </table:table-cell>
              <table:table-cell office:value-type="float" office:value="517799">
                <text:p>517799</text:p>
              </table:table-cell>
              <table:table-cell office:value-type="float" office:value="519100">
                <text:p>519100</text:p>
              </table:table-cell>
              <table:table-cell office:value-type="float" office:value="520401">
                <text:p>520401</text:p>
              </table:table-cell>
              <table:table-cell office:value-type="float" office:value="521702">
                <text:p>521702</text:p>
              </table:table-cell>
              <table:table-cell office:value-type="float" office:value="523003">
                <text:p>523003</text:p>
              </table:table-cell>
              <table:table-cell office:value-type="float" office:value="524304">
                <text:p>524304</text:p>
              </table:table-cell>
              <table:table-cell office:value-type="float" office:value="525605">
                <text:p>525605</text:p>
              </table:table-cell>
              <table:table-cell office:value-type="float" office:value="526906">
                <text:p>526906</text:p>
              </table:table-cell>
              <table:table-cell office:value-type="float" office:value="528207">
                <text:p>528207</text:p>
              </table:table-cell>
              <table:table-cell office:value-type="float" office:value="529508">
                <text:p>529508</text:p>
              </table:table-cell>
              <table:table-cell office:value-type="float" office:value="530809">
                <text:p>530809</text:p>
              </table:table-cell>
              <table:table-cell office:value-type="float" office:value="532110">
                <text:p>532110</text:p>
              </table:table-cell>
              <table:table-cell office:value-type="float" office:value="533411">
                <text:p>533411</text:p>
              </table:table-cell>
              <table:table-cell office:value-type="float" office:value="534712">
                <text:p>534712</text:p>
              </table:table-cell>
              <table:table-cell office:value-type="float" office:value="536013">
                <text:p>536013</text:p>
              </table:table-cell>
              <table:table-cell office:value-type="float" office:value="537314">
                <text:p>537314</text:p>
              </table:table-cell>
              <table:table-cell office:value-type="float" office:value="538615">
                <text:p>538615</text:p>
              </table:table-cell>
              <table:table-cell office:value-type="float" office:value="539916">
                <text:p>539916</text:p>
              </table:table-cell>
              <table:table-cell office:value-type="float" office:value="541217">
                <text:p>541217</text:p>
              </table:table-cell>
              <table:table-cell office:value-type="float" office:value="542518">
                <text:p>542518</text:p>
              </table:table-cell>
              <table:table-cell office:value-type="float" office:value="543819">
                <text:p>543819</text:p>
              </table:table-cell>
              <table:table-cell office:value-type="float" office:value="545120">
                <text:p>545120</text:p>
              </table:table-cell>
              <table:table-cell office:value-type="float" office:value="546421">
                <text:p>546421</text:p>
              </table:table-cell>
              <table:table-cell office:value-type="float" office:value="547722">
                <text:p>547722</text:p>
              </table:table-cell>
              <table:table-cell office:value-type="float" office:value="549023">
                <text:p>549023</text:p>
              </table:table-cell>
              <table:table-cell office:value-type="float" office:value="550324">
                <text:p>550324</text:p>
              </table:table-cell>
              <table:table-cell office:value-type="float" office:value="551625">
                <text:p>551625</text:p>
              </table:table-cell>
              <table:table-cell office:value-type="float" office:value="552926">
                <text:p>552926</text:p>
              </table:table-cell>
              <table:table-cell office:value-type="float" office:value="554227">
                <text:p>554227</text:p>
              </table:table-cell>
              <table:table-cell office:value-type="float" office:value="555528">
                <text:p>555528</text:p>
              </table:table-cell>
              <table:table-cell office:value-type="float" office:value="556829">
                <text:p>556829</text:p>
              </table:table-cell>
              <table:table-cell office:value-type="float" office:value="558130">
                <text:p>558130</text:p>
              </table:table-cell>
              <table:table-cell office:value-type="float" office:value="559431">
                <text:p>559431</text:p>
              </table:table-cell>
              <table:table-cell office:value-type="float" office:value="560732">
                <text:p>560732</text:p>
              </table:table-cell>
              <table:table-cell office:value-type="float" office:value="562033">
                <text:p>562033</text:p>
              </table:table-cell>
              <table:table-cell office:value-type="float" office:value="563334">
                <text:p>563334</text:p>
              </table:table-cell>
              <table:table-cell office:value-type="float" office:value="564635">
                <text:p>564635</text:p>
              </table:table-cell>
              <table:table-cell office:value-type="float" office:value="565936">
                <text:p>565936</text:p>
              </table:table-cell>
              <table:table-cell office:value-type="float" office:value="567237">
                <text:p>567237</text:p>
              </table:table-cell>
              <table:table-cell office:value-type="float" office:value="568538">
                <text:p>568538</text:p>
              </table:table-cell>
              <table:table-cell office:value-type="float" office:value="569839">
                <text:p>569839</text:p>
              </table:table-cell>
              <table:table-cell office:value-type="float" office:value="571140">
                <text:p>571140</text:p>
              </table:table-cell>
              <table:table-cell office:value-type="float" office:value="572441">
                <text:p>572441</text:p>
              </table:table-cell>
              <table:table-cell office:value-type="float" office:value="573742">
                <text:p>573742</text:p>
              </table:table-cell>
              <table:table-cell office:value-type="float" office:value="575043">
                <text:p>575043</text:p>
              </table:table-cell>
              <table:table-cell office:value-type="float" office:value="576344">
                <text:p>576344</text:p>
              </table:table-cell>
              <table:table-cell office:value-type="float" office:value="577645">
                <text:p>577645</text:p>
              </table:table-cell>
              <table:table-cell office:value-type="float" office:value="578946">
                <text:p>578946</text:p>
              </table:table-cell>
              <table:table-cell office:value-type="float" office:value="580247">
                <text:p>580247</text:p>
              </table:table-cell>
              <table:table-cell office:value-type="float" office:value="581548">
                <text:p>581548</text:p>
              </table:table-cell>
              <table:table-cell office:value-type="float" office:value="582849">
                <text:p>582849</text:p>
              </table:table-cell>
              <table:table-cell office:value-type="float" office:value="584150">
                <text:p>584150</text:p>
              </table:table-cell>
              <table:table-cell office:value-type="float" office:value="585451">
                <text:p>585451</text:p>
              </table:table-cell>
              <table:table-cell office:value-type="float" office:value="586752">
                <text:p>586752</text:p>
              </table:table-cell>
              <table:table-cell office:value-type="float" office:value="588053">
                <text:p>588053</text:p>
              </table:table-cell>
              <table:table-cell office:value-type="float" office:value="589354">
                <text:p>589354</text:p>
              </table:table-cell>
              <table:table-cell office:value-type="float" office:value="590655">
                <text:p>590655</text:p>
              </table:table-cell>
              <table:table-cell office:value-type="float" office:value="591956">
                <text:p>591956</text:p>
              </table:table-cell>
              <table:table-cell office:value-type="float" office:value="593257">
                <text:p>593257</text:p>
              </table:table-cell>
              <table:table-cell office:value-type="float" office:value="594558">
                <text:p>594558</text:p>
              </table:table-cell>
              <table:table-cell office:value-type="float" office:value="595859">
                <text:p>595859</text:p>
              </table:table-cell>
              <table:table-cell office:value-type="float" office:value="597160">
                <text:p>597160</text:p>
              </table:table-cell>
              <table:table-cell office:value-type="float" office:value="598461">
                <text:p>598461</text:p>
              </table:table-cell>
              <table:table-cell office:value-type="float" office:value="599762">
                <text:p>599762</text:p>
              </table:table-cell>
              <table:table-cell office:value-type="float" office:value="601063">
                <text:p>601063</text:p>
              </table:table-cell>
              <table:table-cell office:value-type="float" office:value="602364">
                <text:p>602364</text:p>
              </table:table-cell>
              <table:table-cell office:value-type="float" office:value="603665">
                <text:p>603665</text:p>
              </table:table-cell>
              <table:table-cell office:value-type="float" office:value="604966">
                <text:p>604966</text:p>
              </table:table-cell>
              <table:table-cell office:value-type="float" office:value="606267">
                <text:p>606267</text:p>
              </table:table-cell>
              <table:table-cell office:value-type="float" office:value="607568">
                <text:p>607568</text:p>
              </table:table-cell>
              <table:table-cell office:value-type="float" office:value="608869">
                <text:p>608869</text:p>
              </table:table-cell>
              <table:table-cell office:value-type="float" office:value="610170">
                <text:p>610170</text:p>
              </table:table-cell>
              <table:table-cell office:value-type="float" office:value="611471">
                <text:p>611471</text:p>
              </table:table-cell>
              <table:table-cell office:value-type="float" office:value="612772">
                <text:p>612772</text:p>
              </table:table-cell>
              <table:table-cell office:value-type="float" office:value="614073">
                <text:p>614073</text:p>
              </table:table-cell>
              <table:table-cell office:value-type="float" office:value="615374">
                <text:p>615374</text:p>
              </table:table-cell>
              <table:table-cell office:value-type="float" office:value="616675">
                <text:p>616675</text:p>
              </table:table-cell>
              <table:table-cell office:value-type="float" office:value="617976">
                <text:p>617976</text:p>
              </table:table-cell>
              <table:table-cell office:value-type="float" office:value="619277">
                <text:p>619277</text:p>
              </table:table-cell>
              <table:table-cell office:value-type="float" office:value="620578">
                <text:p>620578</text:p>
              </table:table-cell>
              <table:table-cell office:value-type="float" office:value="621879">
                <text:p>621879</text:p>
              </table:table-cell>
              <table:table-cell office:value-type="float" office:value="623180">
                <text:p>623180</text:p>
              </table:table-cell>
              <table:table-cell office:value-type="float" office:value="624481">
                <text:p>624481</text:p>
              </table:table-cell>
              <table:table-cell office:value-type="float" office:value="625782">
                <text:p>625782</text:p>
              </table:table-cell>
              <table:table-cell office:value-type="float" office:value="627083">
                <text:p>627083</text:p>
              </table:table-cell>
              <table:table-cell office:value-type="float" office:value="628384">
                <text:p>628384</text:p>
              </table:table-cell>
              <table:table-cell office:value-type="float" office:value="629685">
                <text:p>629685</text:p>
              </table:table-cell>
              <table:table-cell office:value-type="float" office:value="630986">
                <text:p>630986</text:p>
              </table:table-cell>
              <table:table-cell office:value-type="float" office:value="632287">
                <text:p>632287</text:p>
              </table:table-cell>
              <table:table-cell office:value-type="float" office:value="633588">
                <text:p>633588</text:p>
              </table:table-cell>
              <table:table-cell office:value-type="float" office:value="634889">
                <text:p>634889</text:p>
              </table:table-cell>
              <table:table-cell office:value-type="float" office:value="636190">
                <text:p>636190</text:p>
              </table:table-cell>
              <table:table-cell office:value-type="float" office:value="637491">
                <text:p>637491</text:p>
              </table:table-cell>
              <table:table-cell office:value-type="float" office:value="638792">
                <text:p>638792</text:p>
              </table:table-cell>
              <table:table-cell office:value-type="float" office:value="640093">
                <text:p>640093</text:p>
              </table:table-cell>
              <table:table-cell office:value-type="float" office:value="641394">
                <text:p>641394</text:p>
              </table:table-cell>
              <table:table-cell office:value-type="float" office:value="642695">
                <text:p>642695</text:p>
              </table:table-cell>
              <table:table-cell office:value-type="float" office:value="643996">
                <text:p>643996</text:p>
              </table:table-cell>
              <table:table-cell office:value-type="float" office:value="645297">
                <text:p>645297</text:p>
              </table:table-cell>
              <table:table-cell office:value-type="float" office:value="646598">
                <text:p>646598</text:p>
              </table:table-cell>
              <table:table-cell office:value-type="float" office:value="647899">
                <text:p>647899</text:p>
              </table:table-cell>
              <table:table-cell office:value-type="float" office:value="649200">
                <text:p>649200</text:p>
              </table:table-cell>
              <table:table-cell office:value-type="float" office:value="650501">
                <text:p>650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d92b21" draw:fill-color="#d92b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3c4db" draw:fill-color="#73c4db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21759b" draw:fill-color="#21759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367cm" svg:height="13.256cm" xlink:href=".." xlink:type="simple" chart:class="chart:line" chart:style-name="ch1">
        <chart:title svg:x="13.66cm" svg:y="0.401cm" chart:style-name="ch2">
          <text:p>Requests</text:p>
        </chart:title>
        <chart:legend chart:legend-position="top" svg:x="11.764cm" svg:y="1.391cm" style:legend-expansion="wide" chart:style-name="ch3"/>
        <chart:plot-area chart:style-name="ch4" table:cell-range-address="Sheet1.A2:Sheet1.SG2 Sheet1.A6:Sheet1.SG7" chart:data-source-has-labels="column" svg:x="1.598cm" svg:y="2.254cm" svg:width="26.034cm" svg:height="9.756cm">
          <chartooo:coordinate-region svg:x="2.59cm" svg:y="2.453cm" svg:width="24.234cm" svg:height="8.633cm"/>
          <chart:axis chart:dimension="x" chart:name="primary-x" chart:style-name="ch5">
            <chart:title svg:x="13.169cm" svg:y="12.275cm" chart:style-name="ch6">
              <text:p>Steps (à 100 posts)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8.089cm" chart:style-name="ch8">
              <text:p>milliseconds</text:p>
            </chart:title>
            <chart:grid chart:style-name="ch9" chart:class="major"/>
          </chart:axis>
          <chart:axis chart:dimension="y" chart:name="secondary-y" chart:style-name="ch10">
            <chart:title svg:x="28.219cm" svg:y="7.335cm" chart:style-name="ch8">
              <text:p>%</text:p>
            </chart:title>
          </chart:axis>
          <chart:series chart:attached-axis="secondary-y" chart:style-name="ch11" chart:values-cell-range-address="Sheet1.B2:Sheet1.SG2" chart:label-cell-address="Sheet1.A2:Sheet1.A2" chart:class="chart:line">
            <chart:data-point chart:repeated="500"/>
          </chart:series>
          <chart:series chart:attached-axis="primary-y" chart:style-name="ch12" chart:values-cell-range-address="Sheet1.B6:Sheet1.SG6" chart:label-cell-address="Sheet1.A6:Sheet1.A6" chart:class="chart:line">
            <chart:data-point chart:repeated="500"/>
          </chart:series>
          <chart:series chart:attached-axis="primary-y" chart:style-name="ch13" chart:values-cell-range-address="Sheet1.B7:Sheet1.SG7" chart:label-cell-address="Sheet1.A7:Sheet1.A7" chart:class="chart:line">
            <chart:data-point chart:repeated="5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2:Sheet1.A2</svg:desc>
                </draw:g>
              </table:table-cell>
              <table:table-cell office:value-type="float" office:value="7">
                <text:p>7</text:p>
                <draw:g>
                  <svg:desc>Sheet1.B2:Sheet1.SG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9">
                <text:p>59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77">
                <text:p>77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4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9">
                <text:p>89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product</text:p>
                <draw:g>
                  <svg:desc>Sheet1.A6:Sheet1.A6</svg:desc>
                </draw:g>
              </table:table-cell>
              <table:table-cell office:value-type="float" office:value="120">
                <text:p>120</text:p>
                <draw:g>
                  <svg:desc>Sheet1.B6:Sheet1.SG6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106">
                <text:p>106</text:p>
              </table:table-cell>
              <table:table-cell office:value-type="float" office:value="117">
                <text:p>117</text:p>
              </table:table-cell>
              <table:table-cell office:value-type="float" office:value="124">
                <text:p>124</text:p>
              </table:table-cell>
              <table:table-cell office:value-type="float" office:value="108">
                <text:p>108</text:p>
              </table:table-cell>
              <table:table-cell office:value-type="float" office:value="136">
                <text:p>136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51">
                <text:p>151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134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121">
                <text:p>121</text:p>
              </table:table-cell>
              <table:table-cell office:value-type="float" office:value="127">
                <text:p>127</text:p>
              </table:table-cell>
              <table:table-cell office:value-type="float" office:value="105">
                <text:p>105</text:p>
              </table:table-cell>
              <table:table-cell office:value-type="float" office:value="137">
                <text:p>137</text:p>
              </table:table-cell>
              <table:table-cell office:value-type="float" office:value="130">
                <text:p>130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18">
                <text:p>118</text:p>
              </table:table-cell>
              <table:table-cell office:value-type="float" office:value="141">
                <text:p>141</text:p>
              </table:table-cell>
              <table:table-cell office:value-type="float" office:value="112">
                <text:p>112</text:p>
              </table:table-cell>
              <table:table-cell office:value-type="float" office:value="149">
                <text:p>149</text:p>
              </table:table-cell>
              <table:table-cell office:value-type="float" office:value="127">
                <text:p>127</text:p>
              </table:table-cell>
              <table:table-cell office:value-type="float" office:value="148">
                <text:p>148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09">
                <text:p>109</text:p>
              </table:table-cell>
              <table:table-cell office:value-type="float" office:value="148">
                <text:p>148</text:p>
              </table:table-cell>
              <table:table-cell office:value-type="float" office:value="135">
                <text:p>135</text:p>
              </table:table-cell>
              <table:table-cell office:value-type="float" office:value="115">
                <text:p>115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35">
                <text:p>135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51">
                <text:p>151</text:p>
              </table:table-cell>
              <table:table-cell office:value-type="float" office:value="136">
                <text:p>136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32">
                <text:p>132</text:p>
              </table:table-cell>
              <table:table-cell office:value-type="float" office:value="124">
                <text:p>124</text:p>
              </table:table-cell>
              <table:table-cell office:value-type="float" office:value="134">
                <text:p>134</text:p>
              </table:table-cell>
              <table:table-cell office:value-type="float" office:value="111">
                <text:p>111</text:p>
              </table:table-cell>
              <table:table-cell office:value-type="float" office:value="136">
                <text:p>136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  <table:table-cell office:value-type="float" office:value="140">
                <text:p>140</text:p>
              </table:table-cell>
              <table:table-cell office:value-type="float" office:value="130">
                <text:p>130</text:p>
              </table:table-cell>
              <table:table-cell office:value-type="float" office:value="121">
                <text:p>121</text:p>
              </table:table-cell>
              <table:table-cell office:value-type="float" office:value="141">
                <text:p>141</text:p>
              </table:table-cell>
              <table:table-cell office:value-type="float" office:value="135">
                <text:p>135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18">
                <text:p>118</text:p>
              </table:table-cell>
              <table:table-cell office:value-type="float" office:value="135">
                <text:p>135</text:p>
              </table:table-cell>
              <table:table-cell office:value-type="float" office:value="151">
                <text:p>151</text:p>
              </table:table-cell>
              <table:table-cell office:value-type="float" office:value="114">
                <text:p>114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38">
                <text:p>138</text:p>
              </table:table-cell>
              <table:table-cell office:value-type="float" office:value="131">
                <text:p>131</text:p>
              </table:table-cell>
              <table:table-cell office:value-type="float" office:value="117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19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14">
                <text:p>114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126">
                <text:p>126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42">
                <text:p>142</text:p>
              </table:table-cell>
              <table:table-cell office:value-type="float" office:value="114">
                <text:p>114</text:p>
              </table:table-cell>
              <table:table-cell office:value-type="float" office:value="153">
                <text:p>153</text:p>
              </table:table-cell>
              <table:table-cell office:value-type="float" office:value="138">
                <text:p>138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  <table:table-cell office:value-type="float" office:value="139">
                <text:p>139</text:p>
              </table:table-cell>
              <table:table-cell office:value-type="float" office:value="114">
                <text:p>114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59">
                <text:p>159</text:p>
              </table:table-cell>
              <table:table-cell office:value-type="float" office:value="129">
                <text:p>129</text:p>
              </table:table-cell>
              <table:table-cell office:value-type="float" office:value="149">
                <text:p>149</text:p>
              </table:table-cell>
              <table:table-cell office:value-type="float" office:value="122">
                <text:p>122</text:p>
              </table:table-cell>
              <table:table-cell office:value-type="float" office:value="135">
                <text:p>135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  <table:table-cell office:value-type="float" office:value="130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153">
                <text:p>153</text:p>
              </table:table-cell>
              <table:table-cell office:value-type="float" office:value="145">
                <text:p>145</text:p>
              </table:table-cell>
              <table:table-cell office:value-type="float" office:value="194">
                <text:p>194</text:p>
              </table:table-cell>
              <table:table-cell office:value-type="float" office:value="147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210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206">
                <text:p>206</text:p>
              </table:table-cell>
              <table:table-cell office:value-type="float" office:value="163">
                <text:p>163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61">
                <text:p>161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37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  <table:table-cell office:value-type="float" office:value="137">
                <text:p>137</text:p>
              </table:table-cell>
              <table:table-cell office:value-type="float" office:value="194">
                <text:p>194</text:p>
              </table:table-cell>
              <table:table-cell office:value-type="float" office:value="176">
                <text:p>176</text:p>
              </table:table-cell>
              <table:table-cell office:value-type="float" office:value="138">
                <text:p>138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  <table:table-cell office:value-type="float" office:value="189">
                <text:p>189</text:p>
              </table:table-cell>
              <table:table-cell office:value-type="float" office:value="237">
                <text:p>237</text:p>
              </table:table-cell>
              <table:table-cell office:value-type="float" office:value="173">
                <text:p>173</text:p>
              </table:table-cell>
              <table:table-cell office:value-type="float" office:value="176">
                <text:p>176</text:p>
              </table:table-cell>
              <table:table-cell office:value-type="float" office:value="192">
                <text:p>192</text:p>
              </table:table-cell>
              <table:table-cell office:value-type="float" office:value="230">
                <text:p>230</text:p>
              </table:table-cell>
              <table:table-cell office:value-type="float" office:value="194">
                <text:p>194</text:p>
              </table:table-cell>
              <table:table-cell office:value-type="float" office:value="188">
                <text:p>188</text:p>
              </table:table-cell>
              <table:table-cell office:value-type="float" office:value="168">
                <text:p>168</text:p>
              </table:table-cell>
              <table:table-cell office:value-type="float" office:value="230">
                <text:p>230</text:p>
              </table:table-cell>
              <table:table-cell office:value-type="float" office:value="181">
                <text:p>181</text:p>
              </table:table-cell>
              <table:table-cell office:value-type="float" office:value="189">
                <text:p>189</text:p>
              </table:table-cell>
              <table:table-cell office:value-type="float" office:value="162">
                <text:p>162</text:p>
              </table:table-cell>
              <table:table-cell office:value-type="float" office:value="194">
                <text:p>194</text:p>
              </table:table-cell>
              <table:table-cell office:value-type="float" office:value="184">
                <text:p>184</text:p>
              </table:table-cell>
              <table:table-cell office:value-type="float" office:value="194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38">
                <text:p>238</text:p>
              </table:table-cell>
              <table:table-cell office:value-type="float" office:value="185">
                <text:p>185</text:p>
              </table:table-cell>
              <table:table-cell office:value-type="float" office:value="162">
                <text:p>162</text:p>
              </table:table-cell>
              <table:table-cell office:value-type="float" office:value="236">
                <text:p>236</text:p>
              </table:table-cell>
              <table:table-cell office:value-type="float" office:value="207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226">
                <text:p>226</text:p>
              </table:table-cell>
              <table:table-cell office:value-type="float" office:value="171">
                <text:p>171</text:p>
              </table:table-cell>
              <table:table-cell office:value-type="float" office:value="196">
                <text:p>196</text:p>
              </table:table-cell>
              <table:table-cell office:value-type="float" office:value="189">
                <text:p>189</text:p>
              </table:table-cell>
              <table:table-cell office:value-type="float" office:value="180">
                <text:p>180</text:p>
              </table:table-cell>
              <table:table-cell office:value-type="float" office:value="223">
                <text:p>223</text:p>
              </table:table-cell>
              <table:table-cell office:value-type="float" office:value="174">
                <text:p>174</text:p>
              </table:table-cell>
              <table:table-cell office:value-type="float" office:value="265">
                <text:p>265</text:p>
              </table:table-cell>
              <table:table-cell office:value-type="float" office:value="217">
                <text:p>217</text:p>
              </table:table-cell>
              <table:table-cell office:value-type="float" office:value="246">
                <text:p>246</text:p>
              </table:table-cell>
              <table:table-cell office:value-type="float" office:value="204">
                <text:p>204</text:p>
              </table:table-cell>
              <table:table-cell office:value-type="float" office:value="272">
                <text:p>272</text:p>
              </table:table-cell>
              <table:table-cell office:value-type="float" office:value="227">
                <text:p>227</text:p>
              </table:table-cell>
              <table:table-cell office:value-type="float" office:value="176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68">
                <text:p>168</text:p>
              </table:table-cell>
              <table:table-cell office:value-type="float" office:value="213">
                <text:p>213</text:p>
              </table:table-cell>
              <table:table-cell office:value-type="float" office:value="193">
                <text:p>193</text:p>
              </table:table-cell>
              <table:table-cell office:value-type="float" office:value="179">
                <text:p>179</text:p>
              </table:table-cell>
              <table:table-cell office:value-type="float" office:value="209">
                <text:p>209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  <table:table-cell office:value-type="float" office:value="195">
                <text:p>195</text:p>
              </table:table-cell>
              <table:table-cell office:value-type="float" office:value="176">
                <text:p>176</text:p>
              </table:table-cell>
              <table:table-cell office:value-type="float" office:value="173">
                <text:p>173</text:p>
              </table:table-cell>
              <table:table-cell office:value-type="float" office:value="181">
                <text:p>181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191">
                <text:p>191</text:p>
              </table:table-cell>
              <table:table-cell office:value-type="float" office:value="259">
                <text:p>259</text:p>
              </table:table-cell>
              <table:table-cell office:value-type="float" office:value="180">
                <text:p>180</text:p>
              </table:table-cell>
              <table:table-cell office:value-type="float" office:value="202">
                <text:p>202</text:p>
              </table:table-cell>
              <table:table-cell office:value-type="float" office:value="176">
                <text:p>176</text:p>
              </table:table-cell>
              <table:table-cell office:value-type="float" office:value="273">
                <text:p>273</text:p>
              </table:table-cell>
              <table:table-cell office:value-type="float" office:value="207">
                <text:p>207</text:p>
              </table:table-cell>
              <table:table-cell office:value-type="float" office:value="229">
                <text:p>229</text:p>
              </table:table-cell>
              <table:table-cell office:value-type="float" office:value="235">
                <text:p>235</text:p>
              </table:table-cell>
              <table:table-cell office:value-type="float" office:value="254">
                <text:p>254</text:p>
              </table:table-cell>
              <table:table-cell office:value-type="float" office:value="230">
                <text:p>230</text:p>
              </table:table-cell>
              <table:table-cell office:value-type="float" office:value="239">
                <text:p>239</text:p>
              </table:table-cell>
              <table:table-cell office:value-type="float" office:value="253">
                <text:p>253</text:p>
              </table:table-cell>
              <table:table-cell office:value-type="float" office:value="258">
                <text:p>258</text:p>
              </table:table-cell>
              <table:table-cell office:value-type="float" office:value="221">
                <text:p>221</text:p>
              </table:table-cell>
              <table:table-cell office:value-type="float" office:value="279">
                <text:p>279</text:p>
              </table:table-cell>
              <table:table-cell office:value-type="float" office:value="228">
                <text:p>228</text:p>
              </table:table-cell>
              <table:table-cell office:value-type="float" office:value="288">
                <text:p>288</text:p>
              </table:table-cell>
              <table:table-cell office:value-type="float" office:value="208">
                <text:p>208</text:p>
              </table:table-cell>
              <table:table-cell office:value-type="float" office:value="339">
                <text:p>339</text:p>
              </table:table-cell>
              <table:table-cell office:value-type="float" office:value="211">
                <text:p>211</text:p>
              </table:table-cell>
              <table:table-cell office:value-type="float" office:value="236">
                <text:p>236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  <table:table-cell office:value-type="float" office:value="239">
                <text:p>239</text:p>
              </table:table-cell>
              <table:table-cell office:value-type="float" office:value="361">
                <text:p>361</text:p>
              </table:table-cell>
              <table:table-cell office:value-type="float" office:value="210">
                <text:p>210</text:p>
              </table:table-cell>
              <table:table-cell office:value-type="float" office:value="216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217">
                <text:p>217</text:p>
              </table:table-cell>
              <table:table-cell office:value-type="float" office:value="369">
                <text:p>369</text:p>
              </table:table-cell>
              <table:table-cell office:value-type="float" office:value="275">
                <text:p>275</text:p>
              </table:table-cell>
              <table:table-cell office:value-type="float" office:value="225">
                <text:p>225</text:p>
              </table:table-cell>
              <table:table-cell office:value-type="float" office:value="216">
                <text:p>216</text:p>
              </table:table-cell>
              <table:table-cell office:value-type="float" office:value="210">
                <text:p>210</text:p>
              </table:table-cell>
              <table:table-cell office:value-type="float" office:value="272">
                <text:p>272</text:p>
              </table:table-cell>
              <table:table-cell office:value-type="float" office:value="206">
                <text:p>206</text:p>
              </table:table-cell>
              <table:table-cell office:value-type="float" office:value="240">
                <text:p>240</text:p>
              </table:table-cell>
              <table:table-cell office:value-type="float" office:value="267">
                <text:p>267</text:p>
              </table:table-cell>
              <table:table-cell office:value-type="float" office:value="265">
                <text:p>265</text:p>
              </table:table-cell>
              <table:table-cell office:value-type="float" office:value="202">
                <text:p>202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237">
                <text:p>237</text:p>
              </table:table-cell>
              <table:table-cell office:value-type="float" office:value="218">
                <text:p>218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  <table:table-cell office:value-type="float" office:value="299">
                <text:p>299</text:p>
              </table:table-cell>
              <table:table-cell office:value-type="float" office:value="216">
                <text:p>216</text:p>
              </table:table-cell>
              <table:table-cell office:value-type="float" office:value="237">
                <text:p>237</text:p>
              </table:table-cell>
              <table:table-cell office:value-type="float" office:value="339">
                <text:p>339</text:p>
              </table:table-cell>
              <table:table-cell office:value-type="float" office:value="227">
                <text:p>227</text:p>
              </table:table-cell>
              <table:table-cell office:value-type="float" office:value="274">
                <text:p>274</text:p>
              </table:table-cell>
              <table:table-cell office:value-type="float" office:value="342">
                <text:p>342</text:p>
              </table:table-cell>
              <table:table-cell office:value-type="float" office:value="330">
                <text:p>330</text:p>
              </table:table-cell>
              <table:table-cell office:value-type="float" office:value="367">
                <text:p>367</text:p>
              </table:table-cell>
              <table:table-cell office:value-type="float" office:value="362">
                <text:p>362</text:p>
              </table:table-cell>
              <table:table-cell office:value-type="float" office:value="218">
                <text:p>218</text:p>
              </table:table-cell>
              <table:table-cell office:value-type="float" office:value="223">
                <text:p>223</text:p>
              </table:table-cell>
              <table:table-cell office:value-type="float" office:value="232">
                <text:p>232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12">
                <text:p>212</text:p>
              </table:table-cell>
              <table:table-cell office:value-type="float" office:value="289">
                <text:p>289</text:p>
              </table:table-cell>
              <table:table-cell office:value-type="float" office:value="248">
                <text:p>248</text:p>
              </table:table-cell>
              <table:table-cell office:value-type="float" office:value="229">
                <text:p>229</text:p>
              </table:table-cell>
              <table:table-cell office:value-type="float" office:value="270">
                <text:p>270</text:p>
              </table:table-cell>
              <table:table-cell office:value-type="float" office:value="246">
                <text:p>246</text:p>
              </table:table-cell>
              <table:table-cell office:value-type="float" office:value="251">
                <text:p>251</text:p>
              </table:table-cell>
              <table:table-cell office:value-type="float" office:value="258">
                <text:p>258</text:p>
              </table:table-cell>
              <table:table-cell office:value-type="float" office:value="222">
                <text:p>222</text:p>
              </table:table-cell>
              <table:table-cell office:value-type="float" office:value="282">
                <text:p>282</text:p>
              </table:table-cell>
              <table:table-cell office:value-type="float" office:value="294">
                <text:p>294</text:p>
              </table:table-cell>
              <table:table-cell office:value-type="float" office:value="227">
                <text:p>227</text:p>
              </table:table-cell>
              <table:table-cell office:value-type="float" office:value="292">
                <text:p>292</text:p>
              </table:table-cell>
              <table:table-cell office:value-type="float" office:value="260">
                <text:p>260</text:p>
              </table:table-cell>
              <table:table-cell office:value-type="float" office:value="240">
                <text:p>240</text:p>
              </table:table-cell>
              <table:table-cell office:value-type="float" office:value="221">
                <text:p>221</text:p>
              </table:table-cell>
              <table:table-cell office:value-type="float" office:value="275">
                <text:p>275</text:p>
              </table:table-cell>
              <table:table-cell office:value-type="float" office:value="249">
                <text:p>249</text:p>
              </table:table-cell>
              <table:table-cell office:value-type="float" office:value="211">
                <text:p>211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18">
                <text:p>218</text:p>
              </table:table-cell>
              <table:table-cell office:value-type="float" office:value="275">
                <text:p>275</text:p>
              </table:table-cell>
              <table:table-cell office:value-type="float" office:value="278">
                <text:p>278</text:p>
              </table:table-cell>
              <table:table-cell office:value-type="float" office:value="254">
                <text:p>254</text:p>
              </table:table-cell>
              <table:table-cell office:value-type="float" office:value="232">
                <text:p>232</text:p>
              </table:table-cell>
              <table:table-cell office:value-type="float" office:value="218">
                <text:p>218</text:p>
              </table:table-cell>
              <table:table-cell office:value-type="float" office:value="300">
                <text:p>300</text:p>
              </table:table-cell>
              <table:table-cell office:value-type="float" office:value="232">
                <text:p>232</text:p>
              </table:table-cell>
              <table:table-cell office:value-type="float" office:value="218">
                <text:p>218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394">
                <text:p>394</text:p>
              </table:table-cell>
              <table:table-cell office:value-type="float" office:value="230">
                <text:p>230</text:p>
              </table:table-cell>
              <table:table-cell office:value-type="float" office:value="294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47">
                <text:p>247</text:p>
              </table:table-cell>
              <table:table-cell office:value-type="float" office:value="261">
                <text:p>261</text:p>
              </table:table-cell>
              <table:table-cell office:value-type="float" office:value="284">
                <text:p>284</text:p>
              </table:table-cell>
              <table:table-cell office:value-type="float" office:value="323">
                <text:p>323</text:p>
              </table:table-cell>
              <table:table-cell office:value-type="float" office:value="237">
                <text:p>237</text:p>
              </table:table-cell>
              <table:table-cell office:value-type="float" office:value="215">
                <text:p>215</text:p>
              </table:table-cell>
              <table:table-cell office:value-type="float" office:value="225">
                <text:p>225</text:p>
              </table:table-cell>
              <table:table-cell office:value-type="float" office:value="245">
                <text:p>245</text:p>
              </table:table-cell>
              <table:table-cell office:value-type="float" office:value="311">
                <text:p>31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357">
                <text:p>357</text:p>
              </table:table-cell>
              <table:table-cell office:value-type="float" office:value="296">
                <text:p>296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  <table:table-cell office:value-type="float" office:value="358">
                <text:p>358</text:p>
              </table:table-cell>
              <table:table-cell office:value-type="float" office:value="296">
                <text:p>296</text:p>
              </table:table-cell>
              <table:table-cell office:value-type="float" office:value="249">
                <text:p>249</text:p>
              </table:table-cell>
              <table:table-cell office:value-type="float" office:value="218">
                <text:p>218</text:p>
              </table:table-cell>
              <table:table-cell office:value-type="float" office:value="286">
                <text:p>286</text:p>
              </table:table-cell>
              <table:table-cell office:value-type="float" office:value="245">
                <text:p>245</text:p>
              </table:table-cell>
              <table:table-cell office:value-type="float" office:value="219">
                <text:p>219</text:p>
              </table:table-cell>
              <table:table-cell office:value-type="float" office:value="230">
                <text:p>230</text:p>
              </table:table-cell>
              <table:table-cell office:value-type="float" office:value="217">
                <text:p>217</text:p>
              </table:table-cell>
              <table:table-cell office:value-type="float" office:value="356">
                <text:p>356</text:p>
              </table:table-cell>
              <table:table-cell office:value-type="float" office:value="248">
                <text:p>248</text:p>
              </table:table-cell>
              <table:table-cell office:value-type="float" office:value="233">
                <text:p>233</text:p>
              </table:table-cell>
              <table:table-cell office:value-type="float" office:value="271">
                <text:p>271</text:p>
              </table:table-cell>
              <table:table-cell office:value-type="float" office:value="340">
                <text:p>340</text:p>
              </table:table-cell>
              <table:table-cell office:value-type="float" office:value="291">
                <text:p>291</text:p>
              </table:table-cell>
              <table:table-cell office:value-type="float" office:value="428">
                <text:p>428</text:p>
              </table:table-cell>
              <table:table-cell office:value-type="float" office:value="345">
                <text:p>345</text:p>
              </table:table-cell>
              <table:table-cell office:value-type="float" office:value="257">
                <text:p>257</text:p>
              </table:table-cell>
              <table:table-cell office:value-type="float" office:value="268">
                <text:p>268</text:p>
              </table:table-cell>
              <table:table-cell office:value-type="float" office:value="351">
                <text:p>351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77">
                <text:p>277</text:p>
              </table:table-cell>
              <table:table-cell office:value-type="float" office:value="220">
                <text:p>220</text:p>
              </table:table-cell>
              <table:table-cell office:value-type="float" office:value="301">
                <text:p>301</text:p>
              </table:table-cell>
              <table:table-cell office:value-type="float" office:value="403">
                <text:p>403</text:p>
              </table:table-cell>
              <table:table-cell office:value-type="float" office:value="240">
                <text:p>240</text:p>
              </table:table-cell>
              <table:table-cell office:value-type="float" office:value="282">
                <text:p>282</text:p>
              </table:table-cell>
              <table:table-cell office:value-type="float" office:value="252">
                <text:p>252</text:p>
              </table:table-cell>
              <table:table-cell office:value-type="float" office:value="247">
                <text:p>247</text:p>
              </table:table-cell>
              <table:table-cell office:value-type="float" office:value="309">
                <text:p>309</text:p>
              </table:table-cell>
              <table:table-cell office:value-type="float" office:value="312">
                <text:p>312</text:p>
              </table:table-cell>
              <table:table-cell office:value-type="float" office:value="247">
                <text:p>247</text:p>
              </table:table-cell>
              <table:table-cell office:value-type="float" office:value="242">
                <text:p>242</text:p>
              </table:table-cell>
              <table:table-cell office:value-type="float" office:value="299">
                <text:p>299</text:p>
              </table:table-cell>
              <table:table-cell office:value-type="float" office:value="260">
                <text:p>260</text:p>
              </table:table-cell>
              <table:table-cell office:value-type="float" office:value="356">
                <text:p>356</text:p>
              </table:table-cell>
              <table:table-cell office:value-type="float" office:value="287">
                <text:p>287</text:p>
              </table:table-cell>
              <table:table-cell office:value-type="float" office:value="357">
                <text:p>357</text:p>
              </table:table-cell>
              <table:table-cell office:value-type="float" office:value="236">
                <text:p>236</text:p>
              </table:table-cell>
              <table:table-cell office:value-type="float" office:value="284">
                <text:p>284</text:p>
              </table:table-cell>
              <table:table-cell office:value-type="float" office:value="271">
                <text:p>271</text:p>
              </table:table-cell>
              <table:table-cell office:value-type="float" office:value="314">
                <text:p>314</text:p>
              </table:table-cell>
              <table:table-cell office:value-type="float" office:value="248">
                <text:p>248</text:p>
              </table:table-cell>
              <table:table-cell office:value-type="float" office:value="277">
                <text:p>277</text:p>
              </table:table-cell>
              <table:table-cell office:value-type="float" office:value="267">
                <text:p>267</text:p>
              </table:table-cell>
              <table:table-cell office:value-type="float" office:value="262">
                <text:p>262</text:p>
              </table:table-cell>
              <table:table-cell office:value-type="float" office:value="292">
                <text:p>292</text:p>
              </table:table-cell>
              <table:table-cell office:value-type="float" office:value="279">
                <text:p>279</text:p>
              </table:table-cell>
              <table:table-cell office:value-type="float" office:value="290">
                <text:p>290</text:p>
              </table:table-cell>
              <table:table-cell office:value-type="float" office:value="222">
                <text:p>222</text:p>
              </table:table-cell>
              <table:table-cell office:value-type="float" office:value="270">
                <text:p>270</text:p>
              </table:table-cell>
              <table:table-cell office:value-type="float" office:value="334">
                <text:p>334</text:p>
              </table:table-cell>
              <table:table-cell office:value-type="float" office:value="229">
                <text:p>229</text:p>
              </table:table-cell>
              <table:table-cell office:value-type="float" office:value="292">
                <text:p>292</text:p>
              </table:table-cell>
              <table:table-cell office:value-type="float" office:value="339">
                <text:p>339</text:p>
              </table:table-cell>
              <table:table-cell office:value-type="float" office:value="248">
                <text:p>248</text:p>
              </table:table-cell>
              <table:table-cell office:value-type="float" office:value="252">
                <text:p>252</text:p>
              </table:table-cell>
              <table:table-cell office:value-type="float" office:value="239">
                <text:p>239</text:p>
              </table:table-cell>
              <table:table-cell office:value-type="float" office:value="248">
                <text:p>248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98">
                <text:p>298</text:p>
              </table:table-cell>
              <table:table-cell office:value-type="float" office:value="325">
                <text:p>325</text:p>
              </table:table-cell>
              <table:table-cell office:value-type="float" office:value="284">
                <text:p>284</text:p>
              </table:table-cell>
              <table:table-cell office:value-type="float" office:value="252">
                <text:p>252</text:p>
              </table:table-cell>
              <table:table-cell office:value-type="float" office:value="264">
                <text:p>264</text:p>
              </table:table-cell>
              <table:table-cell office:value-type="float" office:value="275">
                <text:p>275</text:p>
              </table:table-cell>
              <table:table-cell office:value-type="float" office:value="377">
                <text:p>377</text:p>
              </table:table-cell>
              <table:table-cell office:value-type="float" office:value="309">
                <text:p>309</text:p>
              </table:table-cell>
              <table:table-cell office:value-type="float" office:value="264">
                <text:p>264</text:p>
              </table:table-cell>
              <table:table-cell office:value-type="float" office:value="340">
                <text:p>340</text:p>
              </table:table-cell>
              <table:table-cell office:value-type="float" office:value="278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348">
                <text:p>348</text:p>
              </table:table-cell>
              <table:table-cell office:value-type="float" office:value="281">
                <text:p>281</text:p>
              </table:table-cell>
              <table:table-cell office:value-type="float" office:value="278">
                <text:p>278</text:p>
              </table:table-cell>
              <table:table-cell office:value-type="float" office:value="313">
                <text:p>313</text:p>
              </table:table-cell>
              <table:table-cell office:value-type="float" office:value="276">
                <text:p>276</text:p>
              </table:table-cell>
              <table:table-cell office:value-type="float" office:value="286">
                <text:p>286</text:p>
              </table:table-cell>
              <table:table-cell office:value-type="float" office:value="268">
                <text:p>268</text:p>
              </table:table-cell>
              <table:table-cell office:value-type="float" office:value="240">
                <text:p>240</text:p>
              </table:table-cell>
              <table:table-cell office:value-type="float" office:value="289">
                <text:p>289</text:p>
              </table:table-cell>
              <table:table-cell office:value-type="float" office:value="254">
                <text:p>254</text:p>
              </table:table-cell>
              <table:table-cell office:value-type="float" office:value="238">
                <text:p>238</text:p>
              </table:table-cell>
              <table:table-cell office:value-type="float" office:value="324">
                <text:p>324</text:p>
              </table:table-cell>
              <table:table-cell office:value-type="float" office:value="347">
                <text:p>347</text:p>
              </table:table-cell>
              <table:table-cell office:value-type="float" office:value="260">
                <text:p>260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236">
                <text:p>236</text:p>
              </table:table-cell>
              <table:table-cell office:value-type="float" office:value="321">
                <text:p>321</text:p>
              </table:table-cell>
              <table:table-cell office:value-type="float" office:value="289">
                <text:p>289</text:p>
              </table:table-cell>
              <table:table-cell office:value-type="float" office:value="296">
                <text:p>296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  <table:table-cell office:value-type="float" office:value="373">
                <text:p>373</text:p>
              </table:table-cell>
              <table:table-cell office:value-type="float" office:value="261">
                <text:p>261</text:p>
              </table:table-cell>
              <table:table-cell office:value-type="float" office:value="293">
                <text:p>293</text:p>
              </table:table-cell>
              <table:table-cell office:value-type="float" office:value="342">
                <text:p>342</text:p>
              </table:table-cell>
              <table:table-cell office:value-type="float" office:value="256">
                <text:p>256</text:p>
              </table:table-cell>
              <table:table-cell office:value-type="float" office:value="272">
                <text:p>272</text:p>
              </table:table-cell>
              <table:table-cell office:value-type="float" office:value="288">
                <text:p>288</text:p>
              </table:table-cell>
              <table:table-cell office:value-type="float" office:value="253">
                <text:p>253</text:p>
              </table:table-cell>
              <table:table-cell office:value-type="float" office:value="290">
                <text:p>290</text:p>
              </table:table-cell>
              <table:table-cell office:value-type="float" office:value="259">
                <text:p>259</text:p>
              </table:table-cell>
              <table:table-cell office:value-type="float" office:value="214">
                <text:p>214</text:p>
              </table:table-cell>
              <table:table-cell office:value-type="float" office:value="288">
                <text:p>288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225">
                <text:p>225</text:p>
              </table:table-cell>
              <table:table-cell office:value-type="float" office:value="279">
                <text:p>279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336">
                <text:p>336</text:p>
              </table:table-cell>
              <table:table-cell office:value-type="float" office:value="201">
                <text:p>201</text:p>
              </table:table-cell>
              <table:table-cell office:value-type="float" office:value="270">
                <text:p>270</text:p>
              </table:table-cell>
              <table:table-cell office:value-type="float" office:value="203">
                <text:p>203</text:p>
              </table:table-cell>
              <table:table-cell office:value-type="float" office:value="246">
                <text:p>246</text:p>
              </table:table-cell>
              <table:table-cell office:value-type="float" office:value="357">
                <text:p>357</text:p>
              </table:table-cell>
              <table:table-cell office:value-type="float" office:value="202">
                <text:p>202</text:p>
              </table:table-cell>
              <table:table-cell office:value-type="float" office:value="319">
                <text:p>319</text:p>
              </table:table-cell>
              <table:table-cell office:value-type="float" office:value="274">
                <text:p>274</text:p>
              </table:table-cell>
              <table:table-cell office:value-type="float" office:value="252">
                <text:p>252</text:p>
              </table:table-cell>
              <table:table-cell office:value-type="float" office:value="223">
                <text:p>223</text:p>
              </table:table-cell>
              <table:table-cell office:value-type="float" office:value="191">
                <text:p>191</text:p>
              </table:table-cell>
              <table:table-cell office:value-type="float" office:value="317">
                <text:p>317</text:p>
              </table:table-cell>
              <table:table-cell office:value-type="float" office:value="202">
                <text:p>20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9">
                <text:p>219</text:p>
              </table:table-cell>
              <table:table-cell office:value-type="float" office:value="302">
                <text:p>302</text:p>
              </table:table-cell>
              <table:table-cell office:value-type="float" office:value="294">
                <text:p>294</text:p>
              </table:table-cell>
              <table:table-cell office:value-type="float" office:value="287">
                <text:p>287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303">
                <text:p>303</text:p>
              </table:table-cell>
              <table:table-cell office:value-type="float" office:value="234">
                <text:p>234</text:p>
              </table:table-cell>
              <table:table-cell office:value-type="float" office:value="239">
                <text:p>239</text:p>
              </table:table-cell>
              <table:table-cell office:value-type="float" office:value="297">
                <text:p>297</text:p>
              </table:table-cell>
              <table:table-cell office:value-type="float" office:value="208">
                <text:p>208</text:p>
              </table:table-cell>
              <table:table-cell office:value-type="float" office:value="289">
                <text:p>289</text:p>
              </table:table-cell>
              <table:table-cell office:value-type="float" office:value="264">
                <text:p>264</text:p>
              </table:table-cell>
              <table:table-cell office:value-type="float" office:value="214">
                <text:p>214</text:p>
              </table:table-cell>
              <table:table-cell office:value-type="float" office:value="222">
                <text:p>222</text:p>
              </table:table-cell>
              <table:table-cell office:value-type="float" office:value="204">
                <text:p>204</text:p>
              </table:table-cell>
              <table:table-cell office:value-type="float" office:value="233">
                <text:p>233</text:p>
              </table:table-cell>
              <table:table-cell office:value-type="float" office:value="262">
                <text:p>262</text:p>
              </table:table-cell>
              <table:table-cell office:value-type="float" office:value="221">
                <text:p>221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229">
                <text:p>229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  <table:table-cell office:value-type="float" office:value="233">
                <text:p>233</text:p>
              </table:table-cell>
              <table:table-cell office:value-type="float" office:value="218">
                <text:p>218</text:p>
              </table:table-cell>
              <table:table-cell office:value-type="float" office:value="239">
                <text:p>239</text:p>
              </table:table-cell>
              <table:table-cell office:value-type="float" office:value="225">
                <text:p>2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shop</text:p>
                <draw:g>
                  <svg:desc>Sheet1.A7:Sheet1.A7</svg:desc>
                </draw:g>
              </table:table-cell>
              <table:table-cell office:value-type="float" office:value="122">
                <text:p>122</text:p>
                <draw:g>
                  <svg:desc>Sheet1.B7:Sheet1.SG7</svg:desc>
                </draw:g>
              </table:table-cell>
              <table:table-cell office:value-type="float" office:value="119">
                <text:p>119</text:p>
              </table:table-cell>
              <table:table-cell office:value-type="float" office:value="136">
                <text:p>136</text:p>
              </table:table-cell>
              <table:table-cell office:value-type="float" office:value="119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37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39">
                <text:p>139</text:p>
              </table:table-cell>
              <table:table-cell office:value-type="float" office:value="130">
                <text:p>130</text:p>
              </table:table-cell>
              <table:table-cell office:value-type="float" office:value="148">
                <text:p>148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39">
                <text:p>139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  <table:table-cell office:value-type="float" office:value="151">
                <text:p>151</text:p>
              </table:table-cell>
              <table:table-cell office:value-type="float" office:value="142">
                <text:p>142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146">
                <text:p>146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  <table:table-cell office:value-type="float" office:value="161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58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177">
                <text:p>177</text:p>
              </table:table-cell>
              <table:table-cell office:value-type="float" office:value="170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63">
                <text:p>163</text:p>
              </table:table-cell>
              <table:table-cell office:value-type="float" office:value="179">
                <text:p>179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85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189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90">
                <text:p>190</text:p>
              </table:table-cell>
              <table:table-cell office:value-type="float" office:value="201">
                <text:p>201</text:p>
              </table:table-cell>
              <table:table-cell office:value-type="float" office:value="191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98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201">
                <text:p>201</text:p>
              </table:table-cell>
              <table:table-cell office:value-type="float" office:value="196">
                <text:p>196</text:p>
              </table:table-cell>
              <table:table-cell office:value-type="float" office:value="214">
                <text:p>214</text:p>
              </table:table-cell>
              <table:table-cell office:value-type="float" office:value="207">
                <text:p>207</text:p>
              </table:table-cell>
              <table:table-cell office:value-type="float" office:value="209">
                <text:p>209</text:p>
              </table:table-cell>
              <table:table-cell office:value-type="float" office:value="216">
                <text:p>216</text:p>
              </table:table-cell>
              <table:table-cell office:value-type="float" office:value="198">
                <text:p>198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10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11">
                <text:p>211</text:p>
              </table:table-cell>
              <table:table-cell office:value-type="float" office:value="213">
                <text:p>213</text:p>
              </table:table-cell>
              <table:table-cell office:value-type="float" office:value="208">
                <text:p>208</text:p>
              </table:table-cell>
              <table:table-cell office:value-type="float" office:value="215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07">
                <text:p>207</text:p>
              </table:table-cell>
              <table:table-cell office:value-type="float" office:value="226">
                <text:p>226</text:p>
              </table:table-cell>
              <table:table-cell office:value-type="float" office:value="216">
                <text:p>216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33">
                <text:p>233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223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40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226">
                <text:p>226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42">
                <text:p>242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40">
                <text:p>240</text:p>
              </table:table-cell>
              <table:table-cell office:value-type="float" office:value="263">
                <text:p>263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  <table:table-cell office:value-type="float" office:value="259">
                <text:p>259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7">
                <text:p>257</text:p>
              </table:table-cell>
              <table:table-cell office:value-type="float" office:value="254">
                <text:p>254</text:p>
              </table:table-cell>
              <table:table-cell office:value-type="float" office:value="260">
                <text:p>260</text:p>
              </table:table-cell>
              <table:table-cell office:value-type="float" office:value="271">
                <text:p>271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61">
                <text:p>261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267">
                <text:p>267</text:p>
              </table:table-cell>
              <table:table-cell office:value-type="float" office:value="277">
                <text:p>277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72">
                <text:p>272</text:p>
              </table:table-cell>
              <table:table-cell office:value-type="float" office:value="286">
                <text:p>286</text:p>
              </table:table-cell>
              <table:table-cell office:value-type="float" office:value="283">
                <text:p>283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335">
                <text:p>335</text:p>
              </table:table-cell>
              <table:table-cell office:value-type="float" office:value="284">
                <text:p>284</text:p>
              </table:table-cell>
              <table:table-cell office:value-type="float" office:value="295">
                <text:p>295</text:p>
              </table:table-cell>
              <table:table-cell office:value-type="float" office:value="285">
                <text:p>285</text:p>
              </table:table-cell>
              <table:table-cell office:value-type="float" office:value="289">
                <text:p>289</text:p>
              </table:table-cell>
              <table:table-cell office:value-type="float" office:value="283">
                <text:p>283</text:p>
              </table:table-cell>
              <table:table-cell office:value-type="float" office:value="360">
                <text:p>360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93">
                <text:p>293</text:p>
              </table:table-cell>
              <table:table-cell office:value-type="float" office:value="453">
                <text:p>453</text:p>
              </table:table-cell>
              <table:table-cell office:value-type="float" office:value="310">
                <text:p>310</text:p>
              </table:table-cell>
              <table:table-cell office:value-type="float" office:value="301">
                <text:p>301</text:p>
              </table:table-cell>
              <table:table-cell office:value-type="float" office:value="345">
                <text:p>345</text:p>
              </table:table-cell>
              <table:table-cell office:value-type="float" office:value="437">
                <text:p>437</text:p>
              </table:table-cell>
              <table:table-cell office:value-type="float" office:value="434">
                <text:p>434</text:p>
              </table:table-cell>
              <table:table-cell office:value-type="float" office:value="560">
                <text:p>560</text:p>
              </table:table-cell>
              <table:table-cell office:value-type="float" office:value="352">
                <text:p>352</text:p>
              </table:table-cell>
              <table:table-cell office:value-type="float" office:value="357">
                <text:p>357</text:p>
              </table:table-cell>
              <table:table-cell office:value-type="float" office:value="444">
                <text:p>444</text:p>
              </table:table-cell>
              <table:table-cell office:value-type="float" office:value="364">
                <text:p>364</text:p>
              </table:table-cell>
              <table:table-cell office:value-type="float" office:value="390">
                <text:p>390</text:p>
              </table:table-cell>
              <table:table-cell office:value-type="float" office:value="384">
                <text:p>384</text:p>
              </table:table-cell>
              <table:table-cell office:value-type="float" office:value="496">
                <text:p>496</text:p>
              </table:table-cell>
              <table:table-cell office:value-type="float" office:value="361">
                <text:p>361</text:p>
              </table:table-cell>
              <table:table-cell office:value-type="float" office:value="447">
                <text:p>447</text:p>
              </table:table-cell>
              <table:table-cell office:value-type="float" office:value="368">
                <text:p>368</text:p>
              </table:table-cell>
              <table:table-cell office:value-type="float" office:value="387">
                <text:p>387</text:p>
              </table:table-cell>
              <table:table-cell office:value-type="float" office:value="393">
                <text:p>393</text:p>
              </table:table-cell>
              <table:table-cell office:value-type="float" office:value="368">
                <text:p>368</text:p>
              </table:table-cell>
              <table:table-cell office:value-type="float" office:value="383">
                <text:p>383</text:p>
              </table:table-cell>
              <table:table-cell office:value-type="float" office:value="453">
                <text:p>453</text:p>
              </table:table-cell>
              <table:table-cell office:value-type="float" office:value="473">
                <text:p>473</text:p>
              </table:table-cell>
              <table:table-cell office:value-type="float" office:value="619">
                <text:p>619</text:p>
              </table:table-cell>
              <table:table-cell office:value-type="float" office:value="614">
                <text:p>614</text:p>
              </table:table-cell>
              <table:table-cell office:value-type="float" office:value="647">
                <text:p>647</text:p>
              </table:table-cell>
              <table:table-cell office:value-type="float" office:value="449">
                <text:p>449</text:p>
              </table:table-cell>
              <table:table-cell office:value-type="float" office:value="707">
                <text:p>707</text:p>
              </table:table-cell>
              <table:table-cell office:value-type="float" office:value="734">
                <text:p>734</text:p>
              </table:table-cell>
              <table:table-cell office:value-type="float" office:value="452">
                <text:p>452</text:p>
              </table:table-cell>
              <table:table-cell office:value-type="float" office:value="461">
                <text:p>461</text:p>
              </table:table-cell>
              <table:table-cell office:value-type="float" office:value="481">
                <text:p>481</text:p>
              </table:table-cell>
              <table:table-cell office:value-type="float" office:value="726">
                <text:p>726</text:p>
              </table:table-cell>
              <table:table-cell office:value-type="float" office:value="455">
                <text:p>455</text:p>
              </table:table-cell>
              <table:table-cell office:value-type="float" office:value="465">
                <text:p>465</text:p>
              </table:table-cell>
              <table:table-cell office:value-type="float" office:value="481">
                <text:p>481</text:p>
              </table:table-cell>
              <table:table-cell office:value-type="float" office:value="596">
                <text:p>596</text:p>
              </table:table-cell>
              <table:table-cell office:value-type="float" office:value="479">
                <text:p>479</text:p>
              </table:table-cell>
              <table:table-cell office:value-type="float" office:value="621">
                <text:p>621</text:p>
              </table:table-cell>
              <table:table-cell office:value-type="float" office:value="467">
                <text:p>467</text:p>
              </table:table-cell>
              <table:table-cell office:value-type="float" office:value="515">
                <text:p>515</text:p>
              </table:table-cell>
              <table:table-cell office:value-type="float" office:value="635">
                <text:p>635</text:p>
              </table:table-cell>
              <table:table-cell office:value-type="float" office:value="718">
                <text:p>718</text:p>
              </table:table-cell>
              <table:table-cell office:value-type="float" office:value="584">
                <text:p>584</text:p>
              </table:table-cell>
              <table:table-cell office:value-type="float" office:value="468">
                <text:p>468</text:p>
              </table:table-cell>
              <table:table-cell office:value-type="float" office:value="604">
                <text:p>604</text:p>
              </table:table-cell>
              <table:table-cell office:value-type="float" office:value="794">
                <text:p>794</text:p>
              </table:table-cell>
              <table:table-cell office:value-type="float" office:value="527">
                <text:p>527</text:p>
              </table:table-cell>
              <table:table-cell office:value-type="float" office:value="598">
                <text:p>598</text:p>
              </table:table-cell>
              <table:table-cell office:value-type="float" office:value="481">
                <text:p>481</text:p>
              </table:table-cell>
              <table:table-cell office:value-type="float" office:value="585">
                <text:p>585</text:p>
              </table:table-cell>
              <table:table-cell office:value-type="float" office:value="503">
                <text:p>503</text:p>
              </table:table-cell>
              <table:table-cell office:value-type="float" office:value="815">
                <text:p>815</text:p>
              </table:table-cell>
              <table:table-cell office:value-type="float" office:value="843">
                <text:p>843</text:p>
              </table:table-cell>
              <table:table-cell office:value-type="float" office:value="597">
                <text:p>597</text:p>
              </table:table-cell>
              <table:table-cell office:value-type="float" office:value="606">
                <text:p>606</text:p>
              </table:table-cell>
              <table:table-cell office:value-type="float" office:value="645">
                <text:p>645</text:p>
              </table:table-cell>
              <table:table-cell office:value-type="float" office:value="504">
                <text:p>504</text:p>
              </table:table-cell>
              <table:table-cell office:value-type="float" office:value="610">
                <text:p>610</text:p>
              </table:table-cell>
              <table:table-cell office:value-type="float" office:value="507">
                <text:p>507</text:p>
              </table:table-cell>
              <table:table-cell office:value-type="float" office:value="838">
                <text:p>838</text:p>
              </table:table-cell>
              <table:table-cell office:value-type="float" office:value="566">
                <text:p>566</text:p>
              </table:table-cell>
              <table:table-cell office:value-type="float" office:value="843">
                <text:p>843</text:p>
              </table:table-cell>
              <table:table-cell office:value-type="float" office:value="582">
                <text:p>582</text:p>
              </table:table-cell>
              <table:table-cell office:value-type="float" office:value="514">
                <text:p>514</text:p>
              </table:table-cell>
              <table:table-cell office:value-type="float" office:value="572">
                <text:p>572</text:p>
              </table:table-cell>
              <table:table-cell office:value-type="float" office:value="521">
                <text:p>521</text:p>
              </table:table-cell>
              <table:table-cell office:value-type="float" office:value="622">
                <text:p>622</text:p>
              </table:table-cell>
              <table:table-cell office:value-type="float" office:value="516">
                <text:p>516</text:p>
              </table:table-cell>
              <table:table-cell office:value-type="float" office:value="619">
                <text:p>619</text:p>
              </table:table-cell>
              <table:table-cell office:value-type="float" office:value="537">
                <text:p>537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27">
                <text:p>527</text:p>
              </table:table-cell>
              <table:table-cell office:value-type="float" office:value="689">
                <text:p>689</text:p>
              </table:table-cell>
              <table:table-cell office:value-type="float" office:value="522">
                <text:p>522</text:p>
              </table:table-cell>
              <table:table-cell office:value-type="float" office:value="543">
                <text:p>543</text:p>
              </table:table-cell>
              <table:table-cell office:value-type="float" office:value="548">
                <text:p>548</text:p>
              </table:table-cell>
              <table:table-cell office:value-type="float" office:value="656">
                <text:p>656</text:p>
              </table:table-cell>
              <table:table-cell office:value-type="float" office:value="681">
                <text:p>681</text:p>
              </table:table-cell>
              <table:table-cell office:value-type="float" office:value="824">
                <text:p>824</text:p>
              </table:table-cell>
              <table:table-cell office:value-type="float" office:value="652">
                <text:p>652</text:p>
              </table:table-cell>
              <table:table-cell office:value-type="float" office:value="900">
                <text:p>900</text:p>
              </table:table-cell>
              <table:table-cell office:value-type="float" office:value="553">
                <text:p>553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994">
                <text:p>994</text:p>
              </table:table-cell>
              <table:table-cell office:value-type="float" office:value="717">
                <text:p>717</text:p>
              </table:table-cell>
              <table:table-cell office:value-type="float" office:value="690">
                <text:p>690</text:p>
              </table:table-cell>
              <table:table-cell office:value-type="float" office:value="674">
                <text:p>674</text:p>
              </table:table-cell>
              <table:table-cell office:value-type="float" office:value="676">
                <text:p>676</text:p>
              </table:table-cell>
              <table:table-cell office:value-type="float" office:value="666">
                <text:p>666</text:p>
              </table:table-cell>
              <table:table-cell office:value-type="float" office:value="781">
                <text:p>781</text:p>
              </table:table-cell>
              <table:table-cell office:value-type="float" office:value="678">
                <text:p>678</text:p>
              </table:table-cell>
              <table:table-cell office:value-type="float" office:value="806">
                <text:p>806</text:p>
              </table:table-cell>
              <table:table-cell office:value-type="float" office:value="708">
                <text:p>708</text:p>
              </table:table-cell>
              <table:table-cell office:value-type="float" office:value="1060">
                <text:p>1060</text:p>
              </table:table-cell>
              <table:table-cell office:value-type="float" office:value="706">
                <text:p>706</text:p>
              </table:table-cell>
              <table:table-cell office:value-type="float" office:value="820">
                <text:p>820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736">
                <text:p>736</text:p>
              </table:table-cell>
              <table:table-cell office:value-type="float" office:value="752">
                <text:p>752</text:p>
              </table:table-cell>
              <table:table-cell office:value-type="float" office:value="899">
                <text:p>899</text:p>
              </table:table-cell>
              <table:table-cell office:value-type="float" office:value="725">
                <text:p>725</text:p>
              </table:table-cell>
              <table:table-cell office:value-type="float" office:value="688">
                <text:p>688</text:p>
              </table:table-cell>
              <table:table-cell office:value-type="float" office:value="717">
                <text:p>717</text:p>
              </table:table-cell>
              <table:table-cell office:value-type="float" office:value="848">
                <text:p>848</text:p>
              </table:table-cell>
              <table:table-cell office:value-type="float" office:value="814">
                <text:p>814</text:p>
              </table:table-cell>
              <table:table-cell office:value-type="float" office:value="720">
                <text:p>720</text:p>
              </table:table-cell>
              <table:table-cell office:value-type="float" office:value="841">
                <text:p>841</text:p>
              </table:table-cell>
              <table:table-cell office:value-type="float" office:value="738">
                <text:p>738</text:p>
              </table:table-cell>
              <table:table-cell office:value-type="float" office:value="845">
                <text:p>845</text:p>
              </table:table-cell>
              <table:table-cell office:value-type="float" office:value="722">
                <text:p>722</text:p>
              </table:table-cell>
              <table:table-cell office:value-type="float" office:value="716">
                <text:p>716</text:p>
              </table:table-cell>
              <table:table-cell office:value-type="float" office:value="754">
                <text:p>754</text:p>
              </table:table-cell>
              <table:table-cell office:value-type="float" office:value="743">
                <text:p>743</text:p>
              </table:table-cell>
              <table:table-cell office:value-type="float" office:value="906">
                <text:p>906</text:p>
              </table:table-cell>
              <table:table-cell office:value-type="float" office:value="723">
                <text:p>723</text:p>
              </table:table-cell>
              <table:table-cell office:value-type="float" office:value="735">
                <text:p>735</text:p>
              </table:table-cell>
              <table:table-cell office:value-type="float" office:value="1028">
                <text:p>1028</text:p>
              </table:table-cell>
              <table:table-cell office:value-type="float" office:value="950">
                <text:p>950</text:p>
              </table:table-cell>
              <table:table-cell office:value-type="float" office:value="745">
                <text:p>745</text:p>
              </table:table-cell>
              <table:table-cell office:value-type="float" office:value="1267">
                <text:p>1267</text:p>
              </table:table-cell>
              <table:table-cell office:value-type="float" office:value="1272">
                <text:p>1272</text:p>
              </table:table-cell>
              <table:table-cell office:value-type="float" office:value="1190">
                <text:p>1190</text:p>
              </table:table-cell>
              <table:table-cell office:value-type="float" office:value="743">
                <text:p>743</text:p>
              </table:table-cell>
              <table:table-cell office:value-type="float" office:value="895">
                <text:p>895</text:p>
              </table:table-cell>
              <table:table-cell office:value-type="float" office:value="879">
                <text:p>879</text:p>
              </table:table-cell>
              <table:table-cell office:value-type="float" office:value="746">
                <text:p>746</text:p>
              </table:table-cell>
              <table:table-cell office:value-type="float" office:value="1111">
                <text:p>1111</text:p>
              </table:table-cell>
              <table:table-cell office:value-type="float" office:value="787">
                <text:p>787</text:p>
              </table:table-cell>
              <table:table-cell office:value-type="float" office:value="1223">
                <text:p>1223</text:p>
              </table:table-cell>
              <table:table-cell office:value-type="float" office:value="839">
                <text:p>839</text:p>
              </table:table-cell>
              <table:table-cell office:value-type="float" office:value="775">
                <text:p>775</text:p>
              </table:table-cell>
              <table:table-cell office:value-type="float" office:value="886">
                <text:p>886</text:p>
              </table:table-cell>
              <table:table-cell office:value-type="float" office:value="782">
                <text:p>782</text:p>
              </table:table-cell>
              <table:table-cell office:value-type="float" office:value="901">
                <text:p>901</text:p>
              </table:table-cell>
              <table:table-cell office:value-type="float" office:value="884">
                <text:p>884</text:p>
              </table:table-cell>
              <table:table-cell office:value-type="float" office:value="760">
                <text:p>760</text:p>
              </table:table-cell>
              <table:table-cell office:value-type="float" office:value="920">
                <text:p>920</text:p>
              </table:table-cell>
              <table:table-cell office:value-type="float" office:value="808">
                <text:p>808</text:p>
              </table:table-cell>
              <table:table-cell office:value-type="float" office:value="775">
                <text:p>775</text:p>
              </table:table-cell>
              <table:table-cell office:value-type="float" office:value="781">
                <text:p>781</text:p>
              </table:table-cell>
              <table:table-cell office:value-type="float" office:value="803">
                <text:p>803</text:p>
              </table:table-cell>
              <table:table-cell office:value-type="float" office:value="833">
                <text:p>833</text:p>
              </table:table-cell>
              <table:table-cell office:value-type="float" office:value="925">
                <text:p>925</text:p>
              </table:table-cell>
              <table:table-cell office:value-type="float" office:value="913">
                <text:p>913</text:p>
              </table:table-cell>
              <table:table-cell office:value-type="float" office:value="783">
                <text:p>783</text:p>
              </table:table-cell>
              <table:table-cell office:value-type="float" office:value="807">
                <text:p>807</text:p>
              </table:table-cell>
              <table:table-cell office:value-type="float" office:value="790">
                <text:p>790</text:p>
              </table:table-cell>
              <table:table-cell office:value-type="float" office:value="904">
                <text:p>904</text:p>
              </table:table-cell>
              <table:table-cell office:value-type="float" office:value="807">
                <text:p>807</text:p>
              </table:table-cell>
              <table:table-cell office:value-type="float" office:value="874">
                <text:p>874</text:p>
              </table:table-cell>
              <table:table-cell office:value-type="float" office:value="877">
                <text:p>877</text:p>
              </table:table-cell>
              <table:table-cell office:value-type="float" office:value="836">
                <text:p>836</text:p>
              </table:table-cell>
              <table:table-cell office:value-type="float" office:value="915">
                <text:p>915</text:p>
              </table:table-cell>
              <table:table-cell office:value-type="float" office:value="1326">
                <text:p>1326</text:p>
              </table:table-cell>
              <table:table-cell office:value-type="float" office:value="995">
                <text:p>995</text:p>
              </table:table-cell>
              <table:table-cell office:value-type="float" office:value="893">
                <text:p>893</text:p>
              </table:table-cell>
              <table:table-cell office:value-type="float" office:value="901">
                <text:p>901</text:p>
              </table:table-cell>
              <table:table-cell office:value-type="float" office:value="1190">
                <text:p>1190</text:p>
              </table:table-cell>
              <table:table-cell office:value-type="float" office:value="996">
                <text:p>996</text:p>
              </table:table-cell>
              <table:table-cell office:value-type="float" office:value="891">
                <text:p>891</text:p>
              </table:table-cell>
              <table:table-cell office:value-type="float" office:value="971">
                <text:p>971</text:p>
              </table:table-cell>
              <table:table-cell office:value-type="float" office:value="915">
                <text:p>915</text:p>
              </table:table-cell>
              <table:table-cell office:value-type="float" office:value="895">
                <text:p>895</text:p>
              </table:table-cell>
              <table:table-cell office:value-type="float" office:value="881">
                <text:p>881</text:p>
              </table:table-cell>
              <table:table-cell office:value-type="float" office:value="1165">
                <text:p>1165</text:p>
              </table:table-cell>
              <table:table-cell office:value-type="float" office:value="1522">
                <text:p>1522</text:p>
              </table:table-cell>
              <table:table-cell office:value-type="float" office:value="894">
                <text:p>894</text:p>
              </table:table-cell>
              <table:table-cell office:value-type="float" office:value="1221">
                <text:p>1221</text:p>
              </table:table-cell>
              <table:table-cell office:value-type="float" office:value="943">
                <text:p>943</text:p>
              </table:table-cell>
              <table:table-cell office:value-type="float" office:value="1073">
                <text:p>1073</text:p>
              </table:table-cell>
              <table:table-cell office:value-type="float" office:value="1162">
                <text:p>1162</text:p>
              </table:table-cell>
              <table:table-cell office:value-type="float" office:value="1435">
                <text:p>1435</text:p>
              </table:table-cell>
              <table:table-cell office:value-type="float" office:value="1148">
                <text:p>1148</text:p>
              </table:table-cell>
              <table:table-cell office:value-type="float" office:value="1326">
                <text:p>1326</text:p>
              </table:table-cell>
              <table:table-cell office:value-type="float" office:value="1250">
                <text:p>1250</text:p>
              </table:table-cell>
              <table:table-cell office:value-type="float" office:value="1447">
                <text:p>1447</text:p>
              </table:table-cell>
              <table:table-cell office:value-type="float" office:value="1308">
                <text:p>1308</text:p>
              </table:table-cell>
              <table:table-cell office:value-type="float" office:value="2147">
                <text:p>2147</text:p>
              </table:table-cell>
              <table:table-cell office:value-type="float" office:value="1348">
                <text:p>1348</text:p>
              </table:table-cell>
              <table:table-cell office:value-type="float" office:value="2255">
                <text:p>2255</text:p>
              </table:table-cell>
              <table:table-cell office:value-type="float" office:value="1389">
                <text:p>1389</text:p>
              </table:table-cell>
              <table:table-cell office:value-type="float" office:value="1338">
                <text:p>1338</text:p>
              </table:table-cell>
              <table:table-cell office:value-type="float" office:value="1498">
                <text:p>1498</text:p>
              </table:table-cell>
              <table:table-cell office:value-type="float" office:value="2164">
                <text:p>2164</text:p>
              </table:table-cell>
              <table:table-cell office:value-type="float" office:value="1380">
                <text:p>1380</text:p>
              </table:table-cell>
              <table:table-cell office:value-type="float" office:value="1436">
                <text:p>1436</text:p>
              </table:table-cell>
              <table:table-cell office:value-type="float" office:value="1348">
                <text:p>1348</text:p>
              </table:table-cell>
              <table:table-cell office:value-type="float" office:value="1364">
                <text:p>1364</text:p>
              </table:table-cell>
              <table:table-cell office:value-type="float" office:value="1776">
                <text:p>1776</text:p>
              </table:table-cell>
              <table:table-cell office:value-type="float" office:value="2070">
                <text:p>2070</text:p>
              </table:table-cell>
              <table:table-cell office:value-type="float" office:value="1212">
                <text:p>1212</text:p>
              </table:table-cell>
              <table:table-cell office:value-type="float" office:value="1277">
                <text:p>1277</text:p>
              </table:table-cell>
              <table:table-cell office:value-type="float" office:value="1170">
                <text:p>1170</text:p>
              </table:table-cell>
              <table:table-cell office:value-type="float" office:value="1917">
                <text:p>1917</text:p>
              </table:table-cell>
              <table:table-cell office:value-type="float" office:value="1360">
                <text:p>1360</text:p>
              </table:table-cell>
              <table:table-cell office:value-type="float" office:value="1287">
                <text:p>1287</text:p>
              </table:table-cell>
              <table:table-cell office:value-type="float" office:value="1248">
                <text:p>1248</text:p>
              </table:table-cell>
              <table:table-cell office:value-type="float" office:value="1179">
                <text:p>1179</text:p>
              </table:table-cell>
              <table:table-cell office:value-type="float" office:value="1171">
                <text:p>1171</text:p>
              </table:table-cell>
              <table:table-cell office:value-type="float" office:value="1397">
                <text:p>1397</text:p>
              </table:table-cell>
              <table:table-cell office:value-type="float" office:value="1887">
                <text:p>1887</text:p>
              </table:table-cell>
              <table:table-cell office:value-type="float" office:value="1202">
                <text:p>1202</text:p>
              </table:table-cell>
              <table:table-cell office:value-type="float" office:value="1269">
                <text:p>1269</text:p>
              </table:table-cell>
              <table:table-cell office:value-type="float" office:value="1204">
                <text:p>1204</text:p>
              </table:table-cell>
              <table:table-cell office:value-type="float" office:value="1214">
                <text:p>1214</text:p>
              </table:table-cell>
              <table:table-cell office:value-type="float" office:value="1341">
                <text:p>1341</text:p>
              </table:table-cell>
              <table:table-cell office:value-type="float" office:value="1641">
                <text:p>1641</text:p>
              </table:table-cell>
              <table:table-cell office:value-type="float" office:value="1417">
                <text:p>1417</text:p>
              </table:table-cell>
              <table:table-cell office:value-type="float" office:value="1330">
                <text:p>1330</text:p>
              </table:table-cell>
              <table:table-cell office:value-type="float" office:value="1410">
                <text:p>1410</text:p>
              </table:table-cell>
              <table:table-cell office:value-type="float" office:value="1317">
                <text:p>1317</text:p>
              </table:table-cell>
              <table:table-cell office:value-type="float" office:value="1222">
                <text:p>1222</text:p>
              </table:table-cell>
              <table:table-cell office:value-type="float" office:value="1220">
                <text:p>1220</text:p>
              </table:table-cell>
              <table:table-cell office:value-type="float" office:value="1600">
                <text:p>1600</text:p>
              </table:table-cell>
              <table:table-cell office:value-type="float" office:value="1378">
                <text:p>1378</text:p>
              </table:table-cell>
              <table:table-cell office:value-type="float" office:value="1371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1250">
                <text:p>1250</text:p>
              </table:table-cell>
              <table:table-cell office:value-type="float" office:value="1197">
                <text:p>1197</text:p>
              </table:table-cell>
              <table:table-cell office:value-type="float" office:value="1652">
                <text:p>1652</text:p>
              </table:table-cell>
              <table:table-cell office:value-type="float" office:value="1195">
                <text:p>1195</text:p>
              </table:table-cell>
              <table:table-cell office:value-type="float" office:value="1214">
                <text:p>1214</text:p>
              </table:table-cell>
              <table:table-cell office:value-type="float" office:value="1291">
                <text:p>1291</text:p>
              </table:table-cell>
              <table:table-cell office:value-type="float" office:value="1246">
                <text:p>1246</text:p>
              </table:table-cell>
              <table:table-cell office:value-type="float" office:value="1841">
                <text:p>1841</text:p>
              </table:table-cell>
              <table:table-cell office:value-type="float" office:value="1326">
                <text:p>1326</text:p>
              </table:table-cell>
              <table:table-cell office:value-type="float" office:value="1245">
                <text:p>1245</text:p>
              </table:table-cell>
              <table:table-cell office:value-type="float" office:value="1459">
                <text:p>1459</text:p>
              </table:table-cell>
              <table:table-cell office:value-type="float" office:value="1308">
                <text:p>1308</text:p>
              </table:table-cell>
              <table:table-cell office:value-type="float" office:value="1270">
                <text:p>1270</text:p>
              </table:table-cell>
              <table:table-cell office:value-type="float" office:value="1396">
                <text:p>1396</text:p>
              </table:table-cell>
              <table:table-cell office:value-type="float" office:value="1313">
                <text:p>1313</text:p>
              </table:table-cell>
              <table:table-cell office:value-type="float" office:value="1447">
                <text:p>1447</text:p>
              </table:table-cell>
              <table:table-cell office:value-type="float" office:value="2040">
                <text:p>2040</text:p>
              </table:table-cell>
              <table:table-cell office:value-type="float" office:value="1287">
                <text:p>1287</text:p>
              </table:table-cell>
              <table:table-cell office:value-type="float" office:value="1350">
                <text:p>1350</text:p>
              </table:table-cell>
              <table:table-cell office:value-type="float" office:value="1299">
                <text:p>1299</text:p>
              </table:table-cell>
              <table:table-cell office:value-type="float" office:value="2001">
                <text:p>2001</text:p>
              </table:table-cell>
              <table:table-cell office:value-type="float" office:value="1644">
                <text:p>1644</text:p>
              </table:table-cell>
              <table:table-cell office:value-type="float" office:value="1364">
                <text:p>1364</text:p>
              </table:table-cell>
              <table:table-cell office:value-type="float" office:value="1312">
                <text:p>1312</text:p>
              </table:table-cell>
              <table:table-cell office:value-type="float" office:value="1459">
                <text:p>1459</text:p>
              </table:table-cell>
              <table:table-cell office:value-type="float" office:value="1464">
                <text:p>1464</text:p>
              </table:table-cell>
              <table:table-cell office:value-type="float" office:value="1314">
                <text:p>1314</text:p>
              </table:table-cell>
              <table:table-cell office:value-type="float" office:value="1516">
                <text:p>1516</text:p>
              </table:table-cell>
              <table:table-cell office:value-type="float" office:value="1455">
                <text:p>1455</text:p>
              </table:table-cell>
              <table:table-cell office:value-type="float" office:value="1928">
                <text:p>1928</text:p>
              </table:table-cell>
              <table:table-cell office:value-type="float" office:value="1596">
                <text:p>1596</text:p>
              </table:table-cell>
              <table:table-cell office:value-type="float" office:value="2580">
                <text:p>2580</text:p>
              </table:table-cell>
              <table:table-cell office:value-type="float" office:value="1883">
                <text:p>1883</text:p>
              </table:table-cell>
              <table:table-cell office:value-type="float" office:value="1565">
                <text:p>1565</text:p>
              </table:table-cell>
              <table:table-cell office:value-type="float" office:value="1918">
                <text:p>1918</text:p>
              </table:table-cell>
              <table:table-cell office:value-type="float" office:value="1834">
                <text:p>1834</text:p>
              </table:table-cell>
              <table:table-cell office:value-type="float" office:value="1671">
                <text:p>1671</text:p>
              </table:table-cell>
              <table:table-cell office:value-type="float" office:value="1903">
                <text:p>1903</text:p>
              </table:table-cell>
              <table:table-cell office:value-type="float" office:value="1743">
                <text:p>1743</text:p>
              </table:table-cell>
              <table:table-cell office:value-type="float" office:value="1617">
                <text:p>1617</text:p>
              </table:table-cell>
              <table:table-cell office:value-type="float" office:value="2273">
                <text:p>2273</text:p>
              </table:table-cell>
              <table:table-cell office:value-type="float" office:value="1627">
                <text:p>1627</text:p>
              </table:table-cell>
              <table:table-cell office:value-type="float" office:value="2241">
                <text:p>2241</text:p>
              </table:table-cell>
              <table:table-cell office:value-type="float" office:value="1642">
                <text:p>1642</text:p>
              </table:table-cell>
              <table:table-cell office:value-type="float" office:value="1610">
                <text:p>1610</text:p>
              </table:table-cell>
              <table:table-cell office:value-type="float" office:value="1418">
                <text:p>1418</text:p>
              </table:table-cell>
              <table:table-cell office:value-type="float" office:value="1459">
                <text:p>1459</text:p>
              </table:table-cell>
              <table:table-cell office:value-type="float" office:value="1674">
                <text:p>1674</text:p>
              </table:table-cell>
              <table:table-cell office:value-type="float" office:value="1535">
                <text:p>1535</text:p>
              </table:table-cell>
              <table:table-cell office:value-type="float" office:value="1534">
                <text:p>1534</text:p>
              </table:table-cell>
              <table:table-cell office:value-type="float" office:value="1415">
                <text:p>1415</text:p>
              </table:table-cell>
              <table:table-cell office:value-type="float" office:value="1427">
                <text:p>1427</text:p>
              </table:table-cell>
              <table:table-cell office:value-type="float" office:value="1437">
                <text:p>1437</text:p>
              </table:table-cell>
              <table:table-cell office:value-type="float" office:value="1475">
                <text:p>1475</text:p>
              </table:table-cell>
              <table:table-cell office:value-type="float" office:value="2138">
                <text:p>2138</text:p>
              </table:table-cell>
              <table:table-cell office:value-type="float" office:value="1641">
                <text:p>1641</text:p>
              </table:table-cell>
              <table:table-cell office:value-type="float" office:value="1605">
                <text:p>1605</text:p>
              </table:table-cell>
              <table:table-cell office:value-type="float" office:value="1537">
                <text:p>1537</text:p>
              </table:table-cell>
              <table:table-cell office:value-type="float" office:value="1571">
                <text:p>1571</text:p>
              </table:table-cell>
              <table:table-cell office:value-type="float" office:value="2006">
                <text:p>2006</text:p>
              </table:table-cell>
              <table:table-cell office:value-type="float" office:value="1500">
                <text:p>1500</text:p>
              </table:table-cell>
              <table:table-cell office:value-type="float" office:value="1955">
                <text:p>1955</text:p>
              </table:table-cell>
              <table:table-cell office:value-type="float" office:value="1522">
                <text:p>1522</text:p>
              </table:table-cell>
              <table:table-cell office:value-type="float" office:value="1564">
                <text:p>1564</text:p>
              </table:table-cell>
              <table:table-cell office:value-type="float" office:value="1526">
                <text:p>1526</text:p>
              </table:table-cell>
              <table:table-cell office:value-type="float" office:value="1567">
                <text:p>1567</text:p>
              </table:table-cell>
              <table:table-cell office:value-type="float" office:value="1796">
                <text:p>1796</text:p>
              </table:table-cell>
              <table:table-cell office:value-type="float" office:value="1623">
                <text:p>1623</text:p>
              </table:table-cell>
              <table:table-cell office:value-type="float" office:value="2129">
                <text:p>2129</text:p>
              </table:table-cell>
              <table:table-cell office:value-type="float" office:value="2478">
                <text:p>2478</text:p>
              </table:table-cell>
              <table:table-cell office:value-type="float" office:value="1756">
                <text:p>1756</text:p>
              </table:table-cell>
              <table:table-cell office:value-type="float" office:value="2639">
                <text:p>2639</text:p>
              </table:table-cell>
              <table:table-cell office:value-type="float" office:value="1846">
                <text:p>1846</text:p>
              </table:table-cell>
              <table:table-cell office:value-type="float" office:value="1729">
                <text:p>1729</text:p>
              </table:table-cell>
              <table:table-cell office:value-type="float" office:value="1725">
                <text:p>1725</text:p>
              </table:table-cell>
              <table:table-cell office:value-type="float" office:value="1709">
                <text:p>1709</text:p>
              </table:table-cell>
              <table:table-cell office:value-type="float" office:value="1435">
                <text:p>1435</text:p>
              </table:table-cell>
              <table:table-cell office:value-type="float" office:value="1564">
                <text:p>1564</text:p>
              </table:table-cell>
              <table:table-cell office:value-type="float" office:value="1419">
                <text:p>1419</text:p>
              </table:table-cell>
              <table:table-cell office:value-type="float" office:value="1522">
                <text:p>1522</text:p>
              </table:table-cell>
              <table:table-cell office:value-type="float" office:value="1437">
                <text:p>1437</text:p>
              </table:table-cell>
              <table:table-cell office:value-type="float" office:value="1449">
                <text:p>1449</text:p>
              </table:table-cell>
              <table:table-cell office:value-type="float" office:value="1488">
                <text:p>1488</text:p>
              </table:table-cell>
              <table:table-cell office:value-type="float" office:value="1519">
                <text:p>1519</text:p>
              </table:table-cell>
              <table:table-cell office:value-type="float" office:value="1400">
                <text:p>1400</text:p>
              </table:table-cell>
              <table:table-cell office:value-type="float" office:value="1430">
                <text:p>1430</text:p>
              </table:table-cell>
              <table:table-cell office:value-type="float" office:value="1741">
                <text:p>1741</text:p>
              </table:table-cell>
              <table:table-cell office:value-type="float" office:value="1463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1506">
                <text:p>1506</text:p>
              </table:table-cell>
              <table:table-cell office:value-type="float" office:value="1406">
                <text:p>1406</text:p>
              </table:table-cell>
              <table:table-cell office:value-type="float" office:value="1527">
                <text:p>1527</text:p>
              </table:table-cell>
              <table:table-cell office:value-type="float" office:value="1394">
                <text:p>1394</text:p>
              </table:table-cell>
              <table:table-cell office:value-type="float" office:value="1437">
                <text:p>1437</text:p>
              </table:table-cell>
              <table:table-cell office:value-type="float" office:value="1439">
                <text:p>1439</text:p>
              </table:table-cell>
              <table:table-cell office:value-type="float" office:value="1513">
                <text:p>1513</text:p>
              </table:table-cell>
              <table:table-cell office:value-type="float" office:value="1528">
                <text:p>1528</text:p>
              </table:table-cell>
              <table:table-cell office:value-type="float" office:value="1576">
                <text:p>1576</text:p>
              </table:table-cell>
              <table:table-cell office:value-type="float" office:value="1571">
                <text:p>1571</text:p>
              </table:table-cell>
              <table:table-cell office:value-type="float" office:value="1430">
                <text:p>1430</text:p>
              </table:table-cell>
              <table:table-cell office:value-type="float" office:value="1440">
                <text:p>1440</text:p>
              </table:table-cell>
              <table:table-cell office:value-type="float" office:value="1873">
                <text:p>1873</text:p>
              </table:table-cell>
              <table:table-cell office:value-type="float" office:value="1461">
                <text:p>1461</text:p>
              </table:table-cell>
              <table:table-cell office:value-type="float" office:value="2654">
                <text:p>2654</text:p>
              </table:table-cell>
              <table:table-cell office:value-type="float" office:value="1550">
                <text:p>1550</text:p>
              </table:table-cell>
              <table:table-cell office:value-type="float" office:value="1546">
                <text:p>1546</text:p>
              </table:table-cell>
              <table:table-cell office:value-type="float" office:value="1692">
                <text:p>1692</text:p>
              </table:table-cell>
              <table:table-cell office:value-type="float" office:value="1478">
                <text:p>1478</text:p>
              </table:table-cell>
              <table:table-cell office:value-type="float" office:value="1507">
                <text:p>1507</text:p>
              </table:table-cell>
              <table:table-cell office:value-type="float" office:value="1490">
                <text:p>1490</text:p>
              </table:table-cell>
              <table:table-cell office:value-type="float" office:value="1717">
                <text:p>1717</text:p>
              </table:table-cell>
              <table:table-cell office:value-type="float" office:value="1468">
                <text:p>1468</text:p>
              </table:table-cell>
              <table:table-cell office:value-type="float" office:value="1535">
                <text:p>1535</text:p>
              </table:table-cell>
              <table:table-cell office:value-type="float" office:value="1991">
                <text:p>1991</text:p>
              </table:table-cell>
              <table:table-cell office:value-type="float" office:value="1521">
                <text:p>1521</text:p>
              </table:table-cell>
              <table:table-cell office:value-type="float" office:value="1458">
                <text:p>1458</text:p>
              </table:table-cell>
              <table:table-cell office:value-type="float" office:value="1611">
                <text:p>1611</text:p>
              </table:table-cell>
              <table:table-cell office:value-type="float" office:value="1663">
                <text:p>1663</text:p>
              </table:table-cell>
              <table:table-cell office:value-type="float" office:value="1542">
                <text:p>1542</text:p>
              </table:table-cell>
              <table:table-cell office:value-type="float" office:value="1558">
                <text:p>1558</text:p>
              </table:table-cell>
              <table:table-cell office:value-type="float" office:value="2449">
                <text:p>2449</text:p>
              </table:table-cell>
              <table:table-cell office:value-type="float" office:value="2641">
                <text:p>2641</text:p>
              </table:table-cell>
              <table:table-cell office:value-type="float" office:value="1620">
                <text:p>1620</text:p>
              </table:table-cell>
              <table:table-cell office:value-type="float" office:value="1567">
                <text:p>1567</text:p>
              </table:table-cell>
              <table:table-cell office:value-type="float" office:value="2550">
                <text:p>2550</text:p>
              </table:table-cell>
              <table:table-cell office:value-type="float" office:value="2098">
                <text:p>2098</text:p>
              </table:table-cell>
              <table:table-cell office:value-type="float" office:value="2012">
                <text:p>2012</text:p>
              </table:table-cell>
              <table:table-cell office:value-type="float" office:value="2041">
                <text:p>2041</text:p>
              </table:table-cell>
              <table:table-cell office:value-type="float" office:value="2056">
                <text:p>2056</text:p>
              </table:table-cell>
              <table:table-cell office:value-type="float" office:value="1985">
                <text:p>1985</text:p>
              </table:table-cell>
              <table:table-cell office:value-type="float" office:value="2078">
                <text:p>2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5db8d" draw:fill-color="#35db8d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29111" draw:fill-color="#f2911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9e498" draw:fill-color="#f9e498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76cm" svg:height="12.039cm" xlink:href=".." xlink:type="simple" chart:class="chart:line" chart:style-name="ch1">
        <chart:title svg:x="13.348cm" svg:y="0.376cm" chart:style-name="ch2">
          <text:p>Insert Speed</text:p>
        </chart:title>
        <chart:legend chart:legend-position="top" svg:x="11.756cm" svg:y="1.366cm" style:legend-expansion="wide" chart:style-name="ch3"/>
        <chart:plot-area chart:style-name="ch4" table:cell-range-address="Sheet1.A3:Sheet1.SG5" chart:data-source-has-labels="column" svg:x="1.598cm" svg:y="2.204cm" svg:width="26.043cm" svg:height="8.614cm">
          <chartooo:coordinate-region svg:x="2.96cm" svg:y="2.403cm" svg:width="23.318cm" svg:height="7.491cm"/>
          <chart:axis chart:dimension="x" chart:name="primary-x" chart:style-name="ch5">
            <chart:title svg:x="13.173cm" svg:y="11.058cm" chart:style-name="ch6">
              <text:p>Steps (à 100 posts)</text:p>
            </chart:title>
          </chart:axis>
          <chart:axis chart:dimension="y" chart:name="primary-y" chart:style-name="ch5">
            <chart:title svg:x="0.451cm" svg:y="6.965cm" chart:style-name="ch7">
              <text:p>count</text:p>
            </chart:title>
            <chart:grid chart:style-name="ch8" chart:class="major"/>
          </chart:axis>
          <chart:axis chart:dimension="y" chart:name="secondary-y" chart:style-name="ch9">
            <chart:title svg:x="28.228cm" svg:y="7.468cm" chart:style-name="ch7">
              <text:p>milliseconds</text:p>
            </chart:title>
          </chart:axis>
          <chart:series chart:attached-axis="primary-y" chart:style-name="ch10" chart:values-cell-range-address="Sheet1.B3:Sheet1.SG3" chart:label-cell-address="Sheet1.A3:Sheet1.A3" chart:class="chart:line">
            <chart:data-point chart:repeated="500"/>
          </chart:series>
          <chart:series chart:attached-axis="secondary-y" chart:style-name="ch11" chart:values-cell-range-address="Sheet1.B4:Sheet1.SG4" chart:label-cell-address="Sheet1.A4:Sheet1.A4" chart:class="chart:line">
            <chart:data-point chart:repeated="500"/>
          </chart:series>
          <chart:series chart:attached-axis="primary-y" chart:style-name="ch12" chart:values-cell-range-address="Sheet1.B5:Sheet1.SG5" chart:label-cell-address="Sheet1.A5:Sheet1.A5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posts</text:p>
                <draw:g>
                  <svg:desc>Sheet1.A3:Sheet1.A3</svg:desc>
                </draw:g>
              </table:table-cell>
              <table:table-cell office:value-type="float" office:value="100">
                <text:p>100</text:p>
                <draw:g>
                  <svg:desc>Sheet1.B3:Sheet1.SG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  <table:table-cell office:value-type="float" office:value="5000">
                <text:p>5000</text:p>
              </table:table-cell>
              <table:table-cell office:value-type="float" office:value="5100">
                <text:p>5100</text:p>
              </table:table-cell>
              <table:table-cell office:value-type="float" office:value="5200">
                <text:p>5200</text:p>
              </table:table-cell>
              <table:table-cell office:value-type="float" office:value="5300">
                <text:p>5300</text:p>
              </table:table-cell>
              <table:table-cell office:value-type="float" office:value="5400">
                <text:p>5400</text:p>
              </table:table-cell>
              <table:table-cell office:value-type="float" office:value="5500">
                <text:p>5500</text:p>
              </table:table-cell>
              <table:table-cell office:value-type="float" office:value="5600">
                <text:p>5600</text:p>
              </table:table-cell>
              <table:table-cell office:value-type="float" office:value="5700">
                <text:p>5700</text:p>
              </table:table-cell>
              <table:table-cell office:value-type="float" office:value="5800">
                <text:p>5800</text:p>
              </table:table-cell>
              <table:table-cell office:value-type="float" office:value="5900">
                <text:p>5900</text:p>
              </table:table-cell>
              <table:table-cell office:value-type="float" office:value="6000">
                <text:p>6000</text:p>
              </table:table-cell>
              <table:table-cell office:value-type="float" office:value="6100">
                <text:p>6100</text:p>
              </table:table-cell>
              <table:table-cell office:value-type="float" office:value="6200">
                <text:p>6200</text:p>
              </table:table-cell>
              <table:table-cell office:value-type="float" office:value="6300">
                <text:p>6300</text:p>
              </table:table-cell>
              <table:table-cell office:value-type="float" office:value="6400">
                <text:p>6400</text:p>
              </table:table-cell>
              <table:table-cell office:value-type="float" office:value="6500">
                <text:p>6500</text:p>
              </table:table-cell>
              <table:table-cell office:value-type="float" office:value="6600">
                <text:p>6600</text:p>
              </table:table-cell>
              <table:table-cell office:value-type="float" office:value="6700">
                <text:p>6700</text:p>
              </table:table-cell>
              <table:table-cell office:value-type="float" office:value="6800">
                <text:p>6800</text:p>
              </table:table-cell>
              <table:table-cell office:value-type="float" office:value="6900">
                <text:p>6900</text:p>
              </table:table-cell>
              <table:table-cell office:value-type="float" office:value="7000">
                <text:p>7000</text:p>
              </table:table-cell>
              <table:table-cell office:value-type="float" office:value="7100">
                <text:p>7100</text:p>
              </table:table-cell>
              <table:table-cell office:value-type="float" office:value="7200">
                <text:p>7200</text:p>
              </table:table-cell>
              <table:table-cell office:value-type="float" office:value="7300">
                <text:p>7300</text:p>
              </table:table-cell>
              <table:table-cell office:value-type="float" office:value="7400">
                <text:p>7400</text:p>
              </table:table-cell>
              <table:table-cell office:value-type="float" office:value="7500">
                <text:p>7500</text:p>
              </table:table-cell>
              <table:table-cell office:value-type="float" office:value="7600">
                <text:p>7600</text:p>
              </table:table-cell>
              <table:table-cell office:value-type="float" office:value="7700">
                <text:p>7700</text:p>
              </table:table-cell>
              <table:table-cell office:value-type="float" office:value="7800">
                <text:p>7800</text:p>
              </table:table-cell>
              <table:table-cell office:value-type="float" office:value="7900">
                <text:p>7900</text:p>
              </table:table-cell>
              <table:table-cell office:value-type="float" office:value="8000">
                <text:p>8000</text:p>
              </table:table-cell>
              <table:table-cell office:value-type="float" office:value="8100">
                <text:p>8100</text:p>
              </table:table-cell>
              <table:table-cell office:value-type="float" office:value="8200">
                <text:p>8200</text:p>
              </table:table-cell>
              <table:table-cell office:value-type="float" office:value="8300">
                <text:p>8300</text:p>
              </table:table-cell>
              <table:table-cell office:value-type="float" office:value="8400">
                <text:p>8400</text:p>
              </table:table-cell>
              <table:table-cell office:value-type="float" office:value="8500">
                <text:p>8500</text:p>
              </table:table-cell>
              <table:table-cell office:value-type="float" office:value="8600">
                <text:p>8600</text:p>
              </table:table-cell>
              <table:table-cell office:value-type="float" office:value="8700">
                <text:p>8700</text:p>
              </table:table-cell>
              <table:table-cell office:value-type="float" office:value="8800">
                <text:p>8800</text:p>
              </table:table-cell>
              <table:table-cell office:value-type="float" office:value="8900">
                <text:p>8900</text:p>
              </table:table-cell>
              <table:table-cell office:value-type="float" office:value="9000">
                <text:p>9000</text:p>
              </table:table-cell>
              <table:table-cell office:value-type="float" office:value="9100">
                <text:p>9100</text:p>
              </table:table-cell>
              <table:table-cell office:value-type="float" office:value="9200">
                <text:p>9200</text:p>
              </table:table-cell>
              <table:table-cell office:value-type="float" office:value="9300">
                <text:p>9300</text:p>
              </table:table-cell>
              <table:table-cell office:value-type="float" office:value="9400">
                <text:p>9400</text:p>
              </table:table-cell>
              <table:table-cell office:value-type="float" office:value="9500">
                <text:p>9500</text:p>
              </table:table-cell>
              <table:table-cell office:value-type="float" office:value="9600">
                <text:p>9600</text:p>
              </table:table-cell>
              <table:table-cell office:value-type="float" office:value="9700">
                <text:p>9700</text:p>
              </table:table-cell>
              <table:table-cell office:value-type="float" office:value="9800">
                <text:p>9800</text:p>
              </table:table-cell>
              <table:table-cell office:value-type="float" office:value="9900">
                <text:p>9900</text:p>
              </table:table-cell>
              <table:table-cell office:value-type="float" office:value="10000">
                <text:p>10000</text:p>
              </table:table-cell>
              <table:table-cell office:value-type="float" office:value="10100">
                <text:p>10100</text:p>
              </table:table-cell>
              <table:table-cell office:value-type="float" office:value="10200">
                <text:p>10200</text:p>
              </table:table-cell>
              <table:table-cell office:value-type="float" office:value="10300">
                <text:p>10300</text:p>
              </table:table-cell>
              <table:table-cell office:value-type="float" office:value="10400">
                <text:p>10400</text:p>
              </table:table-cell>
              <table:table-cell office:value-type="float" office:value="10500">
                <text:p>10500</text:p>
              </table:table-cell>
              <table:table-cell office:value-type="float" office:value="10600">
                <text:p>10600</text:p>
              </table:table-cell>
              <table:table-cell office:value-type="float" office:value="10700">
                <text:p>10700</text:p>
              </table:table-cell>
              <table:table-cell office:value-type="float" office:value="10800">
                <text:p>10800</text:p>
              </table:table-cell>
              <table:table-cell office:value-type="float" office:value="10900">
                <text:p>10900</text:p>
              </table:table-cell>
              <table:table-cell office:value-type="float" office:value="11000">
                <text:p>11000</text:p>
              </table:table-cell>
              <table:table-cell office:value-type="float" office:value="11100">
                <text:p>11100</text:p>
              </table:table-cell>
              <table:table-cell office:value-type="float" office:value="11200">
                <text:p>11200</text:p>
              </table:table-cell>
              <table:table-cell office:value-type="float" office:value="11300">
                <text:p>11300</text:p>
              </table:table-cell>
              <table:table-cell office:value-type="float" office:value="11400">
                <text:p>11400</text:p>
              </table:table-cell>
              <table:table-cell office:value-type="float" office:value="11500">
                <text:p>11500</text:p>
              </table:table-cell>
              <table:table-cell office:value-type="float" office:value="11600">
                <text:p>11600</text:p>
              </table:table-cell>
              <table:table-cell office:value-type="float" office:value="11700">
                <text:p>11700</text:p>
              </table:table-cell>
              <table:table-cell office:value-type="float" office:value="11800">
                <text:p>11800</text:p>
              </table:table-cell>
              <table:table-cell office:value-type="float" office:value="11900">
                <text:p>11900</text:p>
              </table:table-cell>
              <table:table-cell office:value-type="float" office:value="12000">
                <text:p>12000</text:p>
              </table:table-cell>
              <table:table-cell office:value-type="float" office:value="12100">
                <text:p>12100</text:p>
              </table:table-cell>
              <table:table-cell office:value-type="float" office:value="12200">
                <text:p>12200</text:p>
              </table:table-cell>
              <table:table-cell office:value-type="float" office:value="12300">
                <text:p>12300</text:p>
              </table:table-cell>
              <table:table-cell office:value-type="float" office:value="12400">
                <text:p>12400</text:p>
              </table:table-cell>
              <table:table-cell office:value-type="float" office:value="12500">
                <text:p>12500</text:p>
              </table:table-cell>
              <table:table-cell office:value-type="float" office:value="12600">
                <text:p>12600</text:p>
              </table:table-cell>
              <table:table-cell office:value-type="float" office:value="12700">
                <text:p>12700</text:p>
              </table:table-cell>
              <table:table-cell office:value-type="float" office:value="12800">
                <text:p>12800</text:p>
              </table:table-cell>
              <table:table-cell office:value-type="float" office:value="12900">
                <text:p>12900</text:p>
              </table:table-cell>
              <table:table-cell office:value-type="float" office:value="13000">
                <text:p>13000</text:p>
              </table:table-cell>
              <table:table-cell office:value-type="float" office:value="13100">
                <text:p>13100</text:p>
              </table:table-cell>
              <table:table-cell office:value-type="float" office:value="13200">
                <text:p>13200</text:p>
              </table:table-cell>
              <table:table-cell office:value-type="float" office:value="13300">
                <text:p>13300</text:p>
              </table:table-cell>
              <table:table-cell office:value-type="float" office:value="13400">
                <text:p>13400</text:p>
              </table:table-cell>
              <table:table-cell office:value-type="float" office:value="13500">
                <text:p>13500</text:p>
              </table:table-cell>
              <table:table-cell office:value-type="float" office:value="13600">
                <text:p>13600</text:p>
              </table:table-cell>
              <table:table-cell office:value-type="float" office:value="13700">
                <text:p>13700</text:p>
              </table:table-cell>
              <table:table-cell office:value-type="float" office:value="13800">
                <text:p>13800</text:p>
              </table:table-cell>
              <table:table-cell office:value-type="float" office:value="13900">
                <text:p>13900</text:p>
              </table:table-cell>
              <table:table-cell office:value-type="float" office:value="14000">
                <text:p>14000</text:p>
              </table:table-cell>
              <table:table-cell office:value-type="float" office:value="14100">
                <text:p>14100</text:p>
              </table:table-cell>
              <table:table-cell office:value-type="float" office:value="14200">
                <text:p>14200</text:p>
              </table:table-cell>
              <table:table-cell office:value-type="float" office:value="14300">
                <text:p>14300</text:p>
              </table:table-cell>
              <table:table-cell office:value-type="float" office:value="14400">
                <text:p>14400</text:p>
              </table:table-cell>
              <table:table-cell office:value-type="float" office:value="14500">
                <text:p>14500</text:p>
              </table:table-cell>
              <table:table-cell office:value-type="float" office:value="14600">
                <text:p>14600</text:p>
              </table:table-cell>
              <table:table-cell office:value-type="float" office:value="14700">
                <text:p>14700</text:p>
              </table:table-cell>
              <table:table-cell office:value-type="float" office:value="14800">
                <text:p>14800</text:p>
              </table:table-cell>
              <table:table-cell office:value-type="float" office:value="14900">
                <text:p>14900</text:p>
              </table:table-cell>
              <table:table-cell office:value-type="float" office:value="15000">
                <text:p>15000</text:p>
              </table:table-cell>
              <table:table-cell office:value-type="float" office:value="15100">
                <text:p>15100</text:p>
              </table:table-cell>
              <table:table-cell office:value-type="float" office:value="15200">
                <text:p>15200</text:p>
              </table:table-cell>
              <table:table-cell office:value-type="float" office:value="15300">
                <text:p>15300</text:p>
              </table:table-cell>
              <table:table-cell office:value-type="float" office:value="15400">
                <text:p>15400</text:p>
              </table:table-cell>
              <table:table-cell office:value-type="float" office:value="15500">
                <text:p>15500</text:p>
              </table:table-cell>
              <table:table-cell office:value-type="float" office:value="15600">
                <text:p>15600</text:p>
              </table:table-cell>
              <table:table-cell office:value-type="float" office:value="15700">
                <text:p>15700</text:p>
              </table:table-cell>
              <table:table-cell office:value-type="float" office:value="15800">
                <text:p>15800</text:p>
              </table:table-cell>
              <table:table-cell office:value-type="float" office:value="15900">
                <text:p>15900</text:p>
              </table:table-cell>
              <table:table-cell office:value-type="float" office:value="16000">
                <text:p>16000</text:p>
              </table:table-cell>
              <table:table-cell office:value-type="float" office:value="16100">
                <text:p>16100</text:p>
              </table:table-cell>
              <table:table-cell office:value-type="float" office:value="16200">
                <text:p>16200</text:p>
              </table:table-cell>
              <table:table-cell office:value-type="float" office:value="16300">
                <text:p>16300</text:p>
              </table:table-cell>
              <table:table-cell office:value-type="float" office:value="16400">
                <text:p>16400</text:p>
              </table:table-cell>
              <table:table-cell office:value-type="float" office:value="16500">
                <text:p>16500</text:p>
              </table:table-cell>
              <table:table-cell office:value-type="float" office:value="16600">
                <text:p>16600</text:p>
              </table:table-cell>
              <table:table-cell office:value-type="float" office:value="16700">
                <text:p>16700</text:p>
              </table:table-cell>
              <table:table-cell office:value-type="float" office:value="16800">
                <text:p>16800</text:p>
              </table:table-cell>
              <table:table-cell office:value-type="float" office:value="16900">
                <text:p>16900</text:p>
              </table:table-cell>
              <table:table-cell office:value-type="float" office:value="17000">
                <text:p>17000</text:p>
              </table:table-cell>
              <table:table-cell office:value-type="float" office:value="17100">
                <text:p>17100</text:p>
              </table:table-cell>
              <table:table-cell office:value-type="float" office:value="17200">
                <text:p>17200</text:p>
              </table:table-cell>
              <table:table-cell office:value-type="float" office:value="17300">
                <text:p>17300</text:p>
              </table:table-cell>
              <table:table-cell office:value-type="float" office:value="17400">
                <text:p>17400</text:p>
              </table:table-cell>
              <table:table-cell office:value-type="float" office:value="17500">
                <text:p>17500</text:p>
              </table:table-cell>
              <table:table-cell office:value-type="float" office:value="17600">
                <text:p>17600</text:p>
              </table:table-cell>
              <table:table-cell office:value-type="float" office:value="17700">
                <text:p>17700</text:p>
              </table:table-cell>
              <table:table-cell office:value-type="float" office:value="17800">
                <text:p>17800</text:p>
              </table:table-cell>
              <table:table-cell office:value-type="float" office:value="17900">
                <text:p>17900</text:p>
              </table:table-cell>
              <table:table-cell office:value-type="float" office:value="18000">
                <text:p>18000</text:p>
              </table:table-cell>
              <table:table-cell office:value-type="float" office:value="18100">
                <text:p>18100</text:p>
              </table:table-cell>
              <table:table-cell office:value-type="float" office:value="18200">
                <text:p>18200</text:p>
              </table:table-cell>
              <table:table-cell office:value-type="float" office:value="18300">
                <text:p>18300</text:p>
              </table:table-cell>
              <table:table-cell office:value-type="float" office:value="18400">
                <text:p>18400</text:p>
              </table:table-cell>
              <table:table-cell office:value-type="float" office:value="18500">
                <text:p>18500</text:p>
              </table:table-cell>
              <table:table-cell office:value-type="float" office:value="18600">
                <text:p>18600</text:p>
              </table:table-cell>
              <table:table-cell office:value-type="float" office:value="18700">
                <text:p>18700</text:p>
              </table:table-cell>
              <table:table-cell office:value-type="float" office:value="18800">
                <text:p>18800</text:p>
              </table:table-cell>
              <table:table-cell office:value-type="float" office:value="18900">
                <text:p>18900</text:p>
              </table:table-cell>
              <table:table-cell office:value-type="float" office:value="19000">
                <text:p>19000</text:p>
              </table:table-cell>
              <table:table-cell office:value-type="float" office:value="19100">
                <text:p>19100</text:p>
              </table:table-cell>
              <table:table-cell office:value-type="float" office:value="19200">
                <text:p>19200</text:p>
              </table:table-cell>
              <table:table-cell office:value-type="float" office:value="19300">
                <text:p>19300</text:p>
              </table:table-cell>
              <table:table-cell office:value-type="float" office:value="19400">
                <text:p>19400</text:p>
              </table:table-cell>
              <table:table-cell office:value-type="float" office:value="19500">
                <text:p>19500</text:p>
              </table:table-cell>
              <table:table-cell office:value-type="float" office:value="19600">
                <text:p>19600</text:p>
              </table:table-cell>
              <table:table-cell office:value-type="float" office:value="19700">
                <text:p>19700</text:p>
              </table:table-cell>
              <table:table-cell office:value-type="float" office:value="19800">
                <text:p>19800</text:p>
              </table:table-cell>
              <table:table-cell office:value-type="float" office:value="19900">
                <text:p>19900</text:p>
              </table:table-cell>
              <table:table-cell office:value-type="float" office:value="20000">
                <text:p>20000</text:p>
              </table:table-cell>
              <table:table-cell office:value-type="float" office:value="20100">
                <text:p>20100</text:p>
              </table:table-cell>
              <table:table-cell office:value-type="float" office:value="20200">
                <text:p>20200</text:p>
              </table:table-cell>
              <table:table-cell office:value-type="float" office:value="20300">
                <text:p>20300</text:p>
              </table:table-cell>
              <table:table-cell office:value-type="float" office:value="20400">
                <text:p>20400</text:p>
              </table:table-cell>
              <table:table-cell office:value-type="float" office:value="20500">
                <text:p>20500</text:p>
              </table:table-cell>
              <table:table-cell office:value-type="float" office:value="20600">
                <text:p>20600</text:p>
              </table:table-cell>
              <table:table-cell office:value-type="float" office:value="20700">
                <text:p>20700</text:p>
              </table:table-cell>
              <table:table-cell office:value-type="float" office:value="20800">
                <text:p>20800</text:p>
              </table:table-cell>
              <table:table-cell office:value-type="float" office:value="20900">
                <text:p>20900</text:p>
              </table:table-cell>
              <table:table-cell office:value-type="float" office:value="21000">
                <text:p>21000</text:p>
              </table:table-cell>
              <table:table-cell office:value-type="float" office:value="21100">
                <text:p>21100</text:p>
              </table:table-cell>
              <table:table-cell office:value-type="float" office:value="21200">
                <text:p>21200</text:p>
              </table:table-cell>
              <table:table-cell office:value-type="float" office:value="21300">
                <text:p>21300</text:p>
              </table:table-cell>
              <table:table-cell office:value-type="float" office:value="21400">
                <text:p>21400</text:p>
              </table:table-cell>
              <table:table-cell office:value-type="float" office:value="21500">
                <text:p>21500</text:p>
              </table:table-cell>
              <table:table-cell office:value-type="float" office:value="21600">
                <text:p>21600</text:p>
              </table:table-cell>
              <table:table-cell office:value-type="float" office:value="21700">
                <text:p>21700</text:p>
              </table:table-cell>
              <table:table-cell office:value-type="float" office:value="21800">
                <text:p>21800</text:p>
              </table:table-cell>
              <table:table-cell office:value-type="float" office:value="21900">
                <text:p>21900</text:p>
              </table:table-cell>
              <table:table-cell office:value-type="float" office:value="22000">
                <text:p>22000</text:p>
              </table:table-cell>
              <table:table-cell office:value-type="float" office:value="22100">
                <text:p>22100</text:p>
              </table:table-cell>
              <table:table-cell office:value-type="float" office:value="22200">
                <text:p>22200</text:p>
              </table:table-cell>
              <table:table-cell office:value-type="float" office:value="22300">
                <text:p>22300</text:p>
              </table:table-cell>
              <table:table-cell office:value-type="float" office:value="22400">
                <text:p>22400</text:p>
              </table:table-cell>
              <table:table-cell office:value-type="float" office:value="22500">
                <text:p>22500</text:p>
              </table:table-cell>
              <table:table-cell office:value-type="float" office:value="22600">
                <text:p>22600</text:p>
              </table:table-cell>
              <table:table-cell office:value-type="float" office:value="22700">
                <text:p>22700</text:p>
              </table:table-cell>
              <table:table-cell office:value-type="float" office:value="22800">
                <text:p>22800</text:p>
              </table:table-cell>
              <table:table-cell office:value-type="float" office:value="22900">
                <text:p>22900</text:p>
              </table:table-cell>
              <table:table-cell office:value-type="float" office:value="23000">
                <text:p>23000</text:p>
              </table:table-cell>
              <table:table-cell office:value-type="float" office:value="23100">
                <text:p>23100</text:p>
              </table:table-cell>
              <table:table-cell office:value-type="float" office:value="23200">
                <text:p>23200</text:p>
              </table:table-cell>
              <table:table-cell office:value-type="float" office:value="23300">
                <text:p>23300</text:p>
              </table:table-cell>
              <table:table-cell office:value-type="float" office:value="23400">
                <text:p>23400</text:p>
              </table:table-cell>
              <table:table-cell office:value-type="float" office:value="23500">
                <text:p>23500</text:p>
              </table:table-cell>
              <table:table-cell office:value-type="float" office:value="23600">
                <text:p>23600</text:p>
              </table:table-cell>
              <table:table-cell office:value-type="float" office:value="23700">
                <text:p>23700</text:p>
              </table:table-cell>
              <table:table-cell office:value-type="float" office:value="23800">
                <text:p>23800</text:p>
              </table:table-cell>
              <table:table-cell office:value-type="float" office:value="23900">
                <text:p>23900</text:p>
              </table:table-cell>
              <table:table-cell office:value-type="float" office:value="24000">
                <text:p>24000</text:p>
              </table:table-cell>
              <table:table-cell office:value-type="float" office:value="24100">
                <text:p>24100</text:p>
              </table:table-cell>
              <table:table-cell office:value-type="float" office:value="24200">
                <text:p>24200</text:p>
              </table:table-cell>
              <table:table-cell office:value-type="float" office:value="24300">
                <text:p>24300</text:p>
              </table:table-cell>
              <table:table-cell office:value-type="float" office:value="24400">
                <text:p>24400</text:p>
              </table:table-cell>
              <table:table-cell office:value-type="float" office:value="24500">
                <text:p>24500</text:p>
              </table:table-cell>
              <table:table-cell office:value-type="float" office:value="24600">
                <text:p>24600</text:p>
              </table:table-cell>
              <table:table-cell office:value-type="float" office:value="24700">
                <text:p>24700</text:p>
              </table:table-cell>
              <table:table-cell office:value-type="float" office:value="24800">
                <text:p>24800</text:p>
              </table:table-cell>
              <table:table-cell office:value-type="float" office:value="24900">
                <text:p>24900</text:p>
              </table:table-cell>
              <table:table-cell office:value-type="float" office:value="25000">
                <text:p>25000</text:p>
              </table:table-cell>
              <table:table-cell office:value-type="float" office:value="25100">
                <text:p>25100</text:p>
              </table:table-cell>
              <table:table-cell office:value-type="float" office:value="25200">
                <text:p>25200</text:p>
              </table:table-cell>
              <table:table-cell office:value-type="float" office:value="25300">
                <text:p>25300</text:p>
              </table:table-cell>
              <table:table-cell office:value-type="float" office:value="25400">
                <text:p>25400</text:p>
              </table:table-cell>
              <table:table-cell office:value-type="float" office:value="25500">
                <text:p>25500</text:p>
              </table:table-cell>
              <table:table-cell office:value-type="float" office:value="25600">
                <text:p>25600</text:p>
              </table:table-cell>
              <table:table-cell office:value-type="float" office:value="25700">
                <text:p>25700</text:p>
              </table:table-cell>
              <table:table-cell office:value-type="float" office:value="25800">
                <text:p>25800</text:p>
              </table:table-cell>
              <table:table-cell office:value-type="float" office:value="25900">
                <text:p>25900</text:p>
              </table:table-cell>
              <table:table-cell office:value-type="float" office:value="26000">
                <text:p>26000</text:p>
              </table:table-cell>
              <table:table-cell office:value-type="float" office:value="26100">
                <text:p>26100</text:p>
              </table:table-cell>
              <table:table-cell office:value-type="float" office:value="26200">
                <text:p>26200</text:p>
              </table:table-cell>
              <table:table-cell office:value-type="float" office:value="26300">
                <text:p>26300</text:p>
              </table:table-cell>
              <table:table-cell office:value-type="float" office:value="26400">
                <text:p>26400</text:p>
              </table:table-cell>
              <table:table-cell office:value-type="float" office:value="26500">
                <text:p>26500</text:p>
              </table:table-cell>
              <table:table-cell office:value-type="float" office:value="26600">
                <text:p>26600</text:p>
              </table:table-cell>
              <table:table-cell office:value-type="float" office:value="26700">
                <text:p>26700</text:p>
              </table:table-cell>
              <table:table-cell office:value-type="float" office:value="26800">
                <text:p>26800</text:p>
              </table:table-cell>
              <table:table-cell office:value-type="float" office:value="26900">
                <text:p>26900</text:p>
              </table:table-cell>
              <table:table-cell office:value-type="float" office:value="27000">
                <text:p>27000</text:p>
              </table:table-cell>
              <table:table-cell office:value-type="float" office:value="27100">
                <text:p>27100</text:p>
              </table:table-cell>
              <table:table-cell office:value-type="float" office:value="27200">
                <text:p>27200</text:p>
              </table:table-cell>
              <table:table-cell office:value-type="float" office:value="27300">
                <text:p>27300</text:p>
              </table:table-cell>
              <table:table-cell office:value-type="float" office:value="27400">
                <text:p>27400</text:p>
              </table:table-cell>
              <table:table-cell office:value-type="float" office:value="27500">
                <text:p>27500</text:p>
              </table:table-cell>
              <table:table-cell office:value-type="float" office:value="27600">
                <text:p>27600</text:p>
              </table:table-cell>
              <table:table-cell office:value-type="float" office:value="27700">
                <text:p>27700</text:p>
              </table:table-cell>
              <table:table-cell office:value-type="float" office:value="27800">
                <text:p>27800</text:p>
              </table:table-cell>
              <table:table-cell office:value-type="float" office:value="27900">
                <text:p>27900</text:p>
              </table:table-cell>
              <table:table-cell office:value-type="float" office:value="28000">
                <text:p>28000</text:p>
              </table:table-cell>
              <table:table-cell office:value-type="float" office:value="28100">
                <text:p>28100</text:p>
              </table:table-cell>
              <table:table-cell office:value-type="float" office:value="28200">
                <text:p>28200</text:p>
              </table:table-cell>
              <table:table-cell office:value-type="float" office:value="28300">
                <text:p>28300</text:p>
              </table:table-cell>
              <table:table-cell office:value-type="float" office:value="28400">
                <text:p>28400</text:p>
              </table:table-cell>
              <table:table-cell office:value-type="float" office:value="28500">
                <text:p>28500</text:p>
              </table:table-cell>
              <table:table-cell office:value-type="float" office:value="28600">
                <text:p>28600</text:p>
              </table:table-cell>
              <table:table-cell office:value-type="float" office:value="28700">
                <text:p>28700</text:p>
              </table:table-cell>
              <table:table-cell office:value-type="float" office:value="28800">
                <text:p>28800</text:p>
              </table:table-cell>
              <table:table-cell office:value-type="float" office:value="28900">
                <text:p>28900</text:p>
              </table:table-cell>
              <table:table-cell office:value-type="float" office:value="29000">
                <text:p>29000</text:p>
              </table:table-cell>
              <table:table-cell office:value-type="float" office:value="29100">
                <text:p>29100</text:p>
              </table:table-cell>
              <table:table-cell office:value-type="float" office:value="29200">
                <text:p>29200</text:p>
              </table:table-cell>
              <table:table-cell office:value-type="float" office:value="29300">
                <text:p>29300</text:p>
              </table:table-cell>
              <table:table-cell office:value-type="float" office:value="29400">
                <text:p>29400</text:p>
              </table:table-cell>
              <table:table-cell office:value-type="float" office:value="29500">
                <text:p>29500</text:p>
              </table:table-cell>
              <table:table-cell office:value-type="float" office:value="29600">
                <text:p>29600</text:p>
              </table:table-cell>
              <table:table-cell office:value-type="float" office:value="29700">
                <text:p>29700</text:p>
              </table:table-cell>
              <table:table-cell office:value-type="float" office:value="29800">
                <text:p>29800</text:p>
              </table:table-cell>
              <table:table-cell office:value-type="float" office:value="29900">
                <text:p>29900</text:p>
              </table:table-cell>
              <table:table-cell office:value-type="float" office:value="30000">
                <text:p>30000</text:p>
              </table:table-cell>
              <table:table-cell office:value-type="float" office:value="30100">
                <text:p>30100</text:p>
              </table:table-cell>
              <table:table-cell office:value-type="float" office:value="30200">
                <text:p>30200</text:p>
              </table:table-cell>
              <table:table-cell office:value-type="float" office:value="30300">
                <text:p>30300</text:p>
              </table:table-cell>
              <table:table-cell office:value-type="float" office:value="30400">
                <text:p>30400</text:p>
              </table:table-cell>
              <table:table-cell office:value-type="float" office:value="30500">
                <text:p>30500</text:p>
              </table:table-cell>
              <table:table-cell office:value-type="float" office:value="30600">
                <text:p>30600</text:p>
              </table:table-cell>
              <table:table-cell office:value-type="float" office:value="30700">
                <text:p>30700</text:p>
              </table:table-cell>
              <table:table-cell office:value-type="float" office:value="30800">
                <text:p>30800</text:p>
              </table:table-cell>
              <table:table-cell office:value-type="float" office:value="30900">
                <text:p>30900</text:p>
              </table:table-cell>
              <table:table-cell office:value-type="float" office:value="31000">
                <text:p>31000</text:p>
              </table:table-cell>
              <table:table-cell office:value-type="float" office:value="31100">
                <text:p>31100</text:p>
              </table:table-cell>
              <table:table-cell office:value-type="float" office:value="31200">
                <text:p>31200</text:p>
              </table:table-cell>
              <table:table-cell office:value-type="float" office:value="31300">
                <text:p>31300</text:p>
              </table:table-cell>
              <table:table-cell office:value-type="float" office:value="31400">
                <text:p>31400</text:p>
              </table:table-cell>
              <table:table-cell office:value-type="float" office:value="31500">
                <text:p>31500</text:p>
              </table:table-cell>
              <table:table-cell office:value-type="float" office:value="31600">
                <text:p>31600</text:p>
              </table:table-cell>
              <table:table-cell office:value-type="float" office:value="31700">
                <text:p>31700</text:p>
              </table:table-cell>
              <table:table-cell office:value-type="float" office:value="31800">
                <text:p>31800</text:p>
              </table:table-cell>
              <table:table-cell office:value-type="float" office:value="31900">
                <text:p>31900</text:p>
              </table:table-cell>
              <table:table-cell office:value-type="float" office:value="32000">
                <text:p>32000</text:p>
              </table:table-cell>
              <table:table-cell office:value-type="float" office:value="32100">
                <text:p>32100</text:p>
              </table:table-cell>
              <table:table-cell office:value-type="float" office:value="32200">
                <text:p>32200</text:p>
              </table:table-cell>
              <table:table-cell office:value-type="float" office:value="32300">
                <text:p>32300</text:p>
              </table:table-cell>
              <table:table-cell office:value-type="float" office:value="32400">
                <text:p>32400</text:p>
              </table:table-cell>
              <table:table-cell office:value-type="float" office:value="32500">
                <text:p>32500</text:p>
              </table:table-cell>
              <table:table-cell office:value-type="float" office:value="32600">
                <text:p>32600</text:p>
              </table:table-cell>
              <table:table-cell office:value-type="float" office:value="32700">
                <text:p>32700</text:p>
              </table:table-cell>
              <table:table-cell office:value-type="float" office:value="32800">
                <text:p>32800</text:p>
              </table:table-cell>
              <table:table-cell office:value-type="float" office:value="32900">
                <text:p>32900</text:p>
              </table:table-cell>
              <table:table-cell office:value-type="float" office:value="33000">
                <text:p>33000</text:p>
              </table:table-cell>
              <table:table-cell office:value-type="float" office:value="33100">
                <text:p>33100</text:p>
              </table:table-cell>
              <table:table-cell office:value-type="float" office:value="33200">
                <text:p>33200</text:p>
              </table:table-cell>
              <table:table-cell office:value-type="float" office:value="33300">
                <text:p>33300</text:p>
              </table:table-cell>
              <table:table-cell office:value-type="float" office:value="33400">
                <text:p>33400</text:p>
              </table:table-cell>
              <table:table-cell office:value-type="float" office:value="33500">
                <text:p>33500</text:p>
              </table:table-cell>
              <table:table-cell office:value-type="float" office:value="33600">
                <text:p>33600</text:p>
              </table:table-cell>
              <table:table-cell office:value-type="float" office:value="33700">
                <text:p>33700</text:p>
              </table:table-cell>
              <table:table-cell office:value-type="float" office:value="33800">
                <text:p>33800</text:p>
              </table:table-cell>
              <table:table-cell office:value-type="float" office:value="33900">
                <text:p>33900</text:p>
              </table:table-cell>
              <table:table-cell office:value-type="float" office:value="34000">
                <text:p>34000</text:p>
              </table:table-cell>
              <table:table-cell office:value-type="float" office:value="34100">
                <text:p>34100</text:p>
              </table:table-cell>
              <table:table-cell office:value-type="float" office:value="34200">
                <text:p>34200</text:p>
              </table:table-cell>
              <table:table-cell office:value-type="float" office:value="34300">
                <text:p>34300</text:p>
              </table:table-cell>
              <table:table-cell office:value-type="float" office:value="34400">
                <text:p>34400</text:p>
              </table:table-cell>
              <table:table-cell office:value-type="float" office:value="34500">
                <text:p>34500</text:p>
              </table:table-cell>
              <table:table-cell office:value-type="float" office:value="34600">
                <text:p>34600</text:p>
              </table:table-cell>
              <table:table-cell office:value-type="float" office:value="34700">
                <text:p>34700</text:p>
              </table:table-cell>
              <table:table-cell office:value-type="float" office:value="34800">
                <text:p>34800</text:p>
              </table:table-cell>
              <table:table-cell office:value-type="float" office:value="34900">
                <text:p>34900</text:p>
              </table:table-cell>
              <table:table-cell office:value-type="float" office:value="35000">
                <text:p>35000</text:p>
              </table:table-cell>
              <table:table-cell office:value-type="float" office:value="35100">
                <text:p>35100</text:p>
              </table:table-cell>
              <table:table-cell office:value-type="float" office:value="35200">
                <text:p>35200</text:p>
              </table:table-cell>
              <table:table-cell office:value-type="float" office:value="35300">
                <text:p>35300</text:p>
              </table:table-cell>
              <table:table-cell office:value-type="float" office:value="35400">
                <text:p>35400</text:p>
              </table:table-cell>
              <table:table-cell office:value-type="float" office:value="35500">
                <text:p>35500</text:p>
              </table:table-cell>
              <table:table-cell office:value-type="float" office:value="35600">
                <text:p>35600</text:p>
              </table:table-cell>
              <table:table-cell office:value-type="float" office:value="35700">
                <text:p>35700</text:p>
              </table:table-cell>
              <table:table-cell office:value-type="float" office:value="35800">
                <text:p>35800</text:p>
              </table:table-cell>
              <table:table-cell office:value-type="float" office:value="35900">
                <text:p>35900</text:p>
              </table:table-cell>
              <table:table-cell office:value-type="float" office:value="36000">
                <text:p>36000</text:p>
              </table:table-cell>
              <table:table-cell office:value-type="float" office:value="36100">
                <text:p>36100</text:p>
              </table:table-cell>
              <table:table-cell office:value-type="float" office:value="36200">
                <text:p>36200</text:p>
              </table:table-cell>
              <table:table-cell office:value-type="float" office:value="36300">
                <text:p>36300</text:p>
              </table:table-cell>
              <table:table-cell office:value-type="float" office:value="36400">
                <text:p>36400</text:p>
              </table:table-cell>
              <table:table-cell office:value-type="float" office:value="36500">
                <text:p>36500</text:p>
              </table:table-cell>
              <table:table-cell office:value-type="float" office:value="36600">
                <text:p>36600</text:p>
              </table:table-cell>
              <table:table-cell office:value-type="float" office:value="36700">
                <text:p>36700</text:p>
              </table:table-cell>
              <table:table-cell office:value-type="float" office:value="36800">
                <text:p>36800</text:p>
              </table:table-cell>
              <table:table-cell office:value-type="float" office:value="36900">
                <text:p>36900</text:p>
              </table:table-cell>
              <table:table-cell office:value-type="float" office:value="37000">
                <text:p>37000</text:p>
              </table:table-cell>
              <table:table-cell office:value-type="float" office:value="37100">
                <text:p>37100</text:p>
              </table:table-cell>
              <table:table-cell office:value-type="float" office:value="37200">
                <text:p>37200</text:p>
              </table:table-cell>
              <table:table-cell office:value-type="float" office:value="37300">
                <text:p>37300</text:p>
              </table:table-cell>
              <table:table-cell office:value-type="float" office:value="37400">
                <text:p>37400</text:p>
              </table:table-cell>
              <table:table-cell office:value-type="float" office:value="37500">
                <text:p>37500</text:p>
              </table:table-cell>
              <table:table-cell office:value-type="float" office:value="37600">
                <text:p>37600</text:p>
              </table:table-cell>
              <table:table-cell office:value-type="float" office:value="37700">
                <text:p>37700</text:p>
              </table:table-cell>
              <table:table-cell office:value-type="float" office:value="37800">
                <text:p>37800</text:p>
              </table:table-cell>
              <table:table-cell office:value-type="float" office:value="37900">
                <text:p>37900</text:p>
              </table:table-cell>
              <table:table-cell office:value-type="float" office:value="38000">
                <text:p>38000</text:p>
              </table:table-cell>
              <table:table-cell office:value-type="float" office:value="38100">
                <text:p>38100</text:p>
              </table:table-cell>
              <table:table-cell office:value-type="float" office:value="38200">
                <text:p>38200</text:p>
              </table:table-cell>
              <table:table-cell office:value-type="float" office:value="38300">
                <text:p>38300</text:p>
              </table:table-cell>
              <table:table-cell office:value-type="float" office:value="38400">
                <text:p>38400</text:p>
              </table:table-cell>
              <table:table-cell office:value-type="float" office:value="38500">
                <text:p>38500</text:p>
              </table:table-cell>
              <table:table-cell office:value-type="float" office:value="38600">
                <text:p>38600</text:p>
              </table:table-cell>
              <table:table-cell office:value-type="float" office:value="38700">
                <text:p>38700</text:p>
              </table:table-cell>
              <table:table-cell office:value-type="float" office:value="38800">
                <text:p>38800</text:p>
              </table:table-cell>
              <table:table-cell office:value-type="float" office:value="38900">
                <text:p>38900</text:p>
              </table:table-cell>
              <table:table-cell office:value-type="float" office:value="39000">
                <text:p>39000</text:p>
              </table:table-cell>
              <table:table-cell office:value-type="float" office:value="39100">
                <text:p>39100</text:p>
              </table:table-cell>
              <table:table-cell office:value-type="float" office:value="39200">
                <text:p>39200</text:p>
              </table:table-cell>
              <table:table-cell office:value-type="float" office:value="39300">
                <text:p>39300</text:p>
              </table:table-cell>
              <table:table-cell office:value-type="float" office:value="39400">
                <text:p>39400</text:p>
              </table:table-cell>
              <table:table-cell office:value-type="float" office:value="39500">
                <text:p>39500</text:p>
              </table:table-cell>
              <table:table-cell office:value-type="float" office:value="39600">
                <text:p>39600</text:p>
              </table:table-cell>
              <table:table-cell office:value-type="float" office:value="39700">
                <text:p>39700</text:p>
              </table:table-cell>
              <table:table-cell office:value-type="float" office:value="39800">
                <text:p>39800</text:p>
              </table:table-cell>
              <table:table-cell office:value-type="float" office:value="39900">
                <text:p>39900</text:p>
              </table:table-cell>
              <table:table-cell office:value-type="float" office:value="40000">
                <text:p>40000</text:p>
              </table:table-cell>
              <table:table-cell office:value-type="float" office:value="40100">
                <text:p>40100</text:p>
              </table:table-cell>
              <table:table-cell office:value-type="float" office:value="40200">
                <text:p>40200</text:p>
              </table:table-cell>
              <table:table-cell office:value-type="float" office:value="40300">
                <text:p>40300</text:p>
              </table:table-cell>
              <table:table-cell office:value-type="float" office:value="40400">
                <text:p>40400</text:p>
              </table:table-cell>
              <table:table-cell office:value-type="float" office:value="40500">
                <text:p>40500</text:p>
              </table:table-cell>
              <table:table-cell office:value-type="float" office:value="40600">
                <text:p>40600</text:p>
              </table:table-cell>
              <table:table-cell office:value-type="float" office:value="40700">
                <text:p>40700</text:p>
              </table:table-cell>
              <table:table-cell office:value-type="float" office:value="40800">
                <text:p>40800</text:p>
              </table:table-cell>
              <table:table-cell office:value-type="float" office:value="40900">
                <text:p>40900</text:p>
              </table:table-cell>
              <table:table-cell office:value-type="float" office:value="41000">
                <text:p>41000</text:p>
              </table:table-cell>
              <table:table-cell office:value-type="float" office:value="41100">
                <text:p>41100</text:p>
              </table:table-cell>
              <table:table-cell office:value-type="float" office:value="41200">
                <text:p>41200</text:p>
              </table:table-cell>
              <table:table-cell office:value-type="float" office:value="41300">
                <text:p>41300</text:p>
              </table:table-cell>
              <table:table-cell office:value-type="float" office:value="41400">
                <text:p>41400</text:p>
              </table:table-cell>
              <table:table-cell office:value-type="float" office:value="41500">
                <text:p>41500</text:p>
              </table:table-cell>
              <table:table-cell office:value-type="float" office:value="41600">
                <text:p>41600</text:p>
              </table:table-cell>
              <table:table-cell office:value-type="float" office:value="41700">
                <text:p>41700</text:p>
              </table:table-cell>
              <table:table-cell office:value-type="float" office:value="41800">
                <text:p>41800</text:p>
              </table:table-cell>
              <table:table-cell office:value-type="float" office:value="41900">
                <text:p>41900</text:p>
              </table:table-cell>
              <table:table-cell office:value-type="float" office:value="42000">
                <text:p>42000</text:p>
              </table:table-cell>
              <table:table-cell office:value-type="float" office:value="42100">
                <text:p>42100</text:p>
              </table:table-cell>
              <table:table-cell office:value-type="float" office:value="42200">
                <text:p>42200</text:p>
              </table:table-cell>
              <table:table-cell office:value-type="float" office:value="42300">
                <text:p>42300</text:p>
              </table:table-cell>
              <table:table-cell office:value-type="float" office:value="42400">
                <text:p>42400</text:p>
              </table:table-cell>
              <table:table-cell office:value-type="float" office:value="42500">
                <text:p>42500</text:p>
              </table:table-cell>
              <table:table-cell office:value-type="float" office:value="42600">
                <text:p>42600</text:p>
              </table:table-cell>
              <table:table-cell office:value-type="float" office:value="42700">
                <text:p>42700</text:p>
              </table:table-cell>
              <table:table-cell office:value-type="float" office:value="42800">
                <text:p>42800</text:p>
              </table:table-cell>
              <table:table-cell office:value-type="float" office:value="42900">
                <text:p>42900</text:p>
              </table:table-cell>
              <table:table-cell office:value-type="float" office:value="43000">
                <text:p>43000</text:p>
              </table:table-cell>
              <table:table-cell office:value-type="float" office:value="43100">
                <text:p>43100</text:p>
              </table:table-cell>
              <table:table-cell office:value-type="float" office:value="43200">
                <text:p>43200</text:p>
              </table:table-cell>
              <table:table-cell office:value-type="float" office:value="43300">
                <text:p>43300</text:p>
              </table:table-cell>
              <table:table-cell office:value-type="float" office:value="43400">
                <text:p>43400</text:p>
              </table:table-cell>
              <table:table-cell office:value-type="float" office:value="43500">
                <text:p>43500</text:p>
              </table:table-cell>
              <table:table-cell office:value-type="float" office:value="43600">
                <text:p>43600</text:p>
              </table:table-cell>
              <table:table-cell office:value-type="float" office:value="43700">
                <text:p>43700</text:p>
              </table:table-cell>
              <table:table-cell office:value-type="float" office:value="43800">
                <text:p>43800</text:p>
              </table:table-cell>
              <table:table-cell office:value-type="float" office:value="43900">
                <text:p>43900</text:p>
              </table:table-cell>
              <table:table-cell office:value-type="float" office:value="44000">
                <text:p>44000</text:p>
              </table:table-cell>
              <table:table-cell office:value-type="float" office:value="44100">
                <text:p>44100</text:p>
              </table:table-cell>
              <table:table-cell office:value-type="float" office:value="44200">
                <text:p>44200</text:p>
              </table:table-cell>
              <table:table-cell office:value-type="float" office:value="44300">
                <text:p>44300</text:p>
              </table:table-cell>
              <table:table-cell office:value-type="float" office:value="44400">
                <text:p>44400</text:p>
              </table:table-cell>
              <table:table-cell office:value-type="float" office:value="44500">
                <text:p>44500</text:p>
              </table:table-cell>
              <table:table-cell office:value-type="float" office:value="44600">
                <text:p>44600</text:p>
              </table:table-cell>
              <table:table-cell office:value-type="float" office:value="44700">
                <text:p>44700</text:p>
              </table:table-cell>
              <table:table-cell office:value-type="float" office:value="44800">
                <text:p>44800</text:p>
              </table:table-cell>
              <table:table-cell office:value-type="float" office:value="44900">
                <text:p>44900</text:p>
              </table:table-cell>
              <table:table-cell office:value-type="float" office:value="45000">
                <text:p>45000</text:p>
              </table:table-cell>
              <table:table-cell office:value-type="float" office:value="45100">
                <text:p>45100</text:p>
              </table:table-cell>
              <table:table-cell office:value-type="float" office:value="45200">
                <text:p>45200</text:p>
              </table:table-cell>
              <table:table-cell office:value-type="float" office:value="45300">
                <text:p>45300</text:p>
              </table:table-cell>
              <table:table-cell office:value-type="float" office:value="45400">
                <text:p>45400</text:p>
              </table:table-cell>
              <table:table-cell office:value-type="float" office:value="45500">
                <text:p>45500</text:p>
              </table:table-cell>
              <table:table-cell office:value-type="float" office:value="45600">
                <text:p>45600</text:p>
              </table:table-cell>
              <table:table-cell office:value-type="float" office:value="45700">
                <text:p>45700</text:p>
              </table:table-cell>
              <table:table-cell office:value-type="float" office:value="45800">
                <text:p>45800</text:p>
              </table:table-cell>
              <table:table-cell office:value-type="float" office:value="45900">
                <text:p>45900</text:p>
              </table:table-cell>
              <table:table-cell office:value-type="float" office:value="46000">
                <text:p>46000</text:p>
              </table:table-cell>
              <table:table-cell office:value-type="float" office:value="46100">
                <text:p>46100</text:p>
              </table:table-cell>
              <table:table-cell office:value-type="float" office:value="46200">
                <text:p>46200</text:p>
              </table:table-cell>
              <table:table-cell office:value-type="float" office:value="46300">
                <text:p>46300</text:p>
              </table:table-cell>
              <table:table-cell office:value-type="float" office:value="46400">
                <text:p>46400</text:p>
              </table:table-cell>
              <table:table-cell office:value-type="float" office:value="46500">
                <text:p>46500</text:p>
              </table:table-cell>
              <table:table-cell office:value-type="float" office:value="46600">
                <text:p>46600</text:p>
              </table:table-cell>
              <table:table-cell office:value-type="float" office:value="46700">
                <text:p>46700</text:p>
              </table:table-cell>
              <table:table-cell office:value-type="float" office:value="46800">
                <text:p>46800</text:p>
              </table:table-cell>
              <table:table-cell office:value-type="float" office:value="46900">
                <text:p>46900</text:p>
              </table:table-cell>
              <table:table-cell office:value-type="float" office:value="47000">
                <text:p>47000</text:p>
              </table:table-cell>
              <table:table-cell office:value-type="float" office:value="47100">
                <text:p>47100</text:p>
              </table:table-cell>
              <table:table-cell office:value-type="float" office:value="47200">
                <text:p>47200</text:p>
              </table:table-cell>
              <table:table-cell office:value-type="float" office:value="47300">
                <text:p>47300</text:p>
              </table:table-cell>
              <table:table-cell office:value-type="float" office:value="47400">
                <text:p>47400</text:p>
              </table:table-cell>
              <table:table-cell office:value-type="float" office:value="47500">
                <text:p>47500</text:p>
              </table:table-cell>
              <table:table-cell office:value-type="float" office:value="47600">
                <text:p>47600</text:p>
              </table:table-cell>
              <table:table-cell office:value-type="float" office:value="47700">
                <text:p>47700</text:p>
              </table:table-cell>
              <table:table-cell office:value-type="float" office:value="47800">
                <text:p>47800</text:p>
              </table:table-cell>
              <table:table-cell office:value-type="float" office:value="47900">
                <text:p>47900</text:p>
              </table:table-cell>
              <table:table-cell office:value-type="float" office:value="48000">
                <text:p>48000</text:p>
              </table:table-cell>
              <table:table-cell office:value-type="float" office:value="48100">
                <text:p>48100</text:p>
              </table:table-cell>
              <table:table-cell office:value-type="float" office:value="48200">
                <text:p>48200</text:p>
              </table:table-cell>
              <table:table-cell office:value-type="float" office:value="48300">
                <text:p>48300</text:p>
              </table:table-cell>
              <table:table-cell office:value-type="float" office:value="48400">
                <text:p>48400</text:p>
              </table:table-cell>
              <table:table-cell office:value-type="float" office:value="48500">
                <text:p>48500</text:p>
              </table:table-cell>
              <table:table-cell office:value-type="float" office:value="48600">
                <text:p>48600</text:p>
              </table:table-cell>
              <table:table-cell office:value-type="float" office:value="48700">
                <text:p>48700</text:p>
              </table:table-cell>
              <table:table-cell office:value-type="float" office:value="48800">
                <text:p>48800</text:p>
              </table:table-cell>
              <table:table-cell office:value-type="float" office:value="48900">
                <text:p>48900</text:p>
              </table:table-cell>
              <table:table-cell office:value-type="float" office:value="49000">
                <text:p>49000</text:p>
              </table:table-cell>
              <table:table-cell office:value-type="float" office:value="49100">
                <text:p>49100</text:p>
              </table:table-cell>
              <table:table-cell office:value-type="float" office:value="49200">
                <text:p>49200</text:p>
              </table:table-cell>
              <table:table-cell office:value-type="float" office:value="49300">
                <text:p>49300</text:p>
              </table:table-cell>
              <table:table-cell office:value-type="float" office:value="49400">
                <text:p>49400</text:p>
              </table:table-cell>
              <table:table-cell office:value-type="float" office:value="49500">
                <text:p>49500</text:p>
              </table:table-cell>
              <table:table-cell office:value-type="float" office:value="49600">
                <text:p>49600</text:p>
              </table:table-cell>
              <table:table-cell office:value-type="float" office:value="49700">
                <text:p>49700</text:p>
              </table:table-cell>
              <table:table-cell office:value-type="float" office:value="49800">
                <text:p>49800</text:p>
              </table:table-cell>
              <table:table-cell office:value-type="float" office:value="49900">
                <text:p>499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insert</text:p>
                <draw:g>
                  <svg:desc>Sheet1.A4:Sheet1.A4</svg:desc>
                </draw:g>
              </table:table-cell>
              <table:table-cell office:value-type="float" office:value="5001">
                <text:p>5001</text:p>
                <draw:g>
                  <svg:desc>Sheet1.B4:Sheet1.SG4</svg:desc>
                </draw:g>
              </table:table-cell>
              <table:table-cell office:value-type="float" office:value="5438">
                <text:p>5438</text:p>
              </table:table-cell>
              <table:table-cell office:value-type="float" office:value="4756">
                <text:p>4756</text:p>
              </table:table-cell>
              <table:table-cell office:value-type="float" office:value="4847">
                <text:p>4847</text:p>
              </table:table-cell>
              <table:table-cell office:value-type="float" office:value="4986">
                <text:p>4986</text:p>
              </table:table-cell>
              <table:table-cell office:value-type="float" office:value="5025">
                <text:p>5025</text:p>
              </table:table-cell>
              <table:table-cell office:value-type="float" office:value="5144">
                <text:p>5144</text:p>
              </table:table-cell>
              <table:table-cell office:value-type="float" office:value="5207">
                <text:p>5207</text:p>
              </table:table-cell>
              <table:table-cell office:value-type="float" office:value="5278">
                <text:p>5278</text:p>
              </table:table-cell>
              <table:table-cell office:value-type="float" office:value="5403">
                <text:p>5403</text:p>
              </table:table-cell>
              <table:table-cell office:value-type="float" office:value="5496">
                <text:p>5496</text:p>
              </table:table-cell>
              <table:table-cell office:value-type="float" office:value="5611">
                <text:p>5611</text:p>
              </table:table-cell>
              <table:table-cell office:value-type="float" office:value="5650">
                <text:p>5650</text:p>
              </table:table-cell>
              <table:table-cell office:value-type="float" office:value="5822">
                <text:p>5822</text:p>
              </table:table-cell>
              <table:table-cell office:value-type="float" office:value="5952">
                <text:p>5952</text:p>
              </table:table-cell>
              <table:table-cell office:value-type="float" office:value="6002">
                <text:p>6002</text:p>
              </table:table-cell>
              <table:table-cell office:value-type="float" office:value="6122">
                <text:p>6122</text:p>
              </table:table-cell>
              <table:table-cell office:value-type="float" office:value="6209">
                <text:p>6209</text:p>
              </table:table-cell>
              <table:table-cell office:value-type="float" office:value="6353">
                <text:p>6353</text:p>
              </table:table-cell>
              <table:table-cell office:value-type="float" office:value="6490">
                <text:p>6490</text:p>
              </table:table-cell>
              <table:table-cell office:value-type="float" office:value="6542">
                <text:p>6542</text:p>
              </table:table-cell>
              <table:table-cell office:value-type="float" office:value="6634">
                <text:p>6634</text:p>
              </table:table-cell>
              <table:table-cell office:value-type="float" office:value="6762">
                <text:p>6762</text:p>
              </table:table-cell>
              <table:table-cell office:value-type="float" office:value="6839">
                <text:p>6839</text:p>
              </table:table-cell>
              <table:table-cell office:value-type="float" office:value="7296">
                <text:p>7296</text:p>
              </table:table-cell>
              <table:table-cell office:value-type="float" office:value="7041">
                <text:p>7041</text:p>
              </table:table-cell>
              <table:table-cell office:value-type="float" office:value="7168">
                <text:p>7168</text:p>
              </table:table-cell>
              <table:table-cell office:value-type="float" office:value="7192">
                <text:p>7192</text:p>
              </table:table-cell>
              <table:table-cell office:value-type="float" office:value="8123">
                <text:p>8123</text:p>
              </table:table-cell>
              <table:table-cell office:value-type="float" office:value="7458">
                <text:p>7458</text:p>
              </table:table-cell>
              <table:table-cell office:value-type="float" office:value="7475">
                <text:p>7475</text:p>
              </table:table-cell>
              <table:table-cell office:value-type="float" office:value="7640">
                <text:p>7640</text:p>
              </table:table-cell>
              <table:table-cell office:value-type="float" office:value="7778">
                <text:p>7778</text:p>
              </table:table-cell>
              <table:table-cell office:value-type="float" office:value="7823">
                <text:p>7823</text:p>
              </table:table-cell>
              <table:table-cell office:value-type="float" office:value="7994">
                <text:p>7994</text:p>
              </table:table-cell>
              <table:table-cell office:value-type="float" office:value="8107">
                <text:p>8107</text:p>
              </table:table-cell>
              <table:table-cell office:value-type="float" office:value="8243">
                <text:p>8243</text:p>
              </table:table-cell>
              <table:table-cell office:value-type="float" office:value="8375">
                <text:p>8375</text:p>
              </table:table-cell>
              <table:table-cell office:value-type="float" office:value="8319">
                <text:p>8319</text:p>
              </table:table-cell>
              <table:table-cell office:value-type="float" office:value="8400">
                <text:p>8400</text:p>
              </table:table-cell>
              <table:table-cell office:value-type="float" office:value="8525">
                <text:p>8525</text:p>
              </table:table-cell>
              <table:table-cell office:value-type="float" office:value="8641">
                <text:p>8641</text:p>
              </table:table-cell>
              <table:table-cell office:value-type="float" office:value="8694">
                <text:p>8694</text:p>
              </table:table-cell>
              <table:table-cell office:value-type="float" office:value="8837">
                <text:p>8837</text:p>
              </table:table-cell>
              <table:table-cell office:value-type="float" office:value="8931">
                <text:p>8931</text:p>
              </table:table-cell>
              <table:table-cell office:value-type="float" office:value="8948">
                <text:p>8948</text:p>
              </table:table-cell>
              <table:table-cell office:value-type="float" office:value="9044">
                <text:p>9044</text:p>
              </table:table-cell>
              <table:table-cell office:value-type="float" office:value="9239">
                <text:p>9239</text:p>
              </table:table-cell>
              <table:table-cell office:value-type="float" office:value="9317">
                <text:p>9317</text:p>
              </table:table-cell>
              <table:table-cell office:value-type="float" office:value="9433">
                <text:p>9433</text:p>
              </table:table-cell>
              <table:table-cell office:value-type="float" office:value="9532">
                <text:p>9532</text:p>
              </table:table-cell>
              <table:table-cell office:value-type="float" office:value="9646">
                <text:p>9646</text:p>
              </table:table-cell>
              <table:table-cell office:value-type="float" office:value="9673">
                <text:p>9673</text:p>
              </table:table-cell>
              <table:table-cell office:value-type="float" office:value="9802">
                <text:p>9802</text:p>
              </table:table-cell>
              <table:table-cell office:value-type="float" office:value="10009">
                <text:p>10009</text:p>
              </table:table-cell>
              <table:table-cell office:value-type="float" office:value="10138">
                <text:p>10138</text:p>
              </table:table-cell>
              <table:table-cell office:value-type="float" office:value="10120">
                <text:p>10120</text:p>
              </table:table-cell>
              <table:table-cell office:value-type="float" office:value="10232">
                <text:p>10232</text:p>
              </table:table-cell>
              <table:table-cell office:value-type="float" office:value="10295">
                <text:p>10295</text:p>
              </table:table-cell>
              <table:table-cell office:value-type="float" office:value="10480">
                <text:p>10480</text:p>
              </table:table-cell>
              <table:table-cell office:value-type="float" office:value="10580">
                <text:p>10580</text:p>
              </table:table-cell>
              <table:table-cell office:value-type="float" office:value="10667">
                <text:p>10667</text:p>
              </table:table-cell>
              <table:table-cell office:value-type="float" office:value="10746">
                <text:p>10746</text:p>
              </table:table-cell>
              <table:table-cell office:value-type="float" office:value="10835">
                <text:p>10835</text:p>
              </table:table-cell>
              <table:table-cell office:value-type="float" office:value="11017">
                <text:p>11017</text:p>
              </table:table-cell>
              <table:table-cell office:value-type="float" office:value="11220">
                <text:p>11220</text:p>
              </table:table-cell>
              <table:table-cell office:value-type="float" office:value="11177">
                <text:p>11177</text:p>
              </table:table-cell>
              <table:table-cell office:value-type="float" office:value="11182">
                <text:p>11182</text:p>
              </table:table-cell>
              <table:table-cell office:value-type="float" office:value="11562">
                <text:p>11562</text:p>
              </table:table-cell>
              <table:table-cell office:value-type="float" office:value="11570">
                <text:p>11570</text:p>
              </table:table-cell>
              <table:table-cell office:value-type="float" office:value="11582">
                <text:p>11582</text:p>
              </table:table-cell>
              <table:table-cell office:value-type="float" office:value="11790">
                <text:p>11790</text:p>
              </table:table-cell>
              <table:table-cell office:value-type="float" office:value="11910">
                <text:p>11910</text:p>
              </table:table-cell>
              <table:table-cell office:value-type="float" office:value="11806">
                <text:p>11806</text:p>
              </table:table-cell>
              <table:table-cell office:value-type="float" office:value="12006">
                <text:p>12006</text:p>
              </table:table-cell>
              <table:table-cell office:value-type="float" office:value="12097">
                <text:p>12097</text:p>
              </table:table-cell>
              <table:table-cell office:value-type="float" office:value="12169">
                <text:p>12169</text:p>
              </table:table-cell>
              <table:table-cell office:value-type="float" office:value="12330">
                <text:p>12330</text:p>
              </table:table-cell>
              <table:table-cell office:value-type="float" office:value="12525">
                <text:p>12525</text:p>
              </table:table-cell>
              <table:table-cell office:value-type="float" office:value="12454">
                <text:p>12454</text:p>
              </table:table-cell>
              <table:table-cell office:value-type="float" office:value="12532">
                <text:p>12532</text:p>
              </table:table-cell>
              <table:table-cell office:value-type="float" office:value="12641">
                <text:p>12641</text:p>
              </table:table-cell>
              <table:table-cell office:value-type="float" office:value="12786">
                <text:p>12786</text:p>
              </table:table-cell>
              <table:table-cell office:value-type="float" office:value="12921">
                <text:p>12921</text:p>
              </table:table-cell>
              <table:table-cell office:value-type="float" office:value="12913">
                <text:p>12913</text:p>
              </table:table-cell>
              <table:table-cell office:value-type="float" office:value="13062">
                <text:p>13062</text:p>
              </table:table-cell>
              <table:table-cell office:value-type="float" office:value="13213">
                <text:p>13213</text:p>
              </table:table-cell>
              <table:table-cell office:value-type="float" office:value="13285">
                <text:p>13285</text:p>
              </table:table-cell>
              <table:table-cell office:value-type="float" office:value="13473">
                <text:p>13473</text:p>
              </table:table-cell>
              <table:table-cell office:value-type="float" office:value="13536">
                <text:p>13536</text:p>
              </table:table-cell>
              <table:table-cell office:value-type="float" office:value="13612">
                <text:p>13612</text:p>
              </table:table-cell>
              <table:table-cell office:value-type="float" office:value="13706">
                <text:p>13706</text:p>
              </table:table-cell>
              <table:table-cell office:value-type="float" office:value="13758">
                <text:p>13758</text:p>
              </table:table-cell>
              <table:table-cell office:value-type="float" office:value="13960">
                <text:p>13960</text:p>
              </table:table-cell>
              <table:table-cell office:value-type="float" office:value="14054">
                <text:p>14054</text:p>
              </table:table-cell>
              <table:table-cell office:value-type="float" office:value="14145">
                <text:p>14145</text:p>
              </table:table-cell>
              <table:table-cell office:value-type="float" office:value="14378">
                <text:p>14378</text:p>
              </table:table-cell>
              <table:table-cell office:value-type="float" office:value="14375">
                <text:p>14375</text:p>
              </table:table-cell>
              <table:table-cell office:value-type="float" office:value="14507">
                <text:p>14507</text:p>
              </table:table-cell>
              <table:table-cell office:value-type="float" office:value="14543">
                <text:p>14543</text:p>
              </table:table-cell>
              <table:table-cell office:value-type="float" office:value="14713">
                <text:p>14713</text:p>
              </table:table-cell>
              <table:table-cell office:value-type="float" office:value="14825">
                <text:p>14825</text:p>
              </table:table-cell>
              <table:table-cell office:value-type="float" office:value="15150">
                <text:p>15150</text:p>
              </table:table-cell>
              <table:table-cell office:value-type="float" office:value="15071">
                <text:p>15071</text:p>
              </table:table-cell>
              <table:table-cell office:value-type="float" office:value="15090">
                <text:p>15090</text:p>
              </table:table-cell>
              <table:table-cell office:value-type="float" office:value="15224">
                <text:p>15224</text:p>
              </table:table-cell>
              <table:table-cell office:value-type="float" office:value="15420">
                <text:p>15420</text:p>
              </table:table-cell>
              <table:table-cell office:value-type="float" office:value="15276">
                <text:p>15276</text:p>
              </table:table-cell>
              <table:table-cell office:value-type="float" office:value="15569">
                <text:p>15569</text:p>
              </table:table-cell>
              <table:table-cell office:value-type="float" office:value="15632">
                <text:p>15632</text:p>
              </table:table-cell>
              <table:table-cell office:value-type="float" office:value="15711">
                <text:p>15711</text:p>
              </table:table-cell>
              <table:table-cell office:value-type="float" office:value="15958">
                <text:p>15958</text:p>
              </table:table-cell>
              <table:table-cell office:value-type="float" office:value="16063">
                <text:p>16063</text:p>
              </table:table-cell>
              <table:table-cell office:value-type="float" office:value="16102">
                <text:p>16102</text:p>
              </table:table-cell>
              <table:table-cell office:value-type="float" office:value="16118">
                <text:p>16118</text:p>
              </table:table-cell>
              <table:table-cell office:value-type="float" office:value="16249">
                <text:p>16249</text:p>
              </table:table-cell>
              <table:table-cell office:value-type="float" office:value="16334">
                <text:p>16334</text:p>
              </table:table-cell>
              <table:table-cell office:value-type="float" office:value="16472">
                <text:p>16472</text:p>
              </table:table-cell>
              <table:table-cell office:value-type="float" office:value="16563">
                <text:p>16563</text:p>
              </table:table-cell>
              <table:table-cell office:value-type="float" office:value="16650">
                <text:p>16650</text:p>
              </table:table-cell>
              <table:table-cell office:value-type="float" office:value="16823">
                <text:p>16823</text:p>
              </table:table-cell>
              <table:table-cell office:value-type="float" office:value="16895">
                <text:p>16895</text:p>
              </table:table-cell>
              <table:table-cell office:value-type="float" office:value="17010">
                <text:p>17010</text:p>
              </table:table-cell>
              <table:table-cell office:value-type="float" office:value="17172">
                <text:p>17172</text:p>
              </table:table-cell>
              <table:table-cell office:value-type="float" office:value="17167">
                <text:p>17167</text:p>
              </table:table-cell>
              <table:table-cell office:value-type="float" office:value="17525">
                <text:p>17525</text:p>
              </table:table-cell>
              <table:table-cell office:value-type="float" office:value="17482">
                <text:p>17482</text:p>
              </table:table-cell>
              <table:table-cell office:value-type="float" office:value="17549">
                <text:p>17549</text:p>
              </table:table-cell>
              <table:table-cell office:value-type="float" office:value="17866">
                <text:p>17866</text:p>
              </table:table-cell>
              <table:table-cell office:value-type="float" office:value="17634">
                <text:p>17634</text:p>
              </table:table-cell>
              <table:table-cell office:value-type="float" office:value="18135">
                <text:p>18135</text:p>
              </table:table-cell>
              <table:table-cell office:value-type="float" office:value="17970">
                <text:p>17970</text:p>
              </table:table-cell>
              <table:table-cell office:value-type="float" office:value="18144">
                <text:p>18144</text:p>
              </table:table-cell>
              <table:table-cell office:value-type="float" office:value="18281">
                <text:p>18281</text:p>
              </table:table-cell>
              <table:table-cell office:value-type="float" office:value="18357">
                <text:p>18357</text:p>
              </table:table-cell>
              <table:table-cell office:value-type="float" office:value="18633">
                <text:p>18633</text:p>
              </table:table-cell>
              <table:table-cell office:value-type="float" office:value="18906">
                <text:p>18906</text:p>
              </table:table-cell>
              <table:table-cell office:value-type="float" office:value="19145">
                <text:p>19145</text:p>
              </table:table-cell>
              <table:table-cell office:value-type="float" office:value="19400">
                <text:p>19400</text:p>
              </table:table-cell>
              <table:table-cell office:value-type="float" office:value="19476">
                <text:p>19476</text:p>
              </table:table-cell>
              <table:table-cell office:value-type="float" office:value="20097">
                <text:p>20097</text:p>
              </table:table-cell>
              <table:table-cell office:value-type="float" office:value="19853">
                <text:p>19853</text:p>
              </table:table-cell>
              <table:table-cell office:value-type="float" office:value="19882">
                <text:p>19882</text:p>
              </table:table-cell>
              <table:table-cell office:value-type="float" office:value="19686">
                <text:p>19686</text:p>
              </table:table-cell>
              <table:table-cell office:value-type="float" office:value="19907">
                <text:p>19907</text:p>
              </table:table-cell>
              <table:table-cell office:value-type="float" office:value="20211">
                <text:p>20211</text:p>
              </table:table-cell>
              <table:table-cell office:value-type="float" office:value="20459">
                <text:p>20459</text:p>
              </table:table-cell>
              <table:table-cell office:value-type="float" office:value="20475">
                <text:p>20475</text:p>
              </table:table-cell>
              <table:table-cell office:value-type="float" office:value="20376">
                <text:p>20376</text:p>
              </table:table-cell>
              <table:table-cell office:value-type="float" office:value="20465">
                <text:p>20465</text:p>
              </table:table-cell>
              <table:table-cell office:value-type="float" office:value="20868">
                <text:p>20868</text:p>
              </table:table-cell>
              <table:table-cell office:value-type="float" office:value="20673">
                <text:p>20673</text:p>
              </table:table-cell>
              <table:table-cell office:value-type="float" office:value="24283">
                <text:p>24283</text:p>
              </table:table-cell>
              <table:table-cell office:value-type="float" office:value="24385">
                <text:p>24385</text:p>
              </table:table-cell>
              <table:table-cell office:value-type="float" office:value="24695">
                <text:p>24695</text:p>
              </table:table-cell>
              <table:table-cell office:value-type="float" office:value="24970">
                <text:p>24970</text:p>
              </table:table-cell>
              <table:table-cell office:value-type="float" office:value="24791">
                <text:p>24791</text:p>
              </table:table-cell>
              <table:table-cell office:value-type="float" office:value="25193">
                <text:p>25193</text:p>
              </table:table-cell>
              <table:table-cell office:value-type="float" office:value="25353">
                <text:p>25353</text:p>
              </table:table-cell>
              <table:table-cell office:value-type="float" office:value="25624">
                <text:p>25624</text:p>
              </table:table-cell>
              <table:table-cell office:value-type="float" office:value="25693">
                <text:p>25693</text:p>
              </table:table-cell>
              <table:table-cell office:value-type="float" office:value="26053">
                <text:p>26053</text:p>
              </table:table-cell>
              <table:table-cell office:value-type="float" office:value="25588">
                <text:p>25588</text:p>
              </table:table-cell>
              <table:table-cell office:value-type="float" office:value="26218">
                <text:p>26218</text:p>
              </table:table-cell>
              <table:table-cell office:value-type="float" office:value="25784">
                <text:p>25784</text:p>
              </table:table-cell>
              <table:table-cell office:value-type="float" office:value="26438">
                <text:p>26438</text:p>
              </table:table-cell>
              <table:table-cell office:value-type="float" office:value="26631">
                <text:p>26631</text:p>
              </table:table-cell>
              <table:table-cell office:value-type="float" office:value="26211">
                <text:p>26211</text:p>
              </table:table-cell>
              <table:table-cell office:value-type="float" office:value="26855">
                <text:p>26855</text:p>
              </table:table-cell>
              <table:table-cell office:value-type="float" office:value="27038">
                <text:p>27038</text:p>
              </table:table-cell>
              <table:table-cell office:value-type="float" office:value="27271">
                <text:p>27271</text:p>
              </table:table-cell>
              <table:table-cell office:value-type="float" office:value="27178">
                <text:p>27178</text:p>
              </table:table-cell>
              <table:table-cell office:value-type="float" office:value="27343">
                <text:p>27343</text:p>
              </table:table-cell>
              <table:table-cell office:value-type="float" office:value="27892">
                <text:p>27892</text:p>
              </table:table-cell>
              <table:table-cell office:value-type="float" office:value="32210">
                <text:p>32210</text:p>
              </table:table-cell>
              <table:table-cell office:value-type="float" office:value="31636">
                <text:p>31636</text:p>
              </table:table-cell>
              <table:table-cell office:value-type="float" office:value="32371">
                <text:p>32371</text:p>
              </table:table-cell>
              <table:table-cell office:value-type="float" office:value="32198">
                <text:p>32198</text:p>
              </table:table-cell>
              <table:table-cell office:value-type="float" office:value="32155">
                <text:p>32155</text:p>
              </table:table-cell>
              <table:table-cell office:value-type="float" office:value="32385">
                <text:p>32385</text:p>
              </table:table-cell>
              <table:table-cell office:value-type="float" office:value="32382">
                <text:p>32382</text:p>
              </table:table-cell>
              <table:table-cell office:value-type="float" office:value="32808">
                <text:p>32808</text:p>
              </table:table-cell>
              <table:table-cell office:value-type="float" office:value="33199">
                <text:p>33199</text:p>
              </table:table-cell>
              <table:table-cell office:value-type="float" office:value="33184">
                <text:p>33184</text:p>
              </table:table-cell>
              <table:table-cell office:value-type="float" office:value="33233">
                <text:p>33233</text:p>
              </table:table-cell>
              <table:table-cell office:value-type="float" office:value="33737">
                <text:p>33737</text:p>
              </table:table-cell>
              <table:table-cell office:value-type="float" office:value="33625">
                <text:p>33625</text:p>
              </table:table-cell>
              <table:table-cell office:value-type="float" office:value="33643">
                <text:p>33643</text:p>
              </table:table-cell>
              <table:table-cell office:value-type="float" office:value="33906">
                <text:p>33906</text:p>
              </table:table-cell>
              <table:table-cell office:value-type="float" office:value="34168">
                <text:p>34168</text:p>
              </table:table-cell>
              <table:table-cell office:value-type="float" office:value="35084">
                <text:p>35084</text:p>
              </table:table-cell>
              <table:table-cell office:value-type="float" office:value="34947">
                <text:p>34947</text:p>
              </table:table-cell>
              <table:table-cell office:value-type="float" office:value="34885">
                <text:p>34885</text:p>
              </table:table-cell>
              <table:table-cell office:value-type="float" office:value="34985">
                <text:p>34985</text:p>
              </table:table-cell>
              <table:table-cell office:value-type="float" office:value="35266">
                <text:p>35266</text:p>
              </table:table-cell>
              <table:table-cell office:value-type="float" office:value="35178">
                <text:p>35178</text:p>
              </table:table-cell>
              <table:table-cell office:value-type="float" office:value="35295">
                <text:p>35295</text:p>
              </table:table-cell>
              <table:table-cell office:value-type="float" office:value="35343">
                <text:p>35343</text:p>
              </table:table-cell>
              <table:table-cell office:value-type="float" office:value="35974">
                <text:p>35974</text:p>
              </table:table-cell>
              <table:table-cell office:value-type="float" office:value="36003">
                <text:p>36003</text:p>
              </table:table-cell>
              <table:table-cell office:value-type="float" office:value="35833">
                <text:p>35833</text:p>
              </table:table-cell>
              <table:table-cell office:value-type="float" office:value="36168">
                <text:p>36168</text:p>
              </table:table-cell>
              <table:table-cell office:value-type="float" office:value="36354">
                <text:p>36354</text:p>
              </table:table-cell>
              <table:table-cell office:value-type="float" office:value="36418">
                <text:p>36418</text:p>
              </table:table-cell>
              <table:table-cell office:value-type="float" office:value="36656">
                <text:p>36656</text:p>
              </table:table-cell>
              <table:table-cell office:value-type="float" office:value="37067">
                <text:p>37067</text:p>
              </table:table-cell>
              <table:table-cell office:value-type="float" office:value="37130">
                <text:p>37130</text:p>
              </table:table-cell>
              <table:table-cell office:value-type="float" office:value="37846">
                <text:p>37846</text:p>
              </table:table-cell>
              <table:table-cell office:value-type="float" office:value="37981">
                <text:p>37981</text:p>
              </table:table-cell>
              <table:table-cell office:value-type="float" office:value="37807">
                <text:p>37807</text:p>
              </table:table-cell>
              <table:table-cell office:value-type="float" office:value="37237">
                <text:p>37237</text:p>
              </table:table-cell>
              <table:table-cell office:value-type="float" office:value="38323">
                <text:p>38323</text:p>
              </table:table-cell>
              <table:table-cell office:value-type="float" office:value="37975">
                <text:p>37975</text:p>
              </table:table-cell>
              <table:table-cell office:value-type="float" office:value="37931">
                <text:p>37931</text:p>
              </table:table-cell>
              <table:table-cell office:value-type="float" office:value="38315">
                <text:p>38315</text:p>
              </table:table-cell>
              <table:table-cell office:value-type="float" office:value="38570">
                <text:p>38570</text:p>
              </table:table-cell>
              <table:table-cell office:value-type="float" office:value="38851">
                <text:p>38851</text:p>
              </table:table-cell>
              <table:table-cell office:value-type="float" office:value="39035">
                <text:p>39035</text:p>
              </table:table-cell>
              <table:table-cell office:value-type="float" office:value="40008">
                <text:p>40008</text:p>
              </table:table-cell>
              <table:table-cell office:value-type="float" office:value="39648">
                <text:p>39648</text:p>
              </table:table-cell>
              <table:table-cell office:value-type="float" office:value="39237">
                <text:p>39237</text:p>
              </table:table-cell>
              <table:table-cell office:value-type="float" office:value="39903">
                <text:p>39903</text:p>
              </table:table-cell>
              <table:table-cell office:value-type="float" office:value="39869">
                <text:p>39869</text:p>
              </table:table-cell>
              <table:table-cell office:value-type="float" office:value="39598">
                <text:p>39598</text:p>
              </table:table-cell>
              <table:table-cell office:value-type="float" office:value="40716">
                <text:p>40716</text:p>
              </table:table-cell>
              <table:table-cell office:value-type="float" office:value="40187">
                <text:p>40187</text:p>
              </table:table-cell>
              <table:table-cell office:value-type="float" office:value="40300">
                <text:p>40300</text:p>
              </table:table-cell>
              <table:table-cell office:value-type="float" office:value="40420">
                <text:p>40420</text:p>
              </table:table-cell>
              <table:table-cell office:value-type="float" office:value="40102">
                <text:p>40102</text:p>
              </table:table-cell>
              <table:table-cell office:value-type="float" office:value="40441">
                <text:p>40441</text:p>
              </table:table-cell>
              <table:table-cell office:value-type="float" office:value="41618">
                <text:p>41618</text:p>
              </table:table-cell>
              <table:table-cell office:value-type="float" office:value="41488">
                <text:p>41488</text:p>
              </table:table-cell>
              <table:table-cell office:value-type="float" office:value="41443">
                <text:p>41443</text:p>
              </table:table-cell>
              <table:table-cell office:value-type="float" office:value="41297">
                <text:p>41297</text:p>
              </table:table-cell>
              <table:table-cell office:value-type="float" office:value="46559">
                <text:p>46559</text:p>
              </table:table-cell>
              <table:table-cell office:value-type="float" office:value="50021">
                <text:p>50021</text:p>
              </table:table-cell>
              <table:table-cell office:value-type="float" office:value="49781">
                <text:p>49781</text:p>
              </table:table-cell>
              <table:table-cell office:value-type="float" office:value="52210">
                <text:p>52210</text:p>
              </table:table-cell>
              <table:table-cell office:value-type="float" office:value="51034">
                <text:p>51034</text:p>
              </table:table-cell>
              <table:table-cell office:value-type="float" office:value="51006">
                <text:p>51006</text:p>
              </table:table-cell>
              <table:table-cell office:value-type="float" office:value="51615">
                <text:p>51615</text:p>
              </table:table-cell>
              <table:table-cell office:value-type="float" office:value="51599">
                <text:p>51599</text:p>
              </table:table-cell>
              <table:table-cell office:value-type="float" office:value="51946">
                <text:p>51946</text:p>
              </table:table-cell>
              <table:table-cell office:value-type="float" office:value="52708">
                <text:p>52708</text:p>
              </table:table-cell>
              <table:table-cell office:value-type="float" office:value="53988">
                <text:p>53988</text:p>
              </table:table-cell>
              <table:table-cell office:value-type="float" office:value="52577">
                <text:p>52577</text:p>
              </table:table-cell>
              <table:table-cell office:value-type="float" office:value="52279">
                <text:p>52279</text:p>
              </table:table-cell>
              <table:table-cell office:value-type="float" office:value="52199">
                <text:p>52199</text:p>
              </table:table-cell>
              <table:table-cell office:value-type="float" office:value="53220">
                <text:p>53220</text:p>
              </table:table-cell>
              <table:table-cell office:value-type="float" office:value="52652">
                <text:p>52652</text:p>
              </table:table-cell>
              <table:table-cell office:value-type="float" office:value="54473">
                <text:p>54473</text:p>
              </table:table-cell>
              <table:table-cell office:value-type="float" office:value="54080">
                <text:p>54080</text:p>
              </table:table-cell>
              <table:table-cell office:value-type="float" office:value="54494">
                <text:p>54494</text:p>
              </table:table-cell>
              <table:table-cell office:value-type="float" office:value="54563">
                <text:p>54563</text:p>
              </table:table-cell>
              <table:table-cell office:value-type="float" office:value="54045">
                <text:p>54045</text:p>
              </table:table-cell>
              <table:table-cell office:value-type="float" office:value="54909">
                <text:p>54909</text:p>
              </table:table-cell>
              <table:table-cell office:value-type="float" office:value="55824">
                <text:p>55824</text:p>
              </table:table-cell>
              <table:table-cell office:value-type="float" office:value="55781">
                <text:p>55781</text:p>
              </table:table-cell>
              <table:table-cell office:value-type="float" office:value="55897">
                <text:p>55897</text:p>
              </table:table-cell>
              <table:table-cell office:value-type="float" office:value="55648">
                <text:p>55648</text:p>
              </table:table-cell>
              <table:table-cell office:value-type="float" office:value="55234">
                <text:p>55234</text:p>
              </table:table-cell>
              <table:table-cell office:value-type="float" office:value="55390">
                <text:p>55390</text:p>
              </table:table-cell>
              <table:table-cell office:value-type="float" office:value="56400">
                <text:p>56400</text:p>
              </table:table-cell>
              <table:table-cell office:value-type="float" office:value="56561">
                <text:p>56561</text:p>
              </table:table-cell>
              <table:table-cell office:value-type="float" office:value="57283">
                <text:p>57283</text:p>
              </table:table-cell>
              <table:table-cell office:value-type="float" office:value="57035">
                <text:p>57035</text:p>
              </table:table-cell>
              <table:table-cell office:value-type="float" office:value="56983">
                <text:p>56983</text:p>
              </table:table-cell>
              <table:table-cell office:value-type="float" office:value="57040">
                <text:p>57040</text:p>
              </table:table-cell>
              <table:table-cell office:value-type="float" office:value="56704">
                <text:p>56704</text:p>
              </table:table-cell>
              <table:table-cell office:value-type="float" office:value="57648">
                <text:p>57648</text:p>
              </table:table-cell>
              <table:table-cell office:value-type="float" office:value="58949">
                <text:p>58949</text:p>
              </table:table-cell>
              <table:table-cell office:value-type="float" office:value="59783">
                <text:p>59783</text:p>
              </table:table-cell>
              <table:table-cell office:value-type="float" office:value="58758">
                <text:p>58758</text:p>
              </table:table-cell>
              <table:table-cell office:value-type="float" office:value="59598">
                <text:p>59598</text:p>
              </table:table-cell>
              <table:table-cell office:value-type="float" office:value="59268">
                <text:p>59268</text:p>
              </table:table-cell>
              <table:table-cell office:value-type="float" office:value="58289">
                <text:p>58289</text:p>
              </table:table-cell>
              <table:table-cell office:value-type="float" office:value="58845">
                <text:p>58845</text:p>
              </table:table-cell>
              <table:table-cell office:value-type="float" office:value="59090">
                <text:p>59090</text:p>
              </table:table-cell>
              <table:table-cell office:value-type="float" office:value="60077">
                <text:p>60077</text:p>
              </table:table-cell>
              <table:table-cell office:value-type="float" office:value="59791">
                <text:p>59791</text:p>
              </table:table-cell>
              <table:table-cell office:value-type="float" office:value="59839">
                <text:p>59839</text:p>
              </table:table-cell>
              <table:table-cell office:value-type="float" office:value="60262">
                <text:p>60262</text:p>
              </table:table-cell>
              <table:table-cell office:value-type="float" office:value="59310">
                <text:p>59310</text:p>
              </table:table-cell>
              <table:table-cell office:value-type="float" office:value="60517">
                <text:p>60517</text:p>
              </table:table-cell>
              <table:table-cell office:value-type="float" office:value="60680">
                <text:p>60680</text:p>
              </table:table-cell>
              <table:table-cell office:value-type="float" office:value="61156">
                <text:p>61156</text:p>
              </table:table-cell>
              <table:table-cell office:value-type="float" office:value="62140">
                <text:p>62140</text:p>
              </table:table-cell>
              <table:table-cell office:value-type="float" office:value="62440">
                <text:p>62440</text:p>
              </table:table-cell>
              <table:table-cell office:value-type="float" office:value="61170">
                <text:p>61170</text:p>
              </table:table-cell>
              <table:table-cell office:value-type="float" office:value="62689">
                <text:p>62689</text:p>
              </table:table-cell>
              <table:table-cell office:value-type="float" office:value="61834">
                <text:p>61834</text:p>
              </table:table-cell>
              <table:table-cell office:value-type="float" office:value="61275">
                <text:p>61275</text:p>
              </table:table-cell>
              <table:table-cell office:value-type="float" office:value="61316">
                <text:p>61316</text:p>
              </table:table-cell>
              <table:table-cell office:value-type="float" office:value="62564">
                <text:p>62564</text:p>
              </table:table-cell>
              <table:table-cell office:value-type="float" office:value="62944">
                <text:p>62944</text:p>
              </table:table-cell>
              <table:table-cell office:value-type="float" office:value="63330">
                <text:p>63330</text:p>
              </table:table-cell>
              <table:table-cell office:value-type="float" office:value="63093">
                <text:p>63093</text:p>
              </table:table-cell>
              <table:table-cell office:value-type="float" office:value="64540">
                <text:p>64540</text:p>
              </table:table-cell>
              <table:table-cell office:value-type="float" office:value="64342">
                <text:p>64342</text:p>
              </table:table-cell>
              <table:table-cell office:value-type="float" office:value="65101">
                <text:p>65101</text:p>
              </table:table-cell>
              <table:table-cell office:value-type="float" office:value="63234">
                <text:p>63234</text:p>
              </table:table-cell>
              <table:table-cell office:value-type="float" office:value="63993">
                <text:p>63993</text:p>
              </table:table-cell>
              <table:table-cell office:value-type="float" office:value="63677">
                <text:p>63677</text:p>
              </table:table-cell>
              <table:table-cell office:value-type="float" office:value="65244">
                <text:p>65244</text:p>
              </table:table-cell>
              <table:table-cell office:value-type="float" office:value="64536">
                <text:p>64536</text:p>
              </table:table-cell>
              <table:table-cell office:value-type="float" office:value="64131">
                <text:p>64131</text:p>
              </table:table-cell>
              <table:table-cell office:value-type="float" office:value="64450">
                <text:p>64450</text:p>
              </table:table-cell>
              <table:table-cell office:value-type="float" office:value="64866">
                <text:p>64866</text:p>
              </table:table-cell>
              <table:table-cell office:value-type="float" office:value="63881">
                <text:p>63881</text:p>
              </table:table-cell>
              <table:table-cell office:value-type="float" office:value="64696">
                <text:p>64696</text:p>
              </table:table-cell>
              <table:table-cell office:value-type="float" office:value="65855">
                <text:p>65855</text:p>
              </table:table-cell>
              <table:table-cell office:value-type="float" office:value="65253">
                <text:p>65253</text:p>
              </table:table-cell>
              <table:table-cell office:value-type="float" office:value="65628">
                <text:p>65628</text:p>
              </table:table-cell>
              <table:table-cell office:value-type="float" office:value="65763">
                <text:p>65763</text:p>
              </table:table-cell>
              <table:table-cell office:value-type="float" office:value="65164">
                <text:p>65164</text:p>
              </table:table-cell>
              <table:table-cell office:value-type="float" office:value="67027">
                <text:p>67027</text:p>
              </table:table-cell>
              <table:table-cell office:value-type="float" office:value="66522">
                <text:p>66522</text:p>
              </table:table-cell>
              <table:table-cell office:value-type="float" office:value="65940">
                <text:p>65940</text:p>
              </table:table-cell>
              <table:table-cell office:value-type="float" office:value="66798">
                <text:p>66798</text:p>
              </table:table-cell>
              <table:table-cell office:value-type="float" office:value="66331">
                <text:p>66331</text:p>
              </table:table-cell>
              <table:table-cell office:value-type="float" office:value="66778">
                <text:p>66778</text:p>
              </table:table-cell>
              <table:table-cell office:value-type="float" office:value="67918">
                <text:p>67918</text:p>
              </table:table-cell>
              <table:table-cell office:value-type="float" office:value="66092">
                <text:p>66092</text:p>
              </table:table-cell>
              <table:table-cell office:value-type="float" office:value="66584">
                <text:p>66584</text:p>
              </table:table-cell>
              <table:table-cell office:value-type="float" office:value="67663">
                <text:p>67663</text:p>
              </table:table-cell>
              <table:table-cell office:value-type="float" office:value="69636">
                <text:p>69636</text:p>
              </table:table-cell>
              <table:table-cell office:value-type="float" office:value="67098">
                <text:p>67098</text:p>
              </table:table-cell>
              <table:table-cell office:value-type="float" office:value="68142">
                <text:p>68142</text:p>
              </table:table-cell>
              <table:table-cell office:value-type="float" office:value="67434">
                <text:p>67434</text:p>
              </table:table-cell>
              <table:table-cell office:value-type="float" office:value="67891">
                <text:p>67891</text:p>
              </table:table-cell>
              <table:table-cell office:value-type="float" office:value="67890">
                <text:p>67890</text:p>
              </table:table-cell>
              <table:table-cell office:value-type="float" office:value="68749">
                <text:p>68749</text:p>
              </table:table-cell>
              <table:table-cell office:value-type="float" office:value="68570">
                <text:p>68570</text:p>
              </table:table-cell>
              <table:table-cell office:value-type="float" office:value="69195">
                <text:p>69195</text:p>
              </table:table-cell>
              <table:table-cell office:value-type="float" office:value="68109">
                <text:p>68109</text:p>
              </table:table-cell>
              <table:table-cell office:value-type="float" office:value="68639">
                <text:p>68639</text:p>
              </table:table-cell>
              <table:table-cell office:value-type="float" office:value="69358">
                <text:p>69358</text:p>
              </table:table-cell>
              <table:table-cell office:value-type="float" office:value="69341">
                <text:p>69341</text:p>
              </table:table-cell>
              <table:table-cell office:value-type="float" office:value="69499">
                <text:p>69499</text:p>
              </table:table-cell>
              <table:table-cell office:value-type="float" office:value="68793">
                <text:p>68793</text:p>
              </table:table-cell>
              <table:table-cell office:value-type="float" office:value="68219">
                <text:p>68219</text:p>
              </table:table-cell>
              <table:table-cell office:value-type="float" office:value="69134">
                <text:p>69134</text:p>
              </table:table-cell>
              <table:table-cell office:value-type="float" office:value="70671">
                <text:p>70671</text:p>
              </table:table-cell>
              <table:table-cell office:value-type="float" office:value="71068">
                <text:p>71068</text:p>
              </table:table-cell>
              <table:table-cell office:value-type="float" office:value="70509">
                <text:p>70509</text:p>
              </table:table-cell>
              <table:table-cell office:value-type="float" office:value="71297">
                <text:p>71297</text:p>
              </table:table-cell>
              <table:table-cell office:value-type="float" office:value="70648">
                <text:p>70648</text:p>
              </table:table-cell>
              <table:table-cell office:value-type="float" office:value="70306">
                <text:p>70306</text:p>
              </table:table-cell>
              <table:table-cell office:value-type="float" office:value="71543">
                <text:p>71543</text:p>
              </table:table-cell>
              <table:table-cell office:value-type="float" office:value="70808">
                <text:p>70808</text:p>
              </table:table-cell>
              <table:table-cell office:value-type="float" office:value="71784">
                <text:p>71784</text:p>
              </table:table-cell>
              <table:table-cell office:value-type="float" office:value="71490">
                <text:p>71490</text:p>
              </table:table-cell>
              <table:table-cell office:value-type="float" office:value="71730">
                <text:p>71730</text:p>
              </table:table-cell>
              <table:table-cell office:value-type="float" office:value="71835">
                <text:p>71835</text:p>
              </table:table-cell>
              <table:table-cell office:value-type="float" office:value="82616">
                <text:p>82616</text:p>
              </table:table-cell>
              <table:table-cell office:value-type="float" office:value="74387">
                <text:p>74387</text:p>
              </table:table-cell>
              <table:table-cell office:value-type="float" office:value="72864">
                <text:p>72864</text:p>
              </table:table-cell>
              <table:table-cell office:value-type="float" office:value="74249">
                <text:p>74249</text:p>
              </table:table-cell>
              <table:table-cell office:value-type="float" office:value="72459">
                <text:p>72459</text:p>
              </table:table-cell>
              <table:table-cell office:value-type="float" office:value="72604">
                <text:p>72604</text:p>
              </table:table-cell>
              <table:table-cell office:value-type="float" office:value="74590">
                <text:p>74590</text:p>
              </table:table-cell>
              <table:table-cell office:value-type="float" office:value="74524">
                <text:p>74524</text:p>
              </table:table-cell>
              <table:table-cell office:value-type="float" office:value="75381">
                <text:p>75381</text:p>
              </table:table-cell>
              <table:table-cell office:value-type="float" office:value="74182">
                <text:p>74182</text:p>
              </table:table-cell>
              <table:table-cell office:value-type="float" office:value="75556">
                <text:p>75556</text:p>
              </table:table-cell>
              <table:table-cell office:value-type="float" office:value="75715">
                <text:p>75715</text:p>
              </table:table-cell>
              <table:table-cell office:value-type="float" office:value="74283">
                <text:p>74283</text:p>
              </table:table-cell>
              <table:table-cell office:value-type="float" office:value="75320">
                <text:p>75320</text:p>
              </table:table-cell>
              <table:table-cell office:value-type="float" office:value="74918">
                <text:p>74918</text:p>
              </table:table-cell>
              <table:table-cell office:value-type="float" office:value="74648">
                <text:p>74648</text:p>
              </table:table-cell>
              <table:table-cell office:value-type="float" office:value="76003">
                <text:p>76003</text:p>
              </table:table-cell>
              <table:table-cell office:value-type="float" office:value="76877">
                <text:p>76877</text:p>
              </table:table-cell>
              <table:table-cell office:value-type="float" office:value="77018">
                <text:p>77018</text:p>
              </table:table-cell>
              <table:table-cell office:value-type="float" office:value="74880">
                <text:p>74880</text:p>
              </table:table-cell>
              <table:table-cell office:value-type="float" office:value="76944">
                <text:p>76944</text:p>
              </table:table-cell>
              <table:table-cell office:value-type="float" office:value="77445">
                <text:p>77445</text:p>
              </table:table-cell>
              <table:table-cell office:value-type="float" office:value="77989">
                <text:p>77989</text:p>
              </table:table-cell>
              <table:table-cell office:value-type="float" office:value="76324">
                <text:p>76324</text:p>
              </table:table-cell>
              <table:table-cell office:value-type="float" office:value="77331">
                <text:p>77331</text:p>
              </table:table-cell>
              <table:table-cell office:value-type="float" office:value="76904">
                <text:p>76904</text:p>
              </table:table-cell>
              <table:table-cell office:value-type="float" office:value="76939">
                <text:p>76939</text:p>
              </table:table-cell>
              <table:table-cell office:value-type="float" office:value="78645">
                <text:p>78645</text:p>
              </table:table-cell>
              <table:table-cell office:value-type="float" office:value="78192">
                <text:p>78192</text:p>
              </table:table-cell>
              <table:table-cell office:value-type="float" office:value="78474">
                <text:p>78474</text:p>
              </table:table-cell>
              <table:table-cell office:value-type="float" office:value="78372">
                <text:p>78372</text:p>
              </table:table-cell>
              <table:table-cell office:value-type="float" office:value="79535">
                <text:p>79535</text:p>
              </table:table-cell>
              <table:table-cell office:value-type="float" office:value="79713">
                <text:p>79713</text:p>
              </table:table-cell>
              <table:table-cell office:value-type="float" office:value="79433">
                <text:p>79433</text:p>
              </table:table-cell>
              <table:table-cell office:value-type="float" office:value="78804">
                <text:p>78804</text:p>
              </table:table-cell>
              <table:table-cell office:value-type="float" office:value="80945">
                <text:p>80945</text:p>
              </table:table-cell>
              <table:table-cell office:value-type="float" office:value="81937">
                <text:p>81937</text:p>
              </table:table-cell>
              <table:table-cell office:value-type="float" office:value="79874">
                <text:p>79874</text:p>
              </table:table-cell>
              <table:table-cell office:value-type="float" office:value="79591">
                <text:p>79591</text:p>
              </table:table-cell>
              <table:table-cell office:value-type="float" office:value="79985">
                <text:p>79985</text:p>
              </table:table-cell>
              <table:table-cell office:value-type="float" office:value="78982">
                <text:p>78982</text:p>
              </table:table-cell>
              <table:table-cell office:value-type="float" office:value="81568">
                <text:p>81568</text:p>
              </table:table-cell>
              <table:table-cell office:value-type="float" office:value="81457">
                <text:p>81457</text:p>
              </table:table-cell>
              <table:table-cell office:value-type="float" office:value="80655">
                <text:p>80655</text:p>
              </table:table-cell>
              <table:table-cell office:value-type="float" office:value="81383">
                <text:p>81383</text:p>
              </table:table-cell>
              <table:table-cell office:value-type="float" office:value="81153">
                <text:p>81153</text:p>
              </table:table-cell>
              <table:table-cell office:value-type="float" office:value="82525">
                <text:p>82525</text:p>
              </table:table-cell>
              <table:table-cell office:value-type="float" office:value="81460">
                <text:p>81460</text:p>
              </table:table-cell>
              <table:table-cell office:value-type="float" office:value="83597">
                <text:p>83597</text:p>
              </table:table-cell>
              <table:table-cell office:value-type="float" office:value="83172">
                <text:p>83172</text:p>
              </table:table-cell>
              <table:table-cell office:value-type="float" office:value="81762">
                <text:p>81762</text:p>
              </table:table-cell>
              <table:table-cell office:value-type="float" office:value="82947">
                <text:p>82947</text:p>
              </table:table-cell>
              <table:table-cell office:value-type="float" office:value="85007">
                <text:p>85007</text:p>
              </table:table-cell>
              <table:table-cell office:value-type="float" office:value="83780">
                <text:p>83780</text:p>
              </table:table-cell>
              <table:table-cell office:value-type="float" office:value="85267">
                <text:p>85267</text:p>
              </table:table-cell>
              <table:table-cell office:value-type="float" office:value="84807">
                <text:p>84807</text:p>
              </table:table-cell>
              <table:table-cell office:value-type="float" office:value="82196">
                <text:p>82196</text:p>
              </table:table-cell>
              <table:table-cell office:value-type="float" office:value="84823">
                <text:p>84823</text:p>
              </table:table-cell>
              <table:table-cell office:value-type="float" office:value="85738">
                <text:p>85738</text:p>
              </table:table-cell>
              <table:table-cell office:value-type="float" office:value="86310">
                <text:p>86310</text:p>
              </table:table-cell>
              <table:table-cell office:value-type="float" office:value="87723">
                <text:p>87723</text:p>
              </table:table-cell>
              <table:table-cell office:value-type="float" office:value="88400">
                <text:p>88400</text:p>
              </table:table-cell>
              <table:table-cell office:value-type="float" office:value="87527">
                <text:p>87527</text:p>
              </table:table-cell>
              <table:table-cell office:value-type="float" office:value="86594">
                <text:p>86594</text:p>
              </table:table-cell>
              <table:table-cell office:value-type="float" office:value="90841">
                <text:p>90841</text:p>
              </table:table-cell>
              <table:table-cell office:value-type="float" office:value="88878">
                <text:p>88878</text:p>
              </table:table-cell>
              <table:table-cell office:value-type="float" office:value="88000">
                <text:p>88000</text:p>
              </table:table-cell>
              <table:table-cell office:value-type="float" office:value="86820">
                <text:p>86820</text:p>
              </table:table-cell>
              <table:table-cell office:value-type="float" office:value="88953">
                <text:p>88953</text:p>
              </table:table-cell>
              <table:table-cell office:value-type="float" office:value="86759">
                <text:p>86759</text:p>
              </table:table-cell>
              <table:table-cell office:value-type="float" office:value="90332">
                <text:p>90332</text:p>
              </table:table-cell>
              <table:table-cell office:value-type="float" office:value="87782">
                <text:p>87782</text:p>
              </table:table-cell>
              <table:table-cell office:value-type="float" office:value="88508">
                <text:p>88508</text:p>
              </table:table-cell>
              <table:table-cell office:value-type="float" office:value="90090">
                <text:p>90090</text:p>
              </table:table-cell>
              <table:table-cell office:value-type="float" office:value="88660">
                <text:p>88660</text:p>
              </table:table-cell>
              <table:table-cell office:value-type="float" office:value="90825">
                <text:p>90825</text:p>
              </table:table-cell>
              <table:table-cell office:value-type="float" office:value="90839">
                <text:p>90839</text:p>
              </table:table-cell>
              <table:table-cell office:value-type="float" office:value="90083">
                <text:p>90083</text:p>
              </table:table-cell>
              <table:table-cell office:value-type="float" office:value="92001">
                <text:p>92001</text:p>
              </table:table-cell>
              <table:table-cell office:value-type="float" office:value="88769">
                <text:p>88769</text:p>
              </table:table-cell>
              <table:table-cell office:value-type="float" office:value="91619">
                <text:p>91619</text:p>
              </table:table-cell>
              <table:table-cell office:value-type="float" office:value="90527">
                <text:p>90527</text:p>
              </table:table-cell>
              <table:table-cell office:value-type="float" office:value="89840">
                <text:p>89840</text:p>
              </table:table-cell>
              <table:table-cell office:value-type="float" office:value="95126">
                <text:p>95126</text:p>
              </table:table-cell>
              <table:table-cell office:value-type="float" office:value="93546">
                <text:p>93546</text:p>
              </table:table-cell>
              <table:table-cell office:value-type="float" office:value="93511">
                <text:p>93511</text:p>
              </table:table-cell>
              <table:table-cell office:value-type="float" office:value="93365">
                <text:p>93365</text:p>
              </table:table-cell>
              <table:table-cell office:value-type="float" office:value="94839">
                <text:p>94839</text:p>
              </table:table-cell>
              <table:table-cell office:value-type="float" office:value="94877">
                <text:p>94877</text:p>
              </table:table-cell>
              <table:table-cell office:value-type="float" office:value="94600">
                <text:p>94600</text:p>
              </table:table-cell>
              <table:table-cell office:value-type="float" office:value="96877">
                <text:p>96877</text:p>
              </table:table-cell>
              <table:table-cell office:value-type="float" office:value="96618">
                <text:p>96618</text:p>
              </table:table-cell>
              <table:table-cell office:value-type="float" office:value="79005">
                <text:p>79005</text:p>
              </table:table-cell>
              <table:table-cell office:value-type="float" office:value="80112">
                <text:p>80112</text:p>
              </table:table-cell>
              <table:table-cell office:value-type="float" office:value="78869">
                <text:p>78869</text:p>
              </table:table-cell>
              <table:table-cell office:value-type="float" office:value="78868">
                <text:p>78868</text:p>
              </table:table-cell>
              <table:table-cell office:value-type="float" office:value="79626">
                <text:p>79626</text:p>
              </table:table-cell>
              <table:table-cell office:value-type="float" office:value="79202">
                <text:p>79202</text:p>
              </table:table-cell>
              <table:table-cell office:value-type="float" office:value="78526">
                <text:p>78526</text:p>
              </table:table-cell>
              <table:table-cell office:value-type="float" office:value="78345">
                <text:p>78345</text:p>
              </table:table-cell>
              <table:table-cell office:value-type="float" office:value="79483">
                <text:p>79483</text:p>
              </table:table-cell>
              <table:table-cell office:value-type="float" office:value="79955">
                <text:p>79955</text:p>
              </table:table-cell>
              <table:table-cell office:value-type="float" office:value="80412">
                <text:p>80412</text:p>
              </table:table-cell>
              <table:table-cell office:value-type="float" office:value="79904">
                <text:p>79904</text:p>
              </table:table-cell>
              <table:table-cell office:value-type="float" office:value="80133">
                <text:p>80133</text:p>
              </table:table-cell>
              <table:table-cell office:value-type="float" office:value="79047">
                <text:p>79047</text:p>
              </table:table-cell>
              <table:table-cell office:value-type="float" office:value="80954">
                <text:p>80954</text:p>
              </table:table-cell>
              <table:table-cell office:value-type="float" office:value="78869">
                <text:p>78869</text:p>
              </table:table-cell>
              <table:table-cell office:value-type="float" office:value="79692">
                <text:p>79692</text:p>
              </table:table-cell>
              <table:table-cell office:value-type="float" office:value="79358">
                <text:p>79358</text:p>
              </table:table-cell>
              <table:table-cell office:value-type="float" office:value="80871">
                <text:p>80871</text:p>
              </table:table-cell>
              <table:table-cell office:value-type="float" office:value="82623">
                <text:p>82623</text:p>
              </table:table-cell>
              <table:table-cell office:value-type="float" office:value="81816">
                <text:p>81816</text:p>
              </table:table-cell>
              <table:table-cell office:value-type="float" office:value="81657">
                <text:p>81657</text:p>
              </table:table-cell>
              <table:table-cell office:value-type="float" office:value="81149">
                <text:p>81149</text:p>
              </table:table-cell>
              <table:table-cell office:value-type="float" office:value="81575">
                <text:p>81575</text:p>
              </table:table-cell>
              <table:table-cell office:value-type="float" office:value="82843">
                <text:p>82843</text:p>
              </table:table-cell>
              <table:table-cell office:value-type="float" office:value="79634">
                <text:p>79634</text:p>
              </table:table-cell>
              <table:table-cell office:value-type="float" office:value="82289">
                <text:p>82289</text:p>
              </table:table-cell>
              <table:table-cell office:value-type="float" office:value="81676">
                <text:p>81676</text:p>
              </table:table-cell>
              <table:table-cell office:value-type="float" office:value="83834">
                <text:p>83834</text:p>
              </table:table-cell>
              <table:table-cell office:value-type="float" office:value="82666">
                <text:p>82666</text:p>
              </table:table-cell>
              <table:table-cell office:value-type="float" office:value="84642">
                <text:p>84642</text:p>
              </table:table-cell>
              <table:table-cell office:value-type="float" office:value="83320">
                <text:p>83320</text:p>
              </table:table-cell>
              <table:table-cell office:value-type="float" office:value="88228">
                <text:p>88228</text:p>
              </table:table-cell>
              <table:table-cell office:value-type="float" office:value="82819">
                <text:p>82819</text:p>
              </table:table-cell>
              <table:table-cell office:value-type="float" office:value="83325">
                <text:p>83325</text:p>
              </table:table-cell>
              <table:table-cell office:value-type="float" office:value="84786">
                <text:p>84786</text:p>
              </table:table-cell>
              <table:table-cell office:value-type="float" office:value="83360">
                <text:p>83360</text:p>
              </table:table-cell>
              <table:table-cell office:value-type="float" office:value="83743">
                <text:p>83743</text:p>
              </table:table-cell>
              <table:table-cell office:value-type="float" office:value="83045">
                <text:p>83045</text:p>
              </table:table-cell>
              <table:table-cell office:value-type="float" office:value="86655">
                <text:p>86655</text:p>
              </table:table-cell>
              <table:table-cell office:value-type="float" office:value="87044">
                <text:p>87044</text:p>
              </table:table-cell>
              <table:table-cell office:value-type="float" office:value="87255">
                <text:p>87255</text:p>
              </table:table-cell>
              <table:table-cell office:value-type="float" office:value="86211">
                <text:p>86211</text:p>
              </table:table-cell>
              <table:table-cell office:value-type="float" office:value="86335">
                <text:p>86335</text:p>
              </table:table-cell>
              <table:table-cell office:value-type="float" office:value="87771">
                <text:p>87771</text:p>
              </table:table-cell>
              <table:table-cell office:value-type="float" office:value="88328">
                <text:p>88328</text:p>
              </table:table-cell>
              <table:table-cell office:value-type="float" office:value="86360">
                <text:p>86360</text:p>
              </table:table-cell>
              <table:table-cell office:value-type="float" office:value="86225">
                <text:p>86225</text:p>
              </table:table-cell>
              <table:table-cell office:value-type="float" office:value="86460">
                <text:p>86460</text:p>
              </table:table-cell>
              <table:table-cell office:value-type="float" office:value="88419">
                <text:p>88419</text:p>
              </table:table-cell>
              <table:table-cell office:value-type="float" office:value="87061">
                <text:p>87061</text:p>
              </table:table-cell>
              <table:table-cell office:value-type="float" office:value="89135">
                <text:p>89135</text:p>
              </table:table-cell>
              <table:table-cell office:value-type="float" office:value="86925">
                <text:p>86925</text:p>
              </table:table-cell>
              <table:table-cell office:value-type="float" office:value="87038">
                <text:p>87038</text:p>
              </table:table-cell>
            </table:table-row>
            <table:table-row>
              <table:table-cell office:value-type="string">
                <text:p>meta</text:p>
                <draw:g>
                  <svg:desc>Sheet1.A5:Sheet1.A5</svg:desc>
                </draw:g>
              </table:table-cell>
              <table:table-cell office:value-type="float" office:value="1301">
                <text:p>1301</text:p>
                <draw:g>
                  <svg:desc>Sheet1.B5:Sheet1.SG5</svg:desc>
                </draw:g>
              </table:table-cell>
              <table:table-cell office:value-type="float" office:value="2602">
                <text:p>2602</text:p>
              </table:table-cell>
              <table:table-cell office:value-type="float" office:value="3903">
                <text:p>3903</text:p>
              </table:table-cell>
              <table:table-cell office:value-type="float" office:value="5204">
                <text:p>5204</text:p>
              </table:table-cell>
              <table:table-cell office:value-type="float" office:value="6505">
                <text:p>6505</text:p>
              </table:table-cell>
              <table:table-cell office:value-type="float" office:value="7806">
                <text:p>7806</text:p>
              </table:table-cell>
              <table:table-cell office:value-type="float" office:value="9107">
                <text:p>9107</text:p>
              </table:table-cell>
              <table:table-cell office:value-type="float" office:value="10408">
                <text:p>10408</text:p>
              </table:table-cell>
              <table:table-cell office:value-type="float" office:value="11709">
                <text:p>11709</text:p>
              </table:table-cell>
              <table:table-cell office:value-type="float" office:value="13010">
                <text:p>13010</text:p>
              </table:table-cell>
              <table:table-cell office:value-type="float" office:value="14311">
                <text:p>14311</text:p>
              </table:table-cell>
              <table:table-cell office:value-type="float" office:value="15612">
                <text:p>15612</text:p>
              </table:table-cell>
              <table:table-cell office:value-type="float" office:value="16913">
                <text:p>16913</text:p>
              </table:table-cell>
              <table:table-cell office:value-type="float" office:value="18214">
                <text:p>18214</text:p>
              </table:table-cell>
              <table:table-cell office:value-type="float" office:value="19515">
                <text:p>19515</text:p>
              </table:table-cell>
              <table:table-cell office:value-type="float" office:value="20816">
                <text:p>20816</text:p>
              </table:table-cell>
              <table:table-cell office:value-type="float" office:value="22117">
                <text:p>22117</text:p>
              </table:table-cell>
              <table:table-cell office:value-type="float" office:value="23418">
                <text:p>23418</text:p>
              </table:table-cell>
              <table:table-cell office:value-type="float" office:value="24719">
                <text:p>24719</text:p>
              </table:table-cell>
              <table:table-cell office:value-type="float" office:value="26020">
                <text:p>26020</text:p>
              </table:table-cell>
              <table:table-cell office:value-type="float" office:value="27321">
                <text:p>27321</text:p>
              </table:table-cell>
              <table:table-cell office:value-type="float" office:value="28622">
                <text:p>28622</text:p>
              </table:table-cell>
              <table:table-cell office:value-type="float" office:value="29923">
                <text:p>29923</text:p>
              </table:table-cell>
              <table:table-cell office:value-type="float" office:value="31224">
                <text:p>31224</text:p>
              </table:table-cell>
              <table:table-cell office:value-type="float" office:value="32525">
                <text:p>32525</text:p>
              </table:table-cell>
              <table:table-cell office:value-type="float" office:value="33826">
                <text:p>33826</text:p>
              </table:table-cell>
              <table:table-cell office:value-type="float" office:value="35127">
                <text:p>35127</text:p>
              </table:table-cell>
              <table:table-cell office:value-type="float" office:value="36428">
                <text:p>36428</text:p>
              </table:table-cell>
              <table:table-cell office:value-type="float" office:value="37729">
                <text:p>37729</text:p>
              </table:table-cell>
              <table:table-cell office:value-type="float" office:value="39030">
                <text:p>39030</text:p>
              </table:table-cell>
              <table:table-cell office:value-type="float" office:value="40331">
                <text:p>40331</text:p>
              </table:table-cell>
              <table:table-cell office:value-type="float" office:value="41632">
                <text:p>41632</text:p>
              </table:table-cell>
              <table:table-cell office:value-type="float" office:value="42933">
                <text:p>42933</text:p>
              </table:table-cell>
              <table:table-cell office:value-type="float" office:value="44234">
                <text:p>44234</text:p>
              </table:table-cell>
              <table:table-cell office:value-type="float" office:value="45535">
                <text:p>45535</text:p>
              </table:table-cell>
              <table:table-cell office:value-type="float" office:value="46836">
                <text:p>46836</text:p>
              </table:table-cell>
              <table:table-cell office:value-type="float" office:value="48137">
                <text:p>48137</text:p>
              </table:table-cell>
              <table:table-cell office:value-type="float" office:value="49438">
                <text:p>49438</text:p>
              </table:table-cell>
              <table:table-cell office:value-type="float" office:value="50739">
                <text:p>50739</text:p>
              </table:table-cell>
              <table:table-cell office:value-type="float" office:value="52040">
                <text:p>52040</text:p>
              </table:table-cell>
              <table:table-cell office:value-type="float" office:value="53341">
                <text:p>53341</text:p>
              </table:table-cell>
              <table:table-cell office:value-type="float" office:value="54642">
                <text:p>54642</text:p>
              </table:table-cell>
              <table:table-cell office:value-type="float" office:value="55943">
                <text:p>55943</text:p>
              </table:table-cell>
              <table:table-cell office:value-type="float" office:value="57244">
                <text:p>57244</text:p>
              </table:table-cell>
              <table:table-cell office:value-type="float" office:value="58545">
                <text:p>58545</text:p>
              </table:table-cell>
              <table:table-cell office:value-type="float" office:value="59846">
                <text:p>59846</text:p>
              </table:table-cell>
              <table:table-cell office:value-type="float" office:value="61147">
                <text:p>61147</text:p>
              </table:table-cell>
              <table:table-cell office:value-type="float" office:value="62448">
                <text:p>62448</text:p>
              </table:table-cell>
              <table:table-cell office:value-type="float" office:value="63749">
                <text:p>63749</text:p>
              </table:table-cell>
              <table:table-cell office:value-type="float" office:value="65050">
                <text:p>65050</text:p>
              </table:table-cell>
              <table:table-cell office:value-type="float" office:value="66351">
                <text:p>66351</text:p>
              </table:table-cell>
              <table:table-cell office:value-type="float" office:value="67652">
                <text:p>67652</text:p>
              </table:table-cell>
              <table:table-cell office:value-type="float" office:value="68953">
                <text:p>68953</text:p>
              </table:table-cell>
              <table:table-cell office:value-type="float" office:value="70254">
                <text:p>70254</text:p>
              </table:table-cell>
              <table:table-cell office:value-type="float" office:value="71555">
                <text:p>71555</text:p>
              </table:table-cell>
              <table:table-cell office:value-type="float" office:value="72856">
                <text:p>72856</text:p>
              </table:table-cell>
              <table:table-cell office:value-type="float" office:value="74157">
                <text:p>74157</text:p>
              </table:table-cell>
              <table:table-cell office:value-type="float" office:value="75458">
                <text:p>75458</text:p>
              </table:table-cell>
              <table:table-cell office:value-type="float" office:value="76759">
                <text:p>76759</text:p>
              </table:table-cell>
              <table:table-cell office:value-type="float" office:value="78060">
                <text:p>78060</text:p>
              </table:table-cell>
              <table:table-cell office:value-type="float" office:value="79361">
                <text:p>79361</text:p>
              </table:table-cell>
              <table:table-cell office:value-type="float" office:value="80662">
                <text:p>80662</text:p>
              </table:table-cell>
              <table:table-cell office:value-type="float" office:value="81963">
                <text:p>81963</text:p>
              </table:table-cell>
              <table:table-cell office:value-type="float" office:value="83264">
                <text:p>83264</text:p>
              </table:table-cell>
              <table:table-cell office:value-type="float" office:value="84565">
                <text:p>84565</text:p>
              </table:table-cell>
              <table:table-cell office:value-type="float" office:value="85866">
                <text:p>85866</text:p>
              </table:table-cell>
              <table:table-cell office:value-type="float" office:value="87167">
                <text:p>87167</text:p>
              </table:table-cell>
              <table:table-cell office:value-type="float" office:value="88468">
                <text:p>88468</text:p>
              </table:table-cell>
              <table:table-cell office:value-type="float" office:value="89769">
                <text:p>89769</text:p>
              </table:table-cell>
              <table:table-cell office:value-type="float" office:value="91070">
                <text:p>91070</text:p>
              </table:table-cell>
              <table:table-cell office:value-type="float" office:value="92371">
                <text:p>92371</text:p>
              </table:table-cell>
              <table:table-cell office:value-type="float" office:value="93672">
                <text:p>93672</text:p>
              </table:table-cell>
              <table:table-cell office:value-type="float" office:value="94973">
                <text:p>94973</text:p>
              </table:table-cell>
              <table:table-cell office:value-type="float" office:value="96274">
                <text:p>96274</text:p>
              </table:table-cell>
              <table:table-cell office:value-type="float" office:value="97575">
                <text:p>97575</text:p>
              </table:table-cell>
              <table:table-cell office:value-type="float" office:value="98876">
                <text:p>98876</text:p>
              </table:table-cell>
              <table:table-cell office:value-type="float" office:value="100177">
                <text:p>100177</text:p>
              </table:table-cell>
              <table:table-cell office:value-type="float" office:value="101478">
                <text:p>101478</text:p>
              </table:table-cell>
              <table:table-cell office:value-type="float" office:value="102779">
                <text:p>102779</text:p>
              </table:table-cell>
              <table:table-cell office:value-type="float" office:value="104080">
                <text:p>104080</text:p>
              </table:table-cell>
              <table:table-cell office:value-type="float" office:value="105381">
                <text:p>105381</text:p>
              </table:table-cell>
              <table:table-cell office:value-type="float" office:value="106682">
                <text:p>106682</text:p>
              </table:table-cell>
              <table:table-cell office:value-type="float" office:value="107983">
                <text:p>107983</text:p>
              </table:table-cell>
              <table:table-cell office:value-type="float" office:value="109284">
                <text:p>109284</text:p>
              </table:table-cell>
              <table:table-cell office:value-type="float" office:value="110585">
                <text:p>110585</text:p>
              </table:table-cell>
              <table:table-cell office:value-type="float" office:value="111886">
                <text:p>111886</text:p>
              </table:table-cell>
              <table:table-cell office:value-type="float" office:value="113187">
                <text:p>113187</text:p>
              </table:table-cell>
              <table:table-cell office:value-type="float" office:value="114488">
                <text:p>114488</text:p>
              </table:table-cell>
              <table:table-cell office:value-type="float" office:value="115789">
                <text:p>115789</text:p>
              </table:table-cell>
              <table:table-cell office:value-type="float" office:value="117090">
                <text:p>117090</text:p>
              </table:table-cell>
              <table:table-cell office:value-type="float" office:value="118391">
                <text:p>118391</text:p>
              </table:table-cell>
              <table:table-cell office:value-type="float" office:value="119693">
                <text:p>119693</text:p>
              </table:table-cell>
              <table:table-cell office:value-type="float" office:value="120994">
                <text:p>120994</text:p>
              </table:table-cell>
              <table:table-cell office:value-type="float" office:value="122295">
                <text:p>122295</text:p>
              </table:table-cell>
              <table:table-cell office:value-type="float" office:value="123596">
                <text:p>123596</text:p>
              </table:table-cell>
              <table:table-cell office:value-type="float" office:value="124897">
                <text:p>124897</text:p>
              </table:table-cell>
              <table:table-cell office:value-type="float" office:value="126198">
                <text:p>126198</text:p>
              </table:table-cell>
              <table:table-cell office:value-type="float" office:value="127499">
                <text:p>127499</text:p>
              </table:table-cell>
              <table:table-cell office:value-type="float" office:value="128800">
                <text:p>128800</text:p>
              </table:table-cell>
              <table:table-cell office:value-type="float" office:value="130101">
                <text:p>130101</text:p>
              </table:table-cell>
              <table:table-cell office:value-type="float" office:value="131402">
                <text:p>131402</text:p>
              </table:table-cell>
              <table:table-cell office:value-type="float" office:value="132703">
                <text:p>132703</text:p>
              </table:table-cell>
              <table:table-cell office:value-type="float" office:value="134004">
                <text:p>134004</text:p>
              </table:table-cell>
              <table:table-cell office:value-type="float" office:value="135305">
                <text:p>135305</text:p>
              </table:table-cell>
              <table:table-cell office:value-type="float" office:value="136606">
                <text:p>136606</text:p>
              </table:table-cell>
              <table:table-cell office:value-type="float" office:value="137907">
                <text:p>137907</text:p>
              </table:table-cell>
              <table:table-cell office:value-type="float" office:value="139208">
                <text:p>139208</text:p>
              </table:table-cell>
              <table:table-cell office:value-type="float" office:value="140509">
                <text:p>140509</text:p>
              </table:table-cell>
              <table:table-cell office:value-type="float" office:value="141810">
                <text:p>141810</text:p>
              </table:table-cell>
              <table:table-cell office:value-type="float" office:value="143111">
                <text:p>143111</text:p>
              </table:table-cell>
              <table:table-cell office:value-type="float" office:value="144412">
                <text:p>144412</text:p>
              </table:table-cell>
              <table:table-cell office:value-type="float" office:value="145713">
                <text:p>145713</text:p>
              </table:table-cell>
              <table:table-cell office:value-type="float" office:value="147014">
                <text:p>147014</text:p>
              </table:table-cell>
              <table:table-cell office:value-type="float" office:value="148315">
                <text:p>148315</text:p>
              </table:table-cell>
              <table:table-cell office:value-type="float" office:value="149616">
                <text:p>149616</text:p>
              </table:table-cell>
              <table:table-cell office:value-type="float" office:value="150917">
                <text:p>150917</text:p>
              </table:table-cell>
              <table:table-cell office:value-type="float" office:value="152218">
                <text:p>152218</text:p>
              </table:table-cell>
              <table:table-cell office:value-type="float" office:value="153519">
                <text:p>153519</text:p>
              </table:table-cell>
              <table:table-cell office:value-type="float" office:value="154820">
                <text:p>154820</text:p>
              </table:table-cell>
              <table:table-cell office:value-type="float" office:value="156121">
                <text:p>156121</text:p>
              </table:table-cell>
              <table:table-cell office:value-type="float" office:value="157422">
                <text:p>157422</text:p>
              </table:table-cell>
              <table:table-cell office:value-type="float" office:value="158723">
                <text:p>158723</text:p>
              </table:table-cell>
              <table:table-cell office:value-type="float" office:value="160024">
                <text:p>160024</text:p>
              </table:table-cell>
              <table:table-cell office:value-type="float" office:value="161325">
                <text:p>161325</text:p>
              </table:table-cell>
              <table:table-cell office:value-type="float" office:value="162626">
                <text:p>162626</text:p>
              </table:table-cell>
              <table:table-cell office:value-type="float" office:value="163927">
                <text:p>163927</text:p>
              </table:table-cell>
              <table:table-cell office:value-type="float" office:value="165228">
                <text:p>165228</text:p>
              </table:table-cell>
              <table:table-cell office:value-type="float" office:value="166529">
                <text:p>166529</text:p>
              </table:table-cell>
              <table:table-cell office:value-type="float" office:value="167830">
                <text:p>167830</text:p>
              </table:table-cell>
              <table:table-cell office:value-type="float" office:value="169131">
                <text:p>169131</text:p>
              </table:table-cell>
              <table:table-cell office:value-type="float" office:value="170432">
                <text:p>170432</text:p>
              </table:table-cell>
              <table:table-cell office:value-type="float" office:value="171733">
                <text:p>171733</text:p>
              </table:table-cell>
              <table:table-cell office:value-type="float" office:value="173034">
                <text:p>173034</text:p>
              </table:table-cell>
              <table:table-cell office:value-type="float" office:value="174335">
                <text:p>174335</text:p>
              </table:table-cell>
              <table:table-cell office:value-type="float" office:value="175636">
                <text:p>175636</text:p>
              </table:table-cell>
              <table:table-cell office:value-type="float" office:value="176937">
                <text:p>176937</text:p>
              </table:table-cell>
              <table:table-cell office:value-type="float" office:value="178238">
                <text:p>178238</text:p>
              </table:table-cell>
              <table:table-cell office:value-type="float" office:value="179539">
                <text:p>179539</text:p>
              </table:table-cell>
              <table:table-cell office:value-type="float" office:value="180840">
                <text:p>180840</text:p>
              </table:table-cell>
              <table:table-cell office:value-type="float" office:value="182141">
                <text:p>182141</text:p>
              </table:table-cell>
              <table:table-cell office:value-type="float" office:value="183442">
                <text:p>183442</text:p>
              </table:table-cell>
              <table:table-cell office:value-type="float" office:value="184743">
                <text:p>184743</text:p>
              </table:table-cell>
              <table:table-cell office:value-type="float" office:value="186044">
                <text:p>186044</text:p>
              </table:table-cell>
              <table:table-cell office:value-type="float" office:value="187345">
                <text:p>187345</text:p>
              </table:table-cell>
              <table:table-cell office:value-type="float" office:value="188646">
                <text:p>188646</text:p>
              </table:table-cell>
              <table:table-cell office:value-type="float" office:value="189947">
                <text:p>189947</text:p>
              </table:table-cell>
              <table:table-cell office:value-type="float" office:value="191248">
                <text:p>191248</text:p>
              </table:table-cell>
              <table:table-cell office:value-type="float" office:value="192549">
                <text:p>192549</text:p>
              </table:table-cell>
              <table:table-cell office:value-type="float" office:value="193850">
                <text:p>193850</text:p>
              </table:table-cell>
              <table:table-cell office:value-type="float" office:value="195151">
                <text:p>195151</text:p>
              </table:table-cell>
              <table:table-cell office:value-type="float" office:value="196452">
                <text:p>196452</text:p>
              </table:table-cell>
              <table:table-cell office:value-type="float" office:value="197753">
                <text:p>197753</text:p>
              </table:table-cell>
              <table:table-cell office:value-type="float" office:value="199054">
                <text:p>199054</text:p>
              </table:table-cell>
              <table:table-cell office:value-type="float" office:value="200355">
                <text:p>200355</text:p>
              </table:table-cell>
              <table:table-cell office:value-type="float" office:value="201656">
                <text:p>201656</text:p>
              </table:table-cell>
              <table:table-cell office:value-type="float" office:value="202957">
                <text:p>202957</text:p>
              </table:table-cell>
              <table:table-cell office:value-type="float" office:value="204258">
                <text:p>204258</text:p>
              </table:table-cell>
              <table:table-cell office:value-type="float" office:value="205559">
                <text:p>205559</text:p>
              </table:table-cell>
              <table:table-cell office:value-type="float" office:value="206860">
                <text:p>206860</text:p>
              </table:table-cell>
              <table:table-cell office:value-type="float" office:value="208161">
                <text:p>208161</text:p>
              </table:table-cell>
              <table:table-cell office:value-type="float" office:value="209462">
                <text:p>209462</text:p>
              </table:table-cell>
              <table:table-cell office:value-type="float" office:value="210763">
                <text:p>210763</text:p>
              </table:table-cell>
              <table:table-cell office:value-type="float" office:value="212064">
                <text:p>212064</text:p>
              </table:table-cell>
              <table:table-cell office:value-type="float" office:value="213365">
                <text:p>213365</text:p>
              </table:table-cell>
              <table:table-cell office:value-type="float" office:value="214666">
                <text:p>214666</text:p>
              </table:table-cell>
              <table:table-cell office:value-type="float" office:value="215967">
                <text:p>215967</text:p>
              </table:table-cell>
              <table:table-cell office:value-type="float" office:value="217268">
                <text:p>217268</text:p>
              </table:table-cell>
              <table:table-cell office:value-type="float" office:value="218569">
                <text:p>218569</text:p>
              </table:table-cell>
              <table:table-cell office:value-type="float" office:value="219870">
                <text:p>219870</text:p>
              </table:table-cell>
              <table:table-cell office:value-type="float" office:value="221171">
                <text:p>221171</text:p>
              </table:table-cell>
              <table:table-cell office:value-type="float" office:value="222472">
                <text:p>222472</text:p>
              </table:table-cell>
              <table:table-cell office:value-type="float" office:value="223773">
                <text:p>223773</text:p>
              </table:table-cell>
              <table:table-cell office:value-type="float" office:value="225074">
                <text:p>225074</text:p>
              </table:table-cell>
              <table:table-cell office:value-type="float" office:value="226375">
                <text:p>226375</text:p>
              </table:table-cell>
              <table:table-cell office:value-type="float" office:value="227676">
                <text:p>227676</text:p>
              </table:table-cell>
              <table:table-cell office:value-type="float" office:value="228977">
                <text:p>228977</text:p>
              </table:table-cell>
              <table:table-cell office:value-type="float" office:value="230278">
                <text:p>230278</text:p>
              </table:table-cell>
              <table:table-cell office:value-type="float" office:value="231579">
                <text:p>231579</text:p>
              </table:table-cell>
              <table:table-cell office:value-type="float" office:value="232880">
                <text:p>232880</text:p>
              </table:table-cell>
              <table:table-cell office:value-type="float" office:value="234181">
                <text:p>234181</text:p>
              </table:table-cell>
              <table:table-cell office:value-type="float" office:value="235482">
                <text:p>235482</text:p>
              </table:table-cell>
              <table:table-cell office:value-type="float" office:value="236783">
                <text:p>236783</text:p>
              </table:table-cell>
              <table:table-cell office:value-type="float" office:value="238084">
                <text:p>238084</text:p>
              </table:table-cell>
              <table:table-cell office:value-type="float" office:value="239385">
                <text:p>239385</text:p>
              </table:table-cell>
              <table:table-cell office:value-type="float" office:value="240686">
                <text:p>240686</text:p>
              </table:table-cell>
              <table:table-cell office:value-type="float" office:value="241987">
                <text:p>241987</text:p>
              </table:table-cell>
              <table:table-cell office:value-type="float" office:value="243288">
                <text:p>243288</text:p>
              </table:table-cell>
              <table:table-cell office:value-type="float" office:value="244589">
                <text:p>244589</text:p>
              </table:table-cell>
              <table:table-cell office:value-type="float" office:value="245890">
                <text:p>245890</text:p>
              </table:table-cell>
              <table:table-cell office:value-type="float" office:value="247191">
                <text:p>247191</text:p>
              </table:table-cell>
              <table:table-cell office:value-type="float" office:value="248492">
                <text:p>248492</text:p>
              </table:table-cell>
              <table:table-cell office:value-type="float" office:value="249793">
                <text:p>249793</text:p>
              </table:table-cell>
              <table:table-cell office:value-type="float" office:value="251094">
                <text:p>251094</text:p>
              </table:table-cell>
              <table:table-cell office:value-type="float" office:value="252395">
                <text:p>252395</text:p>
              </table:table-cell>
              <table:table-cell office:value-type="float" office:value="253696">
                <text:p>253696</text:p>
              </table:table-cell>
              <table:table-cell office:value-type="float" office:value="254997">
                <text:p>254997</text:p>
              </table:table-cell>
              <table:table-cell office:value-type="float" office:value="256298">
                <text:p>256298</text:p>
              </table:table-cell>
              <table:table-cell office:value-type="float" office:value="257599">
                <text:p>257599</text:p>
              </table:table-cell>
              <table:table-cell office:value-type="float" office:value="258900">
                <text:p>258900</text:p>
              </table:table-cell>
              <table:table-cell office:value-type="float" office:value="260201">
                <text:p>260201</text:p>
              </table:table-cell>
              <table:table-cell office:value-type="float" office:value="261502">
                <text:p>261502</text:p>
              </table:table-cell>
              <table:table-cell office:value-type="float" office:value="262803">
                <text:p>262803</text:p>
              </table:table-cell>
              <table:table-cell office:value-type="float" office:value="264104">
                <text:p>264104</text:p>
              </table:table-cell>
              <table:table-cell office:value-type="float" office:value="265405">
                <text:p>265405</text:p>
              </table:table-cell>
              <table:table-cell office:value-type="float" office:value="266706">
                <text:p>266706</text:p>
              </table:table-cell>
              <table:table-cell office:value-type="float" office:value="268007">
                <text:p>268007</text:p>
              </table:table-cell>
              <table:table-cell office:value-type="float" office:value="269308">
                <text:p>269308</text:p>
              </table:table-cell>
              <table:table-cell office:value-type="float" office:value="270609">
                <text:p>270609</text:p>
              </table:table-cell>
              <table:table-cell office:value-type="float" office:value="271910">
                <text:p>271910</text:p>
              </table:table-cell>
              <table:table-cell office:value-type="float" office:value="273211">
                <text:p>273211</text:p>
              </table:table-cell>
              <table:table-cell office:value-type="float" office:value="274512">
                <text:p>274512</text:p>
              </table:table-cell>
              <table:table-cell office:value-type="float" office:value="275813">
                <text:p>275813</text:p>
              </table:table-cell>
              <table:table-cell office:value-type="float" office:value="277114">
                <text:p>277114</text:p>
              </table:table-cell>
              <table:table-cell office:value-type="float" office:value="278415">
                <text:p>278415</text:p>
              </table:table-cell>
              <table:table-cell office:value-type="float" office:value="279716">
                <text:p>279716</text:p>
              </table:table-cell>
              <table:table-cell office:value-type="float" office:value="281017">
                <text:p>281017</text:p>
              </table:table-cell>
              <table:table-cell office:value-type="float" office:value="282318">
                <text:p>282318</text:p>
              </table:table-cell>
              <table:table-cell office:value-type="float" office:value="283619">
                <text:p>283619</text:p>
              </table:table-cell>
              <table:table-cell office:value-type="float" office:value="284920">
                <text:p>284920</text:p>
              </table:table-cell>
              <table:table-cell office:value-type="float" office:value="286221">
                <text:p>286221</text:p>
              </table:table-cell>
              <table:table-cell office:value-type="float" office:value="287522">
                <text:p>287522</text:p>
              </table:table-cell>
              <table:table-cell office:value-type="float" office:value="288823">
                <text:p>288823</text:p>
              </table:table-cell>
              <table:table-cell office:value-type="float" office:value="290124">
                <text:p>290124</text:p>
              </table:table-cell>
              <table:table-cell office:value-type="float" office:value="291425">
                <text:p>291425</text:p>
              </table:table-cell>
              <table:table-cell office:value-type="float" office:value="292726">
                <text:p>292726</text:p>
              </table:table-cell>
              <table:table-cell office:value-type="float" office:value="294027">
                <text:p>294027</text:p>
              </table:table-cell>
              <table:table-cell office:value-type="float" office:value="295328">
                <text:p>295328</text:p>
              </table:table-cell>
              <table:table-cell office:value-type="float" office:value="296629">
                <text:p>296629</text:p>
              </table:table-cell>
              <table:table-cell office:value-type="float" office:value="297930">
                <text:p>297930</text:p>
              </table:table-cell>
              <table:table-cell office:value-type="float" office:value="299231">
                <text:p>299231</text:p>
              </table:table-cell>
              <table:table-cell office:value-type="float" office:value="300532">
                <text:p>300532</text:p>
              </table:table-cell>
              <table:table-cell office:value-type="float" office:value="301833">
                <text:p>301833</text:p>
              </table:table-cell>
              <table:table-cell office:value-type="float" office:value="303134">
                <text:p>303134</text:p>
              </table:table-cell>
              <table:table-cell office:value-type="float" office:value="304435">
                <text:p>304435</text:p>
              </table:table-cell>
              <table:table-cell office:value-type="float" office:value="305736">
                <text:p>305736</text:p>
              </table:table-cell>
              <table:table-cell office:value-type="float" office:value="307037">
                <text:p>307037</text:p>
              </table:table-cell>
              <table:table-cell office:value-type="float" office:value="308338">
                <text:p>308338</text:p>
              </table:table-cell>
              <table:table-cell office:value-type="float" office:value="309639">
                <text:p>309639</text:p>
              </table:table-cell>
              <table:table-cell office:value-type="float" office:value="310940">
                <text:p>310940</text:p>
              </table:table-cell>
              <table:table-cell office:value-type="float" office:value="312241">
                <text:p>312241</text:p>
              </table:table-cell>
              <table:table-cell office:value-type="float" office:value="313542">
                <text:p>313542</text:p>
              </table:table-cell>
              <table:table-cell office:value-type="float" office:value="314843">
                <text:p>314843</text:p>
              </table:table-cell>
              <table:table-cell office:value-type="float" office:value="316144">
                <text:p>316144</text:p>
              </table:table-cell>
              <table:table-cell office:value-type="float" office:value="317445">
                <text:p>317445</text:p>
              </table:table-cell>
              <table:table-cell office:value-type="float" office:value="318746">
                <text:p>318746</text:p>
              </table:table-cell>
              <table:table-cell office:value-type="float" office:value="320047">
                <text:p>320047</text:p>
              </table:table-cell>
              <table:table-cell office:value-type="float" office:value="321348">
                <text:p>321348</text:p>
              </table:table-cell>
              <table:table-cell office:value-type="float" office:value="322649">
                <text:p>322649</text:p>
              </table:table-cell>
              <table:table-cell office:value-type="float" office:value="323950">
                <text:p>323950</text:p>
              </table:table-cell>
              <table:table-cell office:value-type="float" office:value="325251">
                <text:p>325251</text:p>
              </table:table-cell>
              <table:table-cell office:value-type="float" office:value="326552">
                <text:p>326552</text:p>
              </table:table-cell>
              <table:table-cell office:value-type="float" office:value="327853">
                <text:p>327853</text:p>
              </table:table-cell>
              <table:table-cell office:value-type="float" office:value="329154">
                <text:p>329154</text:p>
              </table:table-cell>
              <table:table-cell office:value-type="float" office:value="330455">
                <text:p>330455</text:p>
              </table:table-cell>
              <table:table-cell office:value-type="float" office:value="331756">
                <text:p>331756</text:p>
              </table:table-cell>
              <table:table-cell office:value-type="float" office:value="333057">
                <text:p>333057</text:p>
              </table:table-cell>
              <table:table-cell office:value-type="float" office:value="334358">
                <text:p>334358</text:p>
              </table:table-cell>
              <table:table-cell office:value-type="float" office:value="335659">
                <text:p>335659</text:p>
              </table:table-cell>
              <table:table-cell office:value-type="float" office:value="336960">
                <text:p>336960</text:p>
              </table:table-cell>
              <table:table-cell office:value-type="float" office:value="338261">
                <text:p>338261</text:p>
              </table:table-cell>
              <table:table-cell office:value-type="float" office:value="339562">
                <text:p>339562</text:p>
              </table:table-cell>
              <table:table-cell office:value-type="float" office:value="340863">
                <text:p>340863</text:p>
              </table:table-cell>
              <table:table-cell office:value-type="float" office:value="342164">
                <text:p>342164</text:p>
              </table:table-cell>
              <table:table-cell office:value-type="float" office:value="343465">
                <text:p>343465</text:p>
              </table:table-cell>
              <table:table-cell office:value-type="float" office:value="344766">
                <text:p>344766</text:p>
              </table:table-cell>
              <table:table-cell office:value-type="float" office:value="346067">
                <text:p>346067</text:p>
              </table:table-cell>
              <table:table-cell office:value-type="float" office:value="347368">
                <text:p>347368</text:p>
              </table:table-cell>
              <table:table-cell office:value-type="float" office:value="348669">
                <text:p>348669</text:p>
              </table:table-cell>
              <table:table-cell office:value-type="float" office:value="349970">
                <text:p>349970</text:p>
              </table:table-cell>
              <table:table-cell office:value-type="float" office:value="351271">
                <text:p>351271</text:p>
              </table:table-cell>
              <table:table-cell office:value-type="float" office:value="352572">
                <text:p>352572</text:p>
              </table:table-cell>
              <table:table-cell office:value-type="float" office:value="353873">
                <text:p>353873</text:p>
              </table:table-cell>
              <table:table-cell office:value-type="float" office:value="355174">
                <text:p>355174</text:p>
              </table:table-cell>
              <table:table-cell office:value-type="float" office:value="356475">
                <text:p>356475</text:p>
              </table:table-cell>
              <table:table-cell office:value-type="float" office:value="357776">
                <text:p>357776</text:p>
              </table:table-cell>
              <table:table-cell office:value-type="float" office:value="359077">
                <text:p>359077</text:p>
              </table:table-cell>
              <table:table-cell office:value-type="float" office:value="360378">
                <text:p>360378</text:p>
              </table:table-cell>
              <table:table-cell office:value-type="float" office:value="361679">
                <text:p>361679</text:p>
              </table:table-cell>
              <table:table-cell office:value-type="float" office:value="362980">
                <text:p>362980</text:p>
              </table:table-cell>
              <table:table-cell office:value-type="float" office:value="364281">
                <text:p>364281</text:p>
              </table:table-cell>
              <table:table-cell office:value-type="float" office:value="365582">
                <text:p>365582</text:p>
              </table:table-cell>
              <table:table-cell office:value-type="float" office:value="366883">
                <text:p>366883</text:p>
              </table:table-cell>
              <table:table-cell office:value-type="float" office:value="368184">
                <text:p>368184</text:p>
              </table:table-cell>
              <table:table-cell office:value-type="float" office:value="369485">
                <text:p>369485</text:p>
              </table:table-cell>
              <table:table-cell office:value-type="float" office:value="370786">
                <text:p>370786</text:p>
              </table:table-cell>
              <table:table-cell office:value-type="float" office:value="372087">
                <text:p>372087</text:p>
              </table:table-cell>
              <table:table-cell office:value-type="float" office:value="373388">
                <text:p>373388</text:p>
              </table:table-cell>
              <table:table-cell office:value-type="float" office:value="374689">
                <text:p>374689</text:p>
              </table:table-cell>
              <table:table-cell office:value-type="float" office:value="375990">
                <text:p>375990</text:p>
              </table:table-cell>
              <table:table-cell office:value-type="float" office:value="377291">
                <text:p>377291</text:p>
              </table:table-cell>
              <table:table-cell office:value-type="float" office:value="378592">
                <text:p>378592</text:p>
              </table:table-cell>
              <table:table-cell office:value-type="float" office:value="379893">
                <text:p>379893</text:p>
              </table:table-cell>
              <table:table-cell office:value-type="float" office:value="381194">
                <text:p>381194</text:p>
              </table:table-cell>
              <table:table-cell office:value-type="float" office:value="382495">
                <text:p>382495</text:p>
              </table:table-cell>
              <table:table-cell office:value-type="float" office:value="383796">
                <text:p>383796</text:p>
              </table:table-cell>
              <table:table-cell office:value-type="float" office:value="385097">
                <text:p>385097</text:p>
              </table:table-cell>
              <table:table-cell office:value-type="float" office:value="386398">
                <text:p>386398</text:p>
              </table:table-cell>
              <table:table-cell office:value-type="float" office:value="387699">
                <text:p>387699</text:p>
              </table:table-cell>
              <table:table-cell office:value-type="float" office:value="389000">
                <text:p>389000</text:p>
              </table:table-cell>
              <table:table-cell office:value-type="float" office:value="390301">
                <text:p>390301</text:p>
              </table:table-cell>
              <table:table-cell office:value-type="float" office:value="391602">
                <text:p>391602</text:p>
              </table:table-cell>
              <table:table-cell office:value-type="float" office:value="392903">
                <text:p>392903</text:p>
              </table:table-cell>
              <table:table-cell office:value-type="float" office:value="394204">
                <text:p>394204</text:p>
              </table:table-cell>
              <table:table-cell office:value-type="float" office:value="395505">
                <text:p>395505</text:p>
              </table:table-cell>
              <table:table-cell office:value-type="float" office:value="396806">
                <text:p>396806</text:p>
              </table:table-cell>
              <table:table-cell office:value-type="float" office:value="398107">
                <text:p>398107</text:p>
              </table:table-cell>
              <table:table-cell office:value-type="float" office:value="399408">
                <text:p>399408</text:p>
              </table:table-cell>
              <table:table-cell office:value-type="float" office:value="400709">
                <text:p>400709</text:p>
              </table:table-cell>
              <table:table-cell office:value-type="float" office:value="402010">
                <text:p>402010</text:p>
              </table:table-cell>
              <table:table-cell office:value-type="float" office:value="403311">
                <text:p>403311</text:p>
              </table:table-cell>
              <table:table-cell office:value-type="float" office:value="404612">
                <text:p>404612</text:p>
              </table:table-cell>
              <table:table-cell office:value-type="float" office:value="405913">
                <text:p>405913</text:p>
              </table:table-cell>
              <table:table-cell office:value-type="float" office:value="407214">
                <text:p>407214</text:p>
              </table:table-cell>
              <table:table-cell office:value-type="float" office:value="408515">
                <text:p>408515</text:p>
              </table:table-cell>
              <table:table-cell office:value-type="float" office:value="409816">
                <text:p>409816</text:p>
              </table:table-cell>
              <table:table-cell office:value-type="float" office:value="411117">
                <text:p>411117</text:p>
              </table:table-cell>
              <table:table-cell office:value-type="float" office:value="412418">
                <text:p>412418</text:p>
              </table:table-cell>
              <table:table-cell office:value-type="float" office:value="413719">
                <text:p>413719</text:p>
              </table:table-cell>
              <table:table-cell office:value-type="float" office:value="415020">
                <text:p>415020</text:p>
              </table:table-cell>
              <table:table-cell office:value-type="float" office:value="416321">
                <text:p>416321</text:p>
              </table:table-cell>
              <table:table-cell office:value-type="float" office:value="417622">
                <text:p>417622</text:p>
              </table:table-cell>
              <table:table-cell office:value-type="float" office:value="418923">
                <text:p>418923</text:p>
              </table:table-cell>
              <table:table-cell office:value-type="float" office:value="420224">
                <text:p>420224</text:p>
              </table:table-cell>
              <table:table-cell office:value-type="float" office:value="421525">
                <text:p>421525</text:p>
              </table:table-cell>
              <table:table-cell office:value-type="float" office:value="422826">
                <text:p>422826</text:p>
              </table:table-cell>
              <table:table-cell office:value-type="float" office:value="424127">
                <text:p>424127</text:p>
              </table:table-cell>
              <table:table-cell office:value-type="float" office:value="425428">
                <text:p>425428</text:p>
              </table:table-cell>
              <table:table-cell office:value-type="float" office:value="426729">
                <text:p>426729</text:p>
              </table:table-cell>
              <table:table-cell office:value-type="float" office:value="428030">
                <text:p>428030</text:p>
              </table:table-cell>
              <table:table-cell office:value-type="float" office:value="429331">
                <text:p>429331</text:p>
              </table:table-cell>
              <table:table-cell office:value-type="float" office:value="430632">
                <text:p>430632</text:p>
              </table:table-cell>
              <table:table-cell office:value-type="float" office:value="431933">
                <text:p>431933</text:p>
              </table:table-cell>
              <table:table-cell office:value-type="float" office:value="433234">
                <text:p>433234</text:p>
              </table:table-cell>
              <table:table-cell office:value-type="float" office:value="434535">
                <text:p>434535</text:p>
              </table:table-cell>
              <table:table-cell office:value-type="float" office:value="435836">
                <text:p>435836</text:p>
              </table:table-cell>
              <table:table-cell office:value-type="float" office:value="437137">
                <text:p>437137</text:p>
              </table:table-cell>
              <table:table-cell office:value-type="float" office:value="438438">
                <text:p>438438</text:p>
              </table:table-cell>
              <table:table-cell office:value-type="float" office:value="439739">
                <text:p>439739</text:p>
              </table:table-cell>
              <table:table-cell office:value-type="float" office:value="441040">
                <text:p>441040</text:p>
              </table:table-cell>
              <table:table-cell office:value-type="float" office:value="442341">
                <text:p>442341</text:p>
              </table:table-cell>
              <table:table-cell office:value-type="float" office:value="443642">
                <text:p>443642</text:p>
              </table:table-cell>
              <table:table-cell office:value-type="float" office:value="444943">
                <text:p>444943</text:p>
              </table:table-cell>
              <table:table-cell office:value-type="float" office:value="446244">
                <text:p>446244</text:p>
              </table:table-cell>
              <table:table-cell office:value-type="float" office:value="447545">
                <text:p>447545</text:p>
              </table:table-cell>
              <table:table-cell office:value-type="float" office:value="448846">
                <text:p>448846</text:p>
              </table:table-cell>
              <table:table-cell office:value-type="float" office:value="450147">
                <text:p>450147</text:p>
              </table:table-cell>
              <table:table-cell office:value-type="float" office:value="451448">
                <text:p>451448</text:p>
              </table:table-cell>
              <table:table-cell office:value-type="float" office:value="452749">
                <text:p>452749</text:p>
              </table:table-cell>
              <table:table-cell office:value-type="float" office:value="454050">
                <text:p>454050</text:p>
              </table:table-cell>
              <table:table-cell office:value-type="float" office:value="455351">
                <text:p>455351</text:p>
              </table:table-cell>
              <table:table-cell office:value-type="float" office:value="456652">
                <text:p>456652</text:p>
              </table:table-cell>
              <table:table-cell office:value-type="float" office:value="457953">
                <text:p>457953</text:p>
              </table:table-cell>
              <table:table-cell office:value-type="float" office:value="459254">
                <text:p>459254</text:p>
              </table:table-cell>
              <table:table-cell office:value-type="float" office:value="460555">
                <text:p>460555</text:p>
              </table:table-cell>
              <table:table-cell office:value-type="float" office:value="461856">
                <text:p>461856</text:p>
              </table:table-cell>
              <table:table-cell office:value-type="float" office:value="463157">
                <text:p>463157</text:p>
              </table:table-cell>
              <table:table-cell office:value-type="float" office:value="464458">
                <text:p>464458</text:p>
              </table:table-cell>
              <table:table-cell office:value-type="float" office:value="465759">
                <text:p>465759</text:p>
              </table:table-cell>
              <table:table-cell office:value-type="float" office:value="467060">
                <text:p>467060</text:p>
              </table:table-cell>
              <table:table-cell office:value-type="float" office:value="468361">
                <text:p>468361</text:p>
              </table:table-cell>
              <table:table-cell office:value-type="float" office:value="469662">
                <text:p>469662</text:p>
              </table:table-cell>
              <table:table-cell office:value-type="float" office:value="470963">
                <text:p>470963</text:p>
              </table:table-cell>
              <table:table-cell office:value-type="float" office:value="472264">
                <text:p>472264</text:p>
              </table:table-cell>
              <table:table-cell office:value-type="float" office:value="473565">
                <text:p>473565</text:p>
              </table:table-cell>
              <table:table-cell office:value-type="float" office:value="474866">
                <text:p>474866</text:p>
              </table:table-cell>
              <table:table-cell office:value-type="float" office:value="476167">
                <text:p>476167</text:p>
              </table:table-cell>
              <table:table-cell office:value-type="float" office:value="477468">
                <text:p>477468</text:p>
              </table:table-cell>
              <table:table-cell office:value-type="float" office:value="478769">
                <text:p>478769</text:p>
              </table:table-cell>
              <table:table-cell office:value-type="float" office:value="480070">
                <text:p>480070</text:p>
              </table:table-cell>
              <table:table-cell office:value-type="float" office:value="481371">
                <text:p>481371</text:p>
              </table:table-cell>
              <table:table-cell office:value-type="float" office:value="482672">
                <text:p>482672</text:p>
              </table:table-cell>
              <table:table-cell office:value-type="float" office:value="483973">
                <text:p>483973</text:p>
              </table:table-cell>
              <table:table-cell office:value-type="float" office:value="485274">
                <text:p>485274</text:p>
              </table:table-cell>
              <table:table-cell office:value-type="float" office:value="486575">
                <text:p>486575</text:p>
              </table:table-cell>
              <table:table-cell office:value-type="float" office:value="487876">
                <text:p>487876</text:p>
              </table:table-cell>
              <table:table-cell office:value-type="float" office:value="489177">
                <text:p>489177</text:p>
              </table:table-cell>
              <table:table-cell office:value-type="float" office:value="490478">
                <text:p>490478</text:p>
              </table:table-cell>
              <table:table-cell office:value-type="float" office:value="491779">
                <text:p>491779</text:p>
              </table:table-cell>
              <table:table-cell office:value-type="float" office:value="493080">
                <text:p>493080</text:p>
              </table:table-cell>
              <table:table-cell office:value-type="float" office:value="494381">
                <text:p>494381</text:p>
              </table:table-cell>
              <table:table-cell office:value-type="float" office:value="495682">
                <text:p>495682</text:p>
              </table:table-cell>
              <table:table-cell office:value-type="float" office:value="496983">
                <text:p>496983</text:p>
              </table:table-cell>
              <table:table-cell office:value-type="float" office:value="498284">
                <text:p>498284</text:p>
              </table:table-cell>
              <table:table-cell office:value-type="float" office:value="499585">
                <text:p>499585</text:p>
              </table:table-cell>
              <table:table-cell office:value-type="float" office:value="500886">
                <text:p>500886</text:p>
              </table:table-cell>
              <table:table-cell office:value-type="float" office:value="502187">
                <text:p>502187</text:p>
              </table:table-cell>
              <table:table-cell office:value-type="float" office:value="503488">
                <text:p>503488</text:p>
              </table:table-cell>
              <table:table-cell office:value-type="float" office:value="504789">
                <text:p>504789</text:p>
              </table:table-cell>
              <table:table-cell office:value-type="float" office:value="506090">
                <text:p>506090</text:p>
              </table:table-cell>
              <table:table-cell office:value-type="float" office:value="507391">
                <text:p>507391</text:p>
              </table:table-cell>
              <table:table-cell office:value-type="float" office:value="508692">
                <text:p>508692</text:p>
              </table:table-cell>
              <table:table-cell office:value-type="float" office:value="509993">
                <text:p>509993</text:p>
              </table:table-cell>
              <table:table-cell office:value-type="float" office:value="511294">
                <text:p>511294</text:p>
              </table:table-cell>
              <table:table-cell office:value-type="float" office:value="512595">
                <text:p>512595</text:p>
              </table:table-cell>
              <table:table-cell office:value-type="float" office:value="513896">
                <text:p>513896</text:p>
              </table:table-cell>
              <table:table-cell office:value-type="float" office:value="515197">
                <text:p>515197</text:p>
              </table:table-cell>
              <table:table-cell office:value-type="float" office:value="516498">
                <text:p>516498</text:p>
              </table:table-cell>
              <table:table-cell office:value-type="float" office:value="517799">
                <text:p>517799</text:p>
              </table:table-cell>
              <table:table-cell office:value-type="float" office:value="519100">
                <text:p>519100</text:p>
              </table:table-cell>
              <table:table-cell office:value-type="float" office:value="520401">
                <text:p>520401</text:p>
              </table:table-cell>
              <table:table-cell office:value-type="float" office:value="521702">
                <text:p>521702</text:p>
              </table:table-cell>
              <table:table-cell office:value-type="float" office:value="523003">
                <text:p>523003</text:p>
              </table:table-cell>
              <table:table-cell office:value-type="float" office:value="524304">
                <text:p>524304</text:p>
              </table:table-cell>
              <table:table-cell office:value-type="float" office:value="525605">
                <text:p>525605</text:p>
              </table:table-cell>
              <table:table-cell office:value-type="float" office:value="526906">
                <text:p>526906</text:p>
              </table:table-cell>
              <table:table-cell office:value-type="float" office:value="528207">
                <text:p>528207</text:p>
              </table:table-cell>
              <table:table-cell office:value-type="float" office:value="529508">
                <text:p>529508</text:p>
              </table:table-cell>
              <table:table-cell office:value-type="float" office:value="530809">
                <text:p>530809</text:p>
              </table:table-cell>
              <table:table-cell office:value-type="float" office:value="532110">
                <text:p>532110</text:p>
              </table:table-cell>
              <table:table-cell office:value-type="float" office:value="533411">
                <text:p>533411</text:p>
              </table:table-cell>
              <table:table-cell office:value-type="float" office:value="534712">
                <text:p>534712</text:p>
              </table:table-cell>
              <table:table-cell office:value-type="float" office:value="536013">
                <text:p>536013</text:p>
              </table:table-cell>
              <table:table-cell office:value-type="float" office:value="537314">
                <text:p>537314</text:p>
              </table:table-cell>
              <table:table-cell office:value-type="float" office:value="538615">
                <text:p>538615</text:p>
              </table:table-cell>
              <table:table-cell office:value-type="float" office:value="539916">
                <text:p>539916</text:p>
              </table:table-cell>
              <table:table-cell office:value-type="float" office:value="541217">
                <text:p>541217</text:p>
              </table:table-cell>
              <table:table-cell office:value-type="float" office:value="542518">
                <text:p>542518</text:p>
              </table:table-cell>
              <table:table-cell office:value-type="float" office:value="543819">
                <text:p>543819</text:p>
              </table:table-cell>
              <table:table-cell office:value-type="float" office:value="545120">
                <text:p>545120</text:p>
              </table:table-cell>
              <table:table-cell office:value-type="float" office:value="546421">
                <text:p>546421</text:p>
              </table:table-cell>
              <table:table-cell office:value-type="float" office:value="547722">
                <text:p>547722</text:p>
              </table:table-cell>
              <table:table-cell office:value-type="float" office:value="549023">
                <text:p>549023</text:p>
              </table:table-cell>
              <table:table-cell office:value-type="float" office:value="550324">
                <text:p>550324</text:p>
              </table:table-cell>
              <table:table-cell office:value-type="float" office:value="551625">
                <text:p>551625</text:p>
              </table:table-cell>
              <table:table-cell office:value-type="float" office:value="552926">
                <text:p>552926</text:p>
              </table:table-cell>
              <table:table-cell office:value-type="float" office:value="554227">
                <text:p>554227</text:p>
              </table:table-cell>
              <table:table-cell office:value-type="float" office:value="555528">
                <text:p>555528</text:p>
              </table:table-cell>
              <table:table-cell office:value-type="float" office:value="556829">
                <text:p>556829</text:p>
              </table:table-cell>
              <table:table-cell office:value-type="float" office:value="558130">
                <text:p>558130</text:p>
              </table:table-cell>
              <table:table-cell office:value-type="float" office:value="559431">
                <text:p>559431</text:p>
              </table:table-cell>
              <table:table-cell office:value-type="float" office:value="560732">
                <text:p>560732</text:p>
              </table:table-cell>
              <table:table-cell office:value-type="float" office:value="562033">
                <text:p>562033</text:p>
              </table:table-cell>
              <table:table-cell office:value-type="float" office:value="563334">
                <text:p>563334</text:p>
              </table:table-cell>
              <table:table-cell office:value-type="float" office:value="564635">
                <text:p>564635</text:p>
              </table:table-cell>
              <table:table-cell office:value-type="float" office:value="565936">
                <text:p>565936</text:p>
              </table:table-cell>
              <table:table-cell office:value-type="float" office:value="567237">
                <text:p>567237</text:p>
              </table:table-cell>
              <table:table-cell office:value-type="float" office:value="568538">
                <text:p>568538</text:p>
              </table:table-cell>
              <table:table-cell office:value-type="float" office:value="569839">
                <text:p>569839</text:p>
              </table:table-cell>
              <table:table-cell office:value-type="float" office:value="571140">
                <text:p>571140</text:p>
              </table:table-cell>
              <table:table-cell office:value-type="float" office:value="572441">
                <text:p>572441</text:p>
              </table:table-cell>
              <table:table-cell office:value-type="float" office:value="573742">
                <text:p>573742</text:p>
              </table:table-cell>
              <table:table-cell office:value-type="float" office:value="575043">
                <text:p>575043</text:p>
              </table:table-cell>
              <table:table-cell office:value-type="float" office:value="576344">
                <text:p>576344</text:p>
              </table:table-cell>
              <table:table-cell office:value-type="float" office:value="577645">
                <text:p>577645</text:p>
              </table:table-cell>
              <table:table-cell office:value-type="float" office:value="578946">
                <text:p>578946</text:p>
              </table:table-cell>
              <table:table-cell office:value-type="float" office:value="580247">
                <text:p>580247</text:p>
              </table:table-cell>
              <table:table-cell office:value-type="float" office:value="581548">
                <text:p>581548</text:p>
              </table:table-cell>
              <table:table-cell office:value-type="float" office:value="582849">
                <text:p>582849</text:p>
              </table:table-cell>
              <table:table-cell office:value-type="float" office:value="584150">
                <text:p>584150</text:p>
              </table:table-cell>
              <table:table-cell office:value-type="float" office:value="585451">
                <text:p>585451</text:p>
              </table:table-cell>
              <table:table-cell office:value-type="float" office:value="586752">
                <text:p>586752</text:p>
              </table:table-cell>
              <table:table-cell office:value-type="float" office:value="588053">
                <text:p>588053</text:p>
              </table:table-cell>
              <table:table-cell office:value-type="float" office:value="589354">
                <text:p>589354</text:p>
              </table:table-cell>
              <table:table-cell office:value-type="float" office:value="590655">
                <text:p>590655</text:p>
              </table:table-cell>
              <table:table-cell office:value-type="float" office:value="591956">
                <text:p>591956</text:p>
              </table:table-cell>
              <table:table-cell office:value-type="float" office:value="593257">
                <text:p>593257</text:p>
              </table:table-cell>
              <table:table-cell office:value-type="float" office:value="594558">
                <text:p>594558</text:p>
              </table:table-cell>
              <table:table-cell office:value-type="float" office:value="595859">
                <text:p>595859</text:p>
              </table:table-cell>
              <table:table-cell office:value-type="float" office:value="597160">
                <text:p>597160</text:p>
              </table:table-cell>
              <table:table-cell office:value-type="float" office:value="598461">
                <text:p>598461</text:p>
              </table:table-cell>
              <table:table-cell office:value-type="float" office:value="599762">
                <text:p>599762</text:p>
              </table:table-cell>
              <table:table-cell office:value-type="float" office:value="601063">
                <text:p>601063</text:p>
              </table:table-cell>
              <table:table-cell office:value-type="float" office:value="602364">
                <text:p>602364</text:p>
              </table:table-cell>
              <table:table-cell office:value-type="float" office:value="603665">
                <text:p>603665</text:p>
              </table:table-cell>
              <table:table-cell office:value-type="float" office:value="604966">
                <text:p>604966</text:p>
              </table:table-cell>
              <table:table-cell office:value-type="float" office:value="606267">
                <text:p>606267</text:p>
              </table:table-cell>
              <table:table-cell office:value-type="float" office:value="607568">
                <text:p>607568</text:p>
              </table:table-cell>
              <table:table-cell office:value-type="float" office:value="608869">
                <text:p>608869</text:p>
              </table:table-cell>
              <table:table-cell office:value-type="float" office:value="610170">
                <text:p>610170</text:p>
              </table:table-cell>
              <table:table-cell office:value-type="float" office:value="611471">
                <text:p>611471</text:p>
              </table:table-cell>
              <table:table-cell office:value-type="float" office:value="612772">
                <text:p>612772</text:p>
              </table:table-cell>
              <table:table-cell office:value-type="float" office:value="614073">
                <text:p>614073</text:p>
              </table:table-cell>
              <table:table-cell office:value-type="float" office:value="615374">
                <text:p>615374</text:p>
              </table:table-cell>
              <table:table-cell office:value-type="float" office:value="616675">
                <text:p>616675</text:p>
              </table:table-cell>
              <table:table-cell office:value-type="float" office:value="617976">
                <text:p>617976</text:p>
              </table:table-cell>
              <table:table-cell office:value-type="float" office:value="619277">
                <text:p>619277</text:p>
              </table:table-cell>
              <table:table-cell office:value-type="float" office:value="620578">
                <text:p>620578</text:p>
              </table:table-cell>
              <table:table-cell office:value-type="float" office:value="621879">
                <text:p>621879</text:p>
              </table:table-cell>
              <table:table-cell office:value-type="float" office:value="623180">
                <text:p>623180</text:p>
              </table:table-cell>
              <table:table-cell office:value-type="float" office:value="624481">
                <text:p>624481</text:p>
              </table:table-cell>
              <table:table-cell office:value-type="float" office:value="625782">
                <text:p>625782</text:p>
              </table:table-cell>
              <table:table-cell office:value-type="float" office:value="627083">
                <text:p>627083</text:p>
              </table:table-cell>
              <table:table-cell office:value-type="float" office:value="628384">
                <text:p>628384</text:p>
              </table:table-cell>
              <table:table-cell office:value-type="float" office:value="629685">
                <text:p>629685</text:p>
              </table:table-cell>
              <table:table-cell office:value-type="float" office:value="630986">
                <text:p>630986</text:p>
              </table:table-cell>
              <table:table-cell office:value-type="float" office:value="632287">
                <text:p>632287</text:p>
              </table:table-cell>
              <table:table-cell office:value-type="float" office:value="633588">
                <text:p>633588</text:p>
              </table:table-cell>
              <table:table-cell office:value-type="float" office:value="634889">
                <text:p>634889</text:p>
              </table:table-cell>
              <table:table-cell office:value-type="float" office:value="636190">
                <text:p>636190</text:p>
              </table:table-cell>
              <table:table-cell office:value-type="float" office:value="637491">
                <text:p>637491</text:p>
              </table:table-cell>
              <table:table-cell office:value-type="float" office:value="638792">
                <text:p>638792</text:p>
              </table:table-cell>
              <table:table-cell office:value-type="float" office:value="640093">
                <text:p>640093</text:p>
              </table:table-cell>
              <table:table-cell office:value-type="float" office:value="641394">
                <text:p>641394</text:p>
              </table:table-cell>
              <table:table-cell office:value-type="float" office:value="642695">
                <text:p>642695</text:p>
              </table:table-cell>
              <table:table-cell office:value-type="float" office:value="643996">
                <text:p>643996</text:p>
              </table:table-cell>
              <table:table-cell office:value-type="float" office:value="645297">
                <text:p>645297</text:p>
              </table:table-cell>
              <table:table-cell office:value-type="float" office:value="646598">
                <text:p>646598</text:p>
              </table:table-cell>
              <table:table-cell office:value-type="float" office:value="647899">
                <text:p>647899</text:p>
              </table:table-cell>
              <table:table-cell office:value-type="float" office:value="649200">
                <text:p>649200</text:p>
              </table:table-cell>
              <table:table-cell office:value-type="float" office:value="650501">
                <text:p>6505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